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5.111cm" style:rel-column-width="58251*"/>
    </style:style>
    <style:style style:name="Tabela1.B" style:family="table-column">
      <style:table-column-properties style:column-width="1.889cm" style:rel-column-width="7284*"/>
    </style:style>
    <style:style style:name="Tabela1.A1" style:family="table-cell">
      <style:table-cell-properties style:vertical-align="middle" fo:padding="0.097cm" fo:border="non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5.111cm" style:rel-column-width="58251*"/>
    </style:style>
    <style:style style:name="Tabela2.B" style:family="table-column">
      <style:table-column-properties style:column-width="1.889cm" style:rel-column-width="7284*"/>
    </style:style>
    <style:style style:name="Tabela2.A1" style:family="table-cell">
      <style:table-cell-properties style:vertical-align="middle" fo:padding="0.097cm" fo:border="non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5.111cm" style:rel-column-width="58251*"/>
    </style:style>
    <style:style style:name="Tabela3.B" style:family="table-column">
      <style:table-column-properties style:column-width="1.889cm" style:rel-column-width="7284*"/>
    </style:style>
    <style:style style:name="Tabela3.A1" style:family="table-cell">
      <style:table-cell-properties style:vertical-align="middle" fo:padding="0.097cm" fo:border="non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5.111cm" style:rel-column-width="58251*"/>
    </style:style>
    <style:style style:name="Tabela4.B" style:family="table-column">
      <style:table-column-properties style:column-width="1.889cm" style:rel-column-width="7284*"/>
    </style:style>
    <style:style style:name="Tabela4.A1" style:family="table-cell">
      <style:table-cell-properties style:vertical-align="middle" fo:padding="0.097cm" fo:border="non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5.111cm" style:rel-column-width="58251*"/>
    </style:style>
    <style:style style:name="Tabela5.B" style:family="table-column">
      <style:table-column-properties style:column-width="1.889cm" style:rel-column-width="7284*"/>
    </style:style>
    <style:style style:name="Tabela5.A1" style:family="table-cell">
      <style:table-cell-properties style:vertical-align="middle" fo:padding="0.097cm" fo:border="non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5.111cm" style:rel-column-width="58251*"/>
    </style:style>
    <style:style style:name="Tabela6.B" style:family="table-column">
      <style:table-column-properties style:column-width="1.889cm" style:rel-column-width="7284*"/>
    </style:style>
    <style:style style:name="Tabela6.A1" style:family="table-cell">
      <style:table-cell-properties style:vertical-align="middle" fo:padding="0.097cm" fo:border="non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5.111cm" style:rel-column-width="58251*"/>
    </style:style>
    <style:style style:name="Tabela7.B" style:family="table-column">
      <style:table-column-properties style:column-width="1.889cm" style:rel-column-width="7284*"/>
    </style:style>
    <style:style style:name="Tabela7.A1" style:family="table-cell">
      <style:table-cell-properties style:vertical-align="middle" fo:padding="0.097cm" fo:border="non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5.111cm" style:rel-column-width="58251*"/>
    </style:style>
    <style:style style:name="Tabela8.B" style:family="table-column">
      <style:table-column-properties style:column-width="1.889cm" style:rel-column-width="7284*"/>
    </style:style>
    <style:style style:name="Tabela8.A1" style:family="table-cell">
      <style:table-cell-properties style:vertical-align="middle" fo:padding="0.097cm" fo:border="none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5.111cm" style:rel-column-width="58251*"/>
    </style:style>
    <style:style style:name="Tabela9.B" style:family="table-column">
      <style:table-column-properties style:column-width="1.889cm" style:rel-column-width="7284*"/>
    </style:style>
    <style:style style:name="Tabela9.A1" style:family="table-cell">
      <style:table-cell-properties style:vertical-align="middle" fo:padding="0.097cm" fo:border="none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5.111cm" style:rel-column-width="58251*"/>
    </style:style>
    <style:style style:name="Tabela10.B" style:family="table-column">
      <style:table-column-properties style:column-width="1.889cm" style:rel-column-width="7284*"/>
    </style:style>
    <style:style style:name="Tabela10.A1" style:family="table-cell">
      <style:table-cell-properties style:vertical-align="middle" fo:padding="0.097cm" fo:border="none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5.111cm" style:rel-column-width="58251*"/>
    </style:style>
    <style:style style:name="Tabela11.B" style:family="table-column">
      <style:table-column-properties style:column-width="1.889cm" style:rel-column-width="7284*"/>
    </style:style>
    <style:style style:name="Tabela11.A1" style:family="table-cell">
      <style:table-cell-properties style:vertical-align="middle" fo:padding="0.097cm" fo:border="none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15.111cm" style:rel-column-width="58251*"/>
    </style:style>
    <style:style style:name="Tabela12.B" style:family="table-column">
      <style:table-column-properties style:column-width="1.889cm" style:rel-column-width="7284*"/>
    </style:style>
    <style:style style:name="Tabela12.A1" style:family="table-cell">
      <style:table-cell-properties style:vertical-align="middle" fo:padding="0.097cm" fo:border="none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15.111cm" style:rel-column-width="58251*"/>
    </style:style>
    <style:style style:name="Tabela13.B" style:family="table-column">
      <style:table-column-properties style:column-width="1.889cm" style:rel-column-width="7284*"/>
    </style:style>
    <style:style style:name="Tabela13.A1" style:family="table-cell">
      <style:table-cell-properties style:vertical-align="middle" fo:padding="0.097cm" fo:border="none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5.111cm" style:rel-column-width="58251*"/>
    </style:style>
    <style:style style:name="Tabela14.B" style:family="table-column">
      <style:table-column-properties style:column-width="1.889cm" style:rel-column-width="7284*"/>
    </style:style>
    <style:style style:name="Tabela14.A1" style:family="table-cell">
      <style:table-cell-properties style:vertical-align="middle" fo:padding="0.097cm" fo:border="none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15.111cm" style:rel-column-width="58251*"/>
    </style:style>
    <style:style style:name="Tabela15.B" style:family="table-column">
      <style:table-column-properties style:column-width="1.889cm" style:rel-column-width="7284*"/>
    </style:style>
    <style:style style:name="Tabela15.A1" style:family="table-cell">
      <style:table-cell-properties style:vertical-align="middle" fo:padding="0.097cm" fo:border="none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15.111cm" style:rel-column-width="58251*"/>
    </style:style>
    <style:style style:name="Tabela16.B" style:family="table-column">
      <style:table-column-properties style:column-width="1.889cm" style:rel-column-width="7284*"/>
    </style:style>
    <style:style style:name="Tabela16.A1" style:family="table-cell">
      <style:table-cell-properties style:vertical-align="middle" fo:padding="0.097cm" fo:border="none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15.111cm" style:rel-column-width="58251*"/>
    </style:style>
    <style:style style:name="Tabela17.B" style:family="table-column">
      <style:table-column-properties style:column-width="1.889cm" style:rel-column-width="7284*"/>
    </style:style>
    <style:style style:name="Tabela17.A1" style:family="table-cell">
      <style:table-cell-properties style:vertical-align="middle" fo:padding="0.097cm" fo:border="none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15.111cm" style:rel-column-width="58251*"/>
    </style:style>
    <style:style style:name="Tabela18.B" style:family="table-column">
      <style:table-column-properties style:column-width="1.889cm" style:rel-column-width="7284*"/>
    </style:style>
    <style:style style:name="Tabela18.A1" style:family="table-cell">
      <style:table-cell-properties style:vertical-align="middle" fo:padding="0.097cm" fo:border="none"/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15.111cm" style:rel-column-width="58251*"/>
    </style:style>
    <style:style style:name="Tabela19.B" style:family="table-column">
      <style:table-column-properties style:column-width="1.889cm" style:rel-column-width="7284*"/>
    </style:style>
    <style:style style:name="Tabela19.A1" style:family="table-cell">
      <style:table-cell-properties style:vertical-align="middle" fo:padding="0.097cm" fo:border="none"/>
    </style:style>
    <style:style style:name="Tabela20" style:family="table">
      <style:table-properties style:width="17cm" table:align="margins"/>
    </style:style>
    <style:style style:name="Tabela20.A" style:family="table-column">
      <style:table-column-properties style:column-width="15.111cm" style:rel-column-width="58251*"/>
    </style:style>
    <style:style style:name="Tabela20.B" style:family="table-column">
      <style:table-column-properties style:column-width="1.889cm" style:rel-column-width="7284*"/>
    </style:style>
    <style:style style:name="Tabela20.A1" style:family="table-cell">
      <style:table-cell-properties style:vertical-align="middle" fo:padding="0.097cm" fo:border="none"/>
    </style:style>
    <style:style style:name="Tabela21" style:family="table">
      <style:table-properties style:width="17cm" table:align="margins"/>
    </style:style>
    <style:style style:name="Tabela21.A" style:family="table-column">
      <style:table-column-properties style:column-width="15.111cm" style:rel-column-width="58251*"/>
    </style:style>
    <style:style style:name="Tabela21.B" style:family="table-column">
      <style:table-column-properties style:column-width="1.889cm" style:rel-column-width="7284*"/>
    </style:style>
    <style:style style:name="Tabela21.A1" style:family="table-cell">
      <style:table-cell-properties style:vertical-align="middle" fo:padding="0.097cm" fo:border="none"/>
    </style:style>
    <style:style style:name="Tabela22" style:family="table">
      <style:table-properties style:width="17cm" table:align="margins"/>
    </style:style>
    <style:style style:name="Tabela22.A" style:family="table-column">
      <style:table-column-properties style:column-width="15.111cm" style:rel-column-width="58251*"/>
    </style:style>
    <style:style style:name="Tabela22.B" style:family="table-column">
      <style:table-column-properties style:column-width="1.889cm" style:rel-column-width="7284*"/>
    </style:style>
    <style:style style:name="Tabela22.A1" style:family="table-cell">
      <style:table-cell-properties style:vertical-align="middle" fo:padding="0.097cm" fo:border="none"/>
    </style:style>
    <style:style style:name="Tabela23" style:family="table">
      <style:table-properties style:width="17cm" table:align="margins"/>
    </style:style>
    <style:style style:name="Tabela23.A" style:family="table-column">
      <style:table-column-properties style:column-width="15.111cm" style:rel-column-width="58251*"/>
    </style:style>
    <style:style style:name="Tabela23.B" style:family="table-column">
      <style:table-column-properties style:column-width="1.889cm" style:rel-column-width="7284*"/>
    </style:style>
    <style:style style:name="Tabela23.A1" style:family="table-cell">
      <style:table-cell-properties style:vertical-align="middle" fo:padding="0.097cm" fo:border="none"/>
    </style:style>
    <style:style style:name="Tabela24" style:family="table">
      <style:table-properties style:width="17cm" table:align="margins"/>
    </style:style>
    <style:style style:name="Tabela24.A" style:family="table-column">
      <style:table-column-properties style:column-width="15.111cm" style:rel-column-width="58251*"/>
    </style:style>
    <style:style style:name="Tabela24.B" style:family="table-column">
      <style:table-column-properties style:column-width="1.889cm" style:rel-column-width="7284*"/>
    </style:style>
    <style:style style:name="Tabela24.A1" style:family="table-cell">
      <style:table-cell-properties style:vertical-align="middle" fo:padding="0.097cm" fo:border="none"/>
    </style:style>
    <style:style style:name="Tabela25" style:family="table">
      <style:table-properties style:width="17cm" table:align="margins"/>
    </style:style>
    <style:style style:name="Tabela25.A" style:family="table-column">
      <style:table-column-properties style:column-width="15.111cm" style:rel-column-width="58251*"/>
    </style:style>
    <style:style style:name="Tabela25.B" style:family="table-column">
      <style:table-column-properties style:column-width="1.889cm" style:rel-column-width="7284*"/>
    </style:style>
    <style:style style:name="Tabela25.A1" style:family="table-cell">
      <style:table-cell-properties style:vertical-align="middle" fo:padding="0.097cm" fo:border="none"/>
    </style:style>
    <style:style style:name="Tabela26" style:family="table">
      <style:table-properties style:width="17cm" table:align="margins"/>
    </style:style>
    <style:style style:name="Tabela26.A" style:family="table-column">
      <style:table-column-properties style:column-width="15.111cm" style:rel-column-width="58251*"/>
    </style:style>
    <style:style style:name="Tabela26.B" style:family="table-column">
      <style:table-column-properties style:column-width="1.889cm" style:rel-column-width="7284*"/>
    </style:style>
    <style:style style:name="Tabela26.A1" style:family="table-cell">
      <style:table-cell-properties style:vertical-align="middle" fo:padding="0.097cm" fo:border="none"/>
    </style:style>
    <style:style style:name="Tabela27" style:family="table">
      <style:table-properties style:width="17cm" table:align="margins"/>
    </style:style>
    <style:style style:name="Tabela27.A" style:family="table-column">
      <style:table-column-properties style:column-width="15.111cm" style:rel-column-width="58251*"/>
    </style:style>
    <style:style style:name="Tabela27.B" style:family="table-column">
      <style:table-column-properties style:column-width="1.889cm" style:rel-column-width="7284*"/>
    </style:style>
    <style:style style:name="Tabela27.A1" style:family="table-cell">
      <style:table-cell-properties style:vertical-align="middle" fo:padding="0.097cm" fo:border="none"/>
    </style:style>
    <style:style style:name="Tabela28" style:family="table">
      <style:table-properties style:width="17cm" table:align="margins"/>
    </style:style>
    <style:style style:name="Tabela28.A" style:family="table-column">
      <style:table-column-properties style:column-width="15.111cm" style:rel-column-width="58251*"/>
    </style:style>
    <style:style style:name="Tabela28.B" style:family="table-column">
      <style:table-column-properties style:column-width="1.889cm" style:rel-column-width="7284*"/>
    </style:style>
    <style:style style:name="Tabela28.A1" style:family="table-cell">
      <style:table-cell-properties style:vertical-align="middle" fo:padding="0.097cm" fo:border="none"/>
    </style:style>
    <style:style style:name="Tabela29" style:family="table">
      <style:table-properties style:width="17cm" table:align="margins"/>
    </style:style>
    <style:style style:name="Tabela29.A" style:family="table-column">
      <style:table-column-properties style:column-width="15.111cm" style:rel-column-width="58251*"/>
    </style:style>
    <style:style style:name="Tabela29.B" style:family="table-column">
      <style:table-column-properties style:column-width="1.889cm" style:rel-column-width="7284*"/>
    </style:style>
    <style:style style:name="Tabela29.A1" style:family="table-cell">
      <style:table-cell-properties style:vertical-align="middle" fo:padding="0.097cm" fo:border="none"/>
    </style:style>
    <style:style style:name="Tabela30" style:family="table">
      <style:table-properties style:width="17cm" table:align="margins"/>
    </style:style>
    <style:style style:name="Tabela30.A" style:family="table-column">
      <style:table-column-properties style:column-width="15.111cm" style:rel-column-width="58251*"/>
    </style:style>
    <style:style style:name="Tabela30.B" style:family="table-column">
      <style:table-column-properties style:column-width="1.889cm" style:rel-column-width="7284*"/>
    </style:style>
    <style:style style:name="Tabela30.A1" style:family="table-cell">
      <style:table-cell-properties style:vertical-align="middle" fo:padding="0.097cm" fo:border="none"/>
    </style:style>
    <style:style style:name="Tabela31" style:family="table">
      <style:table-properties style:width="17cm" table:align="margins"/>
    </style:style>
    <style:style style:name="Tabela31.A" style:family="table-column">
      <style:table-column-properties style:column-width="15.111cm" style:rel-column-width="58251*"/>
    </style:style>
    <style:style style:name="Tabela31.B" style:family="table-column">
      <style:table-column-properties style:column-width="1.889cm" style:rel-column-width="7284*"/>
    </style:style>
    <style:style style:name="Tabela31.A1" style:family="table-cell">
      <style:table-cell-properties style:vertical-align="middle" fo:padding="0.097cm" fo:border="none"/>
    </style:style>
    <style:style style:name="Tabela32" style:family="table">
      <style:table-properties style:width="17cm" table:align="margins"/>
    </style:style>
    <style:style style:name="Tabela32.A" style:family="table-column">
      <style:table-column-properties style:column-width="15.111cm" style:rel-column-width="58251*"/>
    </style:style>
    <style:style style:name="Tabela32.B" style:family="table-column">
      <style:table-column-properties style:column-width="1.889cm" style:rel-column-width="7284*"/>
    </style:style>
    <style:style style:name="Tabela32.A1" style:family="table-cell">
      <style:table-cell-properties style:vertical-align="middle" fo:padding="0.097cm" fo:border="none"/>
    </style:style>
    <style:style style:name="Tabela33" style:family="table">
      <style:table-properties style:width="17cm" table:align="margins"/>
    </style:style>
    <style:style style:name="Tabela33.A" style:family="table-column">
      <style:table-column-properties style:column-width="15.111cm" style:rel-column-width="58251*"/>
    </style:style>
    <style:style style:name="Tabela33.B" style:family="table-column">
      <style:table-column-properties style:column-width="1.889cm" style:rel-column-width="7284*"/>
    </style:style>
    <style:style style:name="Tabela33.A1" style:family="table-cell">
      <style:table-cell-properties style:vertical-align="middle" fo:padding="0.097cm" fo:border="none"/>
    </style:style>
    <style:style style:name="Tabela34" style:family="table">
      <style:table-properties style:width="17cm" table:align="margins"/>
    </style:style>
    <style:style style:name="Tabela34.A" style:family="table-column">
      <style:table-column-properties style:column-width="15.111cm" style:rel-column-width="58251*"/>
    </style:style>
    <style:style style:name="Tabela34.B" style:family="table-column">
      <style:table-column-properties style:column-width="1.889cm" style:rel-column-width="7284*"/>
    </style:style>
    <style:style style:name="Tabela34.A1" style:family="table-cell">
      <style:table-cell-properties style:vertical-align="middle" fo:padding="0.097cm" fo:border="none"/>
    </style:style>
    <style:style style:name="Tabela35" style:family="table">
      <style:table-properties style:width="17cm" table:align="margins"/>
    </style:style>
    <style:style style:name="Tabela35.A" style:family="table-column">
      <style:table-column-properties style:column-width="15.111cm" style:rel-column-width="58251*"/>
    </style:style>
    <style:style style:name="Tabela35.B" style:family="table-column">
      <style:table-column-properties style:column-width="1.889cm" style:rel-column-width="7284*"/>
    </style:style>
    <style:style style:name="Tabela35.A1" style:family="table-cell">
      <style:table-cell-properties style:vertical-align="middle" fo:padding="0.097cm" fo:border="none"/>
    </style:style>
    <style:style style:name="Tabela36" style:family="table">
      <style:table-properties style:width="17cm" table:align="margins"/>
    </style:style>
    <style:style style:name="Tabela36.A" style:family="table-column">
      <style:table-column-properties style:column-width="15.111cm" style:rel-column-width="58251*"/>
    </style:style>
    <style:style style:name="Tabela36.B" style:family="table-column">
      <style:table-column-properties style:column-width="1.889cm" style:rel-column-width="7284*"/>
    </style:style>
    <style:style style:name="Tabela36.A1" style:family="table-cell">
      <style:table-cell-properties style:vertical-align="middle" fo:padding="0.097cm" fo:border="none"/>
    </style:style>
    <style:style style:name="Tabela37" style:family="table">
      <style:table-properties style:width="17cm" table:align="margins"/>
    </style:style>
    <style:style style:name="Tabela37.A" style:family="table-column">
      <style:table-column-properties style:column-width="15.111cm" style:rel-column-width="58251*"/>
    </style:style>
    <style:style style:name="Tabela37.B" style:family="table-column">
      <style:table-column-properties style:column-width="1.889cm" style:rel-column-width="7284*"/>
    </style:style>
    <style:style style:name="Tabela37.A1" style:family="table-cell">
      <style:table-cell-properties style:vertical-align="middle" fo:padding="0.097cm" fo:border="none"/>
    </style:style>
    <style:style style:name="Tabela38" style:family="table">
      <style:table-properties style:width="17cm" table:align="margins"/>
    </style:style>
    <style:style style:name="Tabela38.A" style:family="table-column">
      <style:table-column-properties style:column-width="15.111cm" style:rel-column-width="58251*"/>
    </style:style>
    <style:style style:name="Tabela38.B" style:family="table-column">
      <style:table-column-properties style:column-width="1.889cm" style:rel-column-width="7284*"/>
    </style:style>
    <style:style style:name="Tabela38.A1" style:family="table-cell">
      <style:table-cell-properties style:vertical-align="middle" fo:padding="0.097cm" fo:border="none"/>
    </style:style>
    <style:style style:name="Tabela39" style:family="table">
      <style:table-properties style:width="17cm" table:align="margins"/>
    </style:style>
    <style:style style:name="Tabela39.A" style:family="table-column">
      <style:table-column-properties style:column-width="15.111cm" style:rel-column-width="58251*"/>
    </style:style>
    <style:style style:name="Tabela39.B" style:family="table-column">
      <style:table-column-properties style:column-width="1.889cm" style:rel-column-width="7284*"/>
    </style:style>
    <style:style style:name="Tabela39.A1" style:family="table-cell">
      <style:table-cell-properties style:vertical-align="middle" fo:padding="0.097cm" fo:border="none"/>
    </style:style>
    <style:style style:name="Tabela40" style:family="table">
      <style:table-properties style:width="17cm" table:align="margins"/>
    </style:style>
    <style:style style:name="Tabela40.A" style:family="table-column">
      <style:table-column-properties style:column-width="15.111cm" style:rel-column-width="58251*"/>
    </style:style>
    <style:style style:name="Tabela40.B" style:family="table-column">
      <style:table-column-properties style:column-width="1.889cm" style:rel-column-width="7284*"/>
    </style:style>
    <style:style style:name="Tabela40.A1" style:family="table-cell">
      <style:table-cell-properties style:vertical-align="middle" fo:padding="0.097cm" fo:border="none"/>
    </style:style>
    <style:style style:name="Tabela41" style:family="table">
      <style:table-properties style:width="17cm" table:align="margins"/>
    </style:style>
    <style:style style:name="Tabela41.A" style:family="table-column">
      <style:table-column-properties style:column-width="15.111cm" style:rel-column-width="58251*"/>
    </style:style>
    <style:style style:name="Tabela41.B" style:family="table-column">
      <style:table-column-properties style:column-width="1.889cm" style:rel-column-width="7284*"/>
    </style:style>
    <style:style style:name="Tabela41.A1" style:family="table-cell">
      <style:table-cell-properties style:vertical-align="middle" fo:padding="0.097cm" fo:border="none"/>
    </style:style>
    <style:style style:name="Tabela42" style:family="table">
      <style:table-properties style:width="17cm" table:align="margins"/>
    </style:style>
    <style:style style:name="Tabela42.A" style:family="table-column">
      <style:table-column-properties style:column-width="15.111cm" style:rel-column-width="58251*"/>
    </style:style>
    <style:style style:name="Tabela42.B" style:family="table-column">
      <style:table-column-properties style:column-width="1.889cm" style:rel-column-width="7284*"/>
    </style:style>
    <style:style style:name="Tabela42.A1" style:family="table-cell">
      <style:table-cell-properties style:vertical-align="middle" fo:padding="0.097cm" fo:border="none"/>
    </style:style>
    <style:style style:name="Tabela43" style:family="table">
      <style:table-properties style:width="17cm" table:align="margins"/>
    </style:style>
    <style:style style:name="Tabela43.A" style:family="table-column">
      <style:table-column-properties style:column-width="15.111cm" style:rel-column-width="58251*"/>
    </style:style>
    <style:style style:name="Tabela43.B" style:family="table-column">
      <style:table-column-properties style:column-width="1.889cm" style:rel-column-width="7284*"/>
    </style:style>
    <style:style style:name="Tabela43.A1" style:family="table-cell">
      <style:table-cell-properties style:vertical-align="middle" fo:padding="0.097cm" fo:border="none"/>
    </style:style>
    <style:style style:name="Tabela44" style:family="table">
      <style:table-properties style:width="17cm" table:align="margins"/>
    </style:style>
    <style:style style:name="Tabela44.A" style:family="table-column">
      <style:table-column-properties style:column-width="15.111cm" style:rel-column-width="58251*"/>
    </style:style>
    <style:style style:name="Tabela44.B" style:family="table-column">
      <style:table-column-properties style:column-width="1.889cm" style:rel-column-width="7284*"/>
    </style:style>
    <style:style style:name="Tabela44.A1" style:family="table-cell">
      <style:table-cell-properties style:vertical-align="middle" fo:padding="0.097cm" fo:border="none"/>
    </style:style>
    <style:style style:name="Tabela45" style:family="table">
      <style:table-properties style:width="17cm" table:align="margins"/>
    </style:style>
    <style:style style:name="Tabela45.A" style:family="table-column">
      <style:table-column-properties style:column-width="15.111cm" style:rel-column-width="58251*"/>
    </style:style>
    <style:style style:name="Tabela45.B" style:family="table-column">
      <style:table-column-properties style:column-width="1.889cm" style:rel-column-width="7284*"/>
    </style:style>
    <style:style style:name="Tabela45.A1" style:family="table-cell">
      <style:table-cell-properties style:vertical-align="middle" fo:padding="0.097cm" fo:border="none"/>
    </style:style>
    <style:style style:name="Tabela46" style:family="table">
      <style:table-properties style:width="17cm" table:align="margins"/>
    </style:style>
    <style:style style:name="Tabela46.A" style:family="table-column">
      <style:table-column-properties style:column-width="15.111cm" style:rel-column-width="58251*"/>
    </style:style>
    <style:style style:name="Tabela46.B" style:family="table-column">
      <style:table-column-properties style:column-width="1.889cm" style:rel-column-width="7284*"/>
    </style:style>
    <style:style style:name="Tabela46.A1" style:family="table-cell">
      <style:table-cell-properties style:vertical-align="middle" fo:padding="0.097cm" fo:border="none"/>
    </style:style>
    <style:style style:name="Tabela47" style:family="table">
      <style:table-properties style:width="17cm" table:align="margins"/>
    </style:style>
    <style:style style:name="Tabela47.A" style:family="table-column">
      <style:table-column-properties style:column-width="15.111cm" style:rel-column-width="58251*"/>
    </style:style>
    <style:style style:name="Tabela47.B" style:family="table-column">
      <style:table-column-properties style:column-width="1.889cm" style:rel-column-width="7284*"/>
    </style:style>
    <style:style style:name="Tabela47.A1" style:family="table-cell">
      <style:table-cell-properties style:vertical-align="middle" fo:padding="0.097cm" fo:border="none"/>
    </style:style>
    <style:style style:name="Tabela48" style:family="table">
      <style:table-properties style:width="17cm" table:align="margins"/>
    </style:style>
    <style:style style:name="Tabela48.A" style:family="table-column">
      <style:table-column-properties style:column-width="15.111cm" style:rel-column-width="58251*"/>
    </style:style>
    <style:style style:name="Tabela48.B" style:family="table-column">
      <style:table-column-properties style:column-width="1.889cm" style:rel-column-width="7284*"/>
    </style:style>
    <style:style style:name="Tabela48.A1" style:family="table-cell">
      <style:table-cell-properties style:vertical-align="middle" fo:padding="0.097cm" fo:border="none"/>
    </style:style>
    <style:style style:name="Tabela49" style:family="table">
      <style:table-properties style:width="17cm" table:align="margins"/>
    </style:style>
    <style:style style:name="Tabela49.A" style:family="table-column">
      <style:table-column-properties style:column-width="15.111cm" style:rel-column-width="58251*"/>
    </style:style>
    <style:style style:name="Tabela49.B" style:family="table-column">
      <style:table-column-properties style:column-width="1.889cm" style:rel-column-width="7284*"/>
    </style:style>
    <style:style style:name="Tabela49.A1" style:family="table-cell">
      <style:table-cell-properties style:vertical-align="middle" fo:padding="0.097cm" fo:border="none"/>
    </style:style>
    <style:style style:name="Tabela50" style:family="table">
      <style:table-properties style:width="17cm" table:align="margins"/>
    </style:style>
    <style:style style:name="Tabela50.A" style:family="table-column">
      <style:table-column-properties style:column-width="15.111cm" style:rel-column-width="58251*"/>
    </style:style>
    <style:style style:name="Tabela50.B" style:family="table-column">
      <style:table-column-properties style:column-width="1.889cm" style:rel-column-width="7284*"/>
    </style:style>
    <style:style style:name="Tabela50.A1" style:family="table-cell">
      <style:table-cell-properties style:vertical-align="middle" fo:padding="0.097cm" fo:border="none"/>
    </style:style>
    <style:style style:name="Tabela51" style:family="table">
      <style:table-properties style:width="17cm" table:align="margins"/>
    </style:style>
    <style:style style:name="Tabela51.A" style:family="table-column">
      <style:table-column-properties style:column-width="15.111cm" style:rel-column-width="58251*"/>
    </style:style>
    <style:style style:name="Tabela51.B" style:family="table-column">
      <style:table-column-properties style:column-width="1.889cm" style:rel-column-width="7284*"/>
    </style:style>
    <style:style style:name="Tabela51.A1" style:family="table-cell">
      <style:table-cell-properties style:vertical-align="middle" fo:padding="0.097cm" fo:border="none"/>
    </style:style>
    <style:style style:name="Tabela52" style:family="table">
      <style:table-properties style:width="17cm" table:align="margins"/>
    </style:style>
    <style:style style:name="Tabela52.A" style:family="table-column">
      <style:table-column-properties style:column-width="15.111cm" style:rel-column-width="58251*"/>
    </style:style>
    <style:style style:name="Tabela52.B" style:family="table-column">
      <style:table-column-properties style:column-width="1.889cm" style:rel-column-width="7284*"/>
    </style:style>
    <style:style style:name="Tabela52.A1" style:family="table-cell">
      <style:table-cell-properties style:vertical-align="middle" fo:padding="0.097cm" fo:border="none"/>
    </style:style>
    <style:style style:name="Tabela53" style:family="table">
      <style:table-properties style:width="17cm" table:align="margins"/>
    </style:style>
    <style:style style:name="Tabela53.A" style:family="table-column">
      <style:table-column-properties style:column-width="15.111cm" style:rel-column-width="58251*"/>
    </style:style>
    <style:style style:name="Tabela53.B" style:family="table-column">
      <style:table-column-properties style:column-width="1.889cm" style:rel-column-width="7284*"/>
    </style:style>
    <style:style style:name="Tabela53.A1" style:family="table-cell">
      <style:table-cell-properties style:vertical-align="middle" fo:padding="0.097cm" fo:border="none"/>
    </style:style>
    <style:style style:name="Tabela54" style:family="table">
      <style:table-properties style:width="17cm" table:align="margins"/>
    </style:style>
    <style:style style:name="Tabela54.A" style:family="table-column">
      <style:table-column-properties style:column-width="15.111cm" style:rel-column-width="58251*"/>
    </style:style>
    <style:style style:name="Tabela54.B" style:family="table-column">
      <style:table-column-properties style:column-width="1.889cm" style:rel-column-width="7284*"/>
    </style:style>
    <style:style style:name="Tabela54.A1" style:family="table-cell">
      <style:table-cell-properties style:vertical-align="middle" fo:padding="0.097cm" fo:border="none"/>
    </style:style>
    <style:style style:name="Tabela55" style:family="table">
      <style:table-properties style:width="17cm" table:align="margins"/>
    </style:style>
    <style:style style:name="Tabela55.A" style:family="table-column">
      <style:table-column-properties style:column-width="15.111cm" style:rel-column-width="58251*"/>
    </style:style>
    <style:style style:name="Tabela55.B" style:family="table-column">
      <style:table-column-properties style:column-width="1.889cm" style:rel-column-width="7284*"/>
    </style:style>
    <style:style style:name="Tabela55.A1" style:family="table-cell">
      <style:table-cell-properties style:vertical-align="middle" fo:padding="0.097cm" fo:border="none"/>
    </style:style>
    <style:style style:name="Tabela56" style:family="table">
      <style:table-properties style:width="17cm" table:align="margins"/>
    </style:style>
    <style:style style:name="Tabela56.A" style:family="table-column">
      <style:table-column-properties style:column-width="15.111cm" style:rel-column-width="58251*"/>
    </style:style>
    <style:style style:name="Tabela56.B" style:family="table-column">
      <style:table-column-properties style:column-width="1.889cm" style:rel-column-width="7284*"/>
    </style:style>
    <style:style style:name="Tabela56.A1" style:family="table-cell">
      <style:table-cell-properties style:vertical-align="middle" fo:padding="0.097cm" fo:border="none"/>
    </style:style>
    <style:style style:name="Tabela57" style:family="table">
      <style:table-properties style:width="17cm" table:align="margins"/>
    </style:style>
    <style:style style:name="Tabela57.A" style:family="table-column">
      <style:table-column-properties style:column-width="15.111cm" style:rel-column-width="58251*"/>
    </style:style>
    <style:style style:name="Tabela57.B" style:family="table-column">
      <style:table-column-properties style:column-width="1.889cm" style:rel-column-width="7284*"/>
    </style:style>
    <style:style style:name="Tabela57.A1" style:family="table-cell">
      <style:table-cell-properties style:vertical-align="middle" fo:padding="0.097cm" fo:border="none"/>
    </style:style>
    <style:style style:name="Tabela58" style:family="table">
      <style:table-properties style:width="17cm" table:align="margins"/>
    </style:style>
    <style:style style:name="Tabela58.A" style:family="table-column">
      <style:table-column-properties style:column-width="15.111cm" style:rel-column-width="58251*"/>
    </style:style>
    <style:style style:name="Tabela58.B" style:family="table-column">
      <style:table-column-properties style:column-width="1.889cm" style:rel-column-width="7284*"/>
    </style:style>
    <style:style style:name="Tabela58.A1" style:family="table-cell">
      <style:table-cell-properties style:vertical-align="middle" fo:padding="0.097cm" fo:border="none"/>
    </style:style>
    <style:style style:name="Tabela59" style:family="table">
      <style:table-properties style:width="17cm" table:align="margins"/>
    </style:style>
    <style:style style:name="Tabela59.A" style:family="table-column">
      <style:table-column-properties style:column-width="15.111cm" style:rel-column-width="58251*"/>
    </style:style>
    <style:style style:name="Tabela59.B" style:family="table-column">
      <style:table-column-properties style:column-width="1.889cm" style:rel-column-width="7284*"/>
    </style:style>
    <style:style style:name="Tabela59.A1" style:family="table-cell">
      <style:table-cell-properties style:vertical-align="middle" fo:padding="0.097cm" fo:border="none"/>
    </style:style>
    <style:style style:name="Tabela60" style:family="table">
      <style:table-properties style:width="17cm" table:align="margins"/>
    </style:style>
    <style:style style:name="Tabela60.A" style:family="table-column">
      <style:table-column-properties style:column-width="15.111cm" style:rel-column-width="58251*"/>
    </style:style>
    <style:style style:name="Tabela60.B" style:family="table-column">
      <style:table-column-properties style:column-width="1.889cm" style:rel-column-width="7284*"/>
    </style:style>
    <style:style style:name="Tabela60.A1" style:family="table-cell">
      <style:table-cell-properties style:vertical-align="middle" fo:padding="0.097cm" fo:border="none"/>
    </style:style>
    <style:style style:name="Tabela61" style:family="table">
      <style:table-properties style:width="17cm" table:align="margins"/>
    </style:style>
    <style:style style:name="Tabela61.A" style:family="table-column">
      <style:table-column-properties style:column-width="15.111cm" style:rel-column-width="58251*"/>
    </style:style>
    <style:style style:name="Tabela61.B" style:family="table-column">
      <style:table-column-properties style:column-width="1.889cm" style:rel-column-width="7284*"/>
    </style:style>
    <style:style style:name="Tabela61.A1" style:family="table-cell">
      <style:table-cell-properties style:vertical-align="middle" fo:padding="0.097cm" fo:border="none"/>
    </style:style>
    <style:style style:name="Tabela62" style:family="table">
      <style:table-properties style:width="17cm" table:align="margins"/>
    </style:style>
    <style:style style:name="Tabela62.A" style:family="table-column">
      <style:table-column-properties style:column-width="15.111cm" style:rel-column-width="58251*"/>
    </style:style>
    <style:style style:name="Tabela62.B" style:family="table-column">
      <style:table-column-properties style:column-width="1.889cm" style:rel-column-width="7284*"/>
    </style:style>
    <style:style style:name="Tabela62.A1" style:family="table-cell">
      <style:table-cell-properties style:vertical-align="middle" fo:padding="0.097cm" fo:border="none"/>
    </style:style>
    <style:style style:name="Tabela63" style:family="table">
      <style:table-properties style:width="17cm" table:align="margins"/>
    </style:style>
    <style:style style:name="Tabela63.A" style:family="table-column">
      <style:table-column-properties style:column-width="15.111cm" style:rel-column-width="58251*"/>
    </style:style>
    <style:style style:name="Tabela63.B" style:family="table-column">
      <style:table-column-properties style:column-width="1.889cm" style:rel-column-width="7284*"/>
    </style:style>
    <style:style style:name="Tabela63.A1" style:family="table-cell">
      <style:table-cell-properties style:vertical-align="middle" fo:padding="0.097cm" fo:border="none"/>
    </style:style>
    <style:style style:name="Tabela64" style:family="table">
      <style:table-properties style:width="17cm" table:align="margins"/>
    </style:style>
    <style:style style:name="Tabela64.A" style:family="table-column">
      <style:table-column-properties style:column-width="15.111cm" style:rel-column-width="58251*"/>
    </style:style>
    <style:style style:name="Tabela64.B" style:family="table-column">
      <style:table-column-properties style:column-width="1.889cm" style:rel-column-width="7284*"/>
    </style:style>
    <style:style style:name="Tabela64.A1" style:family="table-cell">
      <style:table-cell-properties style:vertical-align="middle" fo:padding="0.097cm" fo:border="none"/>
    </style:style>
    <style:style style:name="Tabela65" style:family="table">
      <style:table-properties style:width="17cm" table:align="margins"/>
    </style:style>
    <style:style style:name="Tabela65.A" style:family="table-column">
      <style:table-column-properties style:column-width="15.111cm" style:rel-column-width="58251*"/>
    </style:style>
    <style:style style:name="Tabela65.B" style:family="table-column">
      <style:table-column-properties style:column-width="1.889cm" style:rel-column-width="7284*"/>
    </style:style>
    <style:style style:name="Tabela65.A1" style:family="table-cell">
      <style:table-cell-properties style:vertical-align="middle" fo:padding="0.097cm" fo:border="none"/>
    </style:style>
    <style:style style:name="Tabela66" style:family="table">
      <style:table-properties style:width="17cm" table:align="margins"/>
    </style:style>
    <style:style style:name="Tabela66.A" style:family="table-column">
      <style:table-column-properties style:column-width="15.111cm" style:rel-column-width="58251*"/>
    </style:style>
    <style:style style:name="Tabela66.B" style:family="table-column">
      <style:table-column-properties style:column-width="1.889cm" style:rel-column-width="7284*"/>
    </style:style>
    <style:style style:name="Tabela66.A1" style:family="table-cell">
      <style:table-cell-properties style:vertical-align="middle" fo:padding="0.097cm" fo:border="none"/>
    </style:style>
    <style:style style:name="Tabela67" style:family="table">
      <style:table-properties style:width="17cm" table:align="margins"/>
    </style:style>
    <style:style style:name="Tabela67.A" style:family="table-column">
      <style:table-column-properties style:column-width="15.111cm" style:rel-column-width="58251*"/>
    </style:style>
    <style:style style:name="Tabela67.B" style:family="table-column">
      <style:table-column-properties style:column-width="1.889cm" style:rel-column-width="7284*"/>
    </style:style>
    <style:style style:name="Tabela67.A1" style:family="table-cell">
      <style:table-cell-properties style:vertical-align="middle" fo:padding="0.097cm" fo:border="none"/>
    </style:style>
    <style:style style:name="Tabela68" style:family="table">
      <style:table-properties style:width="17cm" table:align="margins"/>
    </style:style>
    <style:style style:name="Tabela68.A" style:family="table-column">
      <style:table-column-properties style:column-width="15.111cm" style:rel-column-width="58251*"/>
    </style:style>
    <style:style style:name="Tabela68.B" style:family="table-column">
      <style:table-column-properties style:column-width="1.889cm" style:rel-column-width="7284*"/>
    </style:style>
    <style:style style:name="Tabela68.A1" style:family="table-cell">
      <style:table-cell-properties style:vertical-align="middle" fo:padding="0.097cm" fo:border="none"/>
    </style:style>
    <style:style style:name="Tabela69" style:family="table">
      <style:table-properties style:width="17cm" table:align="margins"/>
    </style:style>
    <style:style style:name="Tabela69.A" style:family="table-column">
      <style:table-column-properties style:column-width="15.111cm" style:rel-column-width="58251*"/>
    </style:style>
    <style:style style:name="Tabela69.B" style:family="table-column">
      <style:table-column-properties style:column-width="1.889cm" style:rel-column-width="7284*"/>
    </style:style>
    <style:style style:name="Tabela69.A1" style:family="table-cell">
      <style:table-cell-properties style:vertical-align="middle" fo:padding="0.097cm" fo:border="none"/>
    </style:style>
    <style:style style:name="Tabela70" style:family="table">
      <style:table-properties style:width="17cm" table:align="margins"/>
    </style:style>
    <style:style style:name="Tabela70.A" style:family="table-column">
      <style:table-column-properties style:column-width="15.111cm" style:rel-column-width="58251*"/>
    </style:style>
    <style:style style:name="Tabela70.B" style:family="table-column">
      <style:table-column-properties style:column-width="1.889cm" style:rel-column-width="7284*"/>
    </style:style>
    <style:style style:name="Tabela70.A1" style:family="table-cell">
      <style:table-cell-properties style:vertical-align="middle" fo:padding="0.097cm" fo:border="none"/>
    </style:style>
    <style:style style:name="Tabela71" style:family="table">
      <style:table-properties style:width="17cm" table:align="margins"/>
    </style:style>
    <style:style style:name="Tabela71.A" style:family="table-column">
      <style:table-column-properties style:column-width="15.111cm" style:rel-column-width="58251*"/>
    </style:style>
    <style:style style:name="Tabela71.B" style:family="table-column">
      <style:table-column-properties style:column-width="1.889cm" style:rel-column-width="7284*"/>
    </style:style>
    <style:style style:name="Tabela71.A1" style:family="table-cell">
      <style:table-cell-properties style:vertical-align="middle" fo:padding="0.097cm" fo:border="none"/>
    </style:style>
    <style:style style:name="Tabela72" style:family="table">
      <style:table-properties style:width="17cm" table:align="margins"/>
    </style:style>
    <style:style style:name="Tabela72.A" style:family="table-column">
      <style:table-column-properties style:column-width="15.111cm" style:rel-column-width="58251*"/>
    </style:style>
    <style:style style:name="Tabela72.B" style:family="table-column">
      <style:table-column-properties style:column-width="1.889cm" style:rel-column-width="7284*"/>
    </style:style>
    <style:style style:name="Tabela72.A1" style:family="table-cell">
      <style:table-cell-properties style:vertical-align="middle" fo:padding="0.097cm" fo:border="none"/>
    </style:style>
    <style:style style:name="Tabela73" style:family="table">
      <style:table-properties style:width="17cm" table:align="margins"/>
    </style:style>
    <style:style style:name="Tabela73.A" style:family="table-column">
      <style:table-column-properties style:column-width="15.111cm" style:rel-column-width="58251*"/>
    </style:style>
    <style:style style:name="Tabela73.B" style:family="table-column">
      <style:table-column-properties style:column-width="1.889cm" style:rel-column-width="7284*"/>
    </style:style>
    <style:style style:name="Tabela73.A1" style:family="table-cell">
      <style:table-cell-properties style:vertical-align="middle" fo:padding="0.097cm" fo:border="none"/>
    </style:style>
    <style:style style:name="Tabela74" style:family="table">
      <style:table-properties style:width="17cm" table:align="margins"/>
    </style:style>
    <style:style style:name="Tabela74.A" style:family="table-column">
      <style:table-column-properties style:column-width="15.111cm" style:rel-column-width="58251*"/>
    </style:style>
    <style:style style:name="Tabela74.B" style:family="table-column">
      <style:table-column-properties style:column-width="1.889cm" style:rel-column-width="7284*"/>
    </style:style>
    <style:style style:name="Tabela74.A1" style:family="table-cell">
      <style:table-cell-properties style:vertical-align="middle" fo:padding="0.097cm" fo:border="none"/>
    </style:style>
    <style:style style:name="Tabela75" style:family="table">
      <style:table-properties style:width="17cm" table:align="margins"/>
    </style:style>
    <style:style style:name="Tabela75.A" style:family="table-column">
      <style:table-column-properties style:column-width="15.111cm" style:rel-column-width="58251*"/>
    </style:style>
    <style:style style:name="Tabela75.B" style:family="table-column">
      <style:table-column-properties style:column-width="1.889cm" style:rel-column-width="7284*"/>
    </style:style>
    <style:style style:name="Tabela75.A1" style:family="table-cell">
      <style:table-cell-properties style:vertical-align="middle" fo:padding="0.097cm" fo:border="none"/>
    </style:style>
    <style:style style:name="Tabela76" style:family="table">
      <style:table-properties style:width="17cm" table:align="margins"/>
    </style:style>
    <style:style style:name="Tabela76.A" style:family="table-column">
      <style:table-column-properties style:column-width="15.111cm" style:rel-column-width="58251*"/>
    </style:style>
    <style:style style:name="Tabela76.B" style:family="table-column">
      <style:table-column-properties style:column-width="1.889cm" style:rel-column-width="7284*"/>
    </style:style>
    <style:style style:name="Tabela76.A1" style:family="table-cell">
      <style:table-cell-properties style:vertical-align="middle" fo:padding="0.097cm" fo:border="none"/>
    </style:style>
    <style:style style:name="Tabela77" style:family="table">
      <style:table-properties style:width="17cm" table:align="margins"/>
    </style:style>
    <style:style style:name="Tabela77.A" style:family="table-column">
      <style:table-column-properties style:column-width="15.111cm" style:rel-column-width="58251*"/>
    </style:style>
    <style:style style:name="Tabela77.B" style:family="table-column">
      <style:table-column-properties style:column-width="1.889cm" style:rel-column-width="7284*"/>
    </style:style>
    <style:style style:name="Tabela77.A1" style:family="table-cell">
      <style:table-cell-properties style:vertical-align="middle" fo:padding="0.097cm" fo:border="none"/>
    </style:style>
    <style:style style:name="Tabela78" style:family="table">
      <style:table-properties style:width="17cm" table:align="margins"/>
    </style:style>
    <style:style style:name="Tabela78.A" style:family="table-column">
      <style:table-column-properties style:column-width="15.111cm" style:rel-column-width="58251*"/>
    </style:style>
    <style:style style:name="Tabela78.B" style:family="table-column">
      <style:table-column-properties style:column-width="1.889cm" style:rel-column-width="7284*"/>
    </style:style>
    <style:style style:name="Tabela78.A1" style:family="table-cell">
      <style:table-cell-properties style:vertical-align="middle" fo:padding="0.097cm" fo:border="none"/>
    </style:style>
    <style:style style:name="Tabela79" style:family="table">
      <style:table-properties style:width="17cm" table:align="margins"/>
    </style:style>
    <style:style style:name="Tabela79.A" style:family="table-column">
      <style:table-column-properties style:column-width="15.111cm" style:rel-column-width="58251*"/>
    </style:style>
    <style:style style:name="Tabela79.B" style:family="table-column">
      <style:table-column-properties style:column-width="1.889cm" style:rel-column-width="7284*"/>
    </style:style>
    <style:style style:name="Tabela79.A1" style:family="table-cell">
      <style:table-cell-properties style:vertical-align="middle" fo:padding="0.097cm" fo:border="none"/>
    </style:style>
    <style:style style:name="Tabela80" style:family="table">
      <style:table-properties style:width="17cm" table:align="margins"/>
    </style:style>
    <style:style style:name="Tabela80.A" style:family="table-column">
      <style:table-column-properties style:column-width="15.111cm" style:rel-column-width="58251*"/>
    </style:style>
    <style:style style:name="Tabela80.B" style:family="table-column">
      <style:table-column-properties style:column-width="1.889cm" style:rel-column-width="7284*"/>
    </style:style>
    <style:style style:name="Tabela80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48cca2"/>
    </style:style>
    <style:style style:name="P3" style:family="paragraph" style:parent-style-name="Standard">
      <style:paragraph-properties fo:text-align="center" style:justify-single-word="false"/>
      <style:text-properties officeooo:paragraph-rsid="00c48d0a"/>
    </style:style>
    <style:style style:name="P4" style:family="paragraph" style:parent-style-name="Standard">
      <style:paragraph-properties fo:text-align="center" style:justify-single-word="false"/>
      <style:text-properties officeooo:paragraph-rsid="00df4397"/>
    </style:style>
    <style:style style:name="P5" style:family="paragraph" style:parent-style-name="Standard">
      <style:paragraph-properties fo:text-align="center" style:justify-single-word="false"/>
      <style:text-properties officeooo:paragraph-rsid="00eb8c6a"/>
    </style:style>
    <style:style style:name="P6" style:family="paragraph" style:parent-style-name="Standard">
      <style:paragraph-properties fo:text-align="center" style:justify-single-word="false"/>
      <style:text-properties officeooo:paragraph-rsid="011ce349"/>
    </style:style>
    <style:style style:name="P7" style:family="paragraph" style:parent-style-name="Standard">
      <style:paragraph-properties fo:text-align="center" style:justify-single-word="false"/>
      <style:text-properties officeooo:paragraph-rsid="012ab137"/>
    </style:style>
    <style:style style:name="P8" style:family="paragraph" style:parent-style-name="Standard">
      <style:paragraph-properties fo:text-align="center" style:justify-single-word="false"/>
      <style:text-properties officeooo:paragraph-rsid="01374101"/>
    </style:style>
    <style:style style:name="P9" style:family="paragraph" style:parent-style-name="Standard">
      <style:paragraph-properties fo:text-align="center" style:justify-single-word="false"/>
      <style:text-properties officeooo:paragraph-rsid="01c1e4fd"/>
    </style:style>
    <style:style style:name="P10" style:family="paragraph" style:parent-style-name="Standard">
      <style:paragraph-properties fo:text-align="center" style:justify-single-word="false"/>
      <style:text-properties officeooo:paragraph-rsid="022134ed"/>
    </style:style>
    <style:style style:name="P11" style:family="paragraph" style:parent-style-name="Standard">
      <style:paragraph-properties fo:text-align="center" style:justify-single-word="false"/>
      <style:text-properties officeooo:paragraph-rsid="0249e066"/>
    </style:style>
    <style:style style:name="P12" style:family="paragraph" style:parent-style-name="Standard">
      <style:text-properties officeooo:rsid="00156ae1"/>
    </style:style>
    <style:style style:name="P13" style:family="paragraph" style:parent-style-name="Standard">
      <style:text-properties officeooo:rsid="00156ae1" officeooo:paragraph-rsid="001ced07"/>
    </style:style>
    <style:style style:name="P14" style:family="paragraph" style:parent-style-name="Standard">
      <style:text-properties officeooo:rsid="00156ae1" officeooo:paragraph-rsid="001f69de"/>
    </style:style>
    <style:style style:name="P15" style:family="paragraph" style:parent-style-name="Standard">
      <style:text-properties officeooo:rsid="00156ae1" officeooo:paragraph-rsid="00208273"/>
    </style:style>
    <style:style style:name="P16" style:family="paragraph" style:parent-style-name="Standard">
      <style:text-properties officeooo:rsid="00156ae1" officeooo:paragraph-rsid="00241a1a"/>
    </style:style>
    <style:style style:name="P17" style:family="paragraph" style:parent-style-name="Standard">
      <style:text-properties officeooo:rsid="00156ae1" officeooo:paragraph-rsid="0025c69a"/>
    </style:style>
    <style:style style:name="P18" style:family="paragraph" style:parent-style-name="Standard">
      <style:text-properties officeooo:rsid="00156ae1" officeooo:paragraph-rsid="0026ee1b"/>
    </style:style>
    <style:style style:name="P19" style:family="paragraph" style:parent-style-name="Standard">
      <style:text-properties officeooo:rsid="00156ae1" officeooo:paragraph-rsid="0028efc8"/>
    </style:style>
    <style:style style:name="P20" style:family="paragraph" style:parent-style-name="Standard">
      <style:text-properties officeooo:rsid="00156ae1" officeooo:paragraph-rsid="002a68d9"/>
    </style:style>
    <style:style style:name="P21" style:family="paragraph" style:parent-style-name="Standard">
      <style:text-properties officeooo:rsid="00156ae1" officeooo:paragraph-rsid="002ea7fb"/>
    </style:style>
    <style:style style:name="P22" style:family="paragraph" style:parent-style-name="Standard">
      <style:text-properties officeooo:rsid="00156ae1" officeooo:paragraph-rsid="003311d3"/>
    </style:style>
    <style:style style:name="P23" style:family="paragraph" style:parent-style-name="Standard">
      <style:paragraph-properties fo:text-align="center" style:justify-single-word="false"/>
      <style:text-properties officeooo:rsid="00156ae1" officeooo:paragraph-rsid="003311d3"/>
    </style:style>
    <style:style style:name="P24" style:family="paragraph" style:parent-style-name="Standard">
      <style:paragraph-properties fo:text-align="center" style:justify-single-word="false"/>
      <style:text-properties officeooo:rsid="00156ae1" officeooo:paragraph-rsid="006a3f99"/>
    </style:style>
    <style:style style:name="P25" style:family="paragraph" style:parent-style-name="Standard">
      <style:text-properties officeooo:rsid="00156ae1" officeooo:paragraph-rsid="00359470"/>
    </style:style>
    <style:style style:name="P26" style:family="paragraph" style:parent-style-name="Standard">
      <style:text-properties officeooo:rsid="00156ae1" officeooo:paragraph-rsid="00390278"/>
    </style:style>
    <style:style style:name="P27" style:family="paragraph" style:parent-style-name="Standard">
      <style:text-properties officeooo:rsid="00156ae1" officeooo:paragraph-rsid="00424193"/>
    </style:style>
    <style:style style:name="P28" style:family="paragraph" style:parent-style-name="Standard">
      <style:text-properties officeooo:rsid="00156ae1" officeooo:paragraph-rsid="0043d6c2"/>
    </style:style>
    <style:style style:name="P29" style:family="paragraph" style:parent-style-name="Standard">
      <style:text-properties officeooo:rsid="00156ae1" officeooo:paragraph-rsid="004a917e"/>
    </style:style>
    <style:style style:name="P30" style:family="paragraph" style:parent-style-name="Standard">
      <style:text-properties officeooo:rsid="00156ae1" officeooo:paragraph-rsid="0057edda"/>
    </style:style>
    <style:style style:name="P31" style:family="paragraph" style:parent-style-name="Standard">
      <style:text-properties officeooo:rsid="00156ae1" officeooo:paragraph-rsid="005ef515"/>
    </style:style>
    <style:style style:name="P32" style:family="paragraph" style:parent-style-name="Standard">
      <style:text-properties officeooo:rsid="00156ae1" officeooo:paragraph-rsid="0062d222"/>
    </style:style>
    <style:style style:name="P33" style:family="paragraph" style:parent-style-name="Standard">
      <style:text-properties officeooo:rsid="00156ae1" officeooo:paragraph-rsid="006a3f99"/>
    </style:style>
    <style:style style:name="P34" style:family="paragraph" style:parent-style-name="Standard">
      <style:text-properties officeooo:rsid="00156ae1" officeooo:paragraph-rsid="006d660b"/>
    </style:style>
    <style:style style:name="P35" style:family="paragraph" style:parent-style-name="Standard">
      <style:text-properties officeooo:rsid="00156ae1" officeooo:paragraph-rsid="007612fd"/>
    </style:style>
    <style:style style:name="P36" style:family="paragraph" style:parent-style-name="Standard">
      <style:text-properties officeooo:rsid="00156ae1" officeooo:paragraph-rsid="00962c1a"/>
    </style:style>
    <style:style style:name="P37" style:family="paragraph" style:parent-style-name="Standard">
      <style:text-properties officeooo:rsid="00156ae1" officeooo:paragraph-rsid="00998533"/>
    </style:style>
    <style:style style:name="P38" style:family="paragraph" style:parent-style-name="Standard">
      <style:text-properties officeooo:rsid="00156ae1" officeooo:paragraph-rsid="00a83387"/>
    </style:style>
    <style:style style:name="P39" style:family="paragraph" style:parent-style-name="Standard">
      <style:text-properties officeooo:rsid="00156ae1" officeooo:paragraph-rsid="00b2dcb9"/>
    </style:style>
    <style:style style:name="P40" style:family="paragraph" style:parent-style-name="Standard">
      <style:text-properties officeooo:rsid="00156ae1" officeooo:paragraph-rsid="00bb2113"/>
    </style:style>
    <style:style style:name="P41" style:family="paragraph" style:parent-style-name="Standard">
      <style:text-properties officeooo:rsid="00156ae1" officeooo:paragraph-rsid="00c68297"/>
    </style:style>
    <style:style style:name="P42" style:family="paragraph" style:parent-style-name="Standard">
      <style:text-properties officeooo:rsid="00156ae1" officeooo:paragraph-rsid="00dc29f4"/>
    </style:style>
    <style:style style:name="P43" style:family="paragraph" style:parent-style-name="Standard">
      <style:text-properties officeooo:rsid="00156ae1" officeooo:paragraph-rsid="00df4397"/>
    </style:style>
    <style:style style:name="P44" style:family="paragraph" style:parent-style-name="Standard">
      <style:text-properties officeooo:rsid="00156ae1" officeooo:paragraph-rsid="00e07e35"/>
    </style:style>
    <style:style style:name="P45" style:family="paragraph" style:parent-style-name="Standard">
      <style:text-properties officeooo:rsid="00156ae1" officeooo:paragraph-rsid="00eb8c6a"/>
    </style:style>
    <style:style style:name="P46" style:family="paragraph" style:parent-style-name="Standard">
      <style:text-properties officeooo:rsid="00156ae1" officeooo:paragraph-rsid="00f2e558"/>
    </style:style>
    <style:style style:name="P47" style:family="paragraph" style:parent-style-name="Standard">
      <style:text-properties officeooo:rsid="00156ae1" officeooo:paragraph-rsid="00fb1cb5"/>
    </style:style>
    <style:style style:name="P48" style:family="paragraph" style:parent-style-name="Standard">
      <style:text-properties officeooo:rsid="00156ae1" officeooo:paragraph-rsid="00ffd1a8"/>
    </style:style>
    <style:style style:name="P49" style:family="paragraph" style:parent-style-name="Standard">
      <style:text-properties officeooo:rsid="00156ae1" officeooo:paragraph-rsid="01025fe5"/>
    </style:style>
    <style:style style:name="P50" style:family="paragraph" style:parent-style-name="Standard">
      <style:text-properties officeooo:rsid="00156ae1" officeooo:paragraph-rsid="01052d09"/>
    </style:style>
    <style:style style:name="P51" style:family="paragraph" style:parent-style-name="Standard">
      <style:text-properties officeooo:rsid="00156ae1" officeooo:paragraph-rsid="0106db61"/>
    </style:style>
    <style:style style:name="P52" style:family="paragraph" style:parent-style-name="Standard">
      <style:text-properties officeooo:rsid="00156ae1" officeooo:paragraph-rsid="010d023b"/>
    </style:style>
    <style:style style:name="P53" style:family="paragraph" style:parent-style-name="Standard">
      <style:text-properties officeooo:rsid="00156ae1" officeooo:paragraph-rsid="011ce349"/>
    </style:style>
    <style:style style:name="P54" style:family="paragraph" style:parent-style-name="Standard">
      <style:text-properties officeooo:rsid="00156ae1" officeooo:paragraph-rsid="01221108"/>
    </style:style>
    <style:style style:name="P55" style:family="paragraph" style:parent-style-name="Standard">
      <style:text-properties officeooo:rsid="00156ae1" officeooo:paragraph-rsid="012a81bb"/>
    </style:style>
    <style:style style:name="P56" style:family="paragraph" style:parent-style-name="Standard">
      <style:text-properties officeooo:rsid="00156ae1" officeooo:paragraph-rsid="012ab137"/>
    </style:style>
    <style:style style:name="P57" style:family="paragraph" style:parent-style-name="Standard">
      <style:text-properties officeooo:rsid="00156ae1" officeooo:paragraph-rsid="012ce5fb"/>
    </style:style>
    <style:style style:name="P58" style:family="paragraph" style:parent-style-name="Standard">
      <style:text-properties officeooo:rsid="00156ae1" officeooo:paragraph-rsid="012f17e7"/>
    </style:style>
    <style:style style:name="P59" style:family="paragraph" style:parent-style-name="Standard">
      <style:text-properties officeooo:rsid="00156ae1" officeooo:paragraph-rsid="01341dc3"/>
    </style:style>
    <style:style style:name="P60" style:family="paragraph" style:parent-style-name="Standard">
      <style:text-properties officeooo:rsid="00156ae1" officeooo:paragraph-rsid="01374101"/>
    </style:style>
    <style:style style:name="P61" style:family="paragraph" style:parent-style-name="Standard">
      <style:text-properties officeooo:rsid="00156ae1" officeooo:paragraph-rsid="015ebbfc"/>
    </style:style>
    <style:style style:name="P62" style:family="paragraph" style:parent-style-name="Standard">
      <style:text-properties officeooo:rsid="00156ae1" officeooo:paragraph-rsid="0162c4e7"/>
    </style:style>
    <style:style style:name="P63" style:family="paragraph" style:parent-style-name="Standard">
      <style:text-properties officeooo:rsid="00156ae1" officeooo:paragraph-rsid="016a9da1"/>
    </style:style>
    <style:style style:name="P64" style:family="paragraph" style:parent-style-name="Standard">
      <style:text-properties officeooo:rsid="00156ae1" officeooo:paragraph-rsid="0177badc"/>
    </style:style>
    <style:style style:name="P65" style:family="paragraph" style:parent-style-name="Standard">
      <style:text-properties officeooo:rsid="00156ae1" officeooo:paragraph-rsid="017c0406"/>
    </style:style>
    <style:style style:name="P66" style:family="paragraph" style:parent-style-name="Standard">
      <style:text-properties officeooo:rsid="00156ae1" officeooo:paragraph-rsid="018021ad"/>
    </style:style>
    <style:style style:name="P67" style:family="paragraph" style:parent-style-name="Standard">
      <style:text-properties officeooo:rsid="00156ae1" officeooo:paragraph-rsid="01855cb1"/>
    </style:style>
    <style:style style:name="P68" style:family="paragraph" style:parent-style-name="Standard">
      <style:text-properties officeooo:rsid="00156ae1" officeooo:paragraph-rsid="018b4c02"/>
    </style:style>
    <style:style style:name="P69" style:family="paragraph" style:parent-style-name="Standard">
      <style:text-properties officeooo:rsid="00156ae1" officeooo:paragraph-rsid="018f6877"/>
    </style:style>
    <style:style style:name="P70" style:family="paragraph" style:parent-style-name="Standard">
      <style:text-properties officeooo:rsid="00156ae1" officeooo:paragraph-rsid="01a6fbb6"/>
    </style:style>
    <style:style style:name="P71" style:family="paragraph" style:parent-style-name="Standard">
      <style:text-properties officeooo:rsid="00156ae1" officeooo:paragraph-rsid="01b27956"/>
    </style:style>
    <style:style style:name="P72" style:family="paragraph" style:parent-style-name="Standard">
      <style:text-properties officeooo:rsid="00156ae1" officeooo:paragraph-rsid="01c3777e"/>
    </style:style>
    <style:style style:name="P73" style:family="paragraph" style:parent-style-name="Standard">
      <style:text-properties officeooo:rsid="00156ae1" officeooo:paragraph-rsid="01c5ff6f"/>
    </style:style>
    <style:style style:name="P74" style:family="paragraph" style:parent-style-name="Standard">
      <style:text-properties officeooo:rsid="00156ae1" officeooo:paragraph-rsid="01cf20a4"/>
    </style:style>
    <style:style style:name="P75" style:family="paragraph" style:parent-style-name="Standard">
      <style:text-properties officeooo:rsid="00156ae1" officeooo:paragraph-rsid="01d791b4"/>
    </style:style>
    <style:style style:name="P76" style:family="paragraph" style:parent-style-name="Standard">
      <style:text-properties officeooo:rsid="00156ae1" officeooo:paragraph-rsid="01db7dd6"/>
    </style:style>
    <style:style style:name="P77" style:family="paragraph" style:parent-style-name="Standard">
      <style:text-properties officeooo:rsid="00156ae1" officeooo:paragraph-rsid="01de20aa"/>
    </style:style>
    <style:style style:name="P78" style:family="paragraph" style:parent-style-name="Standard">
      <style:text-properties officeooo:rsid="00156ae1" officeooo:paragraph-rsid="01e7930d"/>
    </style:style>
    <style:style style:name="P79" style:family="paragraph" style:parent-style-name="Standard">
      <style:text-properties officeooo:rsid="00156ae1" officeooo:paragraph-rsid="01efc9a4"/>
    </style:style>
    <style:style style:name="P80" style:family="paragraph" style:parent-style-name="Standard">
      <style:text-properties officeooo:rsid="00156ae1" officeooo:paragraph-rsid="01f61363"/>
    </style:style>
    <style:style style:name="P81" style:family="paragraph" style:parent-style-name="Standard">
      <style:text-properties officeooo:rsid="00156ae1" officeooo:paragraph-rsid="0206ae01"/>
    </style:style>
    <style:style style:name="P82" style:family="paragraph" style:parent-style-name="Standard">
      <style:text-properties officeooo:rsid="00156ae1" officeooo:paragraph-rsid="020df2ce"/>
    </style:style>
    <style:style style:name="P83" style:family="paragraph" style:parent-style-name="Standard">
      <style:text-properties officeooo:rsid="00156ae1" officeooo:paragraph-rsid="022bbfff"/>
    </style:style>
    <style:style style:name="P84" style:family="paragraph" style:parent-style-name="Standard">
      <style:text-properties officeooo:rsid="00156ae1" officeooo:paragraph-rsid="0237954b"/>
    </style:style>
    <style:style style:name="P85" style:family="paragraph" style:parent-style-name="Standard">
      <style:text-properties officeooo:rsid="00156ae1" officeooo:paragraph-rsid="0239d721"/>
    </style:style>
    <style:style style:name="P86" style:family="paragraph" style:parent-style-name="Standard">
      <style:text-properties officeooo:rsid="00156ae1" officeooo:paragraph-rsid="023c996e"/>
    </style:style>
    <style:style style:name="P87" style:family="paragraph" style:parent-style-name="Standard">
      <style:text-properties officeooo:rsid="00156ae1" officeooo:paragraph-rsid="023e7c01"/>
    </style:style>
    <style:style style:name="P88" style:family="paragraph" style:parent-style-name="Standard">
      <style:text-properties officeooo:rsid="00156ae1" officeooo:paragraph-rsid="02433538"/>
    </style:style>
    <style:style style:name="P89" style:family="paragraph" style:parent-style-name="Standard">
      <style:text-properties officeooo:rsid="00156ae1" officeooo:paragraph-rsid="02496aa2"/>
    </style:style>
    <style:style style:name="P90" style:family="paragraph" style:parent-style-name="Standard">
      <style:text-properties officeooo:rsid="00156ae1" officeooo:paragraph-rsid="0269acaa"/>
    </style:style>
    <style:style style:name="P91" style:family="paragraph" style:parent-style-name="Standard">
      <style:text-properties officeooo:rsid="001ced07" officeooo:paragraph-rsid="001ced07"/>
    </style:style>
    <style:style style:name="P92" style:family="paragraph" style:parent-style-name="Standard">
      <style:text-properties officeooo:rsid="001f69de" officeooo:paragraph-rsid="001f69de"/>
    </style:style>
    <style:style style:name="P93" style:family="paragraph" style:parent-style-name="Standard">
      <style:text-properties officeooo:rsid="00208273" officeooo:paragraph-rsid="00208273"/>
    </style:style>
    <style:style style:name="P94" style:family="paragraph" style:parent-style-name="Standard">
      <style:text-properties officeooo:rsid="00241a1a" officeooo:paragraph-rsid="00241a1a"/>
    </style:style>
    <style:style style:name="P95" style:family="paragraph" style:parent-style-name="Standard">
      <style:text-properties officeooo:rsid="0025c69a" officeooo:paragraph-rsid="0025c69a"/>
    </style:style>
    <style:style style:name="P96" style:family="paragraph" style:parent-style-name="Standard">
      <style:text-properties officeooo:rsid="0026ee1b" officeooo:paragraph-rsid="0026ee1b"/>
    </style:style>
    <style:style style:name="P97" style:family="paragraph" style:parent-style-name="Standard">
      <style:text-properties officeooo:rsid="0028efc8" officeooo:paragraph-rsid="0028efc8"/>
    </style:style>
    <style:style style:name="P98" style:family="paragraph" style:parent-style-name="Standard">
      <style:text-properties officeooo:rsid="002a68d9" officeooo:paragraph-rsid="002a68d9"/>
    </style:style>
    <style:style style:name="P99" style:family="paragraph" style:parent-style-name="Standard">
      <style:text-properties officeooo:rsid="002ea7fb" officeooo:paragraph-rsid="002ea7fb"/>
    </style:style>
    <style:style style:name="P100" style:family="paragraph" style:parent-style-name="Standard">
      <style:text-properties officeooo:rsid="003311d3" officeooo:paragraph-rsid="003311d3"/>
    </style:style>
    <style:style style:name="P101" style:family="paragraph" style:parent-style-name="Standard">
      <style:text-properties officeooo:rsid="00359470" officeooo:paragraph-rsid="00359470"/>
    </style:style>
    <style:style style:name="P102" style:family="paragraph" style:parent-style-name="Standard">
      <style:text-properties officeooo:rsid="00390278" officeooo:paragraph-rsid="00390278"/>
    </style:style>
    <style:style style:name="P103" style:family="paragraph" style:parent-style-name="Standard">
      <style:text-properties officeooo:rsid="00430558" officeooo:paragraph-rsid="00430558"/>
    </style:style>
    <style:style style:name="P104" style:family="paragraph" style:parent-style-name="Standard">
      <style:text-properties officeooo:rsid="0043d6c2" officeooo:paragraph-rsid="0043d6c2"/>
    </style:style>
    <style:style style:name="P105" style:family="paragraph" style:parent-style-name="Standard">
      <style:text-properties officeooo:rsid="004a917e" officeooo:paragraph-rsid="004a917e"/>
    </style:style>
    <style:style style:name="P106" style:family="paragraph" style:parent-style-name="Standard">
      <style:text-properties officeooo:rsid="0057edda" officeooo:paragraph-rsid="0057edda"/>
    </style:style>
    <style:style style:name="P107" style:family="paragraph" style:parent-style-name="Standard">
      <style:text-properties officeooo:rsid="005ef515" officeooo:paragraph-rsid="005ef515"/>
    </style:style>
    <style:style style:name="P108" style:family="paragraph" style:parent-style-name="Standard">
      <style:text-properties officeooo:rsid="0062d222" officeooo:paragraph-rsid="0062d222"/>
    </style:style>
    <style:style style:name="P109" style:family="paragraph" style:parent-style-name="Standard">
      <style:text-properties officeooo:rsid="006a3f99" officeooo:paragraph-rsid="006a3f99"/>
    </style:style>
    <style:style style:name="P110" style:family="paragraph" style:parent-style-name="Standard">
      <style:text-properties officeooo:rsid="006d660b" officeooo:paragraph-rsid="006d660b"/>
    </style:style>
    <style:style style:name="P111" style:family="paragraph" style:parent-style-name="Standard">
      <style:text-properties officeooo:rsid="007612fd" officeooo:paragraph-rsid="007612fd"/>
    </style:style>
    <style:style style:name="P112" style:family="paragraph" style:parent-style-name="Standard">
      <style:text-properties officeooo:rsid="00962c1a" officeooo:paragraph-rsid="00962c1a"/>
    </style:style>
    <style:style style:name="P113" style:family="paragraph" style:parent-style-name="Standard">
      <style:text-properties officeooo:rsid="00998533" officeooo:paragraph-rsid="00998533"/>
    </style:style>
    <style:style style:name="P114" style:family="paragraph" style:parent-style-name="Standard">
      <style:text-properties officeooo:rsid="00a83387" officeooo:paragraph-rsid="00a83387"/>
    </style:style>
    <style:style style:name="P115" style:family="paragraph" style:parent-style-name="Standard">
      <style:text-properties officeooo:rsid="00b2dcb9" officeooo:paragraph-rsid="00b2dcb9"/>
    </style:style>
    <style:style style:name="P116" style:family="paragraph" style:parent-style-name="Standard">
      <style:text-properties officeooo:rsid="00bb2113" officeooo:paragraph-rsid="00bb2113"/>
    </style:style>
    <style:style style:name="P117" style:family="paragraph" style:parent-style-name="Standard">
      <style:text-properties officeooo:rsid="00c68297" officeooo:paragraph-rsid="00c68297"/>
    </style:style>
    <style:style style:name="P118" style:family="paragraph" style:parent-style-name="Standard">
      <style:text-properties officeooo:rsid="00dc29f4" officeooo:paragraph-rsid="00dc29f4"/>
    </style:style>
    <style:style style:name="P119" style:family="paragraph" style:parent-style-name="Standard">
      <style:text-properties officeooo:paragraph-rsid="00df4397"/>
    </style:style>
    <style:style style:name="P120" style:family="paragraph" style:parent-style-name="Standard">
      <style:text-properties officeooo:rsid="00df4397" officeooo:paragraph-rsid="00df4397"/>
    </style:style>
    <style:style style:name="P121" style:family="paragraph" style:parent-style-name="Standard">
      <style:text-properties officeooo:rsid="00e07e35" officeooo:paragraph-rsid="00e07e35"/>
    </style:style>
    <style:style style:name="P122" style:family="paragraph" style:parent-style-name="Standard">
      <style:text-properties officeooo:paragraph-rsid="00eb8c6a"/>
    </style:style>
    <style:style style:name="P123" style:family="paragraph" style:parent-style-name="Standard">
      <style:text-properties officeooo:paragraph-rsid="00f2e558"/>
    </style:style>
    <style:style style:name="P124" style:family="paragraph" style:parent-style-name="Standard">
      <style:text-properties officeooo:paragraph-rsid="00fb1cb5"/>
    </style:style>
    <style:style style:name="P125" style:family="paragraph" style:parent-style-name="Standard">
      <style:text-properties officeooo:paragraph-rsid="00ffd1a8"/>
    </style:style>
    <style:style style:name="P126" style:family="paragraph" style:parent-style-name="Standard">
      <style:text-properties officeooo:paragraph-rsid="01025fe5"/>
    </style:style>
    <style:style style:name="P127" style:family="paragraph" style:parent-style-name="Standard">
      <style:text-properties officeooo:paragraph-rsid="01052d09"/>
    </style:style>
    <style:style style:name="P128" style:family="paragraph" style:parent-style-name="Standard">
      <style:text-properties officeooo:paragraph-rsid="0106db61"/>
    </style:style>
    <style:style style:name="P129" style:family="paragraph" style:parent-style-name="Standard">
      <style:text-properties officeooo:rsid="010d023b" officeooo:paragraph-rsid="010d023b"/>
    </style:style>
    <style:style style:name="P130" style:family="paragraph" style:parent-style-name="Standard">
      <style:text-properties officeooo:paragraph-rsid="011ce349"/>
    </style:style>
    <style:style style:name="P131" style:family="paragraph" style:parent-style-name="Standard">
      <style:text-properties officeooo:rsid="011ce349" officeooo:paragraph-rsid="011ce349"/>
    </style:style>
    <style:style style:name="P132" style:family="paragraph" style:parent-style-name="Standard">
      <style:text-properties officeooo:rsid="01221108" officeooo:paragraph-rsid="01221108"/>
    </style:style>
    <style:style style:name="P133" style:family="paragraph" style:parent-style-name="Standard">
      <style:text-properties officeooo:rsid="012a81bb" officeooo:paragraph-rsid="012a81bb"/>
    </style:style>
    <style:style style:name="P134" style:family="paragraph" style:parent-style-name="Standard">
      <style:text-properties officeooo:paragraph-rsid="012ab137"/>
    </style:style>
    <style:style style:name="P135" style:family="paragraph" style:parent-style-name="Standard">
      <style:text-properties officeooo:paragraph-rsid="012ce5fb"/>
    </style:style>
    <style:style style:name="P136" style:family="paragraph" style:parent-style-name="Standard">
      <style:text-properties officeooo:paragraph-rsid="012f17e7"/>
    </style:style>
    <style:style style:name="P137" style:family="paragraph" style:parent-style-name="Standard">
      <style:text-properties officeooo:paragraph-rsid="01341dc3"/>
    </style:style>
    <style:style style:name="P138" style:family="paragraph" style:parent-style-name="Standard">
      <style:text-properties officeooo:paragraph-rsid="01374101"/>
    </style:style>
    <style:style style:name="P139" style:family="paragraph" style:parent-style-name="Standard">
      <style:text-properties officeooo:rsid="015ebbfc" officeooo:paragraph-rsid="015ebbfc"/>
    </style:style>
    <style:style style:name="P140" style:family="paragraph" style:parent-style-name="Standard">
      <style:text-properties officeooo:rsid="0162c4e7" officeooo:paragraph-rsid="0162c4e7"/>
    </style:style>
    <style:style style:name="P141" style:family="paragraph" style:parent-style-name="Standard">
      <style:text-properties officeooo:rsid="016a9da1" officeooo:paragraph-rsid="016a9da1"/>
    </style:style>
    <style:style style:name="P142" style:family="paragraph" style:parent-style-name="Standard">
      <style:text-properties officeooo:rsid="0177badc" officeooo:paragraph-rsid="0177badc"/>
    </style:style>
    <style:style style:name="P143" style:family="paragraph" style:parent-style-name="Standard">
      <style:text-properties officeooo:rsid="017c0406" officeooo:paragraph-rsid="017c0406"/>
    </style:style>
    <style:style style:name="P144" style:family="paragraph" style:parent-style-name="Standard">
      <style:text-properties officeooo:rsid="018021ad" officeooo:paragraph-rsid="018021ad"/>
    </style:style>
    <style:style style:name="P145" style:family="paragraph" style:parent-style-name="Standard">
      <style:text-properties officeooo:rsid="01855cb1" officeooo:paragraph-rsid="01855cb1"/>
    </style:style>
    <style:style style:name="P146" style:family="paragraph" style:parent-style-name="Standard">
      <style:text-properties officeooo:rsid="018b4c02" officeooo:paragraph-rsid="018b4c02"/>
    </style:style>
    <style:style style:name="P147" style:family="paragraph" style:parent-style-name="Standard">
      <style:text-properties officeooo:rsid="018f6877" officeooo:paragraph-rsid="018f6877"/>
    </style:style>
    <style:style style:name="P148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149" style:family="paragraph" style:parent-style-name="Standard">
      <style:text-properties officeooo:rsid="01a6fbb6" officeooo:paragraph-rsid="01a6fbb6"/>
    </style:style>
    <style:style style:name="P150" style:family="paragraph" style:parent-style-name="Standard">
      <style:text-properties officeooo:rsid="01a89716" officeooo:paragraph-rsid="01a89716"/>
    </style:style>
    <style:style style:name="P151" style:family="paragraph" style:parent-style-name="Standard">
      <style:text-properties officeooo:rsid="01b27956" officeooo:paragraph-rsid="01b27956"/>
    </style:style>
    <style:style style:name="P152" style:family="paragraph" style:parent-style-name="Standard">
      <style:text-properties officeooo:rsid="01b5374a" officeooo:paragraph-rsid="01b5374a"/>
    </style:style>
    <style:style style:name="P153" style:family="paragraph" style:parent-style-name="Standard">
      <style:text-properties officeooo:rsid="01c3777e" officeooo:paragraph-rsid="01c3777e"/>
    </style:style>
    <style:style style:name="P154" style:family="paragraph" style:parent-style-name="Standard">
      <style:text-properties officeooo:rsid="01c5ff6f" officeooo:paragraph-rsid="01c5ff6f"/>
    </style:style>
    <style:style style:name="P155" style:family="paragraph" style:parent-style-name="Standard">
      <style:text-properties officeooo:rsid="01cd8922" officeooo:paragraph-rsid="01cd8922"/>
    </style:style>
    <style:style style:name="P156" style:family="paragraph" style:parent-style-name="Standard">
      <style:text-properties officeooo:rsid="01cf20a4" officeooo:paragraph-rsid="01cf20a4"/>
    </style:style>
    <style:style style:name="P157" style:family="paragraph" style:parent-style-name="Standard">
      <style:text-properties officeooo:rsid="01d791b4" officeooo:paragraph-rsid="01d791b4"/>
    </style:style>
    <style:style style:name="P158" style:family="paragraph" style:parent-style-name="Standard">
      <style:text-properties officeooo:rsid="01db7dd6" officeooo:paragraph-rsid="01db7dd6"/>
    </style:style>
    <style:style style:name="P159" style:family="paragraph" style:parent-style-name="Standard">
      <style:text-properties officeooo:rsid="01de20aa" officeooo:paragraph-rsid="01de20aa"/>
    </style:style>
    <style:style style:name="P160" style:family="paragraph" style:parent-style-name="Standard">
      <style:text-properties officeooo:rsid="01e7930d" officeooo:paragraph-rsid="01e7930d"/>
    </style:style>
    <style:style style:name="P161" style:family="paragraph" style:parent-style-name="Standard">
      <style:text-properties officeooo:rsid="01efc9a4" officeooo:paragraph-rsid="01efc9a4"/>
    </style:style>
    <style:style style:name="P162" style:family="paragraph" style:parent-style-name="Standard">
      <style:text-properties officeooo:rsid="01f61363" officeooo:paragraph-rsid="01f61363"/>
    </style:style>
    <style:style style:name="P163" style:family="paragraph" style:parent-style-name="Standard">
      <style:text-properties officeooo:rsid="0206ae01" officeooo:paragraph-rsid="0206ae01"/>
    </style:style>
    <style:style style:name="P164" style:family="paragraph" style:parent-style-name="Standard">
      <style:text-properties officeooo:rsid="020df2ce" officeooo:paragraph-rsid="020df2ce"/>
    </style:style>
    <style:style style:name="P165" style:family="paragraph" style:parent-style-name="Standard">
      <style:text-properties officeooo:rsid="022bbfff" officeooo:paragraph-rsid="022bbfff"/>
    </style:style>
    <style:style style:name="P166" style:family="paragraph" style:parent-style-name="Standard">
      <style:text-properties officeooo:rsid="0237954b" officeooo:paragraph-rsid="0237954b"/>
    </style:style>
    <style:style style:name="P167" style:family="paragraph" style:parent-style-name="Standard">
      <style:text-properties officeooo:rsid="0239d721" officeooo:paragraph-rsid="0239d721"/>
    </style:style>
    <style:style style:name="P168" style:family="paragraph" style:parent-style-name="Standard">
      <style:text-properties officeooo:rsid="023c996e" officeooo:paragraph-rsid="023c996e"/>
    </style:style>
    <style:style style:name="P169" style:family="paragraph" style:parent-style-name="Standard">
      <style:text-properties officeooo:rsid="023e7c01" officeooo:paragraph-rsid="023e7c01"/>
    </style:style>
    <style:style style:name="P170" style:family="paragraph" style:parent-style-name="Standard">
      <style:text-properties officeooo:rsid="02433538" officeooo:paragraph-rsid="02433538"/>
    </style:style>
    <style:style style:name="P171" style:family="paragraph" style:parent-style-name="Standard">
      <style:text-properties officeooo:rsid="02496aa2" officeooo:paragraph-rsid="02496aa2"/>
    </style:style>
    <style:style style:name="P172" style:family="paragraph" style:parent-style-name="Standard">
      <style:text-properties officeooo:rsid="0269acaa" officeooo:paragraph-rsid="0269acaa"/>
    </style:style>
    <style:style style:name="P173" style:family="paragraph" style:parent-style-name="Table_20_Contents">
      <style:paragraph-properties fo:text-align="center" style:justify-single-word="false"/>
    </style:style>
    <style:style style:name="P174" style:family="paragraph" style:parent-style-name="Table_20_Contents">
      <style:paragraph-properties fo:text-align="end" style:justify-single-word="false"/>
    </style:style>
    <style:style style:name="P175" style:family="paragraph" style:parent-style-name="Standard">
      <style:text-properties officeooo:rsid="00156ae1"/>
    </style:style>
    <style:style style:name="P176" style:family="paragraph" style:parent-style-name="Standard">
      <style:text-properties officeooo:rsid="00156ae1" officeooo:paragraph-rsid="01cd8922"/>
    </style:style>
    <style:style style:name="P177" style:family="paragraph" style:parent-style-name="Standard">
      <style:text-properties officeooo:rsid="00156ae1" officeooo:paragraph-rsid="027e1194"/>
    </style:style>
    <style:style style:name="P178" style:family="paragraph" style:parent-style-name="Standard">
      <style:text-properties officeooo:rsid="00156ae1" officeooo:paragraph-rsid="02496aa2"/>
    </style:style>
    <style:style style:name="P179" style:family="paragraph" style:parent-style-name="Standard">
      <style:text-properties officeooo:rsid="00156ae1" officeooo:paragraph-rsid="029547c1"/>
    </style:style>
    <style:style style:name="P180" style:family="paragraph" style:parent-style-name="Standard">
      <style:text-properties officeooo:rsid="00156ae1" officeooo:paragraph-rsid="02b4da6d"/>
    </style:style>
    <style:style style:name="P181" style:family="paragraph" style:parent-style-name="Standard">
      <style:text-properties officeooo:rsid="00156ae1" officeooo:paragraph-rsid="01c5ff6f"/>
    </style:style>
    <style:style style:name="P182" style:family="paragraph" style:parent-style-name="Standard">
      <style:text-properties officeooo:rsid="027e1194" officeooo:paragraph-rsid="027e1194"/>
    </style:style>
    <style:style style:name="P183" style:family="paragraph" style:parent-style-name="Standard">
      <style:paragraph-properties fo:text-align="center" style:justify-single-word="false"/>
    </style:style>
    <style:style style:name="P184" style:family="paragraph" style:parent-style-name="Standard">
      <style:paragraph-properties fo:text-align="center" style:justify-single-word="false"/>
      <style:text-properties officeooo:paragraph-rsid="027e3c7b"/>
    </style:style>
    <style:style style:name="P185" style:family="paragraph" style:parent-style-name="Standard">
      <style:text-properties officeooo:rsid="029547c1" officeooo:paragraph-rsid="029547c1"/>
    </style:style>
    <style:style style:name="P186" style:family="paragraph" style:parent-style-name="Standard">
      <style:text-properties officeooo:rsid="02b4da6d" officeooo:paragraph-rsid="02b4da6d"/>
    </style:style>
    <style:style style:name="P187" style:family="paragraph" style:parent-style-name="Table_20_Contents">
      <style:paragraph-properties fo:text-align="center" style:justify-single-word="false"/>
    </style:style>
    <style:style style:name="P188" style:family="paragraph" style:parent-style-name="Table_20_Contents">
      <style:paragraph-properties fo:text-align="end" style:justify-single-word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ced07" style:font-size-asian="16pt" style:font-size-complex="16pt"/>
    </style:style>
    <style:style style:name="T3" style:family="text">
      <style:text-properties fo:font-size="16pt" officeooo:rsid="0028efc8" style:font-size-asian="16pt" style:font-size-complex="16pt"/>
    </style:style>
    <style:style style:name="T4" style:family="text">
      <style:text-properties fo:font-size="16pt" officeooo:rsid="0034998b" style:font-size-asian="16pt" style:font-size-complex="16pt"/>
    </style:style>
    <style:style style:name="T5" style:family="text">
      <style:text-properties fo:font-size="16pt" officeooo:rsid="003c95a2" style:font-size-asian="16pt" style:font-size-complex="16pt"/>
    </style:style>
    <style:style style:name="T6" style:family="text">
      <style:text-properties fo:font-size="16pt" officeooo:rsid="00424193" style:font-size-asian="16pt" style:font-size-complex="16pt"/>
    </style:style>
    <style:style style:name="T7" style:family="text">
      <style:text-properties fo:font-size="16pt" officeooo:rsid="0062d222" style:font-size-asian="16pt" style:font-size-complex="16pt"/>
    </style:style>
    <style:style style:name="T8" style:family="text">
      <style:text-properties fo:font-size="16pt" officeooo:rsid="006bf4b9" style:font-size-asian="16pt" style:font-size-complex="16pt"/>
    </style:style>
    <style:style style:name="T9" style:family="text">
      <style:text-properties fo:font-size="16pt" officeooo:rsid="00962c1a" style:font-size-asian="16pt" style:font-size-complex="16pt"/>
    </style:style>
    <style:style style:name="T10" style:family="text">
      <style:text-properties fo:font-size="16pt" officeooo:rsid="00bb2113" style:font-size-asian="16pt" style:font-size-complex="16pt"/>
    </style:style>
    <style:style style:name="T11" style:family="text">
      <style:text-properties fo:font-size="16pt" officeooo:rsid="00db1f6b" style:font-size-asian="16pt" style:font-size-complex="16pt"/>
    </style:style>
    <style:style style:name="T12" style:family="text">
      <style:text-properties fo:font-size="16pt" officeooo:rsid="00df4397" style:font-size-asian="16pt" style:font-size-complex="16pt"/>
    </style:style>
    <style:style style:name="T13" style:family="text">
      <style:text-properties fo:font-size="16pt" officeooo:rsid="00eb8c6a" style:font-size-asian="16pt" style:font-size-complex="16pt"/>
    </style:style>
    <style:style style:name="T14" style:family="text">
      <style:text-properties fo:font-size="16pt" officeooo:rsid="011ce349" style:font-size-asian="16pt" style:font-size-complex="16pt"/>
    </style:style>
    <style:style style:name="T15" style:family="text">
      <style:text-properties fo:font-size="16pt" officeooo:rsid="012ab137" style:font-size-asian="16pt" style:font-size-complex="16pt"/>
    </style:style>
    <style:style style:name="T16" style:family="text">
      <style:text-properties fo:font-size="16pt" officeooo:rsid="01374101" style:font-size-asian="16pt" style:font-size-complex="16pt"/>
    </style:style>
    <style:style style:name="T17" style:family="text">
      <style:text-properties fo:font-size="16pt" officeooo:rsid="015ebbfc" style:font-size-asian="16pt" style:font-size-complex="16pt"/>
    </style:style>
    <style:style style:name="T18" style:family="text">
      <style:text-properties fo:font-size="16pt" officeooo:rsid="018f6877" style:font-size-asian="16pt" style:font-size-complex="16pt"/>
    </style:style>
    <style:style style:name="T19" style:family="text">
      <style:text-properties fo:font-size="16pt" officeooo:rsid="01a6fbb6" style:font-size-asian="16pt" style:font-size-complex="16pt"/>
    </style:style>
    <style:style style:name="T20" style:family="text">
      <style:text-properties fo:font-size="16pt" officeooo:rsid="01f61363" style:font-size-asian="16pt" style:font-size-complex="16pt"/>
    </style:style>
    <style:style style:name="T21" style:family="text">
      <style:text-properties fo:font-size="16pt" officeooo:rsid="023c996e" style:font-size-asian="16pt" style:font-size-complex="16pt"/>
    </style:style>
    <style:style style:name="T22" style:family="text">
      <style:text-properties fo:font-size="16pt" officeooo:rsid="02b6733f" style:font-size-asian="16pt" style:font-size-complex="16pt"/>
    </style:style>
    <style:style style:name="T23" style:family="text">
      <style:text-properties officeooo:rsid="001f69de"/>
    </style:style>
    <style:style style:name="T24" style:family="text">
      <style:text-properties officeooo:rsid="00241a1a"/>
    </style:style>
    <style:style style:name="T25" style:family="text">
      <style:text-properties officeooo:rsid="002a68d9"/>
    </style:style>
    <style:style style:name="T26" style:family="text">
      <style:text-properties officeooo:rsid="00359470"/>
    </style:style>
    <style:style style:name="T27" style:family="text">
      <style:text-properties officeooo:rsid="0043d6c2"/>
    </style:style>
    <style:style style:name="T28" style:family="text">
      <style:text-properties officeooo:rsid="0057edda"/>
    </style:style>
    <style:style style:name="T29" style:family="text">
      <style:text-properties officeooo:rsid="006d660b"/>
    </style:style>
    <style:style style:name="T30" style:family="text">
      <style:text-properties officeooo:rsid="00998533"/>
    </style:style>
    <style:style style:name="T31" style:family="text">
      <style:text-properties officeooo:rsid="00b2dcb9"/>
    </style:style>
    <style:style style:name="T32" style:family="text">
      <style:text-properties officeooo:rsid="00c68297"/>
    </style:style>
    <style:style style:name="T33" style:family="text">
      <style:text-properties officeooo:rsid="00e07e35"/>
    </style:style>
    <style:style style:name="T34" style:family="text">
      <style:text-properties officeooo:rsid="0162c4e7"/>
    </style:style>
    <style:style style:name="T35" style:family="text">
      <style:text-properties officeooo:rsid="0177badc"/>
    </style:style>
    <style:style style:name="T36" style:family="text">
      <style:text-properties officeooo:rsid="01b27956"/>
    </style:style>
    <style:style style:name="T37" style:family="text">
      <style:text-properties officeooo:rsid="01cc6fc2"/>
    </style:style>
    <style:style style:name="T38" style:family="text">
      <style:text-properties officeooo:rsid="01cf20a4"/>
    </style:style>
    <style:style style:name="T39" style:family="text">
      <style:text-properties officeooo:rsid="0206ae01"/>
    </style:style>
    <style:style style:name="T40" style:family="text">
      <style:text-properties officeooo:rsid="022bbfff"/>
    </style:style>
    <style:style style:name="T41" style:family="text">
      <style:text-properties officeooo:rsid="023e7c01"/>
    </style:style>
    <style:style style:name="T42" style:family="text">
      <style:text-properties officeooo:rsid="0269acaa"/>
    </style:style>
    <style:style style:name="T43" style:family="text">
      <style:text-properties officeooo:rsid="029547c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tegral Indefinida</text:span><text:span text:style-name="T2"> – </text:span><text:a xlink:type="simple" xlink:href="https://www.youtube.com/watch?v=CdEUV9mcEJ8&amp;index=1&amp;list=PLD785E767CD25501A" text:style-name="Internet_20_link" text:visited-style-name="Visited_20_Internet_20_Link"><text:span text:style-name="T1">Aula 1</text:span></text:a></text:p>
      <text:p text:style-name="Standard"/>
      <text:p text:style-name="Standard"><draw:frame draw:style-name="fr1" draw:name="Objeto2" text:anchor-type="as-char" svg:y="-3.817cm" svg:width="7.184cm" svg:height="7.39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P13">Exercício I</text:p>
      <text:p text:style-name="P91"/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173"><draw:frame draw:style-name="fr1" draw:name="Objeto1" text:anchor-type="as-char" svg:y="-0.935cm" svg:width="2.836cm" svg:height="1.716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p>
            </table:table-cell>
            <table:table-cell table:style-name="Tabela1.A1" office:value-type="string">
              <text:p text:style-name="P174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Standard"/>
      <text:p text:style-name="P14">Exercício I<text:span text:style-name="T23">I</text:span></text:p>
      <text:p text:style-name="P92"/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173"><draw:frame draw:style-name="fr1" draw:name="Objeto3" text:anchor-type="as-char" svg:y="-0.681cm" svg:width="6.83cm" svg:height="1.06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  </table:table-cell>
            <table:table-cell table:style-name="Tabela2.A1" office:value-type="string">
              <text:p text:style-name="P174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Standard"/>
      <text:p text:style-name="P15">Exercício I<text:span text:style-name="T23">II</text:span></text:p>
      <text:p text:style-name="P93"/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173"><draw:frame draw:style-name="fr1" draw:name="Objeto4" text:anchor-type="as-char" svg:y="-0.681cm" svg:width="14.034cm" svg:height="1.06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    </table:table-cell>
            <table:table-cell table:style-name="Tabela3.A1" office:value-type="string">
              <text:p text:style-name="P174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Standard"/>
      <text:p text:style-name="P16">Exercício I<text:span text:style-name="T24">V</text:span></text:p>
      <text:p text:style-name="P94"/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P173"><draw:frame draw:style-name="fr1" draw:name="Objeto5" text:anchor-type="as-char" svg:y="-0.462cm" svg:width="4.216cm" svg:height="0.637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  </table:table-cell>
            <table:table-cell table:style-name="Tabela4.A1" office:value-type="string">
              <text:p text:style-name="P174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Standard"/>
      <text:p text:style-name="P17">Exercício <text:span text:style-name="T24">V</text:span></text:p>
      <text:p text:style-name="P95"/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P173"><draw:frame draw:style-name="fr1" draw:name="Objeto6" text:anchor-type="as-char" svg:y="-0.681cm" svg:width="5.242cm" svg:height="1.06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      </table:table-cell>
            <table:table-cell table:style-name="Tabela5.A1" office:value-type="string">
              <text:p text:style-name="P174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Standard"/>
      <text:p text:style-name="P18"/>
      <text:p text:style-name="P18"/>
      <text:p text:style-name="P18"/>
      <text:p text:style-name="P18"/>
      <text:p text:style-name="P18"/>
      <text:p text:style-name="P18"><text:soft-page-break/>Exercício <text:span text:style-name="T24">VI</text:span></text:p>
      <text:p text:style-name="P96"/>
      <table:table table:name="Tabela6" table:style-name="Tabela6">
        <table:table-column table:style-name="Tabela6.A"/>
        <table:table-column table:style-name="Tabela6.B"/>
        <table:table-header-rows>
          <table:table-row>
            <table:table-cell table:style-name="Tabela6.A1" office:value-type="string">
              <text:p text:style-name="P173"><draw:frame draw:style-name="fr1" draw:name="Objeto7" text:anchor-type="as-char" svg:y="-1.145cm" svg:width="12.377cm" svg:height="2.14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      </table:table-cell>
            <table:table-cell table:style-name="Tabela6.A1" office:value-type="string">
              <text:p text:style-name="P174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Standard"/>
      <text:p text:style-name="P2"><text:span text:style-name="T1">Integral Indefinida</text:span><text:span text:style-name="T3"> – </text:span><text:a xlink:type="simple" xlink:href="https://www.youtube.com/watch?v=TPRt6MpP7R0&amp;index=2&amp;list=PLD785E767CD25501A" text:style-name="Internet_20_link" text:visited-style-name="Visited_20_Internet_20_Link"><text:span text:style-name="T1">Aula 2</text:span></text:a></text:p>
      <text:p text:style-name="Standard"/>
      <text:p text:style-name="P19">Exercício I</text:p>
      <text:p text:style-name="P97"/>
      <table:table table:name="Tabela7" table:style-name="Tabela7">
        <table:table-column table:style-name="Tabela7.A"/>
        <table:table-column table:style-name="Tabela7.B"/>
        <table:table-header-rows>
          <table:table-row>
            <table:table-cell table:style-name="Tabela7.A1" office:value-type="string">
              <text:p text:style-name="P173"><draw:frame draw:style-name="fr1" draw:name="Objeto8" text:anchor-type="as-char" svg:y="-0.681cm" svg:width="6.084cm" svg:height="1.12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p>
            </table:table-cell>
            <table:table-cell table:style-name="Tabela7.A1" office:value-type="string">
              <text:p text:style-name="P174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Standard"/>
      <text:p text:style-name="P20"/>
      <text:p text:style-name="P20">Exercício I<text:span text:style-name="T25">I</text:span></text:p>
      <text:p text:style-name="P98"/>
      <table:table table:name="Tabela8" table:style-name="Tabela8">
        <table:table-column table:style-name="Tabela8.A"/>
        <table:table-column table:style-name="Tabela8.B"/>
        <table:table-header-rows>
          <table:table-row>
            <table:table-cell table:style-name="Tabela8.A1" office:value-type="string">
              <text:p text:style-name="P173"><draw:frame draw:style-name="fr1" draw:name="Objeto9" text:anchor-type="as-char" svg:y="-0.967cm" svg:width="8.271cm" svg:height="1.976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/text:p>
            </table:table-cell>
            <table:table-cell table:style-name="Tabela8.A1" office:value-type="string">
              <text:p text:style-name="P174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Standard"/>
      <text:p text:style-name="P21">Exercício I<text:span text:style-name="T25">I</text:span></text:p>
      <text:p text:style-name="P99"/>
      <table:table table:name="Tabela9" table:style-name="Tabela9">
        <table:table-column table:style-name="Tabela9.A"/>
        <table:table-column table:style-name="Tabela9.B"/>
        <table:table-header-rows>
          <table:table-row>
            <table:table-cell table:style-name="Tabela9.A1" office:value-type="string">
              <text:p text:style-name="P173"><draw:frame draw:style-name="fr1" draw:name="Objeto10" text:anchor-type="as-char" svg:y="-1.603cm" svg:width="13.818cm" svg:height="3.055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      </table:table-cell>
            <table:table-cell table:style-name="Tabela9.A1" office:value-type="string">
              <text:p text:style-name="P174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Standard"/>
      <text:p text:style-name="P23"><text:span text:style-name="T1">Integral indefinida</text:span><text:span text:style-name="T4"> – </text:span><text:a xlink:type="simple" xlink:href="https://www.youtube.com/watch?v=DFP20IRQ3mI&amp;index=3&amp;list=PLD785E767CD25501A" text:style-name="Internet_20_link" text:visited-style-name="Visited_20_Internet_20_Link"><text:span text:style-name="T1">Aula 3</text:span></text:a></text:p>
      <text:p text:style-name="P22"/>
      <text:p text:style-name="P22">Exercício I</text:p>
      <text:p text:style-name="P100"/>
      <table:table table:name="Tabela10" table:style-name="Tabela10">
        <table:table-column table:style-name="Tabela10.A"/>
        <table:table-column table:style-name="Tabela10.B"/>
        <table:table-header-rows>
          <table:table-row>
            <table:table-cell table:style-name="Tabela10.A1" office:value-type="string">
              <text:p text:style-name="P173"><draw:frame draw:style-name="fr1" draw:name="Objeto11" text:anchor-type="as-char" svg:y="-1.184cm" svg:width="13.012cm" svg:height="2.215cm" draw:z-index="10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      </table:table-cell>
            <table:table-cell table:style-name="Tabela10.A1" office:value-type="string">
              <text:p text:style-name="P174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Standard"/>
      <text:p text:style-name="P25">Exercício I<text:span text:style-name="T26">I</text:span></text:p>
      <text:p text:style-name="P101"/>
      <table:table table:name="Tabela11" table:style-name="Tabela11">
        <table:table-column table:style-name="Tabela11.A"/>
        <table:table-column table:style-name="Tabela11.B"/>
        <table:table-header-rows>
          <table:table-row>
            <table:table-cell table:style-name="Tabela11.A1" office:value-type="string">
              <text:p text:style-name="P173"><draw:frame draw:style-name="fr1" draw:name="Objeto12" text:anchor-type="as-char" svg:y="-0.967cm" svg:width="7.814cm" svg:height="1.976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      </table:table-cell>
            <table:table-cell table:style-name="Tabela11.A1" office:value-type="string">
              <text:p text:style-name="P174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Standard"/>
      <text:p text:style-name="P1"><text:soft-page-break/><text:span text:style-name="T1">Integral de uma função Potência</text:span><text:span text:style-name="T5"> – </text:span><text:a xlink:type="simple" xlink:href="https://www.youtube.com/watch?v=0XR5CyFeS3Q&amp;index=4&amp;list=PLD785E767CD25501A" text:style-name="Internet_20_link" text:visited-style-name="Visited_20_Internet_20_Link"><text:span text:style-name="T1">Aula 4</text:span></text:a></text:p>
      <text:p text:style-name="Standard"/>
      <text:p text:style-name="P26">Exercício I</text:p>
      <text:p text:style-name="P102"/>
      <table:table table:name="Tabela12" table:style-name="Tabela12">
        <table:table-column table:style-name="Tabela12.A"/>
        <table:table-column table:style-name="Tabela12.B"/>
        <table:table-header-rows>
          <table:table-row>
            <table:table-cell table:style-name="Tabela12.A1" office:value-type="string">
              <text:p text:style-name="P173"><draw:frame draw:style-name="fr1" draw:name="Objeto13" text:anchor-type="as-char" svg:y="-0.967cm" svg:width="14.721cm" svg:height="1.976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      </table:table-cell>
            <table:table-cell table:style-name="Tabela12.A1" office:value-type="string">
              <text:p text:style-name="P174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P148"/>
      <text:p text:style-name="P1"><text:span text:style-name="T1">Integral Indefinida</text:span><text:span text:style-name="T6"> – </text:span><text:a xlink:type="simple" xlink:href="https://www.youtube.com/watch?v=iyQlBAAHA9Q&amp;index=5&amp;list=PLD785E767CD25501A" text:style-name="Internet_20_link" text:visited-style-name="Visited_20_Internet_20_Link"><text:span text:style-name="T1">Aula 5</text:span></text:a></text:p>
      <text:p text:style-name="Standard"/>
      <text:p text:style-name="P27">Exercício I</text:p>
      <text:p text:style-name="P103"/>
      <table:table table:name="Tabela13" table:style-name="Tabela13">
        <table:table-column table:style-name="Tabela13.A"/>
        <table:table-column table:style-name="Tabela13.B"/>
        <table:table-header-rows>
          <table:table-row>
            <table:table-cell table:style-name="Tabela13.A1" office:value-type="string">
              <text:p text:style-name="P173"><draw:frame draw:style-name="fr1" draw:name="Objeto14" text:anchor-type="as-char" svg:y="-0.681cm" svg:width="6.062cm" svg:height="1.12cm" draw:z-index="13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      </table:table-cell>
            <table:table-cell table:style-name="Tabela13.A1" office:value-type="string">
              <text:p text:style-name="P174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Standard"/>
      <text:p text:style-name="P28">Exercício I<text:span text:style-name="T27">I</text:span></text:p>
      <text:p text:style-name="P104"/>
      <table:table table:name="Tabela14" table:style-name="Tabela14">
        <table:table-column table:style-name="Tabela14.A"/>
        <table:table-column table:style-name="Tabela14.B"/>
        <table:table-header-rows>
          <table:table-row>
            <table:table-cell table:style-name="Tabela14.A1" office:value-type="string">
              <text:p text:style-name="P173"><draw:frame draw:style-name="fr1" draw:name="Objeto15" text:anchor-type="as-char" svg:y="-0.621cm" svg:width="2.686cm" svg:height="1cm" draw:z-index="14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      </table:table-cell>
            <table:table-cell table:style-name="Tabela14.A1" office:value-type="string">
              <text:p text:style-name="P174">(<text:sequence text:ref-name="refText13" text:name="Text" text:formula="ooow:Text+1" style:num-format="1">14</text:sequence>)</text:p>
            </table:table-cell>
          </table:table-row>
        </table:table-header-rows>
      </table:table>
      <text:p text:style-name="Standard"/>
      <text:p text:style-name="P29">Exercício I<text:span text:style-name="T27">II</text:span></text:p>
      <text:p text:style-name="P105"/>
      <table:table table:name="Tabela15" table:style-name="Tabela15">
        <table:table-column table:style-name="Tabela15.A"/>
        <table:table-column table:style-name="Tabela15.B"/>
        <table:table-header-rows>
          <table:table-row>
            <table:table-cell table:style-name="Tabela15.A1" office:value-type="string">
              <text:p text:style-name="P173"><draw:frame draw:style-name="fr1" draw:name="Objeto16" text:anchor-type="as-char" svg:y="-2.708cm" svg:width="14.469cm" svg:height="5.263cm" draw:z-index="15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      </table:table-cell>
            <table:table-cell table:style-name="Tabela15.A1" office:value-type="string">
              <text:p text:style-name="P174">(<text:sequence text:ref-name="refText14" text:name="Text" text:formula="ooow:Text+1" style:num-format="1">15</text:sequence>)</text:p>
            </table:table-cell>
          </table:table-row>
        </table:table-header-rows>
      </table:table>
      <text:p text:style-name="Standard"/>
      <text:p text:style-name="P30">Exercício I<text:span text:style-name="T28">V</text:span></text:p>
      <text:p text:style-name="P106"/>
      <table:table table:name="Tabela16" table:style-name="Tabela16">
        <table:table-column table:style-name="Tabela16.A"/>
        <table:table-column table:style-name="Tabela16.B"/>
        <table:table-header-rows>
          <table:table-row>
            <table:table-cell table:style-name="Tabela16.A1" office:value-type="string">
              <text:p text:style-name="P173"><draw:frame draw:style-name="fr1" draw:name="Objeto17" text:anchor-type="as-char" svg:y="-2.298cm" svg:width="11.977cm" svg:height="4.449cm" draw:z-index="16"><draw:object xlink:href="./Object 17" xlink:type="simple" xlink:show="embed" xlink:actuate="onLoad"/><draw:image xlink:href="./ObjectReplacements/Object 17" xlink:type="simple" xlink:show="embed" xlink:actuate="onLoad"/><svg:desc>fórmula</svg:desc></draw:frame></text:p>
            </table:table-cell>
            <table:table-cell table:style-name="Tabela16.A1" office:value-type="string">
              <text:p text:style-name="P174">(<text:sequence text:ref-name="refText15" text:name="Text" text:formula="ooow:Text+1" style:num-format="1">16</text:sequence>)</text:p>
            </table:table-cell>
          </table:table-row>
        </table:table-header-rows>
      </table:table>
      <text:p text:style-name="P12"/>
      <text:p text:style-name="P31"/>
      <text:p text:style-name="P31"/>
      <text:p text:style-name="P31"><text:soft-page-break/>Exercício <text:span text:style-name="T28">V</text:span></text:p>
      <text:p text:style-name="P107"/>
      <table:table table:name="Tabela17" table:style-name="Tabela17">
        <table:table-column table:style-name="Tabela17.A"/>
        <table:table-column table:style-name="Tabela17.B"/>
        <table:table-header-rows>
          <table:table-row>
            <table:table-cell table:style-name="Tabela17.A1" office:value-type="string">
              <text:p text:style-name="P173"><draw:frame draw:style-name="fr1" draw:name="Objeto18" text:anchor-type="as-char" svg:y="-2.267cm" svg:width="12.234cm" svg:height="4.383cm" draw:z-index="17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      </table:table-cell>
            <table:table-cell table:style-name="Tabela17.A1" office:value-type="string">
              <text:p text:style-name="P174">(<text:sequence text:ref-name="refText16" text:name="Text" text:formula="ooow:Text+1" style:num-format="1">17</text:sequence>)</text:p>
            </table:table-cell>
          </table:table-row>
        </table:table-header-rows>
      </table:table>
      <text:p text:style-name="Standard"/>
      <text:p text:style-name="P1"><text:span text:style-name="T1">Integral Indefinida</text:span><text:span text:style-name="T7"> – </text:span><text:a xlink:type="simple" xlink:href="https://www.youtube.com/watch?v=k_p_wKHuz0w&amp;index=6&amp;list=PLD785E767CD25501A" text:style-name="Internet_20_link" text:visited-style-name="Visited_20_Internet_20_Link"><text:span text:style-name="T1">Aula 6</text:span></text:a></text:p>
      <text:p text:style-name="Standard"/>
      <text:p text:style-name="P32">Exercício I</text:p>
      <text:p text:style-name="P108"/>
      <table:table table:name="Tabela18" table:style-name="Tabela18">
        <table:table-column table:style-name="Tabela18.A"/>
        <table:table-column table:style-name="Tabela18.B"/>
        <table:table-header-rows>
          <table:table-row>
            <table:table-cell table:style-name="Tabela18.A1" office:value-type="string">
              <text:p text:style-name="P173"><draw:frame draw:style-name="fr1" draw:name="Objeto19" text:anchor-type="as-char" svg:y="-3.713cm" svg:width="13.938cm" svg:height="7.251cm" draw:z-index="18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      </table:table-cell>
            <table:table-cell table:style-name="Tabela18.A1" office:value-type="string">
              <text:p text:style-name="P174">(<text:sequence text:ref-name="refText17" text:name="Text" text:formula="ooow:Text+1" style:num-format="1">18</text:sequence>)</text:p>
            </table:table-cell>
          </table:table-row>
        </table:table-header-rows>
      </table:table>
      <text:p text:style-name="Standard"/>
      <text:p text:style-name="P24"><text:span text:style-name="T1">Integral Indefinida e Composta</text:span><text:span text:style-name="T8"> – </text:span><text:a xlink:type="simple" xlink:href="https://www.youtube.com/watch?v=IyMGYPwAwyQ&amp;index=7&amp;list=PLD785E767CD25501A" text:style-name="Internet_20_link" text:visited-style-name="Visited_20_Internet_20_Link"><text:span text:style-name="T1">Aula 7</text:span></text:a></text:p>
      <text:p text:style-name="P33"/>
      <text:p text:style-name="P33">Exercício I</text:p>
      <text:p text:style-name="P109"/>
      <table:table table:name="Tabela19" table:style-name="Tabela19">
        <table:table-column table:style-name="Tabela19.A"/>
        <table:table-column table:style-name="Tabela19.B"/>
        <table:table-header-rows>
          <table:table-row>
            <table:table-cell table:style-name="Tabela19.A1" office:value-type="string">
              <text:p text:style-name="P173"><draw:frame draw:style-name="fr1" draw:name="Objeto20" text:anchor-type="as-char" svg:y="-0.967cm" svg:width="7.588cm" svg:height="1.976cm" draw:z-index="19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      </table:table-cell>
            <table:table-cell table:style-name="Tabela19.A1" office:value-type="string">
              <text:p text:style-name="P174">(<text:sequence text:ref-name="refText18" text:name="Text" text:formula="ooow:Text+1" style:num-format="1">19</text:sequence>)</text:p>
            </table:table-cell>
          </table:table-row>
        </table:table-header-rows>
      </table:table>
      <text:p text:style-name="Standard"/>
      <text:p text:style-name="P34">Exercício I<text:span text:style-name="T29">I</text:span></text:p>
      <text:p text:style-name="P110"/>
      <table:table table:name="Tabela20" table:style-name="Tabela20">
        <table:table-column table:style-name="Tabela20.A"/>
        <table:table-column table:style-name="Tabela20.B"/>
        <table:table-header-rows>
          <table:table-row>
            <table:table-cell table:style-name="Tabela20.A1" office:value-type="string">
              <text:p text:style-name="P173"><draw:frame draw:style-name="fr1" draw:name="Objeto21" text:anchor-type="as-char" svg:y="-0.67cm" svg:width="8.34cm" svg:height="1.099cm" draw:z-index="20"><draw:object xlink:href="./Object 21" xlink:type="simple" xlink:show="embed" xlink:actuate="onLoad"/><draw:image xlink:href="./ObjectReplacements/Object 21" xlink:type="simple" xlink:show="embed" xlink:actuate="onLoad"/><svg:desc>fórmula</svg:desc></draw:frame></text:p>
            </table:table-cell>
            <table:table-cell table:style-name="Tabela20.A1" office:value-type="string">
              <text:p text:style-name="P174">(<text:sequence text:ref-name="refText19" text:name="Text" text:formula="ooow:Text+1" style:num-format="1">20</text:sequence>)</text:p>
            </table:table-cell>
          </table:table-row>
        </table:table-header-rows>
      </table:table>
      <text:p text:style-name="Standard"/>
      <text:p text:style-name="P35"/>
      <text:p text:style-name="P35"/>
      <text:p text:style-name="P35"/>
      <text:p text:style-name="P35"/>
      <text:p text:style-name="P35"><text:soft-page-break/>Exercício I<text:span text:style-name="T29">II</text:span></text:p>
      <text:p text:style-name="P111"/>
      <table:table table:name="Tabela21" table:style-name="Tabela21">
        <table:table-column table:style-name="Tabela21.A"/>
        <table:table-column table:style-name="Tabela21.B"/>
        <table:table-header-rows>
          <table:table-row>
            <table:table-cell table:style-name="Tabela21.A1" office:value-type="string">
              <text:p text:style-name="P173"><draw:frame draw:style-name="fr1" draw:name="Objeto22" text:anchor-type="as-char" svg:y="-4.697cm" svg:width="15.161cm" svg:height="9.245cm" draw:z-index="21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      </table:table-cell>
            <table:table-cell table:style-name="Tabela21.A1" office:value-type="string">
              <text:p text:style-name="P174">(<text:sequence text:ref-name="refText20" text:name="Text" text:formula="ooow:Text+1" style:num-format="1">21</text:sequence>)</text:p>
            </table:table-cell>
          </table:table-row>
        </table:table-header-rows>
      </table:table>
      <text:p text:style-name="Standard"/>
      <text:p text:style-name="P1"><text:span text:style-name="T1">Integral indefinida e composta</text:span><text:span text:style-name="T9"> – </text:span><text:a xlink:type="simple" xlink:href="https://www.youtube.com/watch?v=gbEEHq-NpUw&amp;index=8&amp;list=PLD785E767CD25501A" text:style-name="Internet_20_link" text:visited-style-name="Visited_20_Internet_20_Link"><text:span text:style-name="T1">Aula 8</text:span></text:a></text:p>
      <text:p text:style-name="Standard"/>
      <text:p text:style-name="P36">Exercício I</text:p>
      <text:p text:style-name="P112"/>
      <table:table table:name="Tabela22" table:style-name="Tabela22">
        <table:table-column table:style-name="Tabela22.A"/>
        <table:table-column table:style-name="Tabela22.B"/>
        <table:table-header-rows>
          <table:table-row>
            <table:table-cell table:style-name="Tabela22.A1" office:value-type="string">
              <text:p text:style-name="P173"><draw:frame draw:style-name="fr1" draw:name="Objeto23" text:anchor-type="as-char" svg:y="-2.586cm" svg:width="9.246cm" svg:height="5.018cm" draw:z-index="22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      </table:table-cell>
            <table:table-cell table:style-name="Tabela22.A1" office:value-type="string">
              <text:p text:style-name="P174">(<text:sequence text:ref-name="refText21" text:name="Text" text:formula="ooow:Text+1" style:num-format="1">22</text:sequence>)</text:p>
            </table:table-cell>
          </table:table-row>
        </table:table-header-rows>
      </table:table>
      <text:p text:style-name="Standard"/>
      <text:p text:style-name="P37">Exercício I<text:span text:style-name="T30">I</text:span></text:p>
      <text:p text:style-name="P113"/>
      <table:table table:name="Tabela23" table:style-name="Tabela23">
        <table:table-column table:style-name="Tabela23.A"/>
        <table:table-column table:style-name="Tabela23.B"/>
        <table:table-header-rows>
          <table:table-row>
            <table:table-cell table:style-name="Tabela23.A1" office:value-type="string">
              <text:p text:style-name="P173"><draw:frame draw:style-name="fr1" draw:name="Objeto24" text:anchor-type="as-char" svg:y="-2.316cm" svg:width="9.726cm" svg:height="4.482cm" draw:z-index="23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      </table:table-cell>
            <table:table-cell table:style-name="Tabela23.A1" office:value-type="string">
              <text:p text:style-name="P174">(<text:sequence text:ref-name="refText22" text:name="Text" text:formula="ooow:Text+1" style:num-format="1">23</text:sequence>)</text:p>
            </table:table-cell>
          </table:table-row>
        </table:table-header-rows>
      </table:table>
      <text:p text:style-name="P12"/>
      <text:p text:style-name="P38"/>
      <text:p text:style-name="P38"><text:soft-page-break/>Exercício I<text:span text:style-name="T30">II</text:span></text:p>
      <text:p text:style-name="P114"/>
      <table:table table:name="Tabela24" table:style-name="Tabela24">
        <table:table-column table:style-name="Tabela24.A"/>
        <table:table-column table:style-name="Tabela24.B"/>
        <table:table-header-rows>
          <table:table-row>
            <table:table-cell table:style-name="Tabela24.A1" office:value-type="string">
              <text:p text:style-name="P173"><draw:frame draw:style-name="fr1" draw:name="Objeto25" text:anchor-type="as-char" svg:y="-3.574cm" svg:width="14.34cm" svg:height="7.024cm" draw:z-index="24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      </table:table-cell>
            <table:table-cell table:style-name="Tabela24.A1" office:value-type="string">
              <text:p text:style-name="P174">(<text:sequence text:ref-name="refText23" text:name="Text" text:formula="ooow:Text+1" style:num-format="1">24</text:sequence>)</text:p>
            </table:table-cell>
          </table:table-row>
        </table:table-header-rows>
      </table:table>
      <text:p text:style-name="Standard"/>
      <text:p text:style-name="P39">Exercício I<text:span text:style-name="T31">V</text:span></text:p>
      <text:p text:style-name="P115"/>
      <table:table table:name="Tabela25" table:style-name="Tabela25">
        <table:table-column table:style-name="Tabela25.A"/>
        <table:table-column table:style-name="Tabela25.B"/>
        <table:table-header-rows>
          <table:table-row>
            <table:table-cell table:style-name="Tabela25.A1" office:value-type="string">
              <text:p text:style-name="P173"><draw:frame draw:style-name="fr1" draw:name="Objeto26" text:anchor-type="as-char" svg:y="-2.281cm" svg:width="14.582cm" svg:height="4.41cm" draw:z-index="25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      </table:table-cell>
            <table:table-cell table:style-name="Tabela25.A1" office:value-type="string">
              <text:p text:style-name="P174">(<text:sequence text:ref-name="refText24" text:name="Text" text:formula="ooow:Text+1" style:num-format="1">25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<text:span text:style-name="T1">Integral pelo Método da Substituição não tão evidente</text:span><text:span text:style-name="T10"> – </text:span><text:a xlink:type="simple" xlink:href="https://www.youtube.com/watch?v=PYO90BHT1LQ&amp;index=9&amp;list=PLD785E767CD25501A" text:style-name="Internet_20_link" text:visited-style-name="Visited_20_Internet_20_Link"><text:span text:style-name="T1">Aula 9</text:span></text:a></text:p>
      <text:p text:style-name="Standard"/>
      <text:p text:style-name="P40">Exercício I</text:p>
      <text:p text:style-name="P116"/>
      <table:table table:name="Tabela26" table:style-name="Tabela26">
        <table:table-column table:style-name="Tabela26.A"/>
        <table:table-column table:style-name="Tabela26.B"/>
        <table:table-header-rows>
          <table:table-row>
            <table:table-cell table:style-name="Tabela26.A1" office:value-type="string">
              <text:p text:style-name="P173"><draw:frame draw:style-name="fr1" draw:name="Objeto27" text:anchor-type="as-char" svg:y="-5.235cm" svg:width="14.944cm" svg:height="10.342cm" draw:z-index="26"><draw:object xlink:href="./Object 27" xlink:type="simple" xlink:show="embed" xlink:actuate="onLoad"/><draw:image xlink:href="./ObjectReplacements/Object 27" xlink:type="simple" xlink:show="embed" xlink:actuate="onLoad"/><svg:desc>fórmula</svg:desc></draw:frame></text:p>
            </table:table-cell>
            <table:table-cell table:style-name="Tabela26.A1" office:value-type="string">
              <text:p text:style-name="P174">(<text:sequence text:ref-name="refText25" text:name="Text" text:formula="ooow:Text+1" style:num-format="1">26</text:sequence>)</text:p>
            </table:table-cell>
          </table:table-row>
        </table:table-header-rows>
      </table:table>
      <text:p text:style-name="Standard"/>
      <text:p text:style-name="P41">Exercício I<text:span text:style-name="T32">I</text:span></text:p>
      <text:p text:style-name="P117"/>
      <table:table table:name="Tabela27" table:style-name="Tabela27">
        <table:table-column table:style-name="Tabela27.A"/>
        <table:table-column table:style-name="Tabela27.B"/>
        <table:table-header-rows>
          <table:table-row>
            <table:table-cell table:style-name="Tabela27.A1" office:value-type="string">
              <text:p text:style-name="P173"><draw:frame draw:style-name="fr1" draw:name="Objeto28" text:anchor-type="as-char" svg:y="-2.013cm" svg:width="13.414cm" svg:height="3.875cm" draw:z-index="27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      </table:table-cell>
            <table:table-cell table:style-name="Tabela27.A1" office:value-type="string">
              <text:p text:style-name="P174">(<text:sequence text:ref-name="refText26" text:name="Text" text:formula="ooow:Text+1" style:num-format="1">27</text:sequence>)</text:p>
            </table:table-cell>
          </table:table-row>
        </table:table-header-rows>
      </table:table>
      <text:p text:style-name="Standard"/>
      <text:p text:style-name="P1"><text:span text:style-name="T1">O que é uma Integral Definida</text:span><text:span text:style-name="T11"> – </text:span><text:a xlink:type="simple" xlink:href="https://www.youtube.com/watch?v=vqwPWekwW1I&amp;index=10&amp;list=PLD785E767CD25501A" text:style-name="Internet_20_link" text:visited-style-name="Visited_20_Internet_20_Link"><text:span text:style-name="T1">Aula 10</text:span></text:a></text:p>
      <text:p text:style-name="Standard"/>
      <text:p text:style-name="P42">Exercício I</text:p>
      <text:p text:style-name="P118"/>
      <table:table table:name="Tabela28" table:style-name="Tabela28">
        <table:table-column table:style-name="Tabela28.A"/>
        <table:table-column table:style-name="Tabela28.B"/>
        <table:table-header-rows>
          <table:table-row>
            <table:table-cell table:style-name="Tabela28.A1" office:value-type="string">
              <text:p text:style-name="P173"><draw:frame draw:style-name="fr1" draw:name="Objeto29" text:anchor-type="as-char" svg:y="-0.783cm" svg:width="9.696cm" svg:height="1.238cm" draw:z-index="28"><draw:object xlink:href="./Object 29" xlink:type="simple" xlink:show="embed" xlink:actuate="onLoad"/><draw:image xlink:href="./ObjectReplacements/Object 29" xlink:type="simple" xlink:show="embed" xlink:actuate="onLoad"/><svg:desc>fórmula</svg:desc></draw:frame></text:p>
            </table:table-cell>
            <table:table-cell table:style-name="Tabela28.A1" office:value-type="string">
              <text:p text:style-name="P174">(<text:sequence text:ref-name="refText27" text:name="Text" text:formula="ooow:Text+1" style:num-format="1">28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<text:span text:style-name="T1">Integral Definida</text:span><text:span text:style-name="T12"> – </text:span><text:a xlink:type="simple" xlink:href="https://www.youtube.com/watch?v=1IDcKbr_Y4Y&amp;index=11&amp;list=PLD785E767CD25501A" text:style-name="Internet_20_link" text:visited-style-name="Visited_20_Internet_20_Link"><text:span text:style-name="T1">Aula 10a</text:span></text:a></text:p>
      <text:p text:style-name="P119"/>
      <text:p text:style-name="P43">Exercício I</text:p>
      <text:p text:style-name="P120"/>
      <table:table table:name="Tabela29" table:style-name="Tabela29">
        <table:table-column table:style-name="Tabela29.A"/>
        <table:table-column table:style-name="Tabela29.B"/>
        <table:table-header-rows>
          <table:table-row>
            <table:table-cell table:style-name="Tabela29.A1" office:value-type="string">
              <text:p text:style-name="P173"><draw:frame draw:style-name="fr1" draw:name="Objeto30" text:anchor-type="as-char" svg:y="-1.044cm" svg:width="14.967cm" svg:height="1.991cm" draw:z-index="29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      </table:table-cell>
            <table:table-cell table:style-name="Tabela29.A1" office:value-type="string">
              <text:p text:style-name="P174">(<text:sequence text:ref-name="refText28" text:name="Text" text:formula="ooow:Text+1" style:num-format="1">29</text:sequence>)</text:p>
            </table:table-cell>
          </table:table-row>
        </table:table-header-rows>
      </table:table>
      <text:p text:style-name="Standard"/>
      <text:p text:style-name="P44">Exercício I<text:span text:style-name="T33">I</text:span></text:p>
      <text:p text:style-name="P121"/>
      <table:table table:name="Tabela30" table:style-name="Tabela30">
        <table:table-column table:style-name="Tabela30.A"/>
        <table:table-column table:style-name="Tabela30.B"/>
        <table:table-header-rows>
          <table:table-row>
            <table:table-cell table:style-name="Tabela30.A1" office:value-type="string">
              <text:p text:style-name="P173"><draw:frame draw:style-name="fr1" draw:name="Objeto31" text:anchor-type="as-char" svg:y="-1.229cm" svg:width="15.007cm" svg:height="2.358cm" draw:z-index="30"><draw:object xlink:href="./Object 31" xlink:type="simple" xlink:show="embed" xlink:actuate="onLoad"/><draw:image xlink:href="./ObjectReplacements/Object 31" xlink:type="simple" xlink:show="embed" xlink:actuate="onLoad"/><svg:desc>fórmula</svg:desc></draw:frame></text:p>
            </table:table-cell>
            <table:table-cell table:style-name="Tabela30.A1" office:value-type="string">
              <text:p text:style-name="P174">(<text:sequence text:ref-name="refText29" text:name="Text" text:formula="ooow:Text+1" style:num-format="1">30</text:sequence>)</text:p>
            </table:table-cell>
          </table:table-row>
        </table:table-header-rows>
      </table:table>
      <text:p text:style-name="Standard"/>
      <text:p text:style-name="P5"><text:span text:style-name="T1">Integral definida</text:span><text:span text:style-name="T13"> – </text:span><text:a xlink:type="simple" xlink:href="https://www.youtube.com/watch?v=qLnyyhmLPw8&amp;index=12&amp;list=PLD785E767CD25501A" text:style-name="Internet_20_link" text:visited-style-name="Visited_20_Internet_20_Link"><text:span text:style-name="T1">Aula 11</text:span></text:a></text:p>
      <text:p text:style-name="P122"/>
      <text:p text:style-name="P45">Exercício I</text:p>
      <text:p text:style-name="P122"/>
      <table:table table:name="Tabela31" table:style-name="Tabela31">
        <table:table-column table:style-name="Tabela31.A"/>
        <table:table-column table:style-name="Tabela31.B"/>
        <table:table-header-rows>
          <table:table-row>
            <table:table-cell table:style-name="Tabela31.A1" office:value-type="string">
              <text:p text:style-name="P173"><draw:frame draw:style-name="fr1" draw:name="Objeto32" text:anchor-type="as-char" svg:y="-2.829cm" svg:width="14.259cm" svg:height="5.51cm" draw:z-index="31"><draw:object xlink:href="./Object 32" xlink:type="simple" xlink:show="embed" xlink:actuate="onLoad"/><draw:image xlink:href="./ObjectReplacements/Object 32" xlink:type="simple" xlink:show="embed" xlink:actuate="onLoad"/><svg:desc>fórmula</svg:desc></draw:frame></text:p>
            </table:table-cell>
            <table:table-cell table:style-name="Tabela31.A1" office:value-type="string">
              <text:p text:style-name="P174">(<text:sequence text:ref-name="refText30" text:name="Text" text:formula="ooow:Text+1" style:num-format="1">31</text:sequence>)</text:p>
            </table:table-cell>
          </table:table-row>
        </table:table-header-rows>
      </table:table>
      <text:p text:style-name="P122"/>
      <text:p text:style-name="P46">Exercício II</text:p>
      <text:p text:style-name="P123"/>
      <table:table table:name="Tabela32" table:style-name="Tabela32">
        <table:table-column table:style-name="Tabela32.A"/>
        <table:table-column table:style-name="Tabela32.B"/>
        <table:table-header-rows>
          <table:table-row>
            <table:table-cell table:style-name="Tabela32.A1" office:value-type="string">
              <text:p text:style-name="P173"><draw:frame draw:style-name="fr1" draw:name="Objeto33" text:anchor-type="as-char" svg:y="-0.783cm" svg:width="10.359cm" svg:height="1.238cm" draw:z-index="32"><draw:object xlink:href="./Object 33" xlink:type="simple" xlink:show="embed" xlink:actuate="onLoad"/><draw:image xlink:href="./ObjectReplacements/Object 33" xlink:type="simple" xlink:show="embed" xlink:actuate="onLoad"/><svg:desc>fórmula</svg:desc></draw:frame></text:p>
            </table:table-cell>
            <table:table-cell table:style-name="Tabela32.A1" office:value-type="string">
              <text:p text:style-name="P174">(<text:sequence text:ref-name="refText31" text:name="Text" text:formula="ooow:Text+1" style:num-format="1">32</text:sequence>)</text:p>
            </table:table-cell>
          </table:table-row>
        </table:table-header-rows>
      </table:table>
      <text:p text:style-name="P123"/>
      <text:p text:style-name="P47">Exercício II</text:p>
      <text:p text:style-name="P124"/>
      <table:table table:name="Tabela33" table:style-name="Tabela33">
        <table:table-column table:style-name="Tabela33.A"/>
        <table:table-column table:style-name="Tabela33.B"/>
        <table:table-header-rows>
          <table:table-row>
            <table:table-cell table:style-name="Tabela33.A1" office:value-type="string">
              <text:p text:style-name="P173"><draw:frame draw:style-name="fr1" draw:name="Objeto34" text:anchor-type="as-char" svg:y="-1.048cm" svg:width="13.414cm" svg:height="2.014cm" draw:z-index="33"><draw:object xlink:href="./Object 34" xlink:type="simple" xlink:show="embed" xlink:actuate="onLoad"/><draw:image xlink:href="./ObjectReplacements/Object 34" xlink:type="simple" xlink:show="embed" xlink:actuate="onLoad"/><svg:desc>fórmula</svg:desc></draw:frame></text:p>
            </table:table-cell>
            <table:table-cell table:style-name="Tabela33.A1" office:value-type="string">
              <text:p text:style-name="P174">(<text:sequence text:ref-name="refText32" text:name="Text" text:formula="ooow:Text+1" style:num-format="1">33</text:sequence>)</text:p>
            </table:table-cell>
          </table:table-row>
        </table:table-header-rows>
      </table:table>
      <text:p text:style-name="P124"/>
      <text:p text:style-name="P48"/>
      <text:p text:style-name="P48"/>
      <text:p text:style-name="P48"/>
      <text:p text:style-name="P48"/>
      <text:p text:style-name="P48"><text:soft-page-break/>Exercício III</text:p>
      <text:p text:style-name="P125"/>
      <table:table table:name="Tabela34" table:style-name="Tabela34">
        <table:table-column table:style-name="Tabela34.A"/>
        <table:table-column table:style-name="Tabela34.B"/>
        <table:table-header-rows>
          <table:table-row>
            <table:table-cell table:style-name="Tabela34.A1" office:value-type="string">
              <text:p text:style-name="P173"><draw:frame draw:style-name="fr1" draw:name="Objeto35" text:anchor-type="as-char" svg:y="-0.783cm" svg:width="9.033cm" svg:height="1.238cm" draw:z-index="34"><draw:object xlink:href="./Object 35" xlink:type="simple" xlink:show="embed" xlink:actuate="onLoad"/><draw:image xlink:href="./ObjectReplacements/Object 35" xlink:type="simple" xlink:show="embed" xlink:actuate="onLoad"/><svg:desc>fórmula</svg:desc></draw:frame></text:p>
            </table:table-cell>
            <table:table-cell table:style-name="Tabela34.A1" office:value-type="string">
              <text:p text:style-name="P174">(<text:sequence text:ref-name="refText33" text:name="Text" text:formula="ooow:Text+1" style:num-format="1">34</text:sequence>)</text:p>
            </table:table-cell>
          </table:table-row>
        </table:table-header-rows>
      </table:table>
      <text:p text:style-name="P125"/>
      <text:p text:style-name="P49">Exercício IV</text:p>
      <text:p text:style-name="P126"/>
      <table:table table:name="Tabela35" table:style-name="Tabela35">
        <table:table-column table:style-name="Tabela35.A"/>
        <table:table-column table:style-name="Tabela35.B"/>
        <table:table-header-rows>
          <table:table-row>
            <table:table-cell table:style-name="Tabela35.A1" office:value-type="string">
              <text:p text:style-name="P173"><draw:frame draw:style-name="fr1" draw:name="Objeto36" text:anchor-type="as-char" svg:y="-0.783cm" svg:width="14.372cm" svg:height="1.238cm" draw:z-index="35"><draw:object xlink:href="./Object 36" xlink:type="simple" xlink:show="embed" xlink:actuate="onLoad"/><draw:image xlink:href="./ObjectReplacements/Object 36" xlink:type="simple" xlink:show="embed" xlink:actuate="onLoad"/><svg:desc>fórmula</svg:desc></draw:frame></text:p>
            </table:table-cell>
            <table:table-cell table:style-name="Tabela35.A1" office:value-type="string">
              <text:p text:style-name="P174">(<text:sequence text:ref-name="refText34" text:name="Text" text:formula="ooow:Text+1" style:num-format="1">35</text:sequence>)</text:p>
            </table:table-cell>
          </table:table-row>
        </table:table-header-rows>
      </table:table>
      <text:p text:style-name="P126"/>
      <text:p text:style-name="P50">Exercício V</text:p>
      <text:p text:style-name="P127"/>
      <table:table table:name="Tabela36" table:style-name="Tabela36">
        <table:table-column table:style-name="Tabela36.A"/>
        <table:table-column table:style-name="Tabela36.B"/>
        <table:table-header-rows>
          <table:table-row>
            <table:table-cell table:style-name="Tabela36.A1" office:value-type="string">
              <text:p text:style-name="P173"><draw:frame draw:style-name="fr1" draw:name="Objeto37" text:anchor-type="as-char" svg:y="-0.783cm" svg:width="15.125cm" svg:height="1.238cm" draw:z-index="36"><draw:object xlink:href="./Object 37" xlink:type="simple" xlink:show="embed" xlink:actuate="onLoad"/><draw:image xlink:href="./ObjectReplacements/Object 37" xlink:type="simple" xlink:show="embed" xlink:actuate="onLoad"/><svg:desc>fórmula</svg:desc></draw:frame></text:p>
            </table:table-cell>
            <table:table-cell table:style-name="Tabela36.A1" office:value-type="string">
              <text:p text:style-name="P174">(<text:sequence text:ref-name="refText35" text:name="Text" text:formula="ooow:Text+1" style:num-format="1">36</text:sequence>)</text:p>
            </table:table-cell>
          </table:table-row>
        </table:table-header-rows>
      </table:table>
      <text:p text:style-name="P127"/>
      <text:p text:style-name="P51">Exercício VI</text:p>
      <text:p text:style-name="P128"/>
      <table:table table:name="Tabela37" table:style-name="Tabela37">
        <table:table-column table:style-name="Tabela37.A"/>
        <table:table-column table:style-name="Tabela37.B"/>
        <table:table-header-rows>
          <table:table-row>
            <table:table-cell table:style-name="Tabela37.A1" office:value-type="string">
              <text:p text:style-name="P173"><draw:frame draw:style-name="fr1" draw:name="Objeto38" text:anchor-type="as-char" svg:y="-3.106cm" svg:width="15.445cm" svg:height="6.114cm" draw:z-index="37"><draw:object xlink:href="./Object 38" xlink:type="simple" xlink:show="embed" xlink:actuate="onLoad"/><draw:image xlink:href="./ObjectReplacements/Object 38" xlink:type="simple" xlink:show="embed" xlink:actuate="onLoad"/><svg:desc>fórmula</svg:desc></draw:frame></text:p>
            </table:table-cell>
            <table:table-cell table:style-name="Tabela37.A1" office:value-type="string">
              <text:p text:style-name="P174">(<text:sequence text:ref-name="refText36" text:name="Text" text:formula="ooow:Text+1" style:num-format="1">37</text:sequence>)</text:p>
            </table:table-cell>
          </table:table-row>
        </table:table-header-rows>
      </table:table>
      <text:p text:style-name="P128"/>
      <text:p text:style-name="P52">Exercício VII</text:p>
      <text:p text:style-name="P129"/>
      <table:table table:name="Tabela38" table:style-name="Tabela38">
        <table:table-column table:style-name="Tabela38.A"/>
        <table:table-column table:style-name="Tabela38.B"/>
        <table:table-header-rows>
          <table:table-row>
            <table:table-cell table:style-name="Tabela38.A1" office:value-type="string">
              <text:p text:style-name="P173"><draw:frame draw:style-name="fr1" draw:name="Objeto39" text:anchor-type="as-char" svg:y="-1.764cm" svg:width="13.086cm" svg:height="3.436cm" draw:z-index="38"><draw:object xlink:href="./Object 39" xlink:type="simple" xlink:show="embed" xlink:actuate="onLoad"/><draw:image xlink:href="./ObjectReplacements/Object 39" xlink:type="simple" xlink:show="embed" xlink:actuate="onLoad"/><svg:desc>fórmula</svg:desc></draw:frame></text:p>
            </table:table-cell>
            <table:table-cell table:style-name="Tabela38.A1" office:value-type="string">
              <text:p text:style-name="P174">(<text:sequence text:ref-name="refText37" text:name="Text" text:formula="ooow:Text+1" style:num-format="1">38</text:sequence>)</text:p>
            </table:table-cell>
          </table:table-row>
        </table:table-header-rows>
      </table:table>
      <text:p text:style-name="P128"/>
      <text:p text:style-name="P6"><text:span text:style-name="T1">Integral definida</text:span><text:span text:style-name="T14"> – </text:span><text:a xlink:type="simple" xlink:href="https://www.youtube.com/watch?v=066aewMA338&amp;index=13&amp;list=PLD785E767CD25501A" text:style-name="Internet_20_link" text:visited-style-name="Visited_20_Internet_20_Link"><text:span text:style-name="T1">Aula 12</text:span></text:a></text:p>
      <text:p text:style-name="P130"/>
      <text:p text:style-name="P53">Exercício I</text:p>
      <text:p text:style-name="P131"/>
      <table:table table:name="Tabela39" table:style-name="Tabela39">
        <table:table-column table:style-name="Tabela39.A"/>
        <table:table-column table:style-name="Tabela39.B"/>
        <table:table-header-rows>
          <table:table-row>
            <table:table-cell table:style-name="Tabela39.A1" office:value-type="string">
              <text:p text:style-name="P173"><draw:frame draw:style-name="fr1" draw:name="Objeto40" text:anchor-type="as-char" svg:y="-0.783cm" svg:width="11.07cm" svg:height="1.238cm" draw:z-index="39"><draw:object xlink:href="./Object 40" xlink:type="simple" xlink:show="embed" xlink:actuate="onLoad"/><draw:image xlink:href="./ObjectReplacements/Object 40" xlink:type="simple" xlink:show="embed" xlink:actuate="onLoad"/><svg:desc>fórmula</svg:desc></draw:frame></text:p>
            </table:table-cell>
            <table:table-cell table:style-name="Tabela39.A1" office:value-type="string">
              <text:p text:style-name="P174">(<text:sequence text:ref-name="refText38" text:name="Text" text:formula="ooow:Text+1" style:num-format="1">39</text:sequence>)</text:p>
            </table:table-cell>
          </table:table-row>
        </table:table-header-rows>
      </table:table>
      <text:p text:style-name="P130"/>
      <text:p text:style-name="P54"><text:soft-page-break/>Exercício II</text:p>
      <text:p text:style-name="P132"/>
      <table:table table:name="Tabela40" table:style-name="Tabela40">
        <table:table-column table:style-name="Tabela40.A"/>
        <table:table-column table:style-name="Tabela40.B"/>
        <table:table-header-rows>
          <table:table-row>
            <table:table-cell table:style-name="Tabela40.A1" office:value-type="string">
              <text:p text:style-name="P173"><draw:frame draw:style-name="fr1" draw:name="Objeto41" text:anchor-type="as-char" svg:y="-1.727cm" svg:width="13.384cm" svg:height="3.304cm" draw:z-index="40"><draw:object xlink:href="./Object 41" xlink:type="simple" xlink:show="embed" xlink:actuate="onLoad"/><draw:image xlink:href="./ObjectReplacements/Object 41" xlink:type="simple" xlink:show="embed" xlink:actuate="onLoad"/><svg:desc>fórmula</svg:desc></draw:frame></text:p>
            </table:table-cell>
            <table:table-cell table:style-name="Tabela40.A1" office:value-type="string">
              <text:p text:style-name="P174">(<text:sequence text:ref-name="refText39" text:name="Text" text:formula="ooow:Text+1" style:num-format="1">40</text:sequence>)</text:p>
            </table:table-cell>
          </table:table-row>
        </table:table-header-rows>
      </table:table>
      <text:p text:style-name="P130"/>
      <text:p text:style-name="P55">Exercício III</text:p>
      <text:p text:style-name="P133"/>
      <table:table table:name="Tabela41" table:style-name="Tabela41">
        <table:table-column table:style-name="Tabela41.A"/>
        <table:table-column table:style-name="Tabela41.B"/>
        <table:table-header-rows>
          <table:table-row>
            <table:table-cell table:style-name="Tabela41.A1" office:value-type="string">
              <text:p text:style-name="P173"><draw:frame draw:style-name="fr1" draw:name="Objeto42" text:anchor-type="as-char" svg:y="-0.783cm" svg:width="10.313cm" svg:height="1.238cm" draw:z-index="41"><draw:object xlink:href="./Object 42" xlink:type="simple" xlink:show="embed" xlink:actuate="onLoad"/><draw:image xlink:href="./ObjectReplacements/Object 42" xlink:type="simple" xlink:show="embed" xlink:actuate="onLoad"/><svg:desc>fórmula</svg:desc></draw:frame></text:p>
            </table:table-cell>
            <table:table-cell table:style-name="Tabela41.A1" office:value-type="string">
              <text:p text:style-name="P174">(<text:sequence text:ref-name="refText40" text:name="Text" text:formula="ooow:Text+1" style:num-format="1">41</text:sequence>)</text:p>
            </table:table-cell>
          </table:table-row>
        </table:table-header-rows>
      </table:table>
      <text:p text:style-name="P130"/>
      <text:p text:style-name="P7"><text:span text:style-name="T1">Integrais definidas e indefinidas</text:span><text:span text:style-name="T15"> – </text:span><text:a xlink:type="simple" xlink:href="https://www.youtube.com/watch?v=UkkqvPCB5aY&amp;index=14&amp;list=PLD785E767CD25501A" text:style-name="Internet_20_link" text:visited-style-name="Visited_20_Internet_20_Link"><text:span text:style-name="T1">Aula 13</text:span></text:a></text:p>
      <text:p text:style-name="P134"/>
      <text:p text:style-name="P56">Exercício I</text:p>
      <text:p text:style-name="P134"/>
      <table:table table:name="Tabela42" table:style-name="Tabela42">
        <table:table-column table:style-name="Tabela42.A"/>
        <table:table-column table:style-name="Tabela42.B"/>
        <table:table-header-rows>
          <table:table-row>
            <table:table-cell table:style-name="Tabela42.A1" office:value-type="string">
              <text:p text:style-name="P173"><draw:frame draw:style-name="fr1" draw:name="Objeto43" text:anchor-type="as-char" svg:y="-3.507cm" svg:width="13.974cm" svg:height="6.863cm" draw:z-index="42"><draw:object xlink:href="./Object 43" xlink:type="simple" xlink:show="embed" xlink:actuate="onLoad"/><draw:image xlink:href="./ObjectReplacements/Object 43" xlink:type="simple" xlink:show="embed" xlink:actuate="onLoad"/><svg:desc>fórmula</svg:desc></draw:frame></text:p>
            </table:table-cell>
            <table:table-cell table:style-name="Tabela42.A1" office:value-type="string">
              <text:p text:style-name="P174">(<text:sequence text:ref-name="refText41" text:name="Text" text:formula="ooow:Text+1" style:num-format="1">42</text:sequence>)</text:p>
            </table:table-cell>
          </table:table-row>
        </table:table-header-rows>
      </table:table>
      <text:p text:style-name="P134"/>
      <text:p text:style-name="P57">Exercício II</text:p>
      <text:p text:style-name="P135"/>
      <table:table table:name="Tabela43" table:style-name="Tabela43">
        <table:table-column table:style-name="Tabela43.A"/>
        <table:table-column table:style-name="Tabela43.B"/>
        <table:table-header-rows>
          <table:table-row>
            <table:table-cell table:style-name="Tabela43.A1" office:value-type="string">
              <text:p text:style-name="P173"><draw:frame draw:style-name="fr1" draw:name="Objeto44" text:anchor-type="as-char" svg:y="-2.03cm" svg:width="9.529cm" svg:height="3.911cm" draw:z-index="43"><draw:object xlink:href="./Object 44" xlink:type="simple" xlink:show="embed" xlink:actuate="onLoad"/><draw:image xlink:href="./ObjectReplacements/Object 44" xlink:type="simple" xlink:show="embed" xlink:actuate="onLoad"/><svg:desc>fórmula</svg:desc></draw:frame></text:p>
            </table:table-cell>
            <table:table-cell table:style-name="Tabela43.A1" office:value-type="string">
              <text:p text:style-name="P174">(<text:sequence text:ref-name="refText42" text:name="Text" text:formula="ooow:Text+1" style:num-format="1">43</text:sequence>)</text:p>
            </table:table-cell>
          </table:table-row>
        </table:table-header-rows>
      </table:table>
      <text:p text:style-name="P135"/>
      <text:p text:style-name="P136"/>
      <text:p text:style-name="P136"/>
      <text:p text:style-name="P136"/>
      <text:p text:style-name="P136"/>
      <text:p text:style-name="P136"/>
      <text:p text:style-name="P58"><text:soft-page-break/>Exercício III</text:p>
      <text:p text:style-name="P136"/>
      <table:table table:name="Tabela44" table:style-name="Tabela44">
        <table:table-column table:style-name="Tabela44.A"/>
        <table:table-column table:style-name="Tabela44.B"/>
        <table:table-header-rows>
          <table:table-row>
            <table:table-cell table:style-name="Tabela44.A1" office:value-type="string">
              <text:p text:style-name="P173"><draw:frame draw:style-name="fr1" draw:name="Objeto45" text:anchor-type="as-char" svg:y="-1.235cm" svg:width="13.838cm" svg:height="2.32cm" draw:z-index="44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      </table:table-cell>
            <table:table-cell table:style-name="Tabela44.A1" office:value-type="string">
              <text:p text:style-name="P174">(<text:sequence text:ref-name="refText43" text:name="Text" text:formula="ooow:Text+1" style:num-format="1">44</text:sequence>)</text:p>
            </table:table-cell>
          </table:table-row>
        </table:table-header-rows>
      </table:table>
      <text:p text:style-name="P136"/>
      <text:p text:style-name="P59">Exercício IV</text:p>
      <text:p text:style-name="P137"/>
      <table:table table:name="Tabela45" table:style-name="Tabela45">
        <table:table-column table:style-name="Tabela45.A"/>
        <table:table-column table:style-name="Tabela45.B"/>
        <table:table-header-rows>
          <table:table-row>
            <table:table-cell table:style-name="Tabela45.A1" office:value-type="string">
              <text:p text:style-name="P173"><draw:frame draw:style-name="fr1" draw:name="Objeto46" text:anchor-type="as-char" svg:y="-0.984cm" svg:width="12.945cm" svg:height="1.861cm" draw:z-index="45"><draw:object xlink:href="./Object 46" xlink:type="simple" xlink:show="embed" xlink:actuate="onLoad"/><draw:image xlink:href="./ObjectReplacements/Object 46" xlink:type="simple" xlink:show="embed" xlink:actuate="onLoad"/><svg:desc>fórmula</svg:desc></draw:frame></text:p>
            </table:table-cell>
            <table:table-cell table:style-name="Tabela45.A1" office:value-type="string">
              <text:p text:style-name="P174">(<text:sequence text:ref-name="refText44" text:name="Text" text:formula="ooow:Text+1" style:num-format="1">45</text:sequence>)</text:p>
            </table:table-cell>
          </table:table-row>
        </table:table-header-rows>
      </table:table>
      <text:p text:style-name="P137"/>
      <text:p text:style-name="P8"><text:span text:style-name="T1">Integral definida pelo método da substituição</text:span><text:span text:style-name="T16"> – </text:span><text:span text:style-name="T1">U du</text:span><text:span text:style-name="T16"> – </text:span><text:a xlink:type="simple" xlink:href="https://www.youtube.com/watch?v=_gF-eT_ccfg&amp;index=15&amp;list=PLD785E767CD25501A" text:style-name="Internet_20_link" text:visited-style-name="Visited_20_Internet_20_Link"><text:span text:style-name="T1">Aula 14</text:span></text:a></text:p>
      <text:p text:style-name="P138"/>
      <text:p text:style-name="P60">Exercício I</text:p>
      <text:p text:style-name="P138"/>
      <table:table table:name="Tabela46" table:style-name="Tabela46">
        <table:table-column table:style-name="Tabela46.A"/>
        <table:table-column table:style-name="Tabela46.B"/>
        <table:table-header-rows>
          <table:table-row>
            <table:table-cell table:style-name="Tabela46.A1" office:value-type="string">
              <text:p text:style-name="P173"><draw:frame draw:style-name="fr1" draw:name="Objeto47" text:anchor-type="as-char" svg:y="-2.187cm" svg:width="15.42cm" svg:height="4.225cm" draw:z-index="46"><draw:object xlink:href="./Object 47" xlink:type="simple" xlink:show="embed" xlink:actuate="onLoad"/><draw:image xlink:href="./ObjectReplacements/Object 47" xlink:type="simple" xlink:show="embed" xlink:actuate="onLoad"/><svg:desc>fórmula</svg:desc></draw:frame></text:p>
            </table:table-cell>
            <table:table-cell table:style-name="Tabela46.A1" office:value-type="string">
              <text:p text:style-name="P174">(<text:sequence text:ref-name="refText45" text:name="Text" text:formula="ooow:Text+1" style:num-format="1">46</text:sequence>)</text:p>
            </table:table-cell>
          </table:table-row>
        </table:table-header-rows>
      </table:table>
      <text:p text:style-name="P138"/>
      <text:p text:style-name="P8"><text:span text:style-name="T1">Integral Método da Substituição</text:span><text:span text:style-name="T17"> – </text:span><text:a xlink:type="simple" xlink:href="https://www.youtube.com/watch?v=Covl8sgci7E&amp;index=16&amp;list=PLD785E767CD25501A" text:style-name="Internet_20_link" text:visited-style-name="Visited_20_Internet_20_Link"><text:span text:style-name="T1">Aula 15</text:span></text:a></text:p>
      <text:p text:style-name="P138"/>
      <text:p text:style-name="P61">Exercício I</text:p>
      <text:p text:style-name="P139"/>
      <table:table table:name="Tabela47" table:style-name="Tabela47">
        <table:table-column table:style-name="Tabela47.A"/>
        <table:table-column table:style-name="Tabela47.B"/>
        <table:table-header-rows>
          <table:table-row>
            <table:table-cell table:style-name="Tabela47.A1" office:value-type="string">
              <text:p text:style-name="P173"><draw:frame draw:style-name="fr1" draw:name="Objeto48" text:anchor-type="as-char" svg:y="-1.238cm" svg:width="10.922cm" svg:height="2.327cm" draw:z-index="47"><draw:object xlink:href="./Object 48" xlink:type="simple" xlink:show="embed" xlink:actuate="onLoad"/><draw:image xlink:href="./ObjectReplacements/Object 48" xlink:type="simple" xlink:show="embed" xlink:actuate="onLoad"/><svg:desc>fórmula</svg:desc></draw:frame></text:p>
            </table:table-cell>
            <table:table-cell table:style-name="Tabela47.A1" office:value-type="string">
              <text:p text:style-name="P174">(<text:sequence text:ref-name="refText46" text:name="Text" text:formula="ooow:Text+1" style:num-format="1">47</text:sequence>)</text:p>
            </table:table-cell>
          </table:table-row>
        </table:table-header-rows>
      </table:table>
      <text:p text:style-name="Standard"/>
      <text:p text:style-name="P62">Exercício I<text:span text:style-name="T34">I</text:span></text:p>
      <text:p text:style-name="P140"/>
      <table:table table:name="Tabela48" table:style-name="Tabela48">
        <table:table-column table:style-name="Tabela48.A"/>
        <table:table-column table:style-name="Tabela48.B"/>
        <table:table-header-rows>
          <table:table-row>
            <table:table-cell table:style-name="Tabela48.A1" office:value-type="string">
              <text:p text:style-name="P173"><draw:frame draw:style-name="fr1" draw:name="Objeto49" text:anchor-type="as-char" svg:y="-1.812cm" svg:width="13.501cm" svg:height="3.471cm" draw:z-index="48"><draw:object xlink:href="./Object 49" xlink:type="simple" xlink:show="embed" xlink:actuate="onLoad"/><draw:image xlink:href="./ObjectReplacements/Object 49" xlink:type="simple" xlink:show="embed" xlink:actuate="onLoad"/><svg:desc>fórmula</svg:desc></draw:frame></text:p>
            </table:table-cell>
            <table:table-cell table:style-name="Tabela48.A1" office:value-type="string">
              <text:p text:style-name="P174">(<text:sequence text:ref-name="refText47" text:name="Text" text:formula="ooow:Text+1" style:num-format="1">48</text:sequence>)</text:p>
            </table:table-cell>
          </table:table-row>
        </table:table-header-rows>
      </table:table>
      <text:p text:style-name="Standard"/>
      <text:p text:style-name="Standard"/>
      <text:p text:style-name="P63"><text:soft-page-break/>Exercício I<text:span text:style-name="T34">II</text:span></text:p>
      <text:p text:style-name="P141"/>
      <table:table table:name="Tabela49" table:style-name="Tabela49">
        <table:table-column table:style-name="Tabela49.A"/>
        <table:table-column table:style-name="Tabela49.B"/>
        <table:table-header-rows>
          <table:table-row>
            <table:table-cell table:style-name="Tabela49.A1" office:value-type="string">
              <text:p text:style-name="P173"><draw:frame draw:style-name="fr1" draw:name="Objeto50" text:anchor-type="as-char" svg:y="-1.173cm" svg:width="13.723cm" svg:height="2.196cm" draw:z-index="49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      </table:table-cell>
            <table:table-cell table:style-name="Tabela49.A1" office:value-type="string">
              <text:p text:style-name="P174">(<text:sequence text:ref-name="refText48" text:name="Text" text:formula="ooow:Text+1" style:num-format="1">49</text:sequence>)</text:p>
            </table:table-cell>
          </table:table-row>
        </table:table-header-rows>
      </table:table>
      <text:p text:style-name="Standard"/>
      <text:p text:style-name="P64">Exercício I<text:span text:style-name="T35">V</text:span></text:p>
      <text:p text:style-name="P142"/>
      <table:table table:name="Tabela50" table:style-name="Tabela50">
        <table:table-column table:style-name="Tabela50.A"/>
        <table:table-column table:style-name="Tabela50.B"/>
        <table:table-header-rows>
          <table:table-row>
            <table:table-cell table:style-name="Tabela50.A1" office:value-type="string">
              <text:p text:style-name="P173"><draw:frame draw:style-name="fr1" draw:name="Objeto51" text:anchor-type="as-char" svg:y="-1.132cm" svg:width="8.654cm" svg:height="2.117cm" draw:z-index="50"><draw:object xlink:href="./Object 51" xlink:type="simple" xlink:show="embed" xlink:actuate="onLoad"/><draw:image xlink:href="./ObjectReplacements/Object 51" xlink:type="simple" xlink:show="embed" xlink:actuate="onLoad"/><svg:desc>fórmula</svg:desc></draw:frame></text:p>
            </table:table-cell>
            <table:table-cell table:style-name="Tabela50.A1" office:value-type="string">
              <text:p text:style-name="P174">(<text:sequence text:ref-name="refText49" text:name="Text" text:formula="ooow:Text+1" style:num-format="1">50</text:sequence>)</text:p>
            </table:table-cell>
          </table:table-row>
        </table:table-header-rows>
      </table:table>
      <text:p text:style-name="Standard"/>
      <text:p text:style-name="P65">Exercício <text:span text:style-name="T35">V</text:span></text:p>
      <text:p text:style-name="P143"/>
      <table:table table:name="Tabela51" table:style-name="Tabela51">
        <table:table-column table:style-name="Tabela51.A"/>
        <table:table-column table:style-name="Tabela51.B"/>
        <table:table-header-rows>
          <table:table-row>
            <table:table-cell table:style-name="Tabela51.A1" office:value-type="string">
              <text:p text:style-name="P173"><draw:frame draw:style-name="fr1" draw:name="Objeto52" text:anchor-type="as-char" svg:y="-2.201cm" svg:width="12.672cm" svg:height="4.253cm" draw:z-index="51"><draw:object xlink:href="./Object 52" xlink:type="simple" xlink:show="embed" xlink:actuate="onLoad"/><draw:image xlink:href="./ObjectReplacements/Object 52" xlink:type="simple" xlink:show="embed" xlink:actuate="onLoad"/><svg:desc>fórmula</svg:desc></draw:frame></text:p>
            </table:table-cell>
            <table:table-cell table:style-name="Tabela51.A1" office:value-type="string">
              <text:p text:style-name="P174">(<text:sequence text:ref-name="refText50" text:name="Text" text:formula="ooow:Text+1" style:num-format="1">51</text:sequence>)</text:p>
            </table:table-cell>
          </table:table-row>
        </table:table-header-rows>
      </table:table>
      <text:p text:style-name="Standard"/>
      <text:p text:style-name="P66">Exercício <text:span text:style-name="T35">VI</text:span></text:p>
      <text:p text:style-name="P144"/>
      <table:table table:name="Tabela52" table:style-name="Tabela52">
        <table:table-column table:style-name="Tabela52.A"/>
        <table:table-column table:style-name="Tabela52.B"/>
        <table:table-header-rows>
          <table:table-row>
            <table:table-cell table:style-name="Tabela52.A1" office:value-type="string">
              <text:p text:style-name="P173"><draw:frame draw:style-name="fr1" draw:name="Objeto53" text:anchor-type="as-char" svg:y="-1.36cm" svg:width="12.688cm" svg:height="2.568cm" draw:z-index="52"><draw:object xlink:href="./Object 53" xlink:type="simple" xlink:show="embed" xlink:actuate="onLoad"/><draw:image xlink:href="./ObjectReplacements/Object 53" xlink:type="simple" xlink:show="embed" xlink:actuate="onLoad"/><svg:desc>fórmula</svg:desc></draw:frame></text:p>
            </table:table-cell>
            <table:table-cell table:style-name="Tabela52.A1" office:value-type="string">
              <text:p text:style-name="P174">(<text:sequence text:ref-name="refText51" text:name="Text" text:formula="ooow:Text+1" style:num-format="1">52</text:sequence>)</text:p>
            </table:table-cell>
          </table:table-row>
        </table:table-header-rows>
      </table:table>
      <text:p text:style-name="Standard"/>
      <text:p text:style-name="P67">Exercício <text:span text:style-name="T35">VII</text:span></text:p>
      <text:p text:style-name="P145"/>
      <table:table table:name="Tabela53" table:style-name="Tabela53">
        <table:table-column table:style-name="Tabela53.A"/>
        <table:table-column table:style-name="Tabela53.B"/>
        <table:table-header-rows>
          <table:table-row>
            <table:table-cell table:style-name="Tabela53.A1" office:value-type="string">
              <text:p text:style-name="P173"><draw:frame draw:style-name="fr1" draw:name="Objeto54" text:anchor-type="as-char" svg:y="-2.201cm" svg:width="13.963cm" svg:height="4.253cm" draw:z-index="53"><draw:object xlink:href="./Object 54" xlink:type="simple" xlink:show="embed" xlink:actuate="onLoad"/><draw:image xlink:href="./ObjectReplacements/Object 54" xlink:type="simple" xlink:show="embed" xlink:actuate="onLoad"/><svg:desc>fórmula</svg:desc></draw:frame></text:p>
            </table:table-cell>
            <table:table-cell table:style-name="Tabela53.A1" office:value-type="string">
              <text:p text:style-name="P174">(<text:sequence text:ref-name="refText52" text:name="Text" text:formula="ooow:Text+1" style:num-format="1">53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P68"><text:soft-page-break/>Exercício <text:span text:style-name="T35">VIII</text:span></text:p>
      <text:p text:style-name="P146"/>
      <table:table table:name="Tabela54" table:style-name="Tabela54">
        <table:table-column table:style-name="Tabela54.A"/>
        <table:table-column table:style-name="Tabela54.B"/>
        <table:table-header-rows>
          <table:table-row>
            <table:table-cell table:style-name="Tabela54.A1" office:value-type="string">
              <text:p text:style-name="P173"><draw:frame draw:style-name="fr1" draw:name="Objeto55" text:anchor-type="as-char" svg:y="-0.91cm" svg:width="10.035cm" svg:height="1.669cm" draw:z-index="54"><draw:object xlink:href="./Object 55" xlink:type="simple" xlink:show="embed" xlink:actuate="onLoad"/><draw:image xlink:href="./ObjectReplacements/Object 55" xlink:type="simple" xlink:show="embed" xlink:actuate="onLoad"/><svg:desc>fórmula</svg:desc></draw:frame></text:p>
            </table:table-cell>
            <table:table-cell table:style-name="Tabela54.A1" office:value-type="string">
              <text:p text:style-name="P174">(<text:sequence text:ref-name="refText53" text:name="Text" text:formula="ooow:Text+1" style:num-format="1">54</text:sequence>)</text:p>
            </table:table-cell>
          </table:table-row>
        </table:table-header-rows>
      </table:table>
      <text:p text:style-name="Standard"/>
      <text:p text:style-name="P1"><text:span text:style-name="T1">Integral de uma Função Exponencial Qualquer</text:span><text:span text:style-name="T18"> – </text:span><text:a xlink:type="simple" xlink:href="https://www.youtube.com/watch?v=3WuK_WNcrmE&amp;index=17&amp;list=PLD785E767CD25501A" text:style-name="Internet_20_link" text:visited-style-name="Visited_20_Internet_20_Link"><text:span text:style-name="T1">Aula 16</text:span></text:a></text:p>
      <text:p text:style-name="Standard"/>
      <text:p text:style-name="P69">Exercício I</text:p>
      <text:p text:style-name="P147"/>
      <table:table table:name="Tabela55" table:style-name="Tabela55">
        <table:table-column table:style-name="Tabela55.A"/>
        <table:table-column table:style-name="Tabela55.B"/>
        <table:table-header-rows>
          <table:table-row>
            <table:table-cell table:style-name="Tabela55.A1" office:value-type="string">
              <text:p text:style-name="P173"><draw:frame draw:style-name="fr1" draw:name="Objeto56" text:anchor-type="as-char" svg:y="-4.339cm" svg:width="15.079cm" svg:height="8.527cm" draw:z-index="55"><draw:object xlink:href="./Object 56" xlink:type="simple" xlink:show="embed" xlink:actuate="onLoad"/><draw:image xlink:href="./ObjectReplacements/Object 56" xlink:type="simple" xlink:show="embed" xlink:actuate="onLoad"/><svg:desc>fórmula</svg:desc></draw:frame></text:p>
            </table:table-cell>
            <table:table-cell table:style-name="Tabela55.A1" office:value-type="string">
              <text:p text:style-name="P174">(<text:sequence text:ref-name="refText54" text:name="Text" text:formula="ooow:Text+1" style:num-format="1">55</text:sequence>)</text:p>
            </table:table-cell>
          </table:table-row>
        </table:table-header-rows>
      </table:table>
      <text:p text:style-name="Standard"/>
      <text:p text:style-name="P1"><text:span text:style-name="T1">Integral de função marginal</text:span><text:span text:style-name="T19"> – </text:span><text:a xlink:type="simple" xlink:href="https://www.youtube.com/watch?v=IC50vWsu_sQ&amp;index=18&amp;list=PLD785E767CD25501A" text:style-name="Internet_20_link" text:visited-style-name="Visited_20_Internet_20_Link"><text:span text:style-name="T1">Aula 17</text:span></text:a></text:p>
      <text:p text:style-name="Standard"/>
      <text:p text:style-name="P70">Exercício I</text:p>
      <text:p text:style-name="P150">O custo marginal por unidade x é dado pela expressão <draw:frame draw:style-name="fr1" draw:name="Objeto58" text:anchor-type="as-char" svg:y="-0.681cm" svg:width="3.184cm" svg:height="1.06cm" draw:z-index="57"><draw:object xlink:href="./Object 58" xlink:type="simple" xlink:show="embed" xlink:actuate="onLoad"/><draw:image xlink:href="./ObjectReplacements/Object 58" xlink:type="simple" xlink:show="embed" xlink:actuate="onLoad"/></draw:frame>. Determine a função custo total c(x) da produção, sabendo-se que o custo fixo para x = 0 é de R$2000,00.</text:p>
      <text:p text:style-name="P149"><text:s/></text:p>
      <table:table table:name="Tabela56" table:style-name="Tabela56">
        <table:table-column table:style-name="Tabela56.A"/>
        <table:table-column table:style-name="Tabela56.B"/>
        <table:table-header-rows>
          <table:table-row>
            <table:table-cell table:style-name="Tabela56.A1" office:value-type="string">
              <text:p text:style-name="P173"><draw:frame draw:style-name="fr1" draw:name="Objeto57" text:anchor-type="as-char" svg:y="-2.277cm" svg:width="15.259cm" svg:height="4.404cm" draw:z-index="56"><draw:object xlink:href="./Object 57" xlink:type="simple" xlink:show="embed" xlink:actuate="onLoad"/><draw:image xlink:href="./ObjectReplacements/Object 57" xlink:type="simple" xlink:show="embed" xlink:actuate="onLoad"/><svg:desc>fórmula</svg:desc></draw:frame></text:p>
            </table:table-cell>
            <table:table-cell table:style-name="Tabela56.A1" office:value-type="string">
              <text:p text:style-name="P174">(<text:sequence text:ref-name="refText55" text:name="Text" text:formula="ooow:Text+1" style:num-format="1">56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P71"><text:soft-page-break/>Exercício I<text:span text:style-name="T36">I</text:span></text:p>
      <text:p text:style-name="P71"/>
      <text:p text:style-name="P152">O rendimento marginal de um bem em quantidade (x) é dado pela expressão <draw:frame draw:style-name="fr1" draw:name="Objeto60" text:anchor-type="as-char" svg:y="-0.437cm" svg:width="2.729cm" svg:height="0.527cm" draw:z-index="59"><draw:object xlink:href="./Object 60" xlink:type="simple" xlink:show="embed" xlink:actuate="onLoad"/><draw:image xlink:href="./ObjectReplacements/Object 60" xlink:type="simple" xlink:show="embed" xlink:actuate="onLoad"/></draw:frame>. Ache o rendimento total para x = 6, sabendo que quando x = 0, R = 0.</text:p>
      <text:p text:style-name="P151"/>
      <table:table table:name="Tabela57" table:style-name="Tabela57">
        <table:table-column table:style-name="Tabela57.A"/>
        <table:table-column table:style-name="Tabela57.B"/>
        <table:table-header-rows>
          <table:table-row>
            <table:table-cell table:style-name="Tabela57.A1" office:value-type="string">
              <text:p text:style-name="P173"><draw:frame draw:style-name="fr1" draw:name="Objeto59" text:anchor-type="as-char" svg:y="-2.743cm" svg:width="15.415cm" svg:height="5.336cm" draw:z-index="58"><draw:object xlink:href="./Object 59" xlink:type="simple" xlink:show="embed" xlink:actuate="onLoad"/><draw:image xlink:href="./ObjectReplacements/Object 59" xlink:type="simple" xlink:show="embed" xlink:actuate="onLoad"/><svg:desc>fórmula</svg:desc></draw:frame></text:p>
            </table:table-cell>
            <table:table-cell table:style-name="Tabela57.A1" office:value-type="string">
              <text:p text:style-name="P174">(<text:sequence text:ref-name="refText56" text:name="Text" text:formula="ooow:Text+1" style:num-format="1">57</text:sequence>)</text:p>
            </table:table-cell>
          </table:table-row>
        </table:table-header-rows>
      </table:table>
      <text:p text:style-name="Standard"/>
      <text:p text:style-name="P9"><text:span text:style-name="T1">Método da substituição com sen(x) e cos(x) </text:span><text:span text:style-name="T19">–</text:span><text:span text:style-name="T1"> </text:span><text:a xlink:type="simple" xlink:href="https://www.youtube.com/watch?v=1xbpaUyH1Wk&amp;index=19&amp;list=PLD785E767CD25501A" text:style-name="Internet_20_link" text:visited-style-name="Visited_20_Internet_20_Link"><text:span text:style-name="T1">Aula 18</text:span></text:a></text:p>
      <text:p text:style-name="Standard"/>
      <text:p text:style-name="Standard"><draw:frame draw:style-name="fr1" draw:name="Objeto61" text:anchor-type="as-char" svg:y="-3.478cm" svg:width="10.583cm" svg:height="6.742cm" draw:z-index="60"><draw:object xlink:href="./Object 61" xlink:type="simple" xlink:show="embed" xlink:actuate="onLoad"/><draw:image xlink:href="./ObjectReplacements/Object 61" xlink:type="simple" xlink:show="embed" xlink:actuate="onLoad"/></draw:frame></text:p>
      <text:p text:style-name="Standard"/>
      <text:p text:style-name="P72">Exercício I</text:p>
      <text:p text:style-name="P153"/>
      <table:table table:name="Tabela58" table:style-name="Tabela58">
        <table:table-column table:style-name="Tabela58.A"/>
        <table:table-column table:style-name="Tabela58.B"/>
        <table:table-header-rows>
          <table:table-row>
            <table:table-cell table:style-name="Tabela58.A1" office:value-type="string">
              <text:p text:style-name="P173"><draw:frame draw:style-name="fr1" draw:name="Objeto62" text:anchor-type="as-char" svg:y="-2.792cm" svg:width="13.954cm" svg:height="5.436cm" draw:z-index="61"><draw:object xlink:href="./Object 62" xlink:type="simple" xlink:show="embed" xlink:actuate="onLoad"/><draw:image xlink:href="./ObjectReplacements/Object 62" xlink:type="simple" xlink:show="embed" xlink:actuate="onLoad"/><svg:desc>fórmula</svg:desc></draw:frame></text:p>
            </table:table-cell>
            <table:table-cell table:style-name="Tabela58.A1" office:value-type="string">
              <text:p text:style-name="P174">(<text:sequence text:ref-name="refText57" text:name="Text" text:formula="ooow:Text+1" style:num-format="1">58</text:sequence>)</text:p>
            </table:table-cell>
          </table:table-row>
        </table:table-header-rows>
      </table:table>
      <text:p text:style-name="Standard"/>
      <text:p text:style-name="P73"/>
      <text:p text:style-name="P73"/>
      <text:p text:style-name="P73"/>
      <text:p text:style-name="P73"><text:soft-page-break/>Exercício I<text:span text:style-name="T37">I</text:span></text:p>
      <text:p text:style-name="P154"/>
      <table:table table:name="Tabela59" table:style-name="Tabela59">
        <table:table-column table:style-name="Tabela59.A"/>
        <table:table-column table:style-name="Tabela59.B"/>
        <table:table-header-rows>
          <table:table-row>
            <table:table-cell table:style-name="Tabela59.A1" office:value-type="string">
              <text:p text:style-name="P173"><draw:frame draw:style-name="fr1" draw:name="Objeto63" text:anchor-type="as-char" svg:y="-2.275cm" svg:width="14.113cm" svg:height="4.399cm" draw:z-index="62"><draw:object xlink:href="./Object 63" xlink:type="simple" xlink:show="embed" xlink:actuate="onLoad"/><draw:image xlink:href="./ObjectReplacements/Object 63" xlink:type="simple" xlink:show="embed" xlink:actuate="onLoad"/><svg:desc>fórmula</svg:desc></draw:frame></text:p>
            </table:table-cell>
            <table:table-cell table:style-name="Tabela59.A1" office:value-type="string">
              <text:p text:style-name="P174">(<text:sequence text:ref-name="refText58" text:name="Text" text:formula="ooow:Text+1" style:num-format="1">59</text:sequence>)</text:p>
            </table:table-cell>
          </table:table-row>
        </table:table-header-rows>
      </table:table>
      <text:p text:style-name="P176">Exercício III</text:p>
      <text:p text:style-name="P155"/>
      <table:table table:name="Tabela60" table:style-name="Tabela60">
        <table:table-column table:style-name="Tabela60.A"/>
        <table:table-column table:style-name="Tabela60.B"/>
        <table:table-header-rows>
          <table:table-row>
            <table:table-cell table:style-name="Tabela60.A1" office:value-type="string">
              <text:p text:style-name="P173"><draw:frame draw:style-name="fr1" draw:name="Objeto64" text:anchor-type="as-char" svg:y="-1.663cm" svg:width="14.233cm" svg:height="3.177cm" draw:z-index="63"><draw:object xlink:href="./Object 64" xlink:type="simple" xlink:show="embed" xlink:actuate="onLoad"/><draw:image xlink:href="./ObjectReplacements/Object 64" xlink:type="simple" xlink:show="embed" xlink:actuate="onLoad"/><svg:desc>fórmula</svg:desc></draw:frame></text:p>
            </table:table-cell>
            <table:table-cell table:style-name="Tabela60.A1" office:value-type="string">
              <text:p text:style-name="P174">(<text:sequence text:ref-name="refText59" text:name="Text" text:formula="ooow:Text+1" style:num-format="1">60</text:sequence>)</text:p>
            </table:table-cell>
          </table:table-row>
        </table:table-header-rows>
      </table:table>
      <text:p text:style-name="Standard"/>
      <text:p text:style-name="P74">Exercício I<text:span text:style-name="T38">V</text:span></text:p>
      <text:p text:style-name="P156"/>
      <table:table table:name="Tabela61" table:style-name="Tabela61">
        <table:table-column table:style-name="Tabela61.A"/>
        <table:table-column table:style-name="Tabela61.B"/>
        <table:table-header-rows>
          <table:table-row>
            <table:table-cell table:style-name="Tabela61.A1" office:value-type="string">
              <text:p text:style-name="P173"><draw:frame draw:style-name="fr1" draw:name="Objeto65" text:anchor-type="as-char" svg:y="-1.977cm" svg:width="9.292cm" svg:height="3.805cm" draw:z-index="64"><draw:object xlink:href="./Object 65" xlink:type="simple" xlink:show="embed" xlink:actuate="onLoad"/><draw:image xlink:href="./ObjectReplacements/Object 65" xlink:type="simple" xlink:show="embed" xlink:actuate="onLoad"/><svg:desc>fórmula</svg:desc></draw:frame></text:p>
            </table:table-cell>
            <table:table-cell table:style-name="Tabela61.A1" office:value-type="string">
              <text:p text:style-name="P174">(<text:sequence text:ref-name="refText60" text:name="Text" text:formula="ooow:Text+1" style:num-format="1">61</text:sequence>)</text:p>
            </table:table-cell>
          </table:table-row>
        </table:table-header-rows>
      </table:table>
      <text:p text:style-name="Standard"/>
      <text:p text:style-name="P75">Exercício <text:span text:style-name="T38">V</text:span></text:p>
      <text:p text:style-name="P157"/>
      <table:table table:name="Tabela62" table:style-name="Tabela62">
        <table:table-column table:style-name="Tabela62.A"/>
        <table:table-column table:style-name="Tabela62.B"/>
        <table:table-header-rows>
          <table:table-row>
            <table:table-cell table:style-name="Tabela62.A1" office:value-type="string">
              <text:p text:style-name="P173"><draw:frame draw:style-name="fr1" draw:name="Objeto66" text:anchor-type="as-char" svg:y="-1.662cm" svg:width="13.287cm" svg:height="3.171cm" draw:z-index="65"><draw:object xlink:href="./Object 66" xlink:type="simple" xlink:show="embed" xlink:actuate="onLoad"/><draw:image xlink:href="./ObjectReplacements/Object 66" xlink:type="simple" xlink:show="embed" xlink:actuate="onLoad"/><svg:desc>fórmula</svg:desc></draw:frame></text:p>
            </table:table-cell>
            <table:table-cell table:style-name="Tabela62.A1" office:value-type="string">
              <text:p text:style-name="P174">(<text:sequence text:ref-name="refText61" text:name="Text" text:formula="ooow:Text+1" style:num-format="1">62</text:sequence>)</text:p>
            </table:table-cell>
          </table:table-row>
        </table:table-header-rows>
      </table:table>
      <text:p text:style-name="Standard"/>
      <text:p text:style-name="P76">Exercício <text:span text:style-name="T38">VI</text:span></text:p>
      <text:p text:style-name="P158"/>
      <table:table table:name="Tabela63" table:style-name="Tabela63">
        <table:table-column table:style-name="Tabela63.A"/>
        <table:table-column table:style-name="Tabela63.B"/>
        <table:table-header-rows>
          <table:table-row>
            <table:table-cell table:style-name="Tabela63.A1" office:value-type="string">
              <text:p text:style-name="P173"><draw:frame draw:style-name="fr1" draw:name="Objeto67" text:anchor-type="as-char" svg:y="-1.307cm" svg:width="11.511cm" svg:height="2.48cm" draw:z-index="66"><draw:object xlink:href="./Object 67" xlink:type="simple" xlink:show="embed" xlink:actuate="onLoad"/><draw:image xlink:href="./ObjectReplacements/Object 67" xlink:type="simple" xlink:show="embed" xlink:actuate="onLoad"/><svg:desc>fórmula</svg:desc></draw:frame></text:p>
            </table:table-cell>
            <table:table-cell table:style-name="Tabela63.A1" office:value-type="string">
              <text:p text:style-name="P174">(<text:sequence text:ref-name="refText62" text:name="Text" text:formula="ooow:Text+1" style:num-format="1">63</text:sequence>)</text:p>
            </table:table-cell>
          </table:table-row>
        </table:table-header-rows>
      </table:table>
      <text:p text:style-name="Standard"/>
      <text:p text:style-name="P77"/>
      <text:p text:style-name="P77"><text:soft-page-break/>Exercício <text:span text:style-name="T38">VI</text:span></text:p>
      <text:p text:style-name="P159"/>
      <table:table table:name="Tabela64" table:style-name="Tabela64">
        <table:table-column table:style-name="Tabela64.A"/>
        <table:table-column table:style-name="Tabela64.B"/>
        <table:table-header-rows>
          <table:table-row>
            <table:table-cell table:style-name="Tabela64.A1" office:value-type="string">
              <text:p text:style-name="P173"><draw:frame draw:style-name="fr1" draw:name="Objeto68" text:anchor-type="as-char" svg:y="-2.219cm" svg:width="9.206cm" svg:height="4.288cm" draw:z-index="67"><draw:object xlink:href="./Object 68" xlink:type="simple" xlink:show="embed" xlink:actuate="onLoad"/><draw:image xlink:href="./ObjectReplacements/Object 68" xlink:type="simple" xlink:show="embed" xlink:actuate="onLoad"/><svg:desc>fórmula</svg:desc></draw:frame></text:p>
            </table:table-cell>
            <table:table-cell table:style-name="Tabela64.A1" office:value-type="string">
              <text:p text:style-name="P174">(<text:sequence text:ref-name="refText63" text:name="Text" text:formula="ooow:Text+1" style:num-format="1">64</text:sequence>)</text:p>
            </table:table-cell>
          </table:table-row>
        </table:table-header-rows>
      </table:table>
      <text:p text:style-name="Standard"/>
      <text:p text:style-name="Standard"/>
      <text:p text:style-name="P78">Exercício <text:span text:style-name="T38">VII</text:span></text:p>
      <text:p text:style-name="P160"/>
      <table:table table:name="Tabela65" table:style-name="Tabela65">
        <table:table-column table:style-name="Tabela65.A"/>
        <table:table-column table:style-name="Tabela65.B"/>
        <table:table-header-rows>
          <table:table-row>
            <table:table-cell table:style-name="Tabela65.A1" office:value-type="string">
              <text:p text:style-name="P173"><draw:frame draw:style-name="fr1" draw:name="Objeto69" text:anchor-type="as-char" svg:y="-2.247cm" svg:width="13.979cm" svg:height="4.346cm" draw:z-index="68"><draw:object xlink:href="./Object 69" xlink:type="simple" xlink:show="embed" xlink:actuate="onLoad"/><draw:image xlink:href="./ObjectReplacements/Object 69" xlink:type="simple" xlink:show="embed" xlink:actuate="onLoad"/><svg:desc>fórmula</svg:desc></draw:frame></text:p>
            </table:table-cell>
            <table:table-cell table:style-name="Tabela65.A1" office:value-type="string">
              <text:p text:style-name="P174">(<text:sequence text:ref-name="refText64" text:name="Text" text:formula="ooow:Text+1" style:num-format="1">65</text:sequence>)</text:p>
            </table:table-cell>
          </table:table-row>
        </table:table-header-rows>
      </table:table>
      <text:p text:style-name="Standard"/>
      <text:p text:style-name="P79">Exercício <text:span text:style-name="T38">VIII</text:span></text:p>
      <text:p text:style-name="P161"/>
      <table:table table:name="Tabela66" table:style-name="Tabela66">
        <table:table-column table:style-name="Tabela66.A"/>
        <table:table-column table:style-name="Tabela66.B"/>
        <table:table-header-rows>
          <table:table-row>
            <table:table-cell table:style-name="Tabela66.A1" office:value-type="string">
              <text:p text:style-name="P173"><draw:frame draw:style-name="fr1" draw:name="Objeto70" text:anchor-type="as-char" svg:y="-3.103cm" svg:width="15.182cm" svg:height="6.071cm" draw:z-index="69"><draw:object xlink:href="./Object 70" xlink:type="simple" xlink:show="embed" xlink:actuate="onLoad"/><draw:image xlink:href="./ObjectReplacements/Object 70" xlink:type="simple" xlink:show="embed" xlink:actuate="onLoad"/><svg:desc>fórmula</svg:desc></draw:frame></text:p>
            </table:table-cell>
            <table:table-cell table:style-name="Tabela66.A1" office:value-type="string">
              <text:p text:style-name="P174">(<text:sequence text:ref-name="refText65" text:name="Text" text:formula="ooow:Text+1" style:num-format="1">66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text:soft-page-break/><text:span text:style-name="T1">Integração de funções trigonométricas</text:span><text:span text:style-name="T20"> – </text:span><text:a xlink:type="simple" xlink:href="https://www.youtube.com/watch?v=zeAZkwQyzlc&amp;index=20&amp;list=PLD785E767CD25501A" text:style-name="Internet_20_link" text:visited-style-name="Visited_20_Internet_20_Link"><text:span text:style-name="T1">Aula 19</text:span></text:a></text:p>
      <text:p text:style-name="Standard"/>
      <text:p text:style-name="P80">Exercício I</text:p>
      <text:p text:style-name="P162"/>
      <table:table table:name="Tabela67" table:style-name="Tabela67">
        <table:table-column table:style-name="Tabela67.A"/>
        <table:table-column table:style-name="Tabela67.B"/>
        <table:table-header-rows>
          <table:table-row>
            <table:table-cell table:style-name="Tabela67.A1" office:value-type="string">
              <text:p text:style-name="P173"><draw:frame draw:style-name="fr1" draw:name="Objeto71" text:anchor-type="as-char" svg:y="-2.96cm" svg:width="13.487cm" svg:height="5.784cm" draw:z-index="70"><draw:object xlink:href="./Object 71" xlink:type="simple" xlink:show="embed" xlink:actuate="onLoad"/><draw:image xlink:href="./ObjectReplacements/Object 71" xlink:type="simple" xlink:show="embed" xlink:actuate="onLoad"/><svg:desc>fórmula</svg:desc></draw:frame></text:p>
            </table:table-cell>
            <table:table-cell table:style-name="Tabela67.A1" office:value-type="string">
              <text:p text:style-name="P174">(<text:sequence text:ref-name="refText66" text:name="Text" text:formula="ooow:Text+1" style:num-format="1">67</text:sequence>)</text:p>
            </table:table-cell>
          </table:table-row>
        </table:table-header-rows>
      </table:table>
      <text:p text:style-name="P12"/>
      <text:p text:style-name="P81">Exercício I<text:span text:style-name="T39">I</text:span></text:p>
      <text:p text:style-name="P163"/>
      <table:table table:name="Tabela68" table:style-name="Tabela68">
        <table:table-column table:style-name="Tabela68.A"/>
        <table:table-column table:style-name="Tabela68.B"/>
        <table:table-header-rows>
          <table:table-row>
            <table:table-cell table:style-name="Tabela68.A1" office:value-type="string">
              <text:p text:style-name="P173"><draw:frame draw:style-name="fr1" draw:name="Objeto72" text:anchor-type="as-char" svg:y="-1.633cm" svg:width="14.822cm" svg:height="3.131cm" draw:z-index="71"><draw:object xlink:href="./Object 72" xlink:type="simple" xlink:show="embed" xlink:actuate="onLoad"/><draw:image xlink:href="./ObjectReplacements/Object 72" xlink:type="simple" xlink:show="embed" xlink:actuate="onLoad"/><svg:desc>fórmula</svg:desc></draw:frame></text:p>
            </table:table-cell>
            <table:table-cell table:style-name="Tabela68.A1" office:value-type="string">
              <text:p text:style-name="P174">(<text:sequence text:ref-name="refText67" text:name="Text" text:formula="ooow:Text+1" style:num-format="1">68</text:sequence>)</text:p>
            </table:table-cell>
          </table:table-row>
        </table:table-header-rows>
      </table:table>
      <text:p text:style-name="Standard"/>
      <text:p text:style-name="P82">Exercício I<text:span text:style-name="T39">II</text:span></text:p>
      <text:p text:style-name="P164"/>
      <table:table table:name="Tabela69" table:style-name="Tabela69">
        <table:table-column table:style-name="Tabela69.A"/>
        <table:table-column table:style-name="Tabela69.B"/>
        <table:table-header-rows>
          <table:table-row>
            <table:table-cell table:style-name="Tabela69.A1" office:value-type="string">
              <text:p text:style-name="P173"><draw:frame draw:style-name="fr1" draw:name="Objeto73" text:anchor-type="as-char" svg:y="-2.641cm" svg:width="15.083cm" svg:height="5.149cm" draw:z-index="72"><draw:object xlink:href="./Object 73" xlink:type="simple" xlink:show="embed" xlink:actuate="onLoad"/><draw:image xlink:href="./ObjectReplacements/Object 73" xlink:type="simple" xlink:show="embed" xlink:actuate="onLoad"/><svg:desc>fórmula</svg:desc></draw:frame></text:p>
            </table:table-cell>
            <table:table-cell table:style-name="Tabela69.A1" office:value-type="string">
              <text:p text:style-name="P174">(<text:sequence text:ref-name="refText68" text:name="Text" text:formula="ooow:Text+1" style:num-format="1">69</text:sequence>)</text:p>
            </table:table-cell>
          </table:table-row>
        </table:table-header-rows>
      </table:table>
      <text:p text:style-name="Standard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><text:soft-page-break/>Exercício I<text:span text:style-name="T40">V</text:span></text:p>
      <text:p text:style-name="P165"/>
      <table:table table:name="Tabela70" table:style-name="Tabela70">
        <table:table-column table:style-name="Tabela70.A"/>
        <table:table-column table:style-name="Tabela70.B"/>
        <table:table-header-rows>
          <table:table-row>
            <table:table-cell table:style-name="Tabela70.A1" office:value-type="string">
              <text:p text:style-name="P173"><draw:frame draw:style-name="fr1" draw:name="Objeto74" text:anchor-type="as-char" svg:y="-4.269cm" svg:width="13.344cm" svg:height="8.401cm" draw:z-index="73"><draw:object xlink:href="./Object 74" xlink:type="simple" xlink:show="embed" xlink:actuate="onLoad"/><draw:image xlink:href="./ObjectReplacements/Object 74" xlink:type="simple" xlink:show="embed" xlink:actuate="onLoad"/><svg:desc>fórmula</svg:desc></draw:frame></text:p>
            </table:table-cell>
            <table:table-cell table:style-name="Tabela70.A1" office:value-type="string">
              <text:p text:style-name="P174">(<text:sequence text:ref-name="refText69" text:name="Text" text:formula="ooow:Text+1" style:num-format="1">70</text:sequence>)</text:p>
            </table:table-cell>
          </table:table-row>
        </table:table-header-rows>
      </table:table>
      <text:p text:style-name="Standard"/>
      <text:p text:style-name="P84">Exercício <text:span text:style-name="T40">V</text:span></text:p>
      <text:p text:style-name="P166"/>
      <table:table table:name="Tabela71" table:style-name="Tabela71">
        <table:table-column table:style-name="Tabela71.A"/>
        <table:table-column table:style-name="Tabela71.B"/>
        <table:table-header-rows>
          <table:table-row>
            <table:table-cell table:style-name="Tabela71.A1" office:value-type="string">
              <text:p text:style-name="P173"><draw:frame draw:style-name="fr1" draw:name="Objeto75" text:anchor-type="as-char" svg:y="-1.094cm" svg:width="14.997cm" svg:height="2.037cm" draw:z-index="74"><draw:object xlink:href="./Object 75" xlink:type="simple" xlink:show="embed" xlink:actuate="onLoad"/><draw:image xlink:href="./ObjectReplacements/Object 75" xlink:type="simple" xlink:show="embed" xlink:actuate="onLoad"/><svg:desc>fórmula</svg:desc></draw:frame></text:p>
            </table:table-cell>
            <table:table-cell table:style-name="Tabela71.A1" office:value-type="string">
              <text:p text:style-name="P174">(<text:sequence text:ref-name="refText70" text:name="Text" text:formula="ooow:Text+1" style:num-format="1">71</text:sequence>)</text:p>
            </table:table-cell>
          </table:table-row>
        </table:table-header-rows>
      </table:table>
      <text:p text:style-name="Standard"/>
      <text:p text:style-name="P85">Exercício <text:span text:style-name="T40">VI</text:span></text:p>
      <text:p text:style-name="P167"/>
      <table:table table:name="Tabela72" table:style-name="Tabela72">
        <table:table-column table:style-name="Tabela72.A"/>
        <table:table-column table:style-name="Tabela72.B"/>
        <table:table-header-rows>
          <table:table-row>
            <table:table-cell table:style-name="Tabela72.A1" office:value-type="string">
              <text:p text:style-name="P173"><draw:frame draw:style-name="fr1" draw:name="Objeto76" text:anchor-type="as-char" svg:y="-1.612cm" svg:width="14.967cm" svg:height="3.074cm" draw:z-index="75"><draw:object xlink:href="./Object 76" xlink:type="simple" xlink:show="embed" xlink:actuate="onLoad"/><draw:image xlink:href="./ObjectReplacements/Object 76" xlink:type="simple" xlink:show="embed" xlink:actuate="onLoad"/><svg:desc>fórmula</svg:desc></draw:frame></text:p>
            </table:table-cell>
            <table:table-cell table:style-name="Tabela72.A1" office:value-type="string">
              <text:p text:style-name="P174">(<text:sequence text:ref-name="refText71" text:name="Text" text:formula="ooow:Text+1" style:num-format="1">72</text:sequence>)</text:p>
            </table:table-cell>
          </table:table-row>
        </table:table-header-rows>
      </table:table>
      <text:p text:style-name="Standard"/>
      <text:p text:style-name="P1"><text:span text:style-name="T1">Integração de funções trigonométricas</text:span><text:span text:style-name="T21"> – </text:span><text:a xlink:type="simple" xlink:href="https://www.youtube.com/watch?v=-wYwck-rf80&amp;index=21&amp;list=PLD785E767CD25501A" text:style-name="Internet_20_link" text:visited-style-name="Visited_20_Internet_20_Link"><text:span text:style-name="T1">Aula 20</text:span></text:a></text:p>
      <text:p text:style-name="Standard"/>
      <text:p text:style-name="P86">Exercício I</text:p>
      <text:p text:style-name="P168"/>
      <table:table table:name="Tabela73" table:style-name="Tabela73">
        <table:table-column table:style-name="Tabela73.A"/>
        <table:table-column table:style-name="Tabela73.B"/>
        <table:table-header-rows>
          <table:table-row>
            <table:table-cell table:style-name="Tabela73.A1" office:value-type="string">
              <text:p text:style-name="P173"><draw:frame draw:style-name="fr1" draw:name="Objeto77" text:anchor-type="as-char" svg:y="-1.794cm" svg:width="12.973cm" svg:height="3.438cm" draw:z-index="76"><draw:object xlink:href="./Object 77" xlink:type="simple" xlink:show="embed" xlink:actuate="onLoad"/><draw:image xlink:href="./ObjectReplacements/Object 77" xlink:type="simple" xlink:show="embed" xlink:actuate="onLoad"/><svg:desc>fórmula</svg:desc></draw:frame></text:p>
            </table:table-cell>
            <table:table-cell table:style-name="Tabela73.A1" office:value-type="string">
              <text:p text:style-name="P174">(<text:sequence text:ref-name="refText72" text:name="Text" text:formula="ooow:Text+1" style:num-format="1">73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P87"><text:soft-page-break/>Exercício I<text:span text:style-name="T41">I</text:span></text:p>
      <text:p text:style-name="P169"/>
      <table:table table:name="Tabela74" table:style-name="Tabela74">
        <table:table-column table:style-name="Tabela74.A"/>
        <table:table-column table:style-name="Tabela74.B"/>
        <table:table-header-rows>
          <table:table-row>
            <table:table-cell table:style-name="Tabela74.A1" office:value-type="string">
              <text:p text:style-name="P173"><draw:frame draw:style-name="fr1" draw:name="Objeto78" text:anchor-type="as-char" svg:y="-1.111cm" svg:width="14.81cm" svg:height="2.073cm" draw:z-index="77"><draw:object xlink:href="./Object 78" xlink:type="simple" xlink:show="embed" xlink:actuate="onLoad"/><draw:image xlink:href="./ObjectReplacements/Object 78" xlink:type="simple" xlink:show="embed" xlink:actuate="onLoad"/><svg:desc>fórmula</svg:desc></draw:frame></text:p>
            </table:table-cell>
            <table:table-cell table:style-name="Tabela74.A1" office:value-type="string">
              <text:p text:style-name="P174">(<text:sequence text:ref-name="refText73" text:name="Text" text:formula="ooow:Text+1" style:num-format="1">74</text:sequence>)</text:p>
            </table:table-cell>
          </table:table-row>
        </table:table-header-rows>
      </table:table>
      <text:p text:style-name="Standard"/>
      <text:p text:style-name="P88">Exercício I<text:span text:style-name="T41">II</text:span></text:p>
      <text:p text:style-name="P170"/>
      <table:table table:name="Tabela75" table:style-name="Tabela75">
        <table:table-column table:style-name="Tabela75.A"/>
        <table:table-column table:style-name="Tabela75.B"/>
        <table:table-header-rows>
          <table:table-row>
            <table:table-cell table:style-name="Tabela75.A1" office:value-type="string">
              <text:p text:style-name="P173"><draw:frame draw:style-name="fr1" draw:name="Objeto79" text:anchor-type="as-char" svg:y="-1.603cm" svg:width="12.654cm" svg:height="3.059cm" draw:z-index="78"><draw:object xlink:href="./Object 79" xlink:type="simple" xlink:show="embed" xlink:actuate="onLoad"/><draw:image xlink:href="./ObjectReplacements/Object 79" xlink:type="simple" xlink:show="embed" xlink:actuate="onLoad"/><svg:desc>fórmula</svg:desc></draw:frame></text:p>
            </table:table-cell>
            <table:table-cell table:style-name="Tabela75.A1" office:value-type="string">
              <text:p text:style-name="P174">(<text:sequence text:ref-name="refText74" text:name="Text" text:formula="ooow:Text+1" style:num-format="1">75</text:sequence>)</text:p>
            </table:table-cell>
          </table:table-row>
        </table:table-header-rows>
      </table:table>
      <text:p text:style-name="Standard"/>
      <text:p text:style-name="P11"><text:span text:style-name="T1">Integral de potência sen(x) ou cos(x) </text:span><text:span text:style-name="T21">–</text:span><text:span text:style-name="T1"> </text:span><text:a xlink:type="simple" xlink:href="https://www.youtube.com/watch?v=4DPtCR8xFRY&amp;index=22&amp;list=PLD785E767CD25501A" text:style-name="Internet_20_link" text:visited-style-name="Visited_20_Internet_20_Link"><text:span text:style-name="T1">Aula 21</text:span></text:a></text:p>
      <text:p text:style-name="Standard"/>
      <text:p text:style-name="P89"><draw:frame draw:style-name="fr1" draw:name="Objeto81" text:anchor-type="as-char" svg:y="-4.655cm" svg:width="14.961cm" svg:height="9.16cm" draw:z-index="80"><draw:object xlink:href="./Object 81" xlink:type="simple" xlink:show="embed" xlink:actuate="onLoad"/><draw:image xlink:href="./ObjectReplacements/Object 81" xlink:type="simple" xlink:show="embed" xlink:actuate="onLoad"/></draw:frame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><text:soft-page-break/>Exercício I</text:p>
      <text:p text:style-name="P171"/>
      <table:table table:name="Tabela76" table:style-name="Tabela76">
        <table:table-column table:style-name="Tabela76.A"/>
        <table:table-column table:style-name="Tabela76.B"/>
        <table:table-header-rows>
          <table:table-row>
            <table:table-cell table:style-name="Tabela76.A1" office:value-type="string">
              <text:p text:style-name="P173"><draw:frame draw:style-name="fr1" draw:name="Objeto80" text:anchor-type="as-char" svg:y="-5.583cm" svg:width="15.244cm" svg:height="11.058cm" draw:z-index="79"><draw:object xlink:href="./Object 80" xlink:type="simple" xlink:show="embed" xlink:actuate="onLoad"/><draw:image xlink:href="./ObjectReplacements/Object 80" xlink:type="simple" xlink:show="embed" xlink:actuate="onLoad"/><svg:desc>fórmula</svg:desc></draw:frame></text:p>
            </table:table-cell>
            <table:table-cell table:style-name="Tabela76.A1" office:value-type="string">
              <text:p text:style-name="P174">(<text:sequence text:ref-name="refText75" text:name="Text" text:formula="ooow:Text+1" style:num-format="1">76</text:sequence>)</text:p>
            </table:table-cell>
          </table:table-row>
        </table:table-header-rows>
      </table:table>
      <text:p text:style-name="Standard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><text:soft-page-break/>Exercício I<text:span text:style-name="T42">I</text:span></text:p>
      <text:p text:style-name="P172"/>
      <table:table table:name="Tabela77" table:style-name="Tabela77">
        <table:table-column table:style-name="Tabela77.A"/>
        <table:table-column table:style-name="Tabela77.B"/>
        <table:table-header-rows>
          <table:table-row>
            <table:table-cell table:style-name="Tabela77.A1" office:value-type="string">
              <text:p text:style-name="P173"><draw:frame draw:style-name="fr1" draw:name="Objeto82" text:anchor-type="as-char" svg:y="-6.348cm" svg:width="15.244cm" svg:height="12.547cm" draw:z-index="81"><draw:object xlink:href="./Object 82" xlink:type="simple" xlink:show="embed" xlink:actuate="onLoad"/><draw:image xlink:href="./ObjectReplacements/Object 82" xlink:type="simple" xlink:show="embed" xlink:actuate="onLoad"/><svg:desc>fórmula</svg:desc></draw:frame></text:p>
            </table:table-cell>
            <table:table-cell table:style-name="Tabela77.A1" office:value-type="string">
              <text:p text:style-name="P174">(<text:sequence text:ref-name="refText76" text:name="Text" text:formula="ooow:Text+1" style:num-format="1">77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4"><text:soft-page-break/><text:span text:style-name="T1">Integral do produto de potência entre sen(x) e cos(x) </text:span><text:span text:style-name="T21">–</text:span><text:span text:style-name="T1"> </text:span><text:a xlink:type="simple" xlink:href="https://www.youtube.com/watch?v=dxyb6QOM0u0&amp;index=23&amp;list=PLD785E767CD25501A" text:style-name="Internet_20_link" text:visited-style-name="Visited_20_Internet_20_Link"><text:span text:style-name="T1">Aula 22</text:span></text:a></text:p>
      <text:p text:style-name="Standard"/>
      <text:p text:style-name="P177">Exercício I</text:p>
      <text:p text:style-name="P182"/>
      <table:table table:name="Tabela78" table:style-name="Tabela78">
        <table:table-column table:style-name="Tabela78.A"/>
        <table:table-column table:style-name="Tabela78.B"/>
        <table:table-header-rows>
          <table:table-row>
            <table:table-cell table:style-name="Tabela78.A1" office:value-type="string">
              <text:p text:style-name="P173"><draw:frame draw:style-name="fr1" draw:name="Objeto83" text:anchor-type="as-char" svg:y="-5.188cm" svg:width="15.272cm" svg:height="10.266cm" draw:z-index="82"><draw:object xlink:href="./Object 83" xlink:type="simple" xlink:show="embed" xlink:actuate="onLoad"/><draw:image xlink:href="./ObjectReplacements/Object 83" xlink:type="simple" xlink:show="embed" xlink:actuate="onLoad"/><svg:desc>fórmula</svg:desc></draw:frame></text:p>
            </table:table-cell>
            <table:table-cell table:style-name="Tabela78.A1" office:value-type="string">
              <text:p text:style-name="P174">(<text:sequence text:ref-name="refText77" text:name="Text" text:formula="ooow:Text+1" style:num-format="1">78</text:sequence>)</text:p>
            </table:table-cell>
          </table:table-row>
        </table:table-header-rows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9"><text:soft-page-break/>Exercício I<text:span text:style-name="T43">I</text:span></text:p>
      <text:p text:style-name="P185"/>
      <table:table table:name="Tabela79" table:style-name="Tabela79">
        <table:table-column table:style-name="Tabela79.A"/>
        <table:table-column table:style-name="Tabela79.B"/>
        <table:table-header-rows>
          <table:table-row>
            <table:table-cell table:style-name="Tabela79.A1" office:value-type="string">
              <text:p text:style-name="P173"><draw:frame draw:style-name="fr1" draw:name="Objeto84" text:anchor-type="as-char" svg:y="-6.944cm" svg:width="15.647cm" svg:height="13.737cm" draw:z-index="83"><draw:object xlink:href="./Object 84" xlink:type="simple" xlink:show="embed" xlink:actuate="onLoad"/><draw:image xlink:href="./ObjectReplacements/Object 84" xlink:type="simple" xlink:show="embed" xlink:actuate="onLoad"/><svg:desc>fórmula</svg:desc></draw:frame></text:p>
            </table:table-cell>
            <table:table-cell table:style-name="Tabela79.A1" office:value-type="string">
              <text:p text:style-name="P174">(<text:sequence text:ref-name="refText78" text:name="Text" text:formula="ooow:Text+1" style:num-format="1">79</text:sequence>)</text:p>
            </table:table-cell>
          </table:table-row>
        </table:table-header-rows>
      </table:table>
      <text:p text:style-name="Standard"/>
      <text:p text:style-name="P1"><text:span text:style-name="T1">Integral de Funções Trigonométricas</text:span><text:span text:style-name="T22"> – </text:span><text:a xlink:type="simple" xlink:href="https://www.youtube.com/watch?v=DMDjpmFMqm0&amp;index=24&amp;list=PLD785E767CD25501A" text:style-name="Internet_20_link" text:visited-style-name="Visited_20_Internet_20_Link"><text:span text:style-name="T1">Aula 23</text:span></text:a></text:p>
      <text:p text:style-name="Standard"/>
      <text:p text:style-name="P180"><draw:frame draw:style-name="fr2" draw:name="Objeto86" text:anchor-type="as-char" svg:y="-2.551cm" svg:width="13.968cm" svg:height="4.969cm" draw:z-index="85"><draw:object xlink:href="./Object 86" xlink:type="simple" xlink:show="embed" xlink:actuate="onLoad"/><draw:image xlink:href="./ObjectReplacements/Object 86" xlink:type="simple" xlink:show="embed" xlink:actuate="onLoad"/></draw:frame></text:p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><text:soft-page-break/>Exercício I</text:p>
      <text:p text:style-name="P186"/>
      <table:table table:name="Tabela80" table:style-name="Tabela80">
        <table:table-column table:style-name="Tabela80.A"/>
        <table:table-column table:style-name="Tabela80.B"/>
        <table:table-header-rows>
          <table:table-row>
            <table:table-cell table:style-name="Tabela80.A1" office:value-type="string">
              <text:p text:style-name="P173"><draw:frame draw:style-name="fr1" draw:name="Objeto85" text:anchor-type="as-char" svg:y="-3.124cm" svg:width="12.942cm" svg:height="6.098cm" draw:z-index="84"><draw:object xlink:href="./Object 85" xlink:type="simple" xlink:show="embed" xlink:actuate="onLoad"/><draw:image xlink:href="./ObjectReplacements/Object 85" xlink:type="simple" xlink:show="embed" xlink:actuate="onLoad"/><svg:desc>fórmula</svg:desc></draw:frame></text:p>
            </table:table-cell>
            <table:table-cell table:style-name="Tabela80.A1" office:value-type="string">
              <text:p text:style-name="P174">(<text:sequence text:ref-name="refText79" text:name="Text" text:formula="ooow:Text+1" style:num-format="1">80</text:sequence>)</text:p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2T07:06:01.799000000</meta:creation-date>
    <meta:generator>LibreOffice/5.1.4.2$Windows_x86 LibreOffice_project/f99d75f39f1c57ebdd7ffc5f42867c12031db97a</meta:generator>
    <dc:date>2016-08-06T16:23:06.452000000</dc:date>
    <meta:editing-duration>P1DT6H44M52S</meta:editing-duration>
    <meta:editing-cycles>459</meta:editing-cycles>
    <meta:document-statistic meta:table-count="80" meta:image-count="0" meta:object-count="86" meta:page-count="24" meta:paragraph-count="271" meta:word-count="453" meta:character-count="2538" meta:non-whitespace-character-count="2245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o stretchy="false">∫</mo>
              <mo stretchy="false">∂</mo>
            </mrow>
            <mrow>
              <mi>x</mi>
              <mo stretchy="false">=</mo>
              <mrow>
                <mi>x</mi>
                <mo stretchy="false">+</mo>
                <mi>c</mi>
              </mrow>
            </mrow>
          </mrow>
        </mtd>
      </mtr>
      <mtr>
        <mtd>
          <mrow>
            <mrow>
              <mo stretchy="false">∫</mo>
              <msup>
                <mi>x</mi>
                <mn>3</mn>
              </msup>
            </mrow>
            <mo stretchy="false">∂</mo>
            <mrow>
              <mi>x</mi>
              <mo stretchy="false">=</mo>
              <mrow>
                <mfrac>
                  <msup>
                    <mi>x</mi>
                    <mn>4</mn>
                  </msup>
                  <mn>4</mn>
                </mfrac>
                <mo stretchy="false">+</mo>
                <mi>c</mi>
              </mrow>
            </mrow>
          </mrow>
        </mtd>
      </mtr>
    </mtable>
    <annotation encoding="StarMath 5.0">int partial x = x + c newline
int x^3 partial x = x^4 over 4 + c</annotation>
  </semantics>
</math>
</file>

<file path=Object 1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7</mn>
                          <mrow>
                            <mroot>
                              <msup>
                                <mi>x</mi>
                                <mn>2</mn>
                              </msup>
                              <mn>5</mn>
                            </mroot>
                            <mo stretchy="false">+</mo>
                            <mfrac>
                              <mn>3</mn>
                              <msup>
                                <mi>x</mi>
                                <mn>3</mn>
                              </msup>
                            </mfrac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n>7</mn>
                      <mrow>
                        <msup>
                          <mi>x</mi>
                          <mfrac>
                            <mn>2</mn>
                            <mn>5</mn>
                          </mfrac>
                        </msup>
                        <mo stretchy="false">+</mo>
                        <mn>3</mn>
                      </mrow>
                      <msup>
                        <mi>x</mi>
                        <mrow>
                          <mo stretchy="false">−</mo>
                          <mn>3</mn>
                        </mrow>
                      </msup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n>7</mn>
            </mrow>
            <mrow>
              <mo stretchy="false">∫</mo>
              <msup>
                <mi>x</mi>
                <mfrac>
                  <mn>2</mn>
                  <mn>5</mn>
                </mfrac>
              </msup>
            </mrow>
            <mo stretchy="false">∂</mo>
            <mrow>
              <mi>x</mi>
              <mo stretchy="false">+</mo>
              <mn>3</mn>
            </mrow>
            <mrow>
              <mo stretchy="false">∫</mo>
              <msup>
                <mi>x</mi>
                <mrow>
                  <mo stretchy="false">−</mo>
                  <mn>3</mn>
                </mrow>
              </msup>
            </mrow>
            <mo stretchy="false">∂</mo>
            <mrow>
              <mi>x</mi>
              <mo stretchy="false">=</mo>
              <mn>7</mn>
            </mrow>
            <mrow>
              <mfrac>
                <msup>
                  <mi>x</mi>
                  <mfrac>
                    <mn>7</mn>
                    <mn>5</mn>
                  </mfrac>
                </msup>
                <mrow>
                  <mo fence="true" stretchy="true">(</mo>
                  <mrow>
                    <mfrac>
                      <mn>7</mn>
                      <mn>5</mn>
                    </mfrac>
                  </mrow>
                  <mo fence="true" stretchy="true">)</mo>
                </mrow>
              </mfrac>
              <mo stretchy="false">+</mo>
              <mn>3</mn>
            </mrow>
            <mrow>
              <mfrac>
                <msup>
                  <mi>x</mi>
                  <mrow>
                    <mo stretchy="false">−</mo>
                    <mn>2</mn>
                  </mrow>
                </msup>
                <mrow>
                  <mo stretchy="false">−</mo>
                  <mn>2</mn>
                </mrow>
              </mfrac>
              <mo stretchy="false">+</mo>
              <mi>c</mi>
            </mrow>
            <mtext>=</mtext>
          </mrow>
        </mtd>
      </mtr>
      <mtr>
        <mtd>
          <mstyle color="red">
            <mrow>
              <mn>5</mn>
              <mrow>
                <mroot>
                  <msup>
                    <mi>x</mi>
                    <mn>7</mn>
                  </msup>
                  <mn>5</mn>
                </mroot>
                <mo stretchy="false">−</mo>
                <mfrac>
                  <mn>3</mn>
                  <mrow>
                    <mn>2</mn>
                    <msup>
                      <mi>x</mi>
                      <mn>2</mn>
                    </msup>
                  </mrow>
                </mfrac>
                <mo stretchy="false">+</mo>
                <mi>c</mi>
              </mrow>
            </mrow>
          </mstyle>
        </mtd>
      </mtr>
    </mtable>
    <annotation encoding="StarMath 5.0">color red{int left( 7 nroot 5 x^2 + 3 over x^3 right) partial x} = int left( 7x^{2 over 5} + 3x^{-3} right) partial x = 7 int x^{ 2 over 5 } partial x + 3 int x^{ -3 } partial x = 7 { x^{7 over 5} over {left( 7 over 5 right)} } + 3{ x^{-2} over {-2} } + c "=" newline
color red{5 nroot 5 x^7 - { 3 over {2x^2} } + c}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3</mn>
                          <mrow>
                            <msup>
                              <mi>x</mi>
                              <mrow>
                                <mo stretchy="false">−</mo>
                                <mn>4</mn>
                              </mrow>
                            </msup>
                            <mo stretchy="false">−</mo>
                            <mn>3</mn>
                          </mrow>
                          <mrow>
                            <mi>x</mi>
                            <mo stretchy="false">+</mo>
                            <mn>4</mn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3</mn>
            </mrow>
            <mrow>
              <mo stretchy="false">∫</mo>
              <msup>
                <mi>x</mi>
                <mrow>
                  <mo stretchy="false">−</mo>
                  <mn>4</mn>
                </mrow>
              </msup>
            </mrow>
            <mo stretchy="false">∂</mo>
            <mrow>
              <mi>x</mi>
              <mo stretchy="false">−</mo>
              <mn>3</mn>
            </mrow>
            <mrow>
              <mo stretchy="false">∫</mo>
              <mi>x</mi>
            </mrow>
            <mo stretchy="false">∂</mo>
            <mrow>
              <mi>x</mi>
              <mo stretchy="false">+</mo>
              <mn>4</mn>
            </mrow>
            <mrow>
              <mo stretchy="false">∫</mo>
              <mo stretchy="false">∂</mo>
            </mrow>
            <mrow>
              <mi>x</mi>
              <mo stretchy="false">=</mo>
              <mn>3</mn>
            </mrow>
            <mrow>
              <mfrac>
                <msup>
                  <mi>x</mi>
                  <mrow>
                    <mo stretchy="false">−</mo>
                    <mn>3</mn>
                  </mrow>
                </msup>
                <mrow>
                  <mo fence="true" stretchy="false">(</mo>
                  <mrow>
                    <mrow>
                      <mo stretchy="false">−</mo>
                      <mn>3</mn>
                    </mrow>
                  </mrow>
                  <mo fence="true" stretchy="false">)</mo>
                </mrow>
              </mfrac>
              <mo stretchy="false">−</mo>
              <mn>3</mn>
            </mrow>
            <mrow>
              <mfrac>
                <msup>
                  <mi>x</mi>
                  <mn>2</mn>
                </msup>
                <mn>2</mn>
              </mfrac>
              <mo stretchy="false">+</mo>
              <mn>4</mn>
            </mrow>
            <mrow>
              <mi>x</mi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o stretchy="false">−</mo>
                    <mn>1</mn>
                  </mrow>
                  <msup>
                    <mi>x</mi>
                    <mn>3</mn>
                  </msup>
                </mfrac>
                <mo stretchy="false">−</mo>
                <mfrac>
                  <mrow>
                    <mn>3</mn>
                    <msup>
                      <mi>x</mi>
                      <mn>2</mn>
                    </msup>
                  </mrow>
                  <mn>2</mn>
                </mfrac>
                <mo stretchy="false">+</mo>
                <mn>4</mn>
              </mrow>
              <mrow>
                <mi>x</mi>
                <mo stretchy="false">+</mo>
                <mi>c</mi>
              </mrow>
            </mrow>
          </mstyle>
        </mtd>
      </mtr>
    </mtable>
    <annotation encoding="StarMath 5.0">color red{int left( 3x^{-4} - 3x + 4 right) partial x} = 3 int x^{ -4 } partial x - 3 int x partial x + 4 int partial x = 3{ x^{-3} over (-3)} - 3{x^2 over 2 } + 4x + c "=" newline
color red{-1 over x^3 - { 3x^2 } over 2 + 4x + c}</annotation>
  </semantics>
</math>
</file>

<file path=Object 12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frac>
                <mn>2</mn>
                <mn>3</mn>
              </mfrac>
            </mrow>
            <msqrt>
              <mi>x</mi>
            </msqrt>
            <mo stretchy="false">∂</mo>
            <mi>x</mi>
          </mrow>
        </mstyle>
        <mo stretchy="false">=</mo>
        <mfrac>
          <mn>2</mn>
          <mn>3</mn>
        </mfrac>
      </mrow>
      <mrow>
        <mo stretchy="false">∫</mo>
        <msup>
          <mi>x</mi>
          <mfrac>
            <mn>1</mn>
            <mn>2</mn>
          </mfrac>
        </msup>
      </mrow>
      <mo stretchy="false">∂</mo>
      <mrow>
        <mi>x</mi>
        <mo stretchy="false">=</mo>
        <mfrac>
          <mn>2</mn>
          <mn>3</mn>
        </mfrac>
      </mrow>
      <mrow>
        <mrow>
          <mfrac>
            <msup>
              <mi>x</mi>
              <mfrac>
                <mn>3</mn>
                <mn>2</mn>
              </mfrac>
            </msup>
            <mrow>
              <mo fence="true" stretchy="true">(</mo>
              <mrow>
                <mfrac>
                  <mn>3</mn>
                  <mn>2</mn>
                </mfrac>
              </mrow>
              <mo fence="true" stretchy="true">)</mo>
            </mrow>
          </mfrac>
          <mo stretchy="false">+</mo>
          <mi>c</mi>
        </mrow>
        <mo stretchy="false">=</mo>
        <mstyle color="red">
          <mrow>
            <mfrac>
              <mrow>
                <mn>4</mn>
                <msqrt>
                  <msup>
                    <mi>x</mi>
                    <mn>3</mn>
                  </msup>
                </msqrt>
              </mrow>
              <mn>9</mn>
            </mfrac>
            <mo stretchy="false">+</mo>
            <mi>c</mi>
          </mrow>
        </mstyle>
      </mrow>
    </mrow>
    <annotation encoding="StarMath 5.0">color red{int { 2 over 3 }sqrt x partial x} = { 2 over 3 } int x^{ 1 over 2 } partial x = { 2 over 3 }{ x^{3 over 2} over {left( 3 over 2 right)} } + c = color red{{4 sqrt x^3} over 9 + c}</annotation>
  </semantics>
</math>
</file>

<file path=Object 13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frac>
                <mrow>
                  <msqrt>
                    <mi>x</mi>
                  </msqrt>
                  <msup>
                    <mi>x</mi>
                    <mn>3</mn>
                  </msup>
                </mrow>
                <mroot>
                  <msup>
                    <mi>x</mi>
                    <mn>2</mn>
                  </msup>
                  <mn>3</mn>
                </mroot>
              </mfrac>
            </mrow>
            <mo stretchy="false">∂</mo>
            <mi>x</mi>
          </mrow>
        </mstyle>
        <mo stretchy="false">=</mo>
        <mrow>
          <mo stretchy="false">∫</mo>
          <mfrac>
            <mrow>
              <msup>
                <mi>x</mi>
                <mfrac>
                  <mn>1</mn>
                  <mn>2</mn>
                </mfrac>
              </msup>
              <msup>
                <mi>x</mi>
                <mn>3</mn>
              </msup>
            </mrow>
            <msup>
              <mi>x</mi>
              <mfrac>
                <mn>2</mn>
                <mn>3</mn>
              </mfrac>
            </msup>
          </mfrac>
        </mrow>
      </mrow>
      <mo stretchy="false">∂</mo>
      <mrow>
        <mi>x</mi>
        <mo stretchy="false">=</mo>
        <mrow>
          <mo stretchy="false">∫</mo>
          <msup>
            <mi>x</mi>
            <mrow>
              <mfrac>
                <mn>1</mn>
                <mn>2</mn>
              </mfrac>
              <mo stretchy="false">+</mo>
              <mn>3</mn>
              <mo stretchy="false">−</mo>
              <mfrac>
                <mn>2</mn>
                <mn>3</mn>
              </mfrac>
            </mrow>
          </msup>
        </mrow>
      </mrow>
      <mo stretchy="false">∂</mo>
      <mrow>
        <mi>x</mi>
        <mo stretchy="false">=</mo>
        <mrow>
          <mo stretchy="false">∫</mo>
          <msup>
            <mi>x</mi>
            <mfrac>
              <mrow>
                <mn>3</mn>
                <mo stretchy="false">+</mo>
                <mn>18</mn>
                <mo stretchy="false">−</mo>
                <mn>4</mn>
              </mrow>
              <mn>6</mn>
            </mfrac>
          </msup>
        </mrow>
      </mrow>
      <mo stretchy="false">∂</mo>
      <mrow>
        <mi>x</mi>
        <mo stretchy="false">=</mo>
        <mrow>
          <mo stretchy="false">∫</mo>
          <msup>
            <mi>x</mi>
            <mfrac>
              <mn>17</mn>
              <mn>6</mn>
            </mfrac>
          </msup>
        </mrow>
      </mrow>
      <mo stretchy="false">∂</mo>
      <mrow>
        <mi>x</mi>
        <mo stretchy="false">=</mo>
        <mrow>
          <mfrac>
            <msup>
              <mi>x</mi>
              <mfrac>
                <mn>23</mn>
                <mn>6</mn>
              </mfrac>
            </msup>
            <mrow>
              <mo fence="true" stretchy="true">(</mo>
              <mrow>
                <mfrac>
                  <mn>23</mn>
                  <mn>6</mn>
                </mfrac>
              </mrow>
              <mo fence="true" stretchy="true">)</mo>
            </mrow>
          </mfrac>
          <mo stretchy="false">+</mo>
          <mi>c</mi>
        </mrow>
        <mo stretchy="false">=</mo>
        <mstyle color="red">
          <mrow>
            <mfrac>
              <mrow>
                <mn>6</mn>
                <mroot>
                  <msup>
                    <mi>x</mi>
                    <mn>23</mn>
                  </msup>
                  <mn>6</mn>
                </mroot>
              </mrow>
              <mn>23</mn>
            </mfrac>
            <mo stretchy="false">+</mo>
            <mi>c</mi>
          </mrow>
        </mstyle>
      </mrow>
    </mrow>
    <annotation encoding="StarMath 5.0">color red{int { {sqrt x x^3} over {nroot 3 x^2} } partial x} = int { {x^{1 over 2}x^3} over {x^{2 over 3}} } partial x = int x^{1 over 2 + 3 - 2 over 3} partial x = int x^{ {3 + 18 - 4} over 6 } partial x = int x^{ 17 over 6 } partial x = x^{ 23 over 6 } over { left( 23 over 6 right) } + c = color red{{ 6 nroot 6 x^23 } over 23 + c}</annotation>
  </semantics>
</math>
</file>

<file path=Object 14/content.xml><?xml version="1.0" encoding="utf-8"?>
<math xmlns="http://www.w3.org/1998/Math/MathML" display="block">
  <semantics>
    <mrow>
      <mrow>
        <mrow>
          <mo stretchy="false">∫</mo>
          <mfrac>
            <mrow>
              <mo stretchy="false">∂</mo>
              <mi>x</mi>
            </mrow>
            <msup>
              <mi>x</mi>
              <mn>3</mn>
            </msup>
          </mfrac>
        </mrow>
        <mo stretchy="false">=</mo>
        <mrow>
          <mo stretchy="false">∫</mo>
          <msup>
            <mi>x</mi>
            <mrow>
              <mo stretchy="false">−</mo>
              <mn>3</mn>
            </mrow>
          </msup>
        </mrow>
      </mrow>
      <mo stretchy="false">∂</mo>
      <mrow>
        <mi>x</mi>
        <mo stretchy="false">=</mo>
        <mrow>
          <mfrac>
            <msup>
              <mi>x</mi>
              <mrow>
                <mo stretchy="false">−</mo>
                <mn>2</mn>
              </mrow>
            </msup>
            <mrow>
              <mo stretchy="false">−</mo>
              <mn>2</mn>
            </mrow>
          </mfrac>
          <mo stretchy="false">+</mo>
          <mi>c</mi>
        </mrow>
        <mo stretchy="false">=</mo>
        <mrow>
          <mfrac>
            <mrow>
              <mo stretchy="false">−</mo>
              <mn>1</mn>
            </mrow>
            <mrow>
              <mn>2</mn>
              <msup>
                <mi>x</mi>
                <mn>2</mn>
              </msup>
            </mrow>
          </mfrac>
          <mo stretchy="false">+</mo>
          <mi>c</mi>
        </mrow>
      </mrow>
    </mrow>
    <annotation encoding="StarMath 5.0">int { {partial x} over x^3 } = int x^{ -3 } partial x = x^{ -2 } over { -2 } + c = -1 over { 2x^2 } + c</annotation>
  </semantics>
</math>
</file>

<file path=Object 15/content.xml><?xml version="1.0" encoding="utf-8"?>
<math xmlns="http://www.w3.org/1998/Math/MathML" display="block">
  <semantics>
    <mrow>
      <mrow>
        <mrow>
          <mo stretchy="false">∫</mo>
          <mfrac>
            <mrow>
              <mo stretchy="false">∂</mo>
              <mi>x</mi>
            </mrow>
            <mi>x</mi>
          </mfrac>
        </mrow>
        <mo stretchy="false">=</mo>
        <mi>ln</mi>
      </mrow>
      <mrow>
        <mi>x</mi>
        <mo stretchy="false">+</mo>
        <mi>c</mi>
      </mrow>
    </mrow>
    <annotation encoding="StarMath 5.0">int { {partial x} over x } = ln{ x } + c</annotation>
  </semantics>
</math>
</file>

<file path=Object 1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sqrt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qrt>
                  <mi>u</mi>
                </msqrt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frac>
                  <mn>1</mn>
                  <mn>2</mn>
                </mfrac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row>
                <mfrac>
                  <msup>
                    <mi>u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frac>
                <mn>1</mn>
                <mn>2</mn>
              </mfrac>
            </mrow>
            <mfrac>
              <mn>2</mn>
              <mn>3</mn>
            </mfrac>
            <mrow>
              <mrow>
                <msqrt>
                  <msup>
                    <mi>u</mi>
                    <mn>3</mn>
                  </msup>
                </msqrt>
                <mo stretchy="false">+</mo>
                <mi>c</mi>
              </mrow>
              <mo stretchy="false">=</mo>
              <mrow>
                <mfrac>
                  <msqrt>
                    <msup>
                      <mi>u</mi>
                      <mn>3</mn>
                    </msup>
                  </msqrt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sqrt>
                      <msup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</mrow>
                          <mo fence="true" stretchy="false">)</mo>
                        </mrow>
                        <mn>3</mn>
                      </msup>
                    </msqrt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i>x</mi>
                    <mo stretchy="false">+</mo>
                    <mn>1</mn>
                  </mrow>
                </mrow>
              </mstyle>
            </mrow>
            <mi>,</mi>
            <mrow>
              <mfrac>
                <mrow>
                  <mo stretchy="false">∂</mo>
                  <mi>u</mi>
                </mrow>
                <mrow>
                  <mo stretchy="false">∂</mo>
                  <mi>x</mi>
                </mrow>
              </mfrac>
              <mo stretchy="false">=</mo>
              <mn>2</mn>
            </mrow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sqrt>
                              <msup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row>
                                        <mi>x</mi>
                                        <mo stretchy="false">+</mo>
                                        <mn>1</mn>
                                      </mrow>
                                    </mrow>
                                  </mrow>
                                  <mo fence="true" stretchy="false">)</mo>
                                </mrow>
                                <mn>3</mn>
                              </msup>
                            </msqrt>
                            <mn>3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1</mn>
                          <mn>3</mn>
                        </mfrac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n>2</mn>
                                  <mrow>
                                    <mi>x</mi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stretchy="false">)</mo>
                            </mrow>
                            <mfrac>
                              <mn>3</mn>
                              <mn>2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n>1</mn>
                <mn>3</mn>
              </mfrac>
            </mrow>
            <mfrac>
              <mn>3</mn>
              <mn>2</mn>
            </mfrac>
            <mrow>
              <mrow>
                <mrow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row>
                      <mfrac>
                        <mn>3</mn>
                        <mn>2</mn>
                      </mfrac>
                      <mo stretchy="false">−</mo>
                      <mn>1</mn>
                    </mrow>
                  </msup>
                  <mo stretchy="false">⋅</mo>
                  <mn>2</mn>
                </mrow>
                <mo stretchy="false">+</mo>
                <mn>0</mn>
              </mrow>
              <mo stretchy="false">=</mo>
              <msup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  <mo stretchy="false">=</mo>
              <mstyle color="blue">
                <msqrt>
                  <mrow>
                    <mn>2</mn>
                    <mrow>
                      <mi>x</mi>
                      <mo stretchy="false">+</mo>
                      <mn>1</mn>
                    </mrow>
                  </mrow>
                </msqrt>
              </mstyle>
            </mrow>
          </mrow>
        </mtd>
      </mtr>
    </mtable>
    <annotation encoding="StarMath 5.0">color red{int sqrt{ 2x + 1 } partial x} = int sqrt u {{partial u} over 2} = {1 over 2} int u^{1 over 2} partial u = { 1 over 2 } {u^{3 over 2} over { left( 3 over 2 right) }} + c = { 1 over 2 }{ 2 over 3 } sqrt u^3 + c = sqrt u^3 over 3 + c = color red{sqrt ( 2x + 1 )^3 over 3 + c} newline
color green{ u } = color green{ 2x + 1 } , { partial u } over { partial x } = 2 -&gt; color green{ partial x } = color green{ {partial u} over 2 }
newline newline
color blue{{ partial left( sqrt ( 2x + 1 )^3over 3 + c right) } over { partial x }} = { partial left( { 1 over 3 }( 2x + 1 )^{3 over 2} + c right) } over { partial x } = { 1 over 3 }{ 3 over 2 }( 2x + 1 )^{3 over 2 - 1} cdot 2 + 0 = ( 2x + 1 )^{ 1 over 2 } = color blue{sqrt{ 2x + 1 }}</annotation>
  </semantics>
</math>
</file>

<file path=Object 1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n>5</mn>
                        <mrow>
                          <msup>
                            <mi>x</mi>
                            <mn>3</mn>
                          </msup>
                          <mo stretchy="false">+</mo>
                          <mn>2</mn>
                        </mrow>
                        <mrow>
                          <mi>x</mi>
                          <mo stretchy="false">+</mo>
                          <mn>3</mn>
                        </mrow>
                      </mrow>
                      <mi>x</mi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row>
                          <mn>5</mn>
                          <msup>
                            <mi>x</mi>
                            <mn>3</mn>
                          </msup>
                        </mrow>
                        <mi>x</mi>
                      </mfrac>
                      <mo stretchy="false">+</mo>
                      <mfrac>
                        <mrow>
                          <mn>2</mn>
                          <mi>x</mi>
                        </mrow>
                        <mi>x</mi>
                      </mfrac>
                      <mo stretchy="false">+</mo>
                      <mfrac>
                        <mn>3</mn>
                        <mi>x</mi>
                      </mfrac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n>5</mn>
                      <mrow>
                        <msup>
                          <mi>x</mi>
                          <mn>2</mn>
                        </msup>
                        <mo stretchy="false">+</mo>
                        <mn>2</mn>
                        <mo stretchy="false">+</mo>
                        <mfrac>
                          <mn>3</mn>
                          <mi>x</mi>
                        </mfrac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n>5</mn>
            <mrow>
              <mo stretchy="false">∫</mo>
              <msup>
                <mi>x</mi>
                <mn>2</mn>
              </msup>
            </mrow>
            <mo stretchy="false">∂</mo>
            <mrow>
              <mi>x</mi>
              <mo stretchy="false">+</mo>
              <mn>2</mn>
            </mrow>
            <mrow>
              <mo stretchy="false">∫</mo>
              <mo stretchy="false">∂</mo>
            </mrow>
            <mrow>
              <mi>x</mi>
              <mo stretchy="false">+</mo>
              <mn>3</mn>
            </mrow>
            <mrow>
              <mrow>
                <mo stretchy="false">∫</mo>
                <mfrac>
                  <mrow>
                    <mo stretchy="false">∂</mo>
                    <mi>x</mi>
                  </mrow>
                  <mi>x</mi>
                </mfrac>
              </mrow>
              <mo stretchy="false">=</mo>
              <mn>5</mn>
            </mrow>
            <mrow>
              <mfrac>
                <msup>
                  <mi>x</mi>
                  <mn>3</mn>
                </msup>
                <mn>3</mn>
              </mfrac>
              <mo stretchy="false">+</mo>
              <mn>2</mn>
            </mrow>
            <mrow>
              <mi>x</mi>
              <mo stretchy="false">+</mo>
              <mn>3</mn>
            </mrow>
            <mi>ln</mi>
            <mrow>
              <mrow>
                <mrow>
                  <mo fence="true" stretchy="true">|</mo>
                  <mrow>
                    <mi>x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row>
                    <mfrac>
                      <mrow>
                        <mn>5</mn>
                        <msup>
                          <mi>x</mi>
                          <mn>3</mn>
                        </msup>
                      </mrow>
                      <mn>3</mn>
                    </mfrac>
                    <mo stretchy="false">+</mo>
                    <mn>2</mn>
                  </mrow>
                  <mrow>
                    <mi>x</mi>
                    <mo stretchy="false">+</mo>
                    <mn>3</mn>
                  </mrow>
                  <mi>ln</mi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frac>
                              <mrow>
                                <mn>5</mn>
                                <msup>
                                  <mi>x</mi>
                                  <mn>3</mn>
                                </msup>
                              </mrow>
                              <mn>3</mn>
                            </mfrac>
                            <mo stretchy="false">+</mo>
                            <mn>2</mn>
                          </mrow>
                          <mrow>
                            <mi>x</mi>
                            <mo stretchy="false">+</mo>
                            <mn>3</mn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5</mn>
                <mn>3</mn>
              </mfrac>
            </mrow>
            <mn>3</mn>
            <mrow>
              <msup>
                <mi>x</mi>
                <mn>2</mn>
              </msup>
              <mo stretchy="false">+</mo>
              <mn>2</mn>
              <mo stretchy="false">+</mo>
              <mn>3</mn>
            </mrow>
            <mrow>
              <mrow>
                <mfrac>
                  <mn>1</mn>
                  <mi>x</mi>
                </mfrac>
                <mo stretchy="false">+</mo>
                <mn>0</mn>
              </mrow>
              <mo stretchy="false">=</mo>
              <mn>5</mn>
            </mrow>
            <mrow>
              <mrow>
                <msup>
                  <mi>x</mi>
                  <mn>2</mn>
                </msup>
                <mo stretchy="false">+</mo>
                <mn>2</mn>
                <mo stretchy="false">+</mo>
                <mfrac>
                  <mn>3</mn>
                  <mi>x</mi>
                </mfrac>
              </mrow>
              <mo stretchy="false">=</mo>
              <mstyle color="blue">
                <mfrac>
                  <mrow>
                    <mn>5</mn>
                    <mrow>
                      <msup>
                        <mi>x</mi>
                        <mn>3</mn>
                      </msup>
                      <mo stretchy="false">+</mo>
                      <mn>2</mn>
                    </mrow>
                    <mrow>
                      <mi>x</mi>
                      <mo stretchy="false">+</mo>
                      <mn>3</mn>
                    </mrow>
                  </mrow>
                  <mi>x</mi>
                </mfrac>
              </mstyle>
            </mrow>
          </mrow>
        </mtd>
      </mtr>
    </mtable>
    <annotation encoding="StarMath 5.0">color red{int { {5x^3 + 2x + 3} over x } partial x} = int left( {5x^3} over x + {2x} over x + 3 over x right) partial x = int left( 5x^2 + 2 + 3 over x right) partial x "=" newline 
5 int x^2 partial x + 2 int partial x + 3 int {{partial x} over x} = 5{ x^3 over 3 } + 2x + 3 ln abs{ x } + c = color red{{ 5x^3 } over 3 + 2x + 3 ln abs{ x } + c} newline newline
color blue{{ partial left( { 5x^3 } over 3 + 2x + 3 ln abs{ x } + c right) } over { partial x }} = { 5 over 3 }3x^2 + 2 + 3{ 1 over x } + 0 = 5x^2 + 2 + 3 over x = color blue{{ 5x^3 + 2x + 3 } over x}</annotation>
  </semantics>
</math>
</file>

<file path=Object 1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4</mn>
                            </msup>
                            <mo stretchy="false">+</mo>
                            <mn>3</mn>
                            <mo stretchy="false">+</mo>
                            <mn>5</mn>
                          </mrow>
                          <mrow>
                            <msup>
                              <mi>e</mi>
                              <mi>x</mi>
                            </msup>
                            <mo stretchy="false">+</mo>
                            <mfrac>
                              <mn>7</mn>
                              <mi>x</mi>
                            </mfrac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2</mn>
            </mrow>
            <mrow>
              <mo stretchy="false">∫</mo>
              <msup>
                <mi>x</mi>
                <mn>4</mn>
              </msup>
            </mrow>
            <mo stretchy="false">∂</mo>
            <mrow>
              <mi>x</mi>
              <mo stretchy="false">+</mo>
              <mn>3</mn>
            </mrow>
            <mrow>
              <mo stretchy="false">∫</mo>
              <mo stretchy="false">∂</mo>
            </mrow>
            <mrow>
              <mi>x</mi>
              <mo stretchy="false">+</mo>
              <mn>5</mn>
            </mrow>
            <mrow>
              <mo stretchy="false">∫</mo>
              <msup>
                <mi>e</mi>
                <mi>x</mi>
              </msup>
            </mrow>
            <mo stretchy="false">∂</mo>
            <mrow>
              <mi>x</mi>
              <mo stretchy="false">+</mo>
              <mn>7</mn>
            </mrow>
            <mrow>
              <mo stretchy="false">∫</mo>
              <mfrac>
                <mrow>
                  <mo stretchy="false">∂</mo>
                  <mi>x</mi>
                </mrow>
                <mi>x</mi>
              </mfrac>
            </mrow>
            <mtext>=</mtext>
          </mrow>
        </mtd>
      </mtr>
      <mtr>
        <mtd>
          <mrow>
            <mn>2</mn>
            <mrow>
              <mfrac>
                <msup>
                  <mi>x</mi>
                  <mn>5</mn>
                </msup>
                <mn>5</mn>
              </mfrac>
              <mo stretchy="false">+</mo>
              <mn>3</mn>
            </mrow>
            <mrow>
              <mi>x</mi>
              <mo stretchy="false">+</mo>
              <mn>5</mn>
            </mrow>
            <mrow>
              <msup>
                <mi>e</mi>
                <mi>x</mi>
              </msup>
              <mo stretchy="false">+</mo>
              <mn>7</mn>
            </mrow>
            <mi>ln</mi>
            <mrow>
              <mrow>
                <mrow>
                  <mo fence="true" stretchy="true">|</mo>
                  <mrow>
                    <mi>x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row>
                    <mfrac>
                      <mrow>
                        <mn>2</mn>
                        <msup>
                          <mi>x</mi>
                          <mn>5</mn>
                        </msup>
                      </mrow>
                      <mn>5</mn>
                    </mfrac>
                    <mo stretchy="false">+</mo>
                    <mn>3</mn>
                  </mrow>
                  <mrow>
                    <mi>x</mi>
                    <mo stretchy="false">+</mo>
                    <mn>5</mn>
                  </mrow>
                  <mrow>
                    <msup>
                      <mi>e</mi>
                      <mi>x</mi>
                    </msup>
                    <mo stretchy="false">+</mo>
                    <mn>7</mn>
                  </mrow>
                  <mi>ln</mi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frac>
                              <mrow>
                                <mn>2</mn>
                                <msup>
                                  <mi>x</mi>
                                  <mn>5</mn>
                                </msup>
                              </mrow>
                              <mn>5</mn>
                            </mfrac>
                            <mo stretchy="false">+</mo>
                            <mn>3</mn>
                          </mrow>
                          <mrow>
                            <mi>x</mi>
                            <mo stretchy="false">+</mo>
                            <mn>5</mn>
                          </mrow>
                          <mrow>
                            <msup>
                              <mi>e</mi>
                              <mi>x</mi>
                            </msup>
                            <mo stretchy="false">+</mo>
                            <mn>7</mn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2</mn>
                <mn>5</mn>
              </mfrac>
            </mrow>
            <mn>5</mn>
            <mrow>
              <msup>
                <mi>x</mi>
                <mn>4</mn>
              </msup>
              <mo stretchy="false">+</mo>
              <mn>3</mn>
              <mo stretchy="false">+</mo>
              <mn>5</mn>
            </mrow>
            <mrow>
              <msup>
                <mi>e</mi>
                <mi>x</mi>
              </msup>
              <mo stretchy="false">+</mo>
              <mn>7</mn>
            </mrow>
            <mrow>
              <mrow>
                <mfrac>
                  <mn>1</mn>
                  <mi>x</mi>
                </mfrac>
                <mo stretchy="false">+</mo>
                <mn>0</mn>
              </mrow>
              <mo stretchy="false">=</mo>
              <mstyle color="blue">
                <mrow>
                  <mn>2</mn>
                  <mrow>
                    <msup>
                      <mi>x</mi>
                      <mn>4</mn>
                    </msup>
                    <mo stretchy="false">+</mo>
                    <mn>3</mn>
                    <mo stretchy="false">+</mo>
                    <mn>5</mn>
                  </mrow>
                  <mrow>
                    <msup>
                      <mi>e</mi>
                      <mi>x</mi>
                    </msup>
                    <mo stretchy="false">+</mo>
                    <mfrac>
                      <mn>7</mn>
                      <mi>x</mi>
                    </mfrac>
                  </mrow>
                </mrow>
              </mstyle>
            </mrow>
          </mrow>
        </mtd>
      </mtr>
    </mtable>
    <annotation encoding="StarMath 5.0">color red{int left( 2x^4 + 3 + 5e^x + 7 over x right) partial x} = 2 int x^4 partial x + 3 int partial x + 5 int e^x partial x + 7 int { {partial x} over x } "=" newline
2{x^5 over 5} + 3x + 5e^x + 7 ln abs{ x } + c = color red{{2x^5} over 5 + 3x + 5e^x + 7 ln abs{ x } + c} newline newline
color blue{{ partial left( {2x^5} over 5 + 3x + 5e^x + 7 ln abs{ x } + c right) } over { partial x }} = { 2 over 5 }5x^4 + 3 + 5e^x + 7{ 1 over x } + 0 = color blue{2x^4 + 3 + 5e^x + 7 over x}</annotation>
  </semantics>
</math>
</file>

<file path=Object 1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n>5</mn>
                        <mrow>
                          <msup>
                            <mi>t</mi>
                            <mn>2</mn>
                          </msup>
                          <mo stretchy="false">+</mo>
                          <mn>7</mn>
                        </mrow>
                      </mrow>
                      <mroot>
                        <msup>
                          <mi>t</mi>
                          <mn>4</mn>
                        </msup>
                        <mn>3</mn>
                      </mroot>
                    </mfrac>
                  </mrow>
                  <mo stretchy="false">∂</mo>
                  <mi>t</mi>
                </mrow>
              </mstyle>
              <mo stretchy="false">=</mo>
              <mrow>
                <mo stretchy="false">∫</mo>
                <mfrac>
                  <mrow>
                    <mn>5</mn>
                    <mrow>
                      <msup>
                        <mi>t</mi>
                        <mn>2</mn>
                      </msup>
                      <mo stretchy="false">+</mo>
                      <mn>7</mn>
                    </mrow>
                  </mrow>
                  <msup>
                    <mi>t</mi>
                    <mfrac>
                      <mn>4</mn>
                      <mn>3</mn>
                    </mfrac>
                  </msup>
                </mfrac>
              </mrow>
            </mrow>
            <mo stretchy="false">∂</mo>
            <mrow>
              <mi>t</mi>
              <mo stretchy="false">=</mo>
              <mrow>
                <mo stretchy="false">∫</mo>
                <msup>
                  <mi>t</mi>
                  <mfrac>
                    <mrow>
                      <mo stretchy="false">−</mo>
                      <mn>4</mn>
                    </mrow>
                    <mn>3</mn>
                  </mfrac>
                </msup>
              </mrow>
            </mrow>
            <mrow>
              <mo fence="true" stretchy="true">(</mo>
              <mrow>
                <mrow>
                  <mn>5</mn>
                  <mrow>
                    <msup>
                      <mi>t</mi>
                      <mn>2</mn>
                    </msup>
                    <mo stretchy="false">+</mo>
                    <mn>7</mn>
                  </mrow>
                </mrow>
              </mrow>
              <mo fence="true" stretchy="true">)</mo>
            </mrow>
            <mo stretchy="false">∂</mo>
            <mrow>
              <mi>t</mi>
              <mo stretchy="false">=</mo>
              <mrow>
                <mo stretchy="false">∫</mo>
                <mn>5</mn>
              </mrow>
            </mrow>
            <mrow>
              <msup>
                <mi>t</mi>
                <mrow>
                  <mn>2</mn>
                  <mo stretchy="false">−</mo>
                  <mfrac>
                    <mn>4</mn>
                    <mn>3</mn>
                  </mfrac>
                </mrow>
              </msup>
              <mo stretchy="false">+</mo>
              <mn>7</mn>
            </mrow>
            <msup>
              <mi>t</mi>
              <mfrac>
                <mrow>
                  <mo stretchy="false">−</mo>
                  <mn>4</mn>
                </mrow>
                <mn>3</mn>
              </mfrac>
            </msup>
            <mo stretchy="false">∂</mo>
            <mrow>
              <mi>t</mi>
              <mo stretchy="false">=</mo>
              <mrow>
                <mo stretchy="false">∫</mo>
                <mn>5</mn>
              </mrow>
            </mrow>
            <mrow>
              <msup>
                <mi>t</mi>
                <mfrac>
                  <mn>2</mn>
                  <mn>3</mn>
                </mfrac>
              </msup>
              <mo stretchy="false">+</mo>
              <mn>7</mn>
            </mrow>
            <msup>
              <mi>t</mi>
              <mfrac>
                <mrow>
                  <mo stretchy="false">−</mo>
                  <mn>4</mn>
                </mrow>
                <mn>3</mn>
              </mfrac>
            </msup>
            <mo stretchy="false">∂</mo>
            <mi>t</mi>
            <mtext>=</mtext>
          </mrow>
        </mtd>
      </mtr>
      <mtr>
        <mtd>
          <mrow>
            <mn>5</mn>
            <mrow>
              <mo stretchy="false">∫</mo>
              <msup>
                <mi>t</mi>
                <mfrac>
                  <mn>2</mn>
                  <mn>3</mn>
                </mfrac>
              </msup>
            </mrow>
            <mo stretchy="false">∂</mo>
            <mrow>
              <mi>t</mi>
              <mo stretchy="false">+</mo>
              <mn>7</mn>
            </mrow>
            <mrow>
              <mo stretchy="false">∫</mo>
              <msup>
                <mi>t</mi>
                <mfrac>
                  <mrow>
                    <mo stretchy="false">−</mo>
                    <mn>4</mn>
                  </mrow>
                  <mn>3</mn>
                </mfrac>
              </msup>
            </mrow>
            <mo stretchy="false">∂</mo>
            <mrow>
              <mi>t</mi>
              <mo stretchy="false">=</mo>
              <mn>5</mn>
            </mrow>
            <mrow>
              <mfrac>
                <msup>
                  <mi>t</mi>
                  <mfrac>
                    <mn>5</mn>
                    <mn>3</mn>
                  </mfrac>
                </msup>
                <mrow>
                  <mo fence="true" stretchy="true">(</mo>
                  <mrow>
                    <mfrac>
                      <mn>5</mn>
                      <mn>3</mn>
                    </mfrac>
                  </mrow>
                  <mo fence="true" stretchy="true">)</mo>
                </mrow>
              </mfrac>
              <mo stretchy="false">+</mo>
              <mn>7</mn>
            </mrow>
            <mrow>
              <mrow>
                <mfrac>
                  <msup>
                    <mi>t</mi>
                    <mfrac>
                      <mrow>
                        <mo stretchy="false">−</mo>
                        <mn>1</mn>
                      </mrow>
                      <mn>3</mn>
                    </mfrac>
                  </msup>
                  <mrow>
                    <mo fence="true" stretchy="true">(</mo>
                    <mrow>
                      <mfrac>
                        <mrow>
                          <mo stretchy="false">−</mo>
                          <mn>1</mn>
                        </mrow>
                        <mn>3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n>5</mn>
            </mrow>
            <mfrac>
              <mn>3</mn>
              <mn>5</mn>
            </mfrac>
            <mrow>
              <mroot>
                <msup>
                  <mi>t</mi>
                  <mn>5</mn>
                </msup>
                <mn>3</mn>
              </mroot>
              <mo stretchy="false">−</mo>
              <mrow>
                <mn>7</mn>
                <mo stretchy="false">⋅</mo>
                <mn>3</mn>
              </mrow>
            </mrow>
            <mrow>
              <mrow>
                <mfrac>
                  <mn>1</mn>
                  <mroot>
                    <mi>t</mi>
                    <mn>3</mn>
                  </mroot>
                </mfrac>
                <mo stretchy="false">+</mo>
                <mi>c</mi>
              </mrow>
              <mo stretchy="false">=</mo>
              <mstyle color="red">
                <mrow>
                  <mn>3</mn>
                  <mrow>
                    <mroot>
                      <msup>
                        <mi>t</mi>
                        <mn>5</mn>
                      </msup>
                      <mn>3</mn>
                    </mroot>
                    <mo stretchy="false">−</mo>
                    <mfrac>
                      <mn>21</mn>
                      <mroot>
                        <mi>t</mi>
                        <mn>3</mn>
                      </mroot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n>3</mn>
                          <mrow>
                            <mroot>
                              <msup>
                                <mi>t</mi>
                                <mn>5</mn>
                              </msup>
                              <mn>3</mn>
                            </mroot>
                            <mo stretchy="false">−</mo>
                            <mfrac>
                              <mn>21</mn>
                              <mroot>
                                <mi>t</mi>
                                <mn>3</mn>
                              </mroot>
                            </mfrac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t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n>3</mn>
                        <mrow>
                          <msup>
                            <mi>t</mi>
                            <mfrac>
                              <mn>5</mn>
                              <mn>3</mn>
                            </mfrac>
                          </msup>
                          <mo stretchy="false">−</mo>
                          <mn>21</mn>
                        </mrow>
                        <mrow>
                          <msup>
                            <mi>t</mi>
                            <mfrac>
                              <mrow>
                                <mo stretchy="false">−</mo>
                                <mn>1</mn>
                              </mrow>
                              <mn>3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t</mi>
                </mrow>
              </mfrac>
              <mo stretchy="false">=</mo>
              <mn>3</mn>
            </mrow>
            <mfrac>
              <mn>5</mn>
              <mn>3</mn>
            </mfrac>
            <mrow>
              <msup>
                <mi>t</mi>
                <mfrac>
                  <mn>2</mn>
                  <mn>3</mn>
                </mfrac>
              </msup>
              <mo stretchy="false">−</mo>
              <mn>21</mn>
            </mrow>
            <mrow>
              <mo fence="true" stretchy="true">(</mo>
              <mrow>
                <mfrac>
                  <mrow>
                    <mo stretchy="false">−</mo>
                    <mn>1</mn>
                  </mrow>
                  <mn>3</mn>
                </mfrac>
              </mrow>
              <mo fence="true" stretchy="true">)</mo>
            </mrow>
            <mrow>
              <mrow>
                <msup>
                  <mi>t</mi>
                  <mfrac>
                    <mrow>
                      <mo stretchy="false">−</mo>
                      <mn>4</mn>
                    </mrow>
                    <mn>3</mn>
                  </mfrac>
                </msup>
                <mo stretchy="false">+</mo>
                <mn>0</mn>
              </mrow>
              <mo stretchy="false">=</mo>
              <mn>5</mn>
            </mrow>
            <mrow>
              <mroot>
                <msup>
                  <mi>t</mi>
                  <mn>2</mn>
                </msup>
                <mn>3</mn>
              </mroot>
              <mo stretchy="false">+</mo>
              <mfrac>
                <mn>7</mn>
                <mroot>
                  <msup>
                    <mi>t</mi>
                    <mn>4</mn>
                  </msup>
                  <mn>3</mn>
                </mroot>
              </mfrac>
            </mrow>
            <mtext>=</mtext>
          </mrow>
        </mtd>
      </mtr>
      <mtr>
        <mtd>
          <mrow>
            <mfrac>
              <mrow>
                <mn>5</mn>
                <msup>
                  <mi>t</mi>
                  <mfrac>
                    <mn>2</mn>
                    <mn>3</mn>
                  </mfrac>
                </msup>
                <mrow>
                  <msup>
                    <mi>t</mi>
                    <mfrac>
                      <mn>4</mn>
                      <mn>3</mn>
                    </mfrac>
                  </msup>
                  <mo stretchy="false">+</mo>
                  <mn>7</mn>
                </mrow>
              </mrow>
              <mroot>
                <msup>
                  <mi>t</mi>
                  <mn>4</mn>
                </msup>
                <mn>3</mn>
              </mroot>
            </mfrac>
            <mo stretchy="false">=</mo>
            <mfrac>
              <mrow>
                <mn>5</mn>
                <mrow>
                  <msup>
                    <mi>t</mi>
                    <mrow>
                      <mfrac>
                        <mn>2</mn>
                        <mn>3</mn>
                      </mfrac>
                      <mo stretchy="false">+</mo>
                      <mfrac>
                        <mn>4</mn>
                        <mn>3</mn>
                      </mfrac>
                    </mrow>
                  </msup>
                  <mo stretchy="false">+</mo>
                  <mn>7</mn>
                </mrow>
              </mrow>
              <mroot>
                <msup>
                  <mi>t</mi>
                  <mn>4</mn>
                </msup>
                <mn>3</mn>
              </mroot>
            </mfrac>
            <mo stretchy="false">=</mo>
            <mfrac>
              <mrow>
                <mn>5</mn>
                <mrow>
                  <msup>
                    <mi>t</mi>
                    <mfrac>
                      <mn>6</mn>
                      <mn>3</mn>
                    </mfrac>
                  </msup>
                  <mo stretchy="false">+</mo>
                  <mn>7</mn>
                </mrow>
              </mrow>
              <mroot>
                <msup>
                  <mi>t</mi>
                  <mn>4</mn>
                </msup>
                <mn>3</mn>
              </mroot>
            </mfrac>
            <mo stretchy="false">=</mo>
            <mstyle color="blue">
              <mfrac>
                <mrow>
                  <mn>5</mn>
                  <mrow>
                    <msup>
                      <mi>t</mi>
                      <mn>2</mn>
                    </msup>
                    <mo stretchy="false">+</mo>
                    <mn>7</mn>
                  </mrow>
                </mrow>
                <mroot>
                  <msup>
                    <mi>t</mi>
                    <mn>4</mn>
                  </msup>
                  <mn>3</mn>
                </mroot>
              </mfrac>
            </mstyle>
          </mrow>
        </mtd>
      </mtr>
    </mtable>
    <annotation encoding="StarMath 5.0">color red{int { {5t^2 + 7} over {nroot 3 t^4} } partial t} = int { {5t^2 + 7} over t^{4 over 3} } partial t = int t^{-4 over 3} left( 5t^2 + 7 right) partial t = int 5t^{2 - 4 over 3} + 7 t^{-4 over 3} partial t = int 5t^{2 over 3} + 7 t^{-4 over 3} partial t "=" newline
5 int t^{ 2 over 3 } partial t + 7 int t^{ -4 over 3 } partial t = 5{ t^{5 over 3} over {left( 5 over 3 right)} } + 7{ t^{-1 over 3} over {left( -1 over 3 right)} } + c = 5{ 3 over 5 } nroot 3 t^5 - 7 cdot 3{ 1 over nroot 3 t } + c = color red{3 nroot 3 t^5 - 21 over nroot 3 t + c} newline newline
color blue{{ partial left( 3 nroot 3 t^5 - 21 over nroot 3 t + c right) } over { partial t }} = { partial left( 3 t^{5 over 3} - 21 t^{-1 over 3} + c right) } over { partial t } = 3{ 5 over 3 }t^{ 2 over 3 } - 21 left( -1 over 3 right)t^{ -4 over 3 } + 0 = 5 nroot 3 t^2 + 7 over nroot 3 t^4 "=" newline
{ 5 t^{2 over 3} t^{ 4 over 3} + 7 } over nroot 3 t^4 = { 5 t^{2 over 3+ 4 over 3} + 7 } over nroot 3 t^4 = { 5 t^{6 over 3} + 7 } over nroot 3 t^4 = color blue{{ 5 t^2 + 7 } over nroot 3 t^4}</annotation>
  </semantics>
</math>
</file>

<file path=Object 2/content.xml><?xml version="1.0" encoding="utf-8"?>
<math xmlns="http://www.w3.org/1998/Math/MathML" display="block">
  <semantics>
    <mtable>
      <mtr>
        <mtd>
          <mtext>01.  </mtext>
        </mtd>
        <mtd columnalign="left">
          <mrow>
            <mrow>
              <mo stretchy="false">∫</mo>
              <mo stretchy="false">∂</mo>
            </mrow>
            <mi>x</mi>
          </mrow>
        </mtd>
        <mtd>
          <mtext>=</mtext>
        </mtd>
        <mtd columnalign="left">
          <mrow>
            <mi>x</mi>
            <mo stretchy="false">+</mo>
            <mi>c</mi>
          </mrow>
        </mtd>
        <mtd>
          <mrow/>
        </mtd>
        <mtd>
          <mrow/>
        </mtd>
      </mtr>
      <mtr>
        <mtd>
          <mtext>02.  </mtext>
        </mtd>
        <mtd columnalign="left">
          <mrow>
            <mrow>
              <mo stretchy="false">∫</mo>
              <msup>
                <mi>x</mi>
                <mi>p</mi>
              </msup>
            </mrow>
            <mo stretchy="false">∂</mo>
            <mi>x</mi>
          </mrow>
        </mtd>
        <mtd>
          <mtext>=</mtext>
        </mtd>
        <mtd columnalign="left">
          <mrow>
            <mfrac>
              <msup>
                <mi>x</mi>
                <mrow>
                  <mi>p</mi>
                  <mo stretchy="false">+</mo>
                  <mn>1</mn>
                </mrow>
              </msup>
              <mrow>
                <mi>p</mi>
                <mo stretchy="false">+</mo>
                <mn>1</mn>
              </mrow>
            </mfrac>
            <mo stretchy="false">+</mo>
            <mi>c</mi>
          </mrow>
        </mtd>
        <mtd>
          <mo stretchy="false">→</mo>
        </mtd>
        <mtd>
          <mrow>
            <mi>p</mi>
            <mo stretchy="false">≠</mo>
            <mrow>
              <mo stretchy="false">−</mo>
              <mn>1</mn>
            </mrow>
          </mrow>
        </mtd>
      </mtr>
      <mtr>
        <mtd>
          <mtext>03.  </mtext>
        </mtd>
        <mtd columnalign="left">
          <mrow>
            <mrow>
              <mo stretchy="false">∫</mo>
              <msup>
                <mi>e</mi>
                <mi>x</mi>
              </msup>
            </mrow>
            <mo stretchy="false">∂</mo>
            <mi>x</mi>
          </mrow>
        </mtd>
        <mtd>
          <mtext>=</mtext>
        </mtd>
        <mtd columnalign="left">
          <mrow>
            <msup>
              <mi>e</mi>
              <mi>x</mi>
            </msup>
            <mo stretchy="false">+</mo>
            <mi>c</mi>
          </mrow>
        </mtd>
        <mtd>
          <mrow/>
        </mtd>
        <mtd>
          <mrow/>
        </mtd>
      </mtr>
      <mtr>
        <mtd>
          <mtext>04.  </mtext>
        </mtd>
        <mtd columnalign="left">
          <mrow>
            <mo stretchy="false">∫</mo>
            <mfrac>
              <mrow>
                <mo stretchy="false">∂</mo>
                <mi>x</mi>
              </mrow>
              <mi>x</mi>
            </mfrac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i>c</mi>
            </mrow>
          </mrow>
        </mtd>
        <mtd>
          <mrow/>
        </mtd>
        <mtd>
          <mrow/>
        </mtd>
      </mtr>
      <mtr>
        <mtd>
          <mtext>05.  </mtext>
        </mtd>
        <mtd columnalign="left">
          <mrow>
            <mrow>
              <mo stretchy="false">∫</mo>
              <msup>
                <mi>u</mi>
                <mi>p</mi>
              </msup>
            </mrow>
            <mo stretchy="false">∂</mo>
            <mi>u</mi>
          </mrow>
        </mtd>
        <mtd>
          <mtext>=</mtext>
        </mtd>
        <mtd columnalign="left">
          <mrow>
            <mfrac>
              <msup>
                <mi>u</mi>
                <mrow>
                  <mi>p</mi>
                  <mo stretchy="false">+</mo>
                  <mn>1</mn>
                </mrow>
              </msup>
              <mrow>
                <mi>p</mi>
                <mo stretchy="false">+</mo>
                <mn>1</mn>
              </mrow>
            </mfrac>
            <mo stretchy="false">+</mo>
            <mi>c</mi>
          </mrow>
        </mtd>
        <mtd>
          <mo stretchy="false">→</mo>
        </mtd>
        <mtd>
          <mrow>
            <mi>p</mi>
            <mo stretchy="false">≠</mo>
            <mrow>
              <mo stretchy="false">−</mo>
              <mn>1</mn>
            </mrow>
          </mrow>
        </mtd>
      </mtr>
      <mtr>
        <mtd>
          <mtext>06.  </mtext>
        </mtd>
        <mtd columnalign="left">
          <mrow>
            <mrow>
              <mo stretchy="false">∫</mo>
              <msup>
                <mi>e</mi>
                <mi>u</mi>
              </msup>
            </mrow>
            <mo stretchy="false">∂</mo>
            <mi>u</mi>
          </mrow>
        </mtd>
        <mtd>
          <mtext>=</mtext>
        </mtd>
        <mtd columnalign="left">
          <mrow>
            <msup>
              <mi>e</mi>
              <mi>u</mi>
            </msup>
            <mo stretchy="false">+</mo>
            <mi>c</mi>
          </mrow>
        </mtd>
        <mtd>
          <mrow/>
        </mtd>
        <mtd>
          <mrow/>
        </mtd>
      </mtr>
      <mtr>
        <mtd>
          <mtext>07.  </mtext>
        </mtd>
        <mtd columnalign="left">
          <mrow>
            <mo stretchy="false">∫</mo>
            <mfrac>
              <mrow>
                <mo stretchy="false">∂</mo>
                <mi>u</mi>
              </mrow>
              <mi>u</mi>
            </mfrac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i>u</mi>
                </mrow>
                <mo fence="true" stretchy="true">|</mo>
              </mrow>
              <mo stretchy="false">+</mo>
              <mi>c</mi>
            </mrow>
          </mrow>
        </mtd>
        <mtd>
          <mrow/>
        </mtd>
        <mtd>
          <mrow/>
        </mtd>
      </mtr>
      <mtr>
        <mtd>
          <mtext>08.  </mtext>
        </mtd>
        <mtd columnalign="left">
          <mrow>
            <mrow>
              <mo stretchy="false">∫</mo>
              <msup>
                <mi>a</mi>
                <mi>u</mi>
              </msup>
            </mrow>
            <mo stretchy="false">∂</mo>
            <mi>u</mi>
          </mrow>
        </mtd>
        <mtd>
          <mtext>=</mtext>
        </mtd>
        <mtd columnalign="left">
          <mrow>
            <mfrac>
              <msup>
                <mi>a</mi>
                <mi>u</mi>
              </msup>
              <mrow>
                <mi>ln</mi>
                <mrow>
                  <mo fence="true" stretchy="true">|</mo>
                  <mrow>
                    <mi>a</mi>
                  </mrow>
                  <mo fence="true" stretchy="true">|</mo>
                </mrow>
              </mrow>
            </mfrac>
            <mo stretchy="false">+</mo>
            <mi>c</mi>
          </mrow>
        </mtd>
        <mtd>
          <mrow/>
        </mtd>
        <mtd>
          <mrow/>
        </mtd>
      </mtr>
    </mtable>
    <annotation encoding="StarMath 5.0">matrix { 
"01.  " # alignl int partial x # "=" # alignl x + c # {} # {} ##
"02.  " # alignl int x^p partial x # "=" # alignl {alignc x^{p + 1} over { p + 1 } + c} # -&gt; # p&lt;&gt;-1 ##
"03.  " # alignl int e^x partial x # "=" # alignl e^x + c # {} # {} ##
"04.  " # alignl int {{partial x} over x} # "=" # alignl ln abs{x} + c  # {} # {} ##
"05.  " # alignl int u^p partial u # "=" # alignl {alignc u^{p + 1} over { p + 1 } + c} # -&gt; # p&lt;&gt;-1 ##
"06.  " # alignl int e^u partial u # "=" # alignl e^u + c # {} # {} ##
"07.  " # alignl int {{partial u} over u} # "=" # alignl ln abs{u} + c  # {} # {} ##
"08.  " # alignl int a^u partial u # "=" # alignl {alignc a^u over {ln abs{a}} + c}  # {} # {}
}</annotation>
  </semantics>
</math>
</file>

<file path=Object 20/content.xml><?xml version="1.0" encoding="utf-8"?>
<math xmlns="http://www.w3.org/1998/Math/MathML" display="block">
  <semantics>
    <mrow>
      <mrow>
        <mstyle color="red">
          <mrow>
            <mo stretchy="false">∫</mo>
            <mfrac>
              <mrow>
                <mo stretchy="false">∂</mo>
                <mi>x</mi>
              </mrow>
              <msqrt>
                <mi>x</mi>
              </msqrt>
            </mfrac>
          </mrow>
        </mstyle>
        <mo stretchy="false">=</mo>
        <mrow>
          <mo stretchy="false">∫</mo>
          <mfrac>
            <mrow>
              <mo stretchy="false">∂</mo>
              <mi>x</mi>
            </mrow>
            <msup>
              <mi>x</mi>
              <mfrac>
                <mn>1</mn>
                <mn>2</mn>
              </mfrac>
            </msup>
          </mfrac>
        </mrow>
        <mo stretchy="false">=</mo>
        <mrow>
          <mo stretchy="false">∫</mo>
          <msup>
            <mi>x</mi>
            <mfrac>
              <mrow>
                <mo stretchy="false">−</mo>
                <mn>1</mn>
              </mrow>
              <mn>2</mn>
            </mfrac>
          </msup>
        </mrow>
      </mrow>
      <mo stretchy="false">∂</mo>
      <mrow>
        <mi>x</mi>
        <mo stretchy="false">=</mo>
        <mrow>
          <mfrac>
            <msup>
              <mi>x</mi>
              <mfrac>
                <mn>1</mn>
                <mn>2</mn>
              </mfrac>
            </msup>
            <mrow>
              <mo fence="true" stretchy="true">(</mo>
              <mrow>
                <mfrac>
                  <mn>1</mn>
                  <mn>2</mn>
                </mfrac>
              </mrow>
              <mo fence="true" stretchy="true">)</mo>
            </mrow>
          </mfrac>
          <mo stretchy="false">+</mo>
          <mi>c</mi>
        </mrow>
        <mo stretchy="false">=</mo>
        <mstyle color="red">
          <mrow>
            <mn>2</mn>
            <mrow>
              <msqrt>
                <mi>x</mi>
              </msqrt>
              <mo stretchy="false">+</mo>
              <mi>c</mi>
            </mrow>
          </mrow>
        </mstyle>
      </mrow>
    </mrow>
    <annotation encoding="StarMath 5.0">color red{int { {partial x} over sqrt x }} = int { {partial x} over x^{1 over 2} } = int x^{ -1 over 2 } partial x = x^{ 1 over 2 } over { left( 1 over 2 right) } + c = color red{2 sqrt x + c}</annotation>
  </semantics>
</math>
</file>

<file path=Object 21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row>
                <mo fence="true" stretchy="true">(</mo>
                <mrow>
                  <mrow>
                    <mn>3</mn>
                    <mrow>
                      <msup>
                        <mi>e</mi>
                        <mi>x</mi>
                      </msup>
                      <mo stretchy="false">+</mo>
                      <mfrac>
                        <mn>2</mn>
                        <mi>x</mi>
                      </mfrac>
                    </mrow>
                  </mrow>
                </mrow>
                <mo fence="true" stretchy="true">)</mo>
              </mrow>
            </mrow>
            <mo stretchy="false">∂</mo>
            <mi>x</mi>
          </mrow>
        </mstyle>
        <mo stretchy="false">=</mo>
        <mn>3</mn>
      </mrow>
      <mrow>
        <mrow>
          <mo stretchy="false">∫</mo>
          <msup>
            <mi>e</mi>
            <mi>x</mi>
          </msup>
        </mrow>
        <mo stretchy="false">+</mo>
        <mn>2</mn>
      </mrow>
      <mrow>
        <mrow>
          <mo stretchy="false">∫</mo>
          <mfrac>
            <mrow>
              <mo stretchy="false">∂</mo>
              <mi>x</mi>
            </mrow>
            <mi>x</mi>
          </mfrac>
        </mrow>
        <mo stretchy="false">=</mo>
        <mstyle color="red">
          <mrow>
            <mn>3</mn>
            <mrow>
              <msup>
                <mi>e</mi>
                <mi>x</mi>
              </msup>
              <mo stretchy="false">+</mo>
              <mn>2</mn>
            </mrow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i>c</mi>
            </mrow>
          </mrow>
        </mstyle>
      </mrow>
    </mrow>
    <annotation encoding="StarMath 5.0">color red{int left( 3e^x + 2 over x right) partial x} = 3 int e^x + 2 int { {partial x} over x } = color red{3e^x + 2 ln abs{x} + c}</annotation>
  </semantics>
</math>
</file>

<file path=Object 22/content.xml><?xml version="1.0" encoding="utf-8"?>
<math xmlns="http://www.w3.org/1998/Math/MathML" display="block">
  <semantics>
    <mtable>
      <mtr>
        <mtd>
          <mrow>
            <mrow>
              <mo stretchy="false">∫</mo>
              <msup>
                <mi>x</mi>
                <mn>3</mn>
              </msup>
            </mrow>
            <mo stretchy="false">∂</mo>
            <mrow>
              <mi>x</mi>
              <mo stretchy="false">=</mo>
              <mrow>
                <mfrac>
                  <msup>
                    <mi>x</mi>
                    <mn>4</mn>
                  </msup>
                  <mn>4</mn>
                </mfrac>
                <mo stretchy="false">+</mo>
                <mi>c</mi>
              </mrow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(</mo>
                        <mrow>
                          <mrow>
                            <mn>2</mn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1</mn>
                            </mrow>
                          </mrow>
                        </mrow>
                        <mo fence="true" stretchy="true">)</mo>
                      </mrow>
                      <mn>3</mn>
                    </msup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u</mi>
                  <mn>3</mn>
                </msup>
              </mrow>
            </mrow>
            <menclose notation="horizontalstrike">
              <mi>x</mi>
            </menclose>
            <mrow>
              <mfrac>
                <mrow>
                  <mo stretchy="false">∂</mo>
                  <mi>u</mi>
                </mrow>
                <mrow>
                  <mn>4</mn>
                  <menclose notation="horizontalstrike">
                    <mi>x</mi>
                  </menclose>
                </mrow>
              </mfrac>
              <mo stretchy="false">=</mo>
              <mfrac>
                <mn>1</mn>
                <mn>4</mn>
              </mfrac>
            </mrow>
            <mrow>
              <mo stretchy="false">∫</mo>
              <msup>
                <mi>u</mi>
                <mn>3</mn>
              </msup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row>
              <mrow>
                <mfrac>
                  <msup>
                    <mi>u</mi>
                    <mn>4</mn>
                  </msup>
                  <mn>4</mn>
                </mfrac>
                <mo stretchy="false">+</mo>
                <mi>c</mi>
              </mrow>
              <mo stretchy="false">=</mo>
              <mrow>
                <mfrac>
                  <msup>
                    <mi>u</mi>
                    <mn>4</mn>
                  </msup>
                  <mn>16</mn>
                </mfrac>
                <mo stretchy="false">+</mo>
                <mi>c</mi>
              </mrow>
              <mo stretchy="false">=</mo>
              <mrow>
                <mfrac>
                  <msup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</mrow>
                      <mo fence="true" stretchy="true">)</mo>
                    </mrow>
                    <mn>4</mn>
                  </msup>
                  <mn>16</mn>
                </mfrac>
                <mo stretchy="false">+</mo>
                <mi>c</mi>
              </mrow>
            </mrow>
            <mtext>=</mtext>
          </mrow>
        </mtd>
      </mtr>
      <mtr>
        <mtd>
          <mrow>
            <mrow>
              <mfrac>
                <msup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</mrow>
                    <mo fence="true" stretchy="true">)</mo>
                  </mrow>
                  <mn>4</mn>
                </msup>
                <msup>
                  <mn>2</mn>
                  <mn>4</mn>
                </msup>
              </mfrac>
              <mo stretchy="false">+</mo>
              <mi>c</mi>
            </mrow>
            <mo stretchy="false">=</mo>
            <mrow>
              <msup>
                <mrow>
                  <mo fence="true" stretchy="true">(</mo>
                  <mrow>
                    <mfrac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n>2</mn>
                    </mfrac>
                  </mrow>
                  <mo fence="true" stretchy="true">)</mo>
                </mrow>
                <mn>4</mn>
              </msup>
              <mo stretchy="false">+</mo>
              <mi>c</mi>
            </mrow>
            <mo stretchy="false">=</mo>
            <mstyle color="red">
              <mrow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frac>
                          <mn>1</mn>
                          <mn>2</mn>
                        </mfrac>
                      </mrow>
                    </mrow>
                    <mo fence="true" stretchy="true">)</mo>
                  </mrow>
                  <mn>4</mn>
                </msup>
                <mo stretchy="false">+</mo>
                <mi>c</mi>
              </mrow>
            </mstyle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</mstyle>
            </mrow>
            <mi>,</mi>
            <mrow>
              <mfrac>
                <mrow>
                  <mo stretchy="false">∂</mo>
                  <mi>u</mi>
                </mrow>
                <mrow>
                  <mo stretchy="false">∂</mo>
                  <mi>x</mi>
                </mrow>
              </mfrac>
              <mo stretchy="false">=</mo>
              <mn>4</mn>
            </mrow>
            <mi>x</mi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frac>
                  <mrow>
                    <mo stretchy="false">∂</mo>
                    <mi>u</mi>
                  </mrow>
                  <mrow>
                    <mn>4</mn>
                    <mi>x</mi>
                  </mrow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[</mo>
                      <mrow>
                        <mrow>
                          <msup>
                            <mrow>
                              <mo fence="true" stretchy="true">(</mo>
                              <mrow>
                                <mrow>
                                  <msup>
                                    <mi>x</mi>
                                    <mn>2</mn>
                                  </msup>
                                  <mo stretchy="false">+</mo>
                                  <mfrac>
                                    <mn>1</mn>
                                    <mn>2</mn>
                                  </mfrac>
                                </mrow>
                              </mrow>
                              <mo fence="true" stretchy="true">)</mo>
                            </mrow>
                            <mn>4</mn>
                          </msup>
                          <mo stretchy="false">+</mo>
                          <mi>c</mi>
                        </mrow>
                      </mrow>
                      <mo fence="true" stretchy="true">]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n>4</mn>
            </mrow>
            <mrow>
              <msup>
                <mrow>
                  <mo fence="true" stretchy="true">(</mo>
                  <mrow>
                    <mrow>
                      <msup>
                        <mi>x</mi>
                        <mn>2</mn>
                      </msup>
                      <mo stretchy="false">+</mo>
                      <mfrac>
                        <mn>1</mn>
                        <mn>2</mn>
                      </mfrac>
                    </mrow>
                  </mrow>
                  <mo fence="true" stretchy="true">)</mo>
                </mrow>
                <mn>3</mn>
              </msup>
              <mo stretchy="false">⋅</mo>
              <mn>2</mn>
            </mrow>
            <mrow>
              <mrow>
                <mi>x</mi>
                <mo stretchy="false">+</mo>
                <mn>0</mn>
              </mrow>
              <mo stretchy="false">=</mo>
              <mstyle color="blue">
                <mrow>
                  <mn>8</mn>
                  <mi>x</mi>
                  <msup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frac>
                            <mn>1</mn>
                            <mn>2</mn>
                          </mfrac>
                        </mrow>
                      </mrow>
                      <mo fence="true" stretchy="true">)</mo>
                    </mrow>
                    <mn>3</mn>
                  </msup>
                </mrow>
              </mstyle>
              <mo stretchy="false">=</mo>
              <mn>8</mn>
            </mrow>
            <mi>x</mi>
            <mrow>
              <mo fence="true" stretchy="true">(</mo>
              <mrow>
                <mrow>
                  <msup>
                    <mi>x</mi>
                    <mn>2</mn>
                  </msup>
                  <mo stretchy="false">+</mo>
                  <mfrac>
                    <mn>1</mn>
                    <mn>2</mn>
                  </mfrac>
                </mrow>
              </mrow>
              <mo fence="true" stretchy="true">)</mo>
            </mrow>
            <msup>
              <mrow>
                <mo fence="true" stretchy="true">(</mo>
                <mrow>
                  <mrow>
                    <msup>
                      <mi>x</mi>
                      <mn>2</mn>
                    </msup>
                    <mo stretchy="false">+</mo>
                    <mfrac>
                      <mn>1</mn>
                      <mn>2</mn>
                    </mfrac>
                  </mrow>
                </mrow>
                <mo fence="true" stretchy="true">)</mo>
              </mrow>
              <mn>2</mn>
            </msup>
            <mtext>=</mtext>
          </mrow>
        </mtd>
      </mtr>
      <mtr>
        <mtd>
          <mrow>
            <mrow>
              <mo fence="true" stretchy="true">(</mo>
              <mrow>
                <mrow>
                  <mn>8</mn>
                  <mrow>
                    <msup>
                      <mi>x</mi>
                      <mn>3</mn>
                    </msup>
                    <mo stretchy="false">+</mo>
                    <mn>4</mn>
                  </mrow>
                  <mi>x</mi>
                </mrow>
              </mrow>
              <mo fence="true" stretchy="true">)</mo>
            </mrow>
            <mrow>
              <mrow>
                <mo fence="true" stretchy="true">(</mo>
                <mrow>
                  <mrow>
                    <msup>
                      <mi>x</mi>
                      <mn>4</mn>
                    </msup>
                    <mo stretchy="false">+</mo>
                    <msup>
                      <mi>x</mi>
                      <mn>2</mn>
                    </msup>
                    <mo stretchy="false">+</mo>
                    <mfrac>
                      <mn>1</mn>
                      <mn>4</mn>
                    </mfrac>
                  </mrow>
                </mrow>
                <mo fence="true" stretchy="true">)</mo>
              </mrow>
              <mo stretchy="false">=</mo>
              <mn>8</mn>
            </mrow>
            <mrow>
              <msup>
                <mi>x</mi>
                <mn>7</mn>
              </msup>
              <mo stretchy="false">+</mo>
              <mn>8</mn>
            </mrow>
            <mrow>
              <msup>
                <mi>x</mi>
                <mn>5</mn>
              </msup>
              <mo stretchy="false">+</mo>
              <mn>2</mn>
            </mrow>
            <mrow>
              <msup>
                <mi>x</mi>
                <mn>3</mn>
              </msup>
              <mo stretchy="false">+</mo>
              <mn>4</mn>
            </mrow>
            <mrow>
              <msup>
                <mi>x</mi>
                <mn>5</mn>
              </msup>
              <mo stretchy="false">+</mo>
              <mn>4</mn>
            </mrow>
            <mrow>
              <mrow>
                <msup>
                  <mi>x</mi>
                  <mn>3</mn>
                </msup>
                <mo stretchy="false">+</mo>
                <mi>x</mi>
              </mrow>
              <mo stretchy="false">=</mo>
              <mstyle color="blue">
                <mrow>
                  <mn>8</mn>
                  <mrow>
                    <msup>
                      <mi>x</mi>
                      <mn>7</mn>
                    </msup>
                    <mo stretchy="false">+</mo>
                    <mn>12</mn>
                  </mrow>
                  <mrow>
                    <msup>
                      <mi>x</mi>
                      <mn>5</mn>
                    </msup>
                    <mo stretchy="false">+</mo>
                    <mn>6</mn>
                  </mrow>
                  <mrow>
                    <msup>
                      <mi>x</mi>
                      <mn>3</mn>
                    </msup>
                    <mo stretchy="false">+</mo>
                    <mi>x</mi>
                  </mrow>
                </mrow>
              </mstyle>
            </mrow>
          </mrow>
        </mtd>
      </mtr>
      <mtr>
        <mtd>
          <mrow>
            <mrow>
              <mstyle color="red">
                <mrow>
                  <msup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</mrow>
                      <mo fence="true" stretchy="true">)</mo>
                    </mrow>
                    <mn>3</mn>
                  </msup>
                  <mi>x</mi>
                </mrow>
              </mstyle>
              <mo stretchy="false">=</mo>
              <msup>
                <mrow>
                  <mo fence="true" stretchy="tru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</mrow>
                  <mo fence="true" stretchy="true">)</mo>
                </mrow>
                <mn>2</mn>
              </msup>
            </mrow>
            <mrow>
              <mo fence="true" stretchy="true">(</mo>
              <mrow>
                <mrow>
                  <mn>2</mn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</mrow>
              <mo fence="true" stretchy="true">)</mo>
            </mrow>
            <mrow>
              <mi>x</mi>
              <mo stretchy="false">=</mo>
              <mrow>
                <mo fence="true" stretchy="true">(</mo>
                <mrow>
                  <mrow>
                    <mn>4</mn>
                    <mrow>
                      <msup>
                        <mi>x</mi>
                        <mn>4</mn>
                      </msup>
                      <mo stretchy="false">+</mo>
                      <mn>4</mn>
                    </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row>
                </mrow>
                <mo fence="true" stretchy="true">)</mo>
              </mrow>
            </mrow>
            <mrow>
              <mrow>
                <mo fence="true" stretchy="true">(</mo>
                <mrow>
                  <mrow>
                    <mn>2</mn>
                    <mrow>
                      <msup>
                        <mi>x</mi>
                        <mn>3</mn>
                      </msup>
                      <mo stretchy="false">+</mo>
                      <mi>x</mi>
                    </mrow>
                  </mrow>
                </mrow>
                <mo fence="true" stretchy="true">)</mo>
              </mrow>
              <mo stretchy="false">=</mo>
              <mn>8</mn>
            </mrow>
            <mrow>
              <msup>
                <mi>x</mi>
                <mn>7</mn>
              </msup>
              <mo stretchy="false">+</mo>
              <mn>4</mn>
            </mrow>
            <mrow>
              <msup>
                <mi>x</mi>
                <mn>5</mn>
              </msup>
              <mo stretchy="false">+</mo>
              <mn>8</mn>
            </mrow>
            <mrow>
              <msup>
                <mi>x</mi>
                <mn>5</mn>
              </msup>
              <mo stretchy="false">+</mo>
              <mn>4</mn>
            </mrow>
            <mrow>
              <msup>
                <mi>x</mi>
                <mn>3</mn>
              </msup>
              <mo stretchy="false">+</mo>
              <mn>2</mn>
            </mrow>
            <mrow>
              <msup>
                <mi>x</mi>
                <mn>3</mn>
              </msup>
              <mo stretchy="false">+</mo>
              <mi>x</mi>
            </mrow>
            <mtext>=</mtext>
          </mrow>
        </mtd>
      </mtr>
      <mtr>
        <mtd>
          <mstyle color="red">
            <mrow>
              <mn>8</mn>
              <mrow>
                <msup>
                  <mi>x</mi>
                  <mn>7</mn>
                </msup>
                <mo stretchy="false">+</mo>
                <mn>12</mn>
              </mrow>
              <mrow>
                <msup>
                  <mi>x</mi>
                  <mn>5</mn>
                </msup>
                <mo stretchy="false">+</mo>
                <mn>6</mn>
              </mrow>
              <mrow>
                <msup>
                  <mi>x</mi>
                  <mn>3</mn>
                </msup>
                <mo stretchy="false">+</mo>
                <mi>x</mi>
              </mrow>
            </mrow>
          </mstyle>
        </mtd>
      </mtr>
    </mtable>
    <annotation encoding="StarMath 5.0">int x^3 partial x = x^4 over 4 + c newline
color red{int left( 2x^2 + 1 right)^{3}x partial x} = int u^{3}overstrike x{{partial u} over {4 overstrike x}} = {1 over 4} int u^{3} partial u = { 1 over 4 } { u^4 } over 4 + c = { u^4 } over 16 + c = { left( 2x^2 + 1 right)^4 } over 16 + c "=" newline 
{ left( 2x^2 + 1 right)^4 } over 2^4 + c = left( {2x^2 + 1} over 2 right)^4 +c = color red{left( x^2 + 1 over 2 right)^4 + c} newline
color green{u} = color green{2x^2 + 1} , {partial u} over {partial x} = 4x -&gt; color green{partial x} = color green{{partial u} over {4x}} newline newline
color blue{{ partial left[ left( x^2 + 1 over 2 right)^4 + c right] } over { partial x }} = 4 left( x^2 + 1 over 2 right)^3 cdot 2x + 0 = color blue{8x left( x^2 + 1 over 2 right)^3} = 8x left( x^2 + 1 over 2 right) left( x^2 + 1 over 2 right)^2 "=" newline
left( 8x^3 + 4x right) left( x^4 + x^2 + 1 over 4 right) = 8x^7 + 8x^5 + 2x^3 + 4x^5 + 4x^3 + x = color blue{8x^7 + 12x^5 + 6x^3 + x} newline
color red{left( 2x^2 + 1 right)^{3}x} = left( 2x^2 + 1 right)^2 left( 2x^2 + 1 right)x = left( 4x^4 + 4x^2 + 1 right)left( 2x^3 + x right) = 8x^7 + 4x^5 + 8x^5 + 4x^3 + 2x^3 + x "=" newline
color red{8x^7 + 12x^5 + 6x^3 + x}</annotation>
  </semantics>
</math>
</file>

<file path=Object 23/content.xml><?xml version="1.0" encoding="utf-8"?>
<math xmlns="http://www.w3.org/1998/Math/MathML" display="block">
  <semantics>
    <mtable>
      <mtr>
        <mtd>
          <mrow>
            <mrow>
              <mo stretchy="false">∫</mo>
              <mn>3</mn>
            </mrow>
            <msup>
              <mi>e</mi>
              <mi>x</mi>
            </msup>
            <mo stretchy="false">∂</mo>
            <mrow>
              <mi>x</mi>
              <mo stretchy="false">=</mo>
              <mn>3</mn>
            </mrow>
            <mrow>
              <mo stretchy="false">∫</mo>
              <msup>
                <mi>e</mi>
                <mi>x</mi>
              </msup>
            </mrow>
            <mo stretchy="false">∂</mo>
            <mrow>
              <mi>x</mi>
              <mo stretchy="false">=</mo>
              <mn>3</mn>
            </mrow>
            <mrow>
              <msup>
                <mi>e</mi>
                <mi>x</mi>
              </msup>
              <mo stretchy="false">+</mo>
              <mi>c</mi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sup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e</mi>
                  <mi>u</mi>
                </msup>
              </mrow>
            </mrow>
            <menclose notation="horizontalstrike">
              <mi>x</mi>
            </menclose>
            <mrow>
              <mfrac>
                <mrow>
                  <mo stretchy="false">∂</mo>
                  <mi>u</mi>
                </mrow>
                <mrow>
                  <mn>2</mn>
                  <menclose notation="horizontalstrike">
                    <mi>x</mi>
                  </menclose>
                </mrow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e</mi>
                <mi>u</mi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frac>
                    <msup>
                      <mi>e</mi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sup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+</mo>
                  <mn>1</mn>
                </mrow>
              </mstyle>
            </mrow>
            <mi>,</mi>
            <mrow>
              <mfrac>
                <mrow>
                  <mo stretchy="false">∂</mo>
                  <mi>u</mi>
                </mrow>
                <mrow>
                  <mo stretchy="false">∂</mo>
                  <mi>x</mi>
                </mrow>
              </mfrac>
              <mo stretchy="false">=</mo>
              <mn>2</mn>
            </mrow>
            <mi>x</mi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frac>
                  <mrow>
                    <mo stretchy="false">∂</mo>
                    <mi>u</mi>
                  </mrow>
                  <mrow>
                    <mn>2</mn>
                    <mi>x</mi>
                  </mrow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sup>
                              <mi>e</mi>
                              <mrow>
                                <msup>
                                  <mi>x</mi>
                                  <mn>2</mn>
                                </msup>
                                <mo stretchy="false">+</mo>
                                <mn>1</mn>
                              </mrow>
                            </msup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2</mn>
              </mfrac>
            </mrow>
            <msup>
              <mi>e</mi>
              <mrow>
                <msup>
                  <mi>x</mi>
                  <mn>2</mn>
                </msup>
                <mo stretchy="false">+</mo>
                <mn>1</mn>
              </mrow>
            </msup>
            <mn>2</mn>
            <mrow>
              <mrow>
                <mi>x</mi>
                <mo stretchy="false">+</mo>
                <mn>0</mn>
              </mrow>
              <mo stretchy="false">=</mo>
              <mstyle color="blue">
                <mrow>
                  <msup>
                    <mi>e</mi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sup>
                  <mi>x</mi>
                </mrow>
              </mstyle>
            </mrow>
          </mrow>
        </mtd>
      </mtr>
    </mtable>
    <annotation encoding="StarMath 5.0">int 3 e^x partial x = 3 int e^x partial x = 3 e^x + c newline
color red{int e^{ x^2 + 1 } x partial x} = int e^{u}overstrike x{{partial u} over {2 overstrike x}} = {1 over 2}int e^u partial u = {1 over 2}e^u + c = color red{e^{ x^2 + 1 } over 2 + c} newline
color green{u} = color green{x^2 + 1} , {partial u} over {partial x} = 2x -&gt; color green{partial x} = color green{{partial u} over {2x}} newline newline
color blue{{ partial left( e^{ x^2 + 1 } over 2 + c right) } over { partial x }} = { 1 over 2 }e^{ x^2 + 1 } 2x + 0 = color blue{ e^{ x^2 + 1 } x }</annotation>
  </semantics>
</math>
</file>

<file path=Object 2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row>
                        <msup>
                          <mi>x</mi>
                          <mn>4</mn>
                        </msup>
                        <mo stretchy="false">+</mo>
                        <mn>1</mn>
                      </mrow>
                    </msup>
                  </mrow>
                  <msup>
                    <mi>x</mi>
                    <mn>3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e</mi>
                  <mi>u</mi>
                </msup>
              </mrow>
            </mrow>
            <menclose notation="horizontalstrike">
              <msup>
                <mi>x</mi>
                <mn>3</mn>
              </msup>
            </menclose>
            <mrow>
              <mfrac>
                <mrow>
                  <mo stretchy="false">∂</mo>
                  <mi>u</mi>
                </mrow>
                <mrow>
                  <mn>4</mn>
                  <menclose notation="horizontalstrike">
                    <msup>
                      <mi>x</mi>
                      <mn>3</mn>
                    </msup>
                  </menclose>
                </mrow>
              </mfrac>
              <mo stretchy="false">=</mo>
              <mfrac>
                <mn>1</mn>
                <mn>4</mn>
              </mfrac>
            </mrow>
            <mrow>
              <mo stretchy="false">∫</mo>
              <msup>
                <mi>e</mi>
                <mi>u</mi>
              </msup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row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frac>
                    <msup>
                      <mi>e</mi>
                      <mrow>
                        <msup>
                          <mi>x</mi>
                          <mn>4</mn>
                        </msup>
                        <mo stretchy="false">+</mo>
                        <mn>1</mn>
                      </mrow>
                    </msup>
                    <mn>4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4</mn>
                  </msup>
                  <mo stretchy="false">+</mo>
                  <mn>1</mn>
                </mrow>
              </mstyle>
            </mrow>
            <mi>,</mi>
            <mrow>
              <mfrac>
                <mrow>
                  <mo stretchy="false">∂</mo>
                  <mi>u</mi>
                </mrow>
                <mrow>
                  <mo stretchy="false">∂</mo>
                  <mi>x</mi>
                </mrow>
              </mfrac>
              <mo stretchy="false">=</mo>
              <mn>4</mn>
            </mrow>
            <msup>
              <mi>x</mi>
              <mn>3</mn>
            </msup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frac>
                  <mrow>
                    <mo stretchy="false">∂</mo>
                    <mi>u</mi>
                  </mrow>
                  <mrow>
                    <mn>4</mn>
                    <msup>
                      <mi>x</mi>
                      <mn>3</mn>
                    </msup>
                  </mrow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sup>
                              <mi>e</mi>
                              <mrow>
                                <msup>
                                  <mi>x</mi>
                                  <mn>4</mn>
                                </msup>
                                <mo stretchy="false">+</mo>
                                <mn>1</mn>
                              </mrow>
                            </msup>
                            <mn>4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4</mn>
              </mfrac>
            </mrow>
            <msup>
              <mi>e</mi>
              <mrow>
                <msup>
                  <mi>x</mi>
                  <mn>4</mn>
                </msup>
                <mo stretchy="false">+</mo>
                <mn>1</mn>
              </mrow>
            </msup>
            <mn>4</mn>
            <mrow>
              <mrow>
                <msup>
                  <mi>x</mi>
                  <mn>3</mn>
                </msup>
                <mo stretchy="false">+</mo>
                <mn>0</mn>
              </mrow>
              <mo stretchy="false">=</mo>
              <mstyle color="blue">
                <mrow>
                  <msup>
                    <mi>e</mi>
                    <mrow>
                      <msup>
                        <mi>x</mi>
                        <mn>4</mn>
                      </msup>
                      <mo stretchy="false">+</mo>
                      <mn>1</mn>
                    </mrow>
                  </msup>
                  <msup>
                    <mi>x</mi>
                    <mn>3</mn>
                  </msup>
                </mrow>
              </mstyle>
            </mrow>
          </mrow>
        </mtd>
      </mtr>
    </mtable>
    <annotation encoding="StarMath 5.0">color red{int e^{ x^4 + 1 } x^3 partial x} = int e^{u} overstrike x^3 {{partial u} over {4 overstrike x^3}} = {1 over 4}int e^u partial u = { 1 over 4 }e^u + c = color red{ e^{ x^4 + 1 } over 4 + c } newline
color green{u} = color green{x^4 + 1} , {partial u} over {partial x} = 4x^3 -&gt; color green{partial x} = color green{{partial u} over {4x^3}} newline newline
color blue{ {partial left( e^{ x^4 + 1 } over 4 + c right)} over {partial x} } = { 1 over 4 }e^{ x^4 + 1 }4x^3 + 0 = color blue{e^{ x^4 + 1 }x^3}</annotation>
  </semantics>
</math>
</file>

<file path=Object 2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sup>
                        <mrow>
                          <mo fence="true" stretchy="true">(</mo>
                          <mrow>
                            <mrow>
                              <mn>2</mn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1</mn>
                              </mrow>
                            </mrow>
                          </mrow>
                          <mo fence="true" stretchy="true">)</mo>
                        </mrow>
                        <mn>3</mn>
                      </msup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row>
                    <mo stretchy="false">−</mo>
                    <mn>3</mn>
                  </mrow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3</mn>
                  </mrow>
                </msup>
              </mrow>
            </mrow>
            <menclose notation="horizontalstrike">
              <mi>x</mi>
            </menclose>
            <mrow>
              <mfrac>
                <mrow>
                  <mo stretchy="false">∂</mo>
                  <mi>u</mi>
                </mrow>
                <mrow>
                  <mn>4</mn>
                  <menclose notation="horizontalstrike">
                    <mi>x</mi>
                  </menclose>
                </mrow>
              </mfrac>
              <mo stretchy="false">=</mo>
              <mfrac>
                <mn>1</mn>
                <mn>4</mn>
              </mfrac>
            </mrow>
            <mrow>
              <mo stretchy="false">∫</mo>
              <msup>
                <mi>u</mi>
                <mrow>
                  <mo stretchy="false">−</mo>
                  <mn>3</mn>
                </mrow>
              </msup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row>
              <mrow>
                <mfrac>
                  <msup>
                    <mi>u</mi>
                    <mrow>
                      <mo stretchy="false">−</mo>
                      <mn>2</mn>
                    </mrow>
                  </msup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o stretchy="false">−</mo>
                    <mn>1</mn>
                  </mrow>
                  <mrow>
                    <mn>8</mn>
                    <msup>
                      <mi>u</mi>
                      <mn>2</mn>
                    </msup>
                  </mrow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o stretchy="false">−</mo>
                  <mn>1</mn>
                </mrow>
                <mrow>
                  <mn>8</mn>
                  <msup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true">)</mo>
                    </mrow>
                    <mn>2</mn>
                  </msup>
                </mrow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style>
            </mrow>
            <mi>,</mi>
            <mrow>
              <mfrac>
                <mrow>
                  <mo stretchy="false">∂</mo>
                  <mi>u</mi>
                </mrow>
                <mrow>
                  <mo stretchy="false">∂</mo>
                  <mi>x</mi>
                </mrow>
              </mfrac>
              <mo stretchy="false">=</mo>
              <mn>4</mn>
            </mrow>
            <mi>x</mi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frac>
                  <mrow>
                    <mo stretchy="false">∂</mo>
                    <mi>u</mi>
                  </mrow>
                  <mrow>
                    <mn>4</mn>
                    <mi>x</mi>
                  </mrow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o stretchy="false">−</mo>
                              <mn>1</mn>
                            </mrow>
                            <mrow>
                              <mn>8</mn>
                              <msup>
                                <mrow>
                                  <mo fence="true" stretchy="true">(</mo>
                                  <mrow>
                                    <mrow>
                                      <mn>2</mn>
                                      <mrow>
                                        <msup>
                                          <mi>x</mi>
                                          <mn>2</mn>
                                        </msup>
                                        <mo stretchy="false">−</mo>
                                        <mn>1</mn>
                                      </mrow>
                                    </mrow>
                                  </mrow>
                                  <mo fence="true" stretchy="true">)</mo>
                                </mrow>
                                <mn>2</mn>
                              </msup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o stretchy="false">−</mo>
                            <msup>
                              <mrow>
                                <mo fence="true" stretchy="true">(</mo>
                                <mrow>
                                  <mrow>
                                    <mn>2</mn>
                                    <mrow>
                                      <msup>
                                        <mi>x</mi>
                                        <mn>2</mn>
                                      </msup>
                                      <mo stretchy="false">−</mo>
                                      <mn>1</mn>
                                    </mrow>
                                  </mrow>
                                </mrow>
                                <mo fence="true" stretchy="true">)</mo>
                              </mrow>
                              <mrow>
                                <mo stretchy="false">−</mo>
                                <mn>2</mn>
                              </mrow>
                            </msup>
                          </mrow>
                          <mn>8</mn>
                        </mfrac>
                        <mo stretchy="false">+</mo>
                        <mi>c</mi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o stretchy="false">−</mo>
                  <mn>1</mn>
                </mrow>
                <mn>8</mn>
              </mfrac>
            </mrow>
            <mrow>
              <mo fence="true" stretchy="false">(</mo>
              <mrow>
                <mrow>
                  <mo stretchy="false">−</mo>
                  <mn>2</mn>
                </mrow>
              </mrow>
              <mo fence="true" stretchy="false">)</mo>
            </mrow>
            <msup>
              <mrow>
                <mo fence="true" stretchy="tru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true">)</mo>
              </mrow>
              <mrow>
                <mo stretchy="false">−</mo>
                <mn>3</mn>
              </mrow>
            </msup>
            <mn>4</mn>
            <mrow>
              <mrow>
                <mi>x</mi>
                <mo stretchy="false">+</mo>
                <mn>0</mn>
              </mrow>
              <mo stretchy="false">=</mo>
              <msup>
                <mrow>
                  <mo fence="true" stretchy="tru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true">)</mo>
                </mrow>
                <mrow>
                  <mo stretchy="false">−</mo>
                  <mn>3</mn>
                </mrow>
              </msup>
            </mrow>
            <mi>x</mi>
            <mtext>=</mtext>
          </mrow>
        </mtd>
      </mtr>
      <mtr>
        <mtd>
          <mstyle color="blue">
            <mfrac>
              <mi>x</mi>
              <msup>
                <mrow>
                  <mo fence="true" stretchy="tru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true">)</mo>
                </mrow>
                <mn>3</mn>
              </msup>
            </mfrac>
          </mstyle>
        </mtd>
      </mtr>
    </mtable>
    <annotation encoding="StarMath 5.0">color red{int {x over left( 2x^2 - 1 right)^3} partial x} = int left( 2x^2 - 1 right)^{-3}x partial x = int u^{-3}overstrike x{{partial u} over {4 overstrike x}} = {1 over 4}int u^{-3} partial u = { 1 over 4 }{u^{-2} over ( -2 )} + c = -1 over {8u^2} + c "=" newline 
color red{-1 over { 8 left( 2x^2 - 1 right)^2 } + c} newline
color green{u} = color green{2x^2 - 1} , {partial u} over {partial x} = 4x -&gt; color green{partial x} = color green{{partial u} over {4x}} newline newline
color blue{ {partial left( -1 over { 8 left( 2x^2 - 1 right)^2 } + c right)} over {partial x} } = {partial left( -left( 2x^2 - 1 right)^{-2} over 8 + c right)} over {partial x} = {-1 over 8}( -2 )left( 2x^2 - 1 right)^{-3}4x + 0 = left( 2x^2 - 1 right)^{-3}x "=" newline 
color blue{x over left( 2x^2 - 1 right)^3}</annotation>
  </semantics>
</math>
</file>

<file path=Object 2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enclose notation="horizontalstrike">
              <mi>x</mi>
            </menclose>
            <mrow>
              <mfrac>
                <mrow>
                  <mo stretchy="false">∂</mo>
                  <mi>u</mi>
                </mrow>
                <mrow>
                  <mn>4</mn>
                  <menclose notation="horizontalstrike">
                    <mi>x</mi>
                  </menclose>
                </mrow>
              </mfrac>
              <mo stretchy="false">=</mo>
              <mfrac>
                <mn>1</mn>
                <mn>4</mn>
              </mfrac>
            </mrow>
            <mrow>
              <mo stretchy="false">∫</mo>
              <msup>
                <mi>u</mi>
                <mrow>
                  <mo stretchy="false">−</mo>
                  <mn>1</mn>
                </mrow>
              </msup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i>ln</mi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n>2</mn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</mrow>
                        <mo fence="true" stretchy="true">|</mo>
                      </mrow>
                    </mrow>
                    <mn>4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style>
            </mrow>
            <mi>,</mi>
            <mrow>
              <mfrac>
                <mrow>
                  <mo stretchy="false">∂</mo>
                  <mi>u</mi>
                </mrow>
                <mrow>
                  <mo stretchy="false">∂</mo>
                  <mi>x</mi>
                </mrow>
              </mfrac>
              <mo stretchy="false">=</mo>
              <mn>4</mn>
            </mrow>
            <mi>x</mi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frac>
                  <mrow>
                    <mo stretchy="false">∂</mo>
                    <mi>u</mi>
                  </mrow>
                  <mrow>
                    <mn>4</mn>
                    <mi>x</mi>
                  </mrow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i>ln</mi>
                              <mrow>
                                <mo fence="true" stretchy="true">|</mo>
                                <mrow>
                                  <mrow>
                                    <mn>2</mn>
                                    <mrow>
                                      <msup>
                                        <mi>x</mi>
                                        <mn>2</mn>
                                      </msup>
                                      <mo stretchy="false">−</mo>
                                      <mn>1</mn>
                                    </mrow>
                                  </mrow>
                                </mrow>
                                <mo fence="true" stretchy="true">|</mo>
                              </mrow>
                            </mrow>
                            <mn>4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4</mn>
              </mfrac>
            </mrow>
            <mfrac>
              <mn>1</mn>
              <mrow>
                <mn>2</mn>
                <mrow>
                  <msup>
                    <mi>x</mi>
                    <mn>2</mn>
                  </msup>
                  <mo stretchy="false">−</mo>
                  <mn>1</mn>
                </mrow>
              </mrow>
            </mfrac>
            <mn>4</mn>
            <mrow>
              <mrow>
                <mi>x</mi>
                <mo stretchy="false">+</mo>
                <mn>0</mn>
              </mrow>
              <mo stretchy="false">=</mo>
              <mstyle color="blue">
                <mfrac>
                  <mi>x</mi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frac>
              </mstyle>
            </mrow>
          </mrow>
        </mtd>
      </mtr>
    </mtable>
    <annotation encoding="StarMath 5.0">color red{int { x over {2x^2 - 1} } partial x} = int left( 2x^2 - 1 right)^{-1}x partial x = int u^{-1}overstrike x{{partial u} over {4 overstrike x}} = {1 over 4} int u^{-1} partial u = { 1 over 4 } ln abs{u} + c = color red{{ ln abs{2x^2 - 1} } over 4 + c} newline
color green{u} = color green{2x^2 - 1} , {partial u} over {partial x} = 4x -&gt; color green{partial x} = color green{{partial u} over {4x}} newline newline
color blue{ {partial left( { ln abs{2x^2 - 1} } over 4 + c right)} over {partial x} } = { 1 over 4 }{ 1 over {2x^2 - 1} }4x + 0 = color blue{ x over {2x^2 - 1} }</annotation>
  </semantics>
</math>
</file>

<file path=Object 27/content.xml><?xml version="1.0" encoding="utf-8"?>
<math xmlns="http://www.w3.org/1998/Math/MathML" display="block">
  <semantics>
    <mtable>
      <mtr>
        <mtd>
          <mrow>
            <mstyle color="red">
              <mrow>
                <mrow>
                  <mo stretchy="false">∫</mo>
                  <msup>
                    <mi>x</mi>
                    <mn>2</mn>
                  </msup>
                </mrow>
                <msqrt>
                  <mrow>
                    <mn>1</mn>
                    <mo stretchy="false">+</mo>
                    <mi>x</mi>
                  </mrow>
                </msqrt>
                <mo stretchy="false">∂</mo>
                <mi>x</mi>
              </mrow>
            </mstyle>
            <mo stretchy="false">→</mo>
            <mrow>
              <mo stretchy="false">∫</mo>
              <msup>
                <mrow>
                  <mo fence="true" stretchy="false">(</mo>
                  <mrow>
                    <mrow>
                      <mi>u</mi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  <msqrt>
              <mi>u</mi>
            </msqrt>
            <mo stretchy="false">∂</mo>
            <mrow>
              <mi>u</mi>
              <mo stretchy="false">=</mo>
              <mrow>
                <mo stretchy="false">∫</mo>
                <msup>
                  <mrow>
                    <mo fence="true" stretchy="false">(</mo>
                    <mrow>
                      <mrow>
                        <mi>u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row>
            </mrow>
            <msup>
              <mi>u</mi>
              <mfrac>
                <mn>1</mn>
                <mn>2</mn>
              </mfrac>
            </msup>
            <mo stretchy="false">∂</mo>
            <mrow>
              <mi>u</mi>
              <mo stretchy="false">=</mo>
              <mrow>
                <mo stretchy="false">∫</mo>
                <mrow>
                  <mo fence="true" stretchy="false">(</mo>
                  <mrow>
                    <mrow>
                      <mrow>
                        <msup>
                          <mi>u</mi>
                          <mn>2</mn>
                        </msup>
                        <mo stretchy="false">−</mo>
                        <mn>2</mn>
                      </mrow>
                      <mrow>
                        <mi>u</mi>
                        <mo stretchy="false">+</mo>
                        <mn>1</mn>
                      </mrow>
                    </mrow>
                  </mrow>
                  <mo fence="true" stretchy="false">)</mo>
                </mrow>
              </mrow>
            </mrow>
            <msup>
              <mi>u</mi>
              <mfrac>
                <mn>1</mn>
                <mn>2</mn>
              </mfrac>
            </msup>
            <mo stretchy="false">∂</mo>
            <mi>u</mi>
            <mtext>=</mtext>
          </mrow>
        </mtd>
      </mtr>
      <mtr>
        <mtd>
          <mrow>
            <mrow>
              <mo stretchy="false">∫</mo>
              <mrow>
                <mo fence="true" stretchy="true">(</mo>
                <mrow>
                  <mrow>
                    <mrow>
                      <msup>
                        <mi>u</mi>
                        <mrow>
                          <mn>2</mn>
                          <mo stretchy="false">+</mo>
                          <mfrac>
                            <mn>1</mn>
                            <mn>2</mn>
                          </mfrac>
                        </mrow>
                      </msup>
                      <mo stretchy="false">−</mo>
                      <mn>2</mn>
                    </mrow>
                    <mrow>
                      <msup>
                        <mi>u</mi>
                        <mrow>
                          <mn>1</mn>
                          <mo stretchy="false">+</mo>
                          <mfrac>
                            <mn>1</mn>
                            <mn>2</mn>
                          </mfrac>
                        </mrow>
                      </msup>
                      <mo stretchy="false">+</mo>
                      <msup>
                        <mi>u</mi>
                        <mfrac>
                          <mn>1</mn>
                          <mn>2</mn>
                        </mfrac>
                      </msup>
                    </mrow>
                  </mrow>
                </mrow>
                <mo fence="true" stretchy="true">)</mo>
              </mrow>
            </mrow>
            <mo stretchy="false">∂</mo>
            <mrow>
              <mi>u</mi>
              <mo stretchy="false">=</mo>
              <mrow>
                <mo stretchy="false">∫</mo>
                <mrow>
                  <mo fence="true" stretchy="true">(</mo>
                  <mrow>
                    <mrow>
                      <mrow>
                        <msup>
                          <mi>u</mi>
                          <mfrac>
                            <mn>5</mn>
                            <mn>2</mn>
                          </mfrac>
                        </msup>
                        <mo stretchy="false">−</mo>
                        <mn>2</mn>
                      </mrow>
                      <mrow>
                        <msup>
                          <mi>u</mi>
                          <mfrac>
                            <mn>3</mn>
                            <mn>2</mn>
                          </mfrac>
                        </msup>
                        <mo stretchy="false">+</mo>
                        <msup>
                          <mi>u</mi>
                          <mfrac>
                            <mn>1</mn>
                            <mn>2</mn>
                          </mfrac>
                        </msup>
                      </mrow>
                    </mrow>
                  </mrow>
                  <mo fence="true" stretchy="true">)</mo>
                </mrow>
              </mrow>
            </mrow>
            <mo stretchy="false">∂</mo>
            <mrow>
              <mi>u</mi>
              <mo stretchy="false">=</mo>
              <mrow>
                <mo stretchy="false">∫</mo>
                <msup>
                  <mi>u</mi>
                  <mfrac>
                    <mn>5</mn>
                    <mn>2</mn>
                  </mfrac>
                </msup>
              </mrow>
            </mrow>
            <mo stretchy="false">∂</mo>
            <mrow>
              <mi>u</mi>
              <mo stretchy="false">−</mo>
              <mn>2</mn>
            </mrow>
            <mrow>
              <mo stretchy="false">∫</mo>
              <msup>
                <mi>u</mi>
                <mfrac>
                  <mn>3</mn>
                  <mn>2</mn>
                </mfrac>
              </msup>
            </mrow>
            <mo stretchy="false">∂</mo>
            <mrow>
              <mi>u</mi>
              <mo stretchy="false">+</mo>
              <mrow>
                <mo stretchy="false">∫</mo>
                <msup>
                  <mi>u</mi>
                  <mfrac>
                    <mn>1</mn>
                    <mn>2</mn>
                  </mfrac>
                </msup>
              </mrow>
            </mrow>
            <mo stretchy="false">∂</mo>
            <mi>u</mi>
            <mtext>=</mtext>
          </mrow>
        </mtd>
      </mtr>
      <mtr>
        <mtd>
          <mrow>
            <mrow>
              <mfrac>
                <msup>
                  <mi>u</mi>
                  <mfrac>
                    <mn>7</mn>
                    <mn>2</mn>
                  </mfrac>
                </msup>
                <mrow>
                  <mo fence="true" stretchy="true">(</mo>
                  <mrow>
                    <mfrac>
                      <mn>7</mn>
                      <mn>2</mn>
                    </mfrac>
                  </mrow>
                  <mo fence="true" stretchy="true">)</mo>
                </mrow>
              </mfrac>
              <mo stretchy="false">−</mo>
              <mn>2</mn>
            </mrow>
            <mrow>
              <mrow>
                <mfrac>
                  <msup>
                    <mi>u</mi>
                    <mfrac>
                      <mn>5</mn>
                      <mn>2</mn>
                    </mfrac>
                  </msup>
                  <mrow>
                    <mo fence="true" stretchy="true">(</mo>
                    <mrow>
                      <mfrac>
                        <mn>5</mn>
                        <mn>2</mn>
                      </mfrac>
                    </mrow>
                    <mo fence="true" stretchy="true">)</mo>
                  </mrow>
                </mfrac>
                <mo stretchy="false">+</mo>
                <mfrac>
                  <msup>
                    <mi>u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n>2</mn>
                    <msqrt>
                      <msup>
                        <mi>u</mi>
                        <mn>7</mn>
                      </msup>
                    </msqrt>
                  </mrow>
                  <mn>7</mn>
                </mfrac>
                <mo stretchy="false">−</mo>
                <mfrac>
                  <mrow>
                    <mn>4</mn>
                    <msqrt>
                      <msup>
                        <mi>u</mi>
                        <mn>5</mn>
                      </msup>
                    </msqrt>
                  </mrow>
                  <mn>5</mn>
                </mfrac>
                <mo stretchy="false">+</mo>
                <mfrac>
                  <mrow>
                    <mn>2</mn>
                    <msqrt>
                      <msup>
                        <mi>u</mi>
                        <mn>3</mn>
                      </msup>
                    </msqrt>
                  </mrow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n>2</mn>
                      <msqrt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  <mn>7</mn>
                        </msup>
                      </msqrt>
                    </mrow>
                    <mn>7</mn>
                  </mfrac>
                  <mo stretchy="false">−</mo>
                  <mfrac>
                    <mrow>
                      <mn>4</mn>
                      <msqrt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  <mn>5</mn>
                        </msup>
                      </msqrt>
                    </mrow>
                    <mn>5</mn>
                  </mfrac>
                  <mo stretchy="false">+</mo>
                  <mfrac>
                    <mrow>
                      <mn>2</mn>
                      <msqrt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  <mn>3</mn>
                        </msup>
                      </msqrt>
                    </mrow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1</mn>
                  <mo stretchy="false">+</mo>
                  <mi>x</mi>
                </mrow>
              </mstyle>
            </mrow>
            <mo stretchy="false">→</mo>
            <mrow>
              <mstyle color="green">
                <mi>x</mi>
              </mstyle>
              <mo stretchy="false">=</mo>
              <mstyle color="green">
                <mrow>
                  <mi>u</mi>
                  <mo stretchy="false">−</mo>
                  <mn>1</mn>
                </mrow>
              </mstyle>
            </mrow>
            <mi>,</mi>
            <mrow>
              <mfrac>
                <mrow>
                  <mo stretchy="false">∂</mo>
                  <mi>x</mi>
                </mrow>
                <mrow>
                  <mo stretchy="false">∂</mo>
                  <mi>u</mi>
                </mrow>
              </mfrac>
              <mo stretchy="false">=</mo>
              <mn>1</mn>
            </mrow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row>
                  <mo stretchy="false">∂</mo>
                  <mi>u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n>2</mn>
                              <msqrt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n>1</mn>
                                        <mo stretchy="false">+</mo>
                                        <mi>x</mi>
                                      </mrow>
                                    </mrow>
                                    <mo fence="true" stretchy="false">)</mo>
                                  </mrow>
                                  <mn>7</mn>
                                </msup>
                              </msqrt>
                            </mrow>
                            <mn>7</mn>
                          </mfrac>
                          <mo stretchy="false">−</mo>
                          <mfrac>
                            <mrow>
                              <mn>4</mn>
                              <msqrt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n>1</mn>
                                        <mo stretchy="false">+</mo>
                                        <mi>x</mi>
                                      </mrow>
                                    </mrow>
                                    <mo fence="true" stretchy="false">)</mo>
                                  </mrow>
                                  <mn>5</mn>
                                </msup>
                              </msqrt>
                            </mrow>
                            <mn>5</mn>
                          </mfrac>
                          <mo stretchy="false">+</mo>
                          <mfrac>
                            <mrow>
                              <mn>2</mn>
                              <msqrt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n>1</mn>
                                        <mo stretchy="false">+</mo>
                                        <mi>x</mi>
                                      </mrow>
                                    </mrow>
                                    <mo fence="true" stretchy="false">)</mo>
                                  </mrow>
                                  <mn>3</mn>
                                </msup>
                              </msqrt>
                            </mrow>
                            <mn>3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n>2</mn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i>x</mi>
                                  </mrow>
                                </mrow>
                                <mo fence="true" stretchy="false">)</mo>
                              </mrow>
                              <mfrac>
                                <mn>7</mn>
                                <mn>2</mn>
                              </mfrac>
                            </msup>
                          </mrow>
                          <mn>7</mn>
                        </mfrac>
                        <mo stretchy="false">−</mo>
                        <mfrac>
                          <mrow>
                            <mn>4</mn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i>x</mi>
                                  </mrow>
                                </mrow>
                                <mo fence="true" stretchy="false">)</mo>
                              </mrow>
                              <mfrac>
                                <mn>5</mn>
                                <mn>2</mn>
                              </mfrac>
                            </msup>
                          </mrow>
                          <mn>5</mn>
                        </mfrac>
                        <mo stretchy="false">+</mo>
                        <mfrac>
                          <mrow>
                            <mn>2</mn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i>x</mi>
                                  </mrow>
                                </mrow>
                                <mo fence="true" stretchy="false">)</mo>
                              </mrow>
                              <mfrac>
                                <mn>3</mn>
                                <mn>2</mn>
                              </mfrac>
                            </msup>
                          </mrow>
                          <mn>3</mn>
                        </mfrac>
                        <mo stretchy="false">+</mo>
                        <mi>c</mi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frac>
              <mn>2</mn>
              <mn>7</mn>
            </mfrac>
            <mfrac>
              <mn>7</mn>
              <mn>2</mn>
            </mfrac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5</mn>
                  <mn>2</mn>
                </mfrac>
              </msup>
              <mo stretchy="false">−</mo>
              <mfrac>
                <mn>4</mn>
                <mn>5</mn>
              </mfrac>
            </mrow>
            <mfrac>
              <mn>5</mn>
              <mn>2</mn>
            </mfrac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3</mn>
                  <mn>2</mn>
                </mfrac>
              </msup>
              <mo stretchy="false">+</mo>
              <mfrac>
                <mn>2</mn>
                <mn>3</mn>
              </mfrac>
            </mrow>
            <mfrac>
              <mn>3</mn>
              <mn>2</mn>
            </mfrac>
            <mrow>
              <mrow>
                <msup>
                  <mrow>
                    <mo fence="true" stretchy="false">(</mo>
                    <mrow>
                      <mrow>
                        <mn>1</mn>
                        <mo stretchy="false">+</mo>
                        <mi>x</mi>
                      </mrow>
                    </mrow>
                    <mo fence="true" stretchy="false">)</mo>
                  </mrow>
                  <mfrac>
                    <mn>1</mn>
                    <mn>2</mn>
                  </mfrac>
                </msup>
                <mo stretchy="false">+</mo>
                <mn>0</mn>
              </mrow>
              <mo stretchy="false">=</mo>
              <mrow>
                <msup>
                  <mrow>
                    <mo fence="true" stretchy="false">(</mo>
                    <mrow>
                      <mrow>
                        <mn>1</mn>
                        <mo stretchy="false">+</mo>
                        <mi>x</mi>
                      </mrow>
                    </mrow>
                    <mo fence="true" stretchy="false">)</mo>
                  </mrow>
                  <mfrac>
                    <mn>5</mn>
                    <mn>2</mn>
                  </mfrac>
                </msup>
                <mo stretchy="false">−</mo>
                <mn>2</mn>
              </mrow>
            </mrow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3</mn>
                  <mn>2</mn>
                </mfrac>
              </msup>
              <mo stretchy="false">+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text>=</mtext>
          </mrow>
        </mtd>
      </mtr>
      <mtr>
        <mtd>
          <mrow>
            <msup>
              <mrow>
                <mo fence="true" stretchy="false">(</mo>
                <mrow>
                  <mrow>
                    <mn>1</mn>
                    <mo stretchy="false">+</mo>
                    <mi>x</mi>
                  </mrow>
                </mrow>
                <mo fence="true" stretchy="false">)</mo>
              </mrow>
              <mfrac>
                <mn>1</mn>
                <mn>2</mn>
              </mfrac>
            </msup>
            <mrow>
              <mrow>
                <mo fence="true" stretchy="true">(</mo>
                <mrow>
                  <mrow>
                    <mrow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x</mi>
                            </mrow>
                          </mrow>
                          <mo fence="true" stretchy="false">)</mo>
                        </mrow>
                        <mrow>
                          <mfrac>
                            <mn>5</mn>
                            <mn>2</mn>
                          </mfrac>
                          <mo stretchy="false">−</mo>
                          <mfrac>
                            <mn>1</mn>
                            <mn>2</mn>
                          </mfrac>
                        </mrow>
                      </msup>
                      <mo stretchy="false">−</mo>
                      <mn>2</mn>
                    </mrow>
                    <mrow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x</mi>
                            </mrow>
                          </mrow>
                          <mo fence="true" stretchy="false">)</mo>
                        </mrow>
                        <mrow>
                          <mfrac>
                            <mn>3</mn>
                            <mn>2</mn>
                          </mfrac>
                          <mo stretchy="false">−</mo>
                          <mfrac>
                            <mn>1</mn>
                            <mn>2</mn>
                          </mfrac>
                        </mrow>
                      </msup>
                      <mo stretchy="false">+</mo>
                      <mn>1</mn>
                    </mrow>
                  </mrow>
                </mrow>
                <mo fence="true" stretchy="true">)</mo>
              </mrow>
              <mo stretchy="false">=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row>
              <mo fence="true" stretchy="true">(</mo>
              <mrow>
                <mrow>
                  <mrow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frac>
                        <mn>4</mn>
                        <mn>2</mn>
                      </mfrac>
                    </msup>
                    <mo stretchy="false">−</mo>
                    <mn>2</mn>
                  </mrow>
                  <mrow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frac>
                        <mn>2</mn>
                        <mn>2</mn>
                      </mfrac>
                    </msup>
                    <mo stretchy="false">+</mo>
                    <mn>1</mn>
                  </mrow>
                </mrow>
              </mrow>
              <mo fence="true" stretchy="true">)</mo>
            </mrow>
            <mtext>=</mtext>
          </mrow>
        </mtd>
      </mtr>
      <mtr>
        <mtd>
          <mrow>
            <msup>
              <mrow>
                <mo fence="true" stretchy="false">(</mo>
                <mrow>
                  <mrow>
                    <mn>1</mn>
                    <mo stretchy="false">+</mo>
                    <mi>x</mi>
                  </mrow>
                </mrow>
                <mo fence="true" stretchy="false">)</mo>
              </mrow>
              <mfrac>
                <mn>1</mn>
                <mn>2</mn>
              </mfrac>
            </msup>
            <mrow>
              <mrow>
                <mo fence="true" stretchy="true">(</mo>
                <mrow>
                  <mrow>
                    <mrow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x</mi>
                            </mrow>
                          </mrow>
                          <mo fence="true" stretchy="false">)</mo>
                        </mrow>
                        <mn>2</mn>
                      </msup>
                      <mo stretchy="false">−</mo>
                      <mn>2</mn>
                    </mrow>
                    <mrow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o stretchy="false">+</mo>
                      <mn>1</mn>
                    </mrow>
                  </mrow>
                </mrow>
                <mo fence="true" stretchy="true">)</mo>
              </mrow>
              <mo stretchy="false">=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row>
              <mrow>
                <mo fence="true" stretchy="false">(</mo>
                <mrow>
                  <mrow>
                    <mrow>
                      <mn>1</mn>
                      <mo stretchy="false">+</mo>
                      <mn>2</mn>
                    </mrow>
                    <mrow>
                      <mi>x</mi>
                      <mo stretchy="false">+</mo>
                      <msup>
                        <mi>x</mi>
                        <mn>2</mn>
                      </msup>
                      <mo stretchy="false">−</mo>
                      <mn>2</mn>
                      <mo stretchy="false">−</mo>
                      <mn>2</mn>
                    </mrow>
                    <mrow>
                      <mi>x</mi>
                      <mo stretchy="false">+</mo>
                      <mn>1</mn>
                    </mrow>
                  </mrow>
                </mrow>
                <mo fence="true" stretchy="false">)</mo>
              </mrow>
              <mo stretchy="false">=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row>
              <msup>
                <mi>x</mi>
                <mn>2</mn>
              </msup>
              <mo stretchy="false">=</mo>
              <mstyle color="blue">
                <mrow>
                  <msup>
                    <mi>x</mi>
                    <mn>2</mn>
                  </msup>
                  <msqrt>
                    <mrow>
                      <mn>1</mn>
                      <mo stretchy="false">+</mo>
                      <mi>x</mi>
                    </mrow>
                  </msqrt>
                </mrow>
              </mstyle>
            </mrow>
          </mrow>
        </mtd>
      </mtr>
    </mtable>
    <annotation encoding="StarMath 5.0">color red{int x^2 sqrt{ 1 + x } partial x} -&gt; int (u - 1)^2 sqrt u partial u  = int (u - 1)^2 u^{1 over 2} partial u = int (u^2 - 2u + 1) u^{1 over 2} partial u "=" newline 
int left( u^{2 + 1 over 2} - 2u^{1 + 1 over 2} + u^{1 over 2} right) partial u = int left(u^{5 over 2} - 2u^{3 over 2} + u^{1 over 2} right) partial u = int u^{5 over 2} partial u - 2 int u^{3 over 2} partial u + int u^{1 over 2} partial u "=" newline
u^{7 over 2} over {left( 7 over 2 right)} - 2{u^{5 over 2} over {left( 5 over 2 right)}} + u^{3 over 2} over {left( 3 over 2 right)} + c = {2 sqrt u^7} over 7 - {4 sqrt u^5} over 5 + {2 sqrt u^3} over 3 + c = color red{{2 sqrt (1 + x)^7} over 7 - {4 sqrt (1 + x)^5} over 5 + {2 sqrt (1 + x)^3} over 3 + c} newline 
color green{u} = color green{1 + x} -&gt; color green{x} = color green{u - 1} , {partial x} over {partial u} = 1 -&gt; color green{partial x} = color green{partial u} newline newline
color blue{ {partial left( {2 sqrt (1 + x)^7} over 7 - {4 sqrt (1 + x)^5} over 5 + {2 sqrt (1 + x)^3} over 3 + c right)} over {partial x} } = {partial left( {2 (1 + x)^{7 over 2}} over 7 - {4 (1 + x)^{5 over 2}} over 5 + {2 (1 + x)^{3 over 2}} over 3 + c right)} over {partial x} "=" newline
{ 2 over 7 }{ 7 over 2 }(1 + x)^{5 over 2} - { 4 over 5 }{ 5 over 2 }(1 + x)^{3 over 2} + { 2 over 3 }{ 3 over 2 }(1 + x)^{1 over 2} + 0 = (1 + x)^{5 over 2} - 2(1 + x)^{3 over 2} + (1 + x)^{1 over 2} "=" newline
(1 + x)^{1 over 2} left( (1 + x)^{5 over 2 - 1 over 2} - 2(1 + x)^{3 over 2 - 1 over 2} + 1  right) = (1 + x)^{1 over 2} left( (1 + x)^{4 over 2} - 2(1 + x)^{2 over 2} + 1 right) "=" newline 
(1 + x)^{1 over 2} left( (1 + x)^2 - 2(1 + x) + 1 right) = (1 + x)^{1 over 2}( 1 + 2x + x^2 - 2 - 2x + 1 ) = (1 + x)^{1 over 2}x^2 = color blue{ x^2 sqrt{1 + x} }</annotation>
  </semantics>
</math>
</file>

<file path=Object 28/content.xml><?xml version="1.0" encoding="utf-8"?>
<math xmlns="http://www.w3.org/1998/Math/MathML" display="block">
  <semantics>
    <mtable>
      <mtr>
        <mtd>
          <mrow>
            <mstyle color="red">
              <mrow>
                <mrow>
                  <mo stretchy="false">∫</mo>
                  <msup>
                    <mi>x</mi>
                    <mn>2</mn>
                  </msup>
                </mrow>
                <msqrt>
                  <mrow>
                    <mn>1</mn>
                    <mo stretchy="false">+</mo>
                    <mi>x</mi>
                  </mrow>
                </msqrt>
                <mo stretchy="false">∂</mo>
                <mi>x</mi>
              </mrow>
            </mstyle>
            <mo stretchy="false">→</mo>
            <mrow>
              <mo stretchy="false">∫</mo>
              <msup>
                <mrow>
                  <mo fence="true" stretchy="false">(</mo>
                  <mrow>
                    <mrow>
                      <msup>
                        <mi>u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  <mi>u</mi>
            <mn>2</mn>
            <mi>u</mi>
            <mo stretchy="false">∂</mo>
            <mrow>
              <mi>u</mi>
              <mo stretchy="false">=</mo>
              <mn>2</mn>
            </mrow>
            <mrow>
              <mo stretchy="false">∫</mo>
              <msup>
                <mrow>
                  <mo fence="true" stretchy="false">(</mo>
                  <mrow>
                    <mrow>
                      <msup>
                        <mi>u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  <msup>
              <mi>u</mi>
              <mn>2</mn>
            </msup>
            <mo stretchy="false">∂</mo>
            <mrow>
              <mi>u</mi>
              <mo stretchy="false">=</mo>
              <mn>2</mn>
            </mrow>
            <mrow>
              <mo stretchy="false">∫</mo>
              <mrow>
                <mo fence="true" stretchy="false">(</mo>
                <mrow>
                  <mrow>
                    <mrow>
                      <msup>
                        <mi>u</mi>
                        <mn>4</mn>
                      </msup>
                      <mo stretchy="false">−</mo>
                      <mn>2</mn>
                    </mrow>
                    <mrow>
                      <msup>
                        <mi>u</mi>
                        <mn>2</mn>
                      </msup>
                      <mo stretchy="false">+</mo>
                      <mn>1</mn>
                    </mrow>
                  </mrow>
                </mrow>
                <mo fence="true" stretchy="false">)</mo>
              </mrow>
            </mrow>
            <msup>
              <mi>u</mi>
              <mn>2</mn>
            </msup>
            <mo stretchy="false">∂</mo>
            <mi>u</mi>
            <mtext>=</mtext>
          </mrow>
        </mtd>
      </mtr>
      <mtr>
        <mtd>
          <mrow>
            <mn>2</mn>
            <mrow>
              <mo stretchy="false">∫</mo>
              <mrow>
                <mo fence="true" stretchy="true">(</mo>
                <mrow>
                  <mrow>
                    <mrow>
                      <msup>
                        <mi>u</mi>
                        <mn>6</mn>
                      </msup>
                      <mo stretchy="false">−</mo>
                      <mn>2</mn>
                    </mrow>
                    <mrow>
                      <msup>
                        <mi>u</mi>
                        <mn>4</mn>
                      </msup>
                      <mo stretchy="false">+</mo>
                      <msup>
                        <mi>u</mi>
                        <mn>2</mn>
                      </msup>
                    </mrow>
                  </mrow>
                </mrow>
                <mo fence="true" stretchy="true">)</mo>
              </mrow>
            </mrow>
            <mo stretchy="false">∂</mo>
            <mrow>
              <mi>u</mi>
              <mo stretchy="false">=</mo>
              <mn>2</mn>
            </mrow>
            <mrow>
              <mo stretchy="false">∫</mo>
              <msup>
                <mi>u</mi>
                <mn>6</mn>
              </msup>
            </mrow>
            <mo stretchy="false">∂</mo>
            <mrow>
              <mi>u</mi>
              <mo stretchy="false">−</mo>
              <mn>4</mn>
            </mrow>
            <mrow>
              <mo stretchy="false">∫</mo>
              <msup>
                <mi>u</mi>
                <mn>4</mn>
              </msup>
            </mrow>
            <mo stretchy="false">∂</mo>
            <mrow>
              <mi>u</mi>
              <mo stretchy="false">+</mo>
              <mn>2</mn>
            </mrow>
            <mrow>
              <mo stretchy="false">∫</mo>
              <msup>
                <mi>u</mi>
                <mn>2</mn>
              </msup>
            </mrow>
            <mo stretchy="false">∂</mo>
            <mrow>
              <mi>u</mi>
              <mo stretchy="false">=</mo>
              <mn>2</mn>
            </mrow>
            <mrow>
              <mfrac>
                <msup>
                  <mi>u</mi>
                  <mn>7</mn>
                </msup>
                <mn>7</mn>
              </mfrac>
              <mo stretchy="false">−</mo>
              <mn>4</mn>
            </mrow>
            <mrow>
              <mfrac>
                <msup>
                  <mi>u</mi>
                  <mn>5</mn>
                </msup>
                <mn>5</mn>
              </mfrac>
              <mo stretchy="false">+</mo>
              <mn>2</mn>
            </mrow>
            <mrow>
              <mfrac>
                <msup>
                  <mi>u</mi>
                  <mn>3</mn>
                </msup>
                <mn>3</mn>
              </mfrac>
              <mo stretchy="false">+</mo>
              <mi>c</mi>
            </mrow>
            <mtext>=</mtext>
          </mrow>
        </mtd>
      </mtr>
      <mtr>
        <mtd>
          <mstyle color="red">
            <mrow>
              <mfrac>
                <mrow>
                  <mn>2</mn>
                  <msqrt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n>7</mn>
                    </msup>
                  </msqrt>
                </mrow>
                <mn>7</mn>
              </mfrac>
              <mo stretchy="false">−</mo>
              <mfrac>
                <mrow>
                  <mn>4</mn>
                  <msqrt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n>5</mn>
                    </msup>
                  </msqrt>
                </mrow>
                <mn>5</mn>
              </mfrac>
              <mo stretchy="false">+</mo>
              <mfrac>
                <mrow>
                  <mn>2</mn>
                  <msqrt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n>3</mn>
                    </msup>
                  </msqrt>
                </mrow>
                <mn>3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sqrt>
                  <mrow>
                    <mn>1</mn>
                    <mo stretchy="false">+</mo>
                    <mi>x</mi>
                  </mrow>
                </msqrt>
              </mstyle>
            </mrow>
            <mo stretchy="false">→</mo>
            <mrow>
              <msup>
                <mi>u</mi>
                <mn>2</mn>
              </msup>
              <mo stretchy="false">=</mo>
              <mrow>
                <mn>1</mn>
                <mo stretchy="false">+</mo>
                <mi>x</mi>
              </mrow>
            </mrow>
            <mo stretchy="false">→</mo>
            <mrow>
              <mstyle color="green">
                <mi>x</mi>
              </mstyle>
              <mo stretchy="false">=</mo>
              <mstyle color="green">
                <mrow>
                  <msup>
                    <mi>u</mi>
                    <mn>2</mn>
                  </msup>
                  <mo stretchy="false">−</mo>
                  <mn>1</mn>
                </mrow>
              </mstyle>
            </mrow>
            <mi>,</mi>
            <mrow>
              <mfrac>
                <mrow>
                  <mo stretchy="false">∂</mo>
                  <mi>x</mi>
                </mrow>
                <mrow>
                  <mo stretchy="false">∂</mo>
                  <mi>u</mi>
                </mrow>
              </mfrac>
              <mo stretchy="false">=</mo>
              <mn>2</mn>
            </mrow>
            <mi>u</mi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row>
                  <mn>2</mn>
                  <mi>u</mi>
                  <mo stretchy="false">∂</mo>
                  <mi>u</mi>
                </mrow>
              </mstyle>
            </mrow>
          </mrow>
        </mtd>
      </mtr>
    </mtable>
    <annotation encoding="StarMath 5.0">color red{int x^2 sqrt{ 1 + x } partial x} -&gt; int (u^2 - 1)^2 u 2u partial u = 2 int (u^2 - 1)^2 u^2 partial u = 2 int (u^4 - 2u^2 + 1) u^2 partial u "=" newline 
2 int left( u^6 - 2u^4 + u^2 right) partial u = 2 int u^6 partial u - 4 int u^4 partial u + 2 int u^2 partial u = 2{u^7 over 7} - 4{u^5 over 5} + 2{u^3 over 3} + c "=" newline
color red{{2 sqrt( 1 + x )^7} over 7 - {4 sqrt( 1 + x )^5} over 5 + {2 sqrt( 1 + x )^3} over 3 + c} newline
color green{u} = color green{sqrt{ 1 + x }} -&gt; u^2 = 1 + x -&gt; color green{x} = color green{u^2 - 1} , {partial x} over {partial u} = 2u -&gt; color green{partial x} = color green{2u partial u}</annotation>
  </semantics>
</math>
</file>

<file path=Object 29/content.xml><?xml version="1.0" encoding="utf-8"?>
<math xmlns="http://www.w3.org/1998/Math/MathML" display="block">
  <semantics>
    <mrow>
      <mstyle color="red">
        <mrow>
          <mrow>
            <munderover>
              <mo stretchy="false">∫</mo>
              <mn>1</mn>
              <mn>2</mn>
            </munderover>
            <msup>
              <mi>x</mi>
              <mn>3</mn>
            </msup>
          </mrow>
          <mo stretchy="false">∂</mo>
          <mi>x</mi>
        </mrow>
      </mstyle>
      <mo stretchy="false">=</mo>
      <msubsup>
        <mrow>
          <mrow>
            <mfrac>
              <msup>
                <mi>x</mi>
                <mn>4</mn>
              </msup>
              <mn>4</mn>
            </mfrac>
          </mrow>
          <mo fence="true" stretchy="true">]</mo>
        </mrow>
        <mn>1</mn>
        <mn>2</mn>
      </msubsup>
      <mo stretchy="false">=</mo>
      <mrow>
        <mfrac>
          <msup>
            <mrow>
              <mo fence="true" stretchy="false">(</mo>
              <mrow>
                <mn>2</mn>
              </mrow>
              <mo fence="true" stretchy="false">)</mo>
            </mrow>
            <mn>4</mn>
          </msup>
          <mn>4</mn>
        </mfrac>
        <mo stretchy="false">−</mo>
        <mfrac>
          <msup>
            <mrow>
              <mo fence="true" stretchy="false">(</mo>
              <mrow>
                <mn>1</mn>
              </mrow>
              <mo fence="true" stretchy="false">)</mo>
            </mrow>
            <mn>4</mn>
          </msup>
          <mn>4</mn>
        </mfrac>
      </mrow>
      <mo stretchy="false">=</mo>
      <mrow>
        <mfrac>
          <mn>16</mn>
          <mn>4</mn>
        </mfrac>
        <mo stretchy="false">−</mo>
        <mfrac>
          <mn>1</mn>
          <mn>4</mn>
        </mfrac>
      </mrow>
      <mo stretchy="false">=</mo>
      <mfrac>
        <mrow>
          <mn>16</mn>
          <mo stretchy="false">−</mo>
          <mn>1</mn>
        </mrow>
        <mn>4</mn>
      </mfrac>
      <mo stretchy="false">=</mo>
      <mstyle color="red">
        <mfrac>
          <mn>15</mn>
          <mn>4</mn>
        </mfrac>
      </mstyle>
      <mo stretchy="false">=</mo>
      <mn>3,75</mn>
    </mrow>
    <annotation encoding="StarMath 5.0">color red{int from 1 to 2 x^3 partial x} = left none x^4 over 4 right ]_1^2 = ( 2 )^4 over 4 - ( 1 )^4 over 4 = 16 over 4 - 1 over 4 = { 16 - 1 } over 4 = color red{15 over 4} = 3,75</annotation>
  </semantics>
</math>
</file>

<file path=Object 3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n>3</mn>
            </mrow>
            <msup>
              <mi>x</mi>
              <mn>4</mn>
            </msup>
            <mo stretchy="false">∂</mo>
            <mi>x</mi>
          </mrow>
        </mstyle>
        <mo stretchy="false">=</mo>
        <mn>3</mn>
      </mrow>
      <mrow>
        <mo stretchy="false">∫</mo>
        <msup>
          <mi>x</mi>
          <mn>4</mn>
        </msup>
      </mrow>
      <mo stretchy="false">∂</mo>
      <mrow>
        <mi>x</mi>
        <mo stretchy="false">=</mo>
        <mn>3</mn>
      </mrow>
      <mrow>
        <mrow>
          <mfrac>
            <msup>
              <mi>x</mi>
              <mn>5</mn>
            </msup>
            <mn>5</mn>
          </mfrac>
          <mo stretchy="false">+</mo>
          <mi>c</mi>
        </mrow>
        <mo stretchy="false">=</mo>
        <mstyle color="red">
          <mrow>
            <mfrac>
              <mrow>
                <mn>3</mn>
                <msup>
                  <mi>x</mi>
                  <mn>5</mn>
                </msup>
              </mrow>
              <mn>5</mn>
            </mfrac>
            <mo stretchy="false">+</mo>
            <mi>c</mi>
          </mrow>
        </mstyle>
      </mrow>
    </mrow>
    <annotation encoding="StarMath 5.0">color red{int 3x^4 partial x} = 3 int x^4 partial x = 3{ x^5 over 5 } + c = color red{{3x^5} over 5 + c}</annotation>
  </semantics>
</math>
</file>

<file path=Object 3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2</mn>
                    </munderover>
                    <mrow>
                      <mo fence="true" stretchy="true">(</mo>
                      <mrow>
                        <mrow>
                          <mn>6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4</mn>
                          </mrow>
                          <mrow>
                            <mi>x</mi>
                            <mo stretchy="false">+</mo>
                            <mn>5</mn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6</mn>
            </mrow>
            <mrow>
              <munderover>
                <mo stretchy="false">∫</mo>
                <mn>0</mn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−</mo>
              <mn>4</mn>
            </mrow>
            <mrow>
              <munderover>
                <mo stretchy="false">∫</mo>
                <mn>0</mn>
                <mn>2</mn>
              </munderover>
              <mi>x</mi>
            </mrow>
            <mo stretchy="false">∂</mo>
            <mrow>
              <mi>x</mi>
              <mo stretchy="false">+</mo>
              <mn>5</mn>
            </mrow>
            <mrow>
              <munderover>
                <mo stretchy="false">∫</mo>
                <mn>0</mn>
                <mn>2</mn>
              </munderover>
              <mo stretchy="false">∂</mo>
            </mrow>
            <mrow>
              <mi>x</mi>
              <mo stretchy="false">=</mo>
              <msubsup>
                <mrow>
                  <mrow>
                    <mrow>
                      <mn>6</mn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−</mo>
                        <mn>4</mn>
                      </mrow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+</mo>
                        <mn>5</mn>
                      </mrow>
                      <mi>x</mi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n>2</mn>
                      <mrow>
                        <msup>
                          <mi>x</mi>
                          <mn>3</mn>
                        </msup>
                        <mo stretchy="false">−</mo>
                        <mn>2</mn>
                      </mrow>
                      <mrow>
                        <msup>
                          <mi>x</mi>
                          <mn>2</mn>
                        </msup>
                        <mo stretchy="false">+</mo>
                        <mn>5</mn>
                      </mrow>
                      <mi>x</mi>
                    </mrow>
                  </mrow>
                  <mo fence="true" stretchy="true">]</mo>
                </mrow>
                <mn>0</mn>
                <mn>2</mn>
              </msubsup>
            </mrow>
            <mtext>=</mtext>
          </mrow>
        </mtd>
      </mtr>
      <mtr>
        <mtd>
          <mrow>
            <mrow>
              <msubsup>
                <mrow>
                  <mrow>
                    <mrow>
                      <mi>x</mi>
                      <mrow>
                        <mo fence="true" stretchy="true">(</mo>
                        <mrow>
                          <mrow>
                            <mn>2</mn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2</mn>
                            </mrow>
                            <mrow>
                              <mi>x</mi>
                              <mo stretchy="false">+</mo>
                              <mn>5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n>0</mn>
                <mn>2</mn>
              </msubsup>
              <mo stretchy="false">=</mo>
              <mrow>
                <mrow>
                  <mo fence="true" stretchy="true">[</mo>
                  <mrow>
                    <mrow>
                      <mrow>
                        <mo fence="true" stretchy="false">(</mo>
                        <mrow>
                          <mn>2</mn>
                        </mrow>
                        <mo fence="true" stretchy="false">)</mo>
                      </mrow>
                      <mrow>
                        <mo fence="true" stretchy="true">(</mo>
                        <mrow>
                          <mrow>
                            <mn>2</mn>
                            <mrow>
                              <msup>
                                <mrow>
                                  <mo fence="true" stretchy="false">(</mo>
                                  <mrow>
                                    <mn>2</mn>
                                  </mrow>
                                  <mo fence="true" stretchy="false">)</mo>
                                </mrow>
                                <mn>2</mn>
                              </msup>
                              <mo stretchy="false">−</mo>
                              <mn>2</mn>
                            </mrow>
                            <mrow>
                              <mrow>
                                <mo fence="true" stretchy="false">(</mo>
                                <mrow>
                                  <mn>2</mn>
                                </mrow>
                                <mo fence="true" stretchy="false">)</mo>
                              </mrow>
                              <mo stretchy="false">+</mo>
                              <mn>5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  <mrow>
                        <mo fence="true" stretchy="true">(</mo>
                        <mrow>
                          <mrow>
                            <mn>2</mn>
                            <mrow>
                              <msup>
                                <mrow>
                                  <mo fence="true" stretchy="false">(</mo>
                                  <mrow>
                                    <mn>0</mn>
                                  </mrow>
                                  <mo fence="true" stretchy="false">)</mo>
                                </mrow>
                                <mn>2</mn>
                              </msup>
                              <mo stretchy="false">−</mo>
                              <mn>2</mn>
                            </mrow>
                            <mrow>
                              <mrow>
                                <mo fence="true" stretchy="false">(</mo>
                                <mrow>
                                  <mn>0</mn>
                                </mrow>
                                <mo fence="true" stretchy="false">)</mo>
                              </mrow>
                              <mo stretchy="false">+</mo>
                              <mn>5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</mrow>
              <mo stretchy="false">=</mo>
              <mn>2</mn>
            </mrow>
            <mrow>
              <mrow>
                <mo fence="true" stretchy="false">(</mo>
                <mrow>
                  <mrow>
                    <mn>8</mn>
                    <mo stretchy="false">−</mo>
                    <mn>4</mn>
                    <mo stretchy="false">+</mo>
                    <mn>5</mn>
                  </mrow>
                </mrow>
                <mo fence="true" stretchy="false">)</mo>
              </mrow>
              <mo stretchy="false">=</mo>
              <mrow>
                <mn>2</mn>
                <mo stretchy="false">⋅</mo>
                <mn>9</mn>
              </mrow>
              <mo stretchy="false">=</mo>
              <mstyle color="red">
                <mn>18</mn>
              </mstyle>
            </mrow>
          </mrow>
        </mtd>
      </mtr>
    </mtable>
    <annotation encoding="StarMath 5.0">color red{int from 0 to 2 left( 6x^2 - 4x + 5 right) partial x} = 6 int from 0 to 2 x^2 partial x - 4 int from 0 to 2 x partial x + 5 int from 0 to 2 partial x = left none 6{ x^3 over 3 } - 4{ x^2 over 2 } + 5x right ]_0^2 = left none 2x^3 - 2x^2 + 5x right ]_0^2 "=" newline
left none x left( 2x^2 - 2x +5 right) right ]_0^2 = left[ (2) left( 2(2)^2 - 2(2) +5 right) right] - left[ (0) left( 2(0)^2 - 2(0) +5 right) right] = 2( 8 - 4 + 5 ) = 2 cdot 9 = color red{18}</annotation>
  </semantics>
</math>
</file>

<file path=Object 3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row>
                        <mo stretchy="false">−</mo>
                        <mn>1</mn>
                      </mrow>
                      <mn>0</mn>
                    </munderover>
                    <mrow>
                      <mo fence="true" stretchy="true">(</mo>
                      <mrow>
                        <mrow>
                          <mn>2</mn>
                          <mrow>
                            <mi>x</mi>
                            <mo stretchy="false">−</mo>
                            <msup>
                              <mi>e</mi>
                              <mi>x</mi>
                            </msup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2</mn>
            </mrow>
            <mrow>
              <munderover>
                <mo stretchy="false">∫</mo>
                <mrow>
                  <mo stretchy="false">−</mo>
                  <mn>1</mn>
                </mrow>
                <mn>0</mn>
              </munderover>
              <mi>x</mi>
            </mrow>
            <mo stretchy="false">∂</mo>
            <mrow>
              <mi>x</mi>
              <mo stretchy="false">−</mo>
              <mrow>
                <munderover>
                  <mo stretchy="false">∫</mo>
                  <mrow>
                    <mo stretchy="false">−</mo>
                    <mn>1</mn>
                  </mrow>
                  <mn>0</mn>
                </munderover>
                <msup>
                  <mi>e</mi>
                  <mi>x</mi>
                </msup>
              </mrow>
            </mrow>
            <mo stretchy="false">∂</mo>
            <mrow>
              <mi>x</mi>
              <mo stretchy="false">=</mo>
              <msubsup>
                <mrow>
                  <mrow>
                    <mrow>
                      <mn>2</mn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−</mo>
                        <msup>
                          <mi>e</mi>
                          <mi>x</mi>
                        </msup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0</mn>
              </msubsup>
              <mo stretchy="false">=</mo>
              <msubsup>
                <mrow>
                  <mrow>
                    <mrow>
                      <msup>
                        <mi>x</mi>
                        <mn>2</mn>
                      </msup>
                      <mo stretchy="false">−</mo>
                      <msup>
                        <mi>e</mi>
                        <mi>x</mi>
                      </msup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0</mn>
              </msubsup>
              <mo stretchy="false">=</mo>
              <mrow>
                <mrow>
                  <mo fence="true" stretchy="true">(</mo>
                  <mrow>
                    <mrow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n>2</mn>
                      </msup>
                      <mo stretchy="false">−</mo>
                      <msup>
                        <mi>e</mi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</msup>
                    </mrow>
                  </mrow>
                  <mo fence="true" stretchy="true">)</mo>
                </mrow>
                <mo stretchy="false">−</mo>
                <mrow>
                  <mo fence="true" stretchy="true">(</mo>
                  <mrow>
                    <mrow>
                      <msup>
                        <mrow>
                          <mo fence="true"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n>2</mn>
                      </msup>
                      <mo stretchy="false">−</mo>
                      <msup>
                        <mi>e</mi>
                        <mrow>
                          <mo fence="true"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sup>
                    </mrow>
                  </mrow>
                  <mo fence="true" stretchy="true">)</mo>
                </mrow>
              </mrow>
            </mrow>
            <mtext>=</mtext>
          </mrow>
        </mtd>
      </mtr>
      <mtr>
        <mtd>
          <mrow>
            <mrow>
              <mrow>
                <mo stretchy="false">−</mo>
                <mn>1</mn>
              </mrow>
              <mo stretchy="false">−</mo>
              <mrow>
                <mo fence="true" stretchy="true">(</mo>
                <mrow>
                  <mrow>
                    <mn>1</mn>
                    <mo stretchy="false">−</mo>
                    <mfrac>
                      <mn>1</mn>
                      <mi>e</mi>
                    </mfrac>
                  </mrow>
                </mrow>
                <mo fence="true" stretchy="true">)</mo>
              </mrow>
            </mrow>
            <mo stretchy="false">=</mo>
            <mrow>
              <mrow>
                <mo stretchy="false">−</mo>
                <mn>1</mn>
              </mrow>
              <mo stretchy="false">−</mo>
              <mn>1</mn>
              <mo stretchy="false">+</mo>
              <mfrac>
                <mn>1</mn>
                <mi>e</mi>
              </mfrac>
            </mrow>
            <mo stretchy="false">=</mo>
            <mstyle color="red">
              <mrow>
                <mrow>
                  <mo stretchy="false">−</mo>
                  <mn>2</mn>
                </mrow>
                <mo stretchy="false">+</mo>
                <mfrac>
                  <mn>1</mn>
                  <mi>e</mi>
                </mfrac>
              </mrow>
            </mstyle>
          </mrow>
        </mtd>
      </mtr>
    </mtable>
    <annotation encoding="StarMath 5.0">color red{int from { -1 } to 0 left( 2x - e^x right) partial x} = 2 int from { -1 } to 0 x partial x - int from { -1 } to 0 e^x partial x = left none 2{ x^2 over 2 } - e^x right ]_{-1}^0 = left none x^2 - e^x right ]_{-1}^0 = left( (0)^2 - e^(0) right) - left( (-1)^2 - e^(-1) right) "=" newline 
-1 - left( 1 - 1 over e right) = -1 - 1 + 1 over e = color red{-2 + 1 over e}</annotation>
  </semantics>
</math>
</file>

<file path=Object 3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frac>
                    <mrow>
                      <mn>5</mn>
                      <mi mathvariant="normal">π</mi>
                    </mrow>
                    <mn>4</mn>
                  </mfrac>
                  <mrow>
                    <munderover>
                      <mo stretchy="false">∫</mo>
                      <mn>0</mn>
                      <mn>2</mn>
                    </munderover>
                    <mfrac>
                      <mrow>
                        <mi>r</mi>
                        <mo stretchy="false">∂</mo>
                        <mi>r</mi>
                      </mrow>
                      <mrow>
                        <mn>1</mn>
                        <mo stretchy="false">+</mo>
                        <msup>
                          <mi>r</mi>
                          <mn>2</mn>
                        </msup>
                      </mrow>
                    </mfrac>
                  </mrow>
                </mrow>
              </mstyle>
              <mo stretchy="false">=</mo>
              <mfrac>
                <mrow>
                  <mn>5</mn>
                  <mi mathvariant="normal">π</mi>
                </mrow>
                <mn>4</mn>
              </mfrac>
            </mrow>
            <mrow>
              <munderover>
                <mo stretchy="false">∫</mo>
                <mn>0</mn>
                <mn>2</mn>
              </munderover>
              <msup>
                <mrow>
                  <mo fence="true" stretchy="true">(</mo>
                  <mrow>
                    <mrow>
                      <mn>1</mn>
                      <mo stretchy="false">+</mo>
                      <msup>
                        <mi>r</mi>
                        <mn>2</mn>
                      </msup>
                    </mrow>
                  </mrow>
                  <mo fence="true" stretchy="true">)</mo>
                </mrow>
                <mrow>
                  <mo stretchy="false">−</mo>
                  <mn>1</mn>
                </mrow>
              </msup>
            </mrow>
            <mi>r</mi>
            <mo stretchy="false">∂</mo>
            <mrow>
              <mi>r</mi>
              <mo stretchy="false">=</mo>
              <mfrac>
                <mrow>
                  <mn>5</mn>
                  <mi mathvariant="normal">π</mi>
                </mrow>
                <mn>4</mn>
              </mfrac>
            </mrow>
            <mrow>
              <munderover>
                <mo stretchy="false">∫</mo>
                <mn>0</mn>
                <mn>2</mn>
              </munderover>
              <msup>
                <mi>u</mi>
                <mrow>
                  <mo stretchy="false">−</mo>
                  <mn>1</mn>
                </mrow>
              </msup>
            </mrow>
            <menclose notation="horizontalstrike">
              <mi>r</mi>
            </menclose>
            <mrow>
              <mfrac>
                <mrow>
                  <mo stretchy="false">∂</mo>
                  <mi>u</mi>
                </mrow>
                <mrow>
                  <mn>2</mn>
                  <menclose notation="horizontalstrike">
                    <mi>r</mi>
                  </menclose>
                </mrow>
              </mfrac>
              <mo stretchy="false">=</mo>
              <mfrac>
                <mrow>
                  <mn>5</mn>
                  <mi mathvariant="normal">π</mi>
                </mrow>
                <mn>4</mn>
              </mfrac>
            </mrow>
            <mfrac>
              <mn>1</mn>
              <mn>2</mn>
            </mfrac>
            <mrow>
              <munderover>
                <mo stretchy="false">∫</mo>
                <mn>0</mn>
                <mn>2</mn>
              </munderover>
              <msup>
                <mi>u</mi>
                <mrow>
                  <mo stretchy="false">−</mo>
                  <mn>1</mn>
                </mrow>
              </msup>
            </mrow>
            <mo stretchy="false">∂</mo>
            <mrow>
              <mi>u</mi>
              <mo stretchy="false">=</mo>
              <mfrac>
                <mrow>
                  <mn>5</mn>
                  <mi mathvariant="normal">π</mi>
                </mrow>
                <mn>8</mn>
              </mfrac>
            </mrow>
            <mrow>
              <munderover>
                <mo stretchy="false">∫</mo>
                <mn>0</mn>
                <mn>2</mn>
              </munderover>
              <msup>
                <mi>u</mi>
                <mrow>
                  <mo stretchy="false">−</mo>
                  <mn>1</mn>
                </mrow>
              </msup>
            </mrow>
            <mo stretchy="false">∂</mo>
            <mi>u</mi>
            <mtext>=</mtext>
          </mrow>
        </mtd>
      </mtr>
      <mtr>
        <mtd>
          <mrow>
            <mrow>
              <msubsup>
                <mrow>
                  <mrow>
                    <mrow>
                      <mfrac>
                        <mrow>
                          <mn>5</mn>
                          <mi mathvariant="normal">π</mi>
                        </mrow>
                        <mn>8</mn>
                      </mfrac>
                      <mi>ln</mi>
                      <mrow>
                        <mo fence="true" stretchy="true">|</mo>
                        <mrow>
                          <mi>u</mi>
                        </mrow>
                        <mo fence="true" stretchy="true">|</mo>
                      </mrow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frac>
                        <mrow>
                          <mn>5</mn>
                          <mi mathvariant="normal">π</mi>
                        </mrow>
                        <mn>8</mn>
                      </mfrac>
                      <mi>ln</mi>
                      <mrow>
                        <mo fence="true" stretchy="true">|</mo>
                        <mrow>
                          <mrow>
                            <mn>1</mn>
                            <mo stretchy="false">+</mo>
                            <msup>
                              <mi>r</mi>
                              <mn>2</mn>
                            </msup>
                          </mrow>
                        </mrow>
                        <mo fence="true" stretchy="true">|</mo>
                      </mrow>
                    </mrow>
                  </mrow>
                  <mo fence="true" stretchy="true">]</mo>
                </mrow>
                <mn>0</mn>
                <mn>2</mn>
              </msubsup>
              <mo stretchy="false">=</mo>
              <mrow>
                <mrow>
                  <mo fence="true" stretchy="true">[</mo>
                  <mrow>
                    <mrow>
                      <mfrac>
                        <mrow>
                          <mn>5</mn>
                          <mi mathvariant="normal">π</mi>
                        </mrow>
                        <mn>8</mn>
                      </mfrac>
                      <mi>ln</mi>
                      <mrow>
                        <mo fence="true" stretchy="true">|</mo>
                        <mrow>
                          <mrow>
                            <mn>1</mn>
                            <mo stretchy="false">+</mo>
                            <msup>
                              <mrow>
                                <mo fence="true" stretchy="false">(</mo>
                                <mrow>
                                  <mn>2</mn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row>
                        <mo fence="true" stretchy="true">|</mo>
                      </mrow>
                    </mrow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row>
                      <mfrac>
                        <mrow>
                          <mn>5</mn>
                          <mi mathvariant="normal">π</mi>
                        </mrow>
                        <mn>8</mn>
                      </mfrac>
                      <mi>ln</mi>
                      <mrow>
                        <mo fence="true" stretchy="true">|</mo>
                        <mrow>
                          <mrow>
                            <mn>1</mn>
                            <mo stretchy="false">+</mo>
                            <msup>
                              <mrow>
                                <mo fence="true" stretchy="false">(</mo>
                                <mrow>
                                  <mn>0</mn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row>
                        <mo fence="true" stretchy="true">|</mo>
                      </mrow>
                    </mrow>
                  </mrow>
                  <mo fence="true" stretchy="true">]</mo>
                </mrow>
              </mrow>
              <mo stretchy="false">=</mo>
              <mfrac>
                <mrow>
                  <mn>5</mn>
                  <mi mathvariant="normal">π</mi>
                </mrow>
                <mn>8</mn>
              </mfrac>
            </mrow>
            <mi>ln</mi>
            <mrow>
              <mrow>
                <mo fence="true" stretchy="true">|</mo>
                <mrow>
                  <mn>5</mn>
                </mrow>
                <mo fence="true" stretchy="true">|</mo>
              </mrow>
              <mo stretchy="false">−</mo>
              <mfrac>
                <mrow>
                  <mn>5</mn>
                  <mi mathvariant="normal">π</mi>
                </mrow>
                <mn>8</mn>
              </mfrac>
            </mrow>
            <mi>ln</mi>
            <mrow>
              <mo fence="true" stretchy="true">|</mo>
              <mrow>
                <mn>1</mn>
              </mrow>
              <mo fence="true" stretchy="true">|</mo>
            </mrow>
            <mtext>=</mtext>
          </mrow>
        </mtd>
      </mtr>
      <mtr>
        <mtd>
          <mrow>
            <mfrac>
              <mrow>
                <mn>5</mn>
                <mi mathvariant="normal">π</mi>
              </mrow>
              <mn>8</mn>
            </mfrac>
            <mrow>
              <mrow>
                <mo fence="true" stretchy="false">(</mo>
                <mrow>
                  <mrow>
                    <mi>ln</mi>
                    <mrow>
                      <mrow>
                        <mo fence="true" stretchy="true">|</mo>
                        <mrow>
                          <mn>5</mn>
                        </mrow>
                        <mo fence="true" stretchy="true">|</mo>
                      </mrow>
                      <mo stretchy="false">−</mo>
                      <mi>ln</mi>
                    </mrow>
                    <mrow>
                      <mo fence="true" stretchy="true">|</mo>
                      <mrow>
                        <mn>1</mn>
                      </mrow>
                      <mo fence="true" stretchy="true">|</mo>
                    </mrow>
                  </mrow>
                </mrow>
                <mo fence="true" stretchy="false">)</mo>
              </mrow>
              <mo stretchy="false">=</mo>
              <mfrac>
                <mrow>
                  <mn>5</mn>
                  <mi mathvariant="normal">π</mi>
                </mrow>
                <mn>8</mn>
              </mfrac>
            </mrow>
            <mrow>
              <mrow>
                <mo fence="true" stretchy="false">(</mo>
                <mrow>
                  <mrow>
                    <mi>ln</mi>
                    <mrow>
                      <mrow>
                        <mo fence="true" stretchy="true">|</mo>
                        <mrow>
                          <mn>5</mn>
                        </mrow>
                        <mo fence="true" stretchy="true">|</mo>
                      </mrow>
                      <mo stretchy="false">−</mo>
                      <mn>0</mn>
                    </mrow>
                  </mrow>
                </mrow>
                <mo fence="true" stretchy="false">)</mo>
              </mrow>
              <mo stretchy="false">=</mo>
              <mstyle color="red">
                <mrow>
                  <mfrac>
                    <mrow>
                      <mn>5</mn>
                      <mi mathvariant="normal">π</mi>
                    </mrow>
                    <mn>8</mn>
                  </mfrac>
                  <mi>ln</mi>
                  <mrow>
                    <mo fence="true" stretchy="true">|</mo>
                    <mrow>
                      <mn>5</mn>
                    </mrow>
                    <mo fence="true" stretchy="true">|</mo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1</mn>
                  <mo stretchy="false">+</mo>
                  <msup>
                    <mi>r</mi>
                    <mn>2</mn>
                  </msup>
                </mrow>
              </mstyle>
            </mrow>
            <mi>,</mi>
            <mrow>
              <mfrac>
                <mrow>
                  <mo stretchy="false">∂</mo>
                  <mi>u</mi>
                </mrow>
                <mrow>
                  <mo stretchy="false">∂</mo>
                  <mi>r</mi>
                </mrow>
              </mfrac>
              <mo stretchy="false">=</mo>
              <mn>2</mn>
            </mrow>
            <mi>r</mi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frac>
                  <mrow>
                    <mo stretchy="false">∂</mo>
                    <mi>u</mi>
                  </mrow>
                  <mrow>
                    <mn>2</mn>
                    <mi>r</mi>
                  </mrow>
                </mfrac>
              </mstyle>
            </mrow>
          </mrow>
        </mtd>
      </mtr>
      <mtr>
        <mtd>
          <mrow>
            <mrow>
              <mstyle color="green">
                <mrow>
                  <mi>ln</mi>
                  <mrow>
                    <mo fence="true" stretchy="true">|</mo>
                    <mrow>
                      <mn>1</mn>
                    </mrow>
                    <mo fence="true" stretchy="true">|</mo>
                  </mrow>
                </mrow>
              </mstyle>
              <mo stretchy="false">=</mo>
              <mi>x</mi>
            </mrow>
            <mo stretchy="false">→</mo>
            <mrow>
              <msup>
                <mi>e</mi>
                <mi>x</mi>
              </msup>
              <mo stretchy="false">=</mo>
              <mn>1</mn>
              <mo stretchy="false">=</mo>
              <msup>
                <mi>e</mi>
                <mn>0</mn>
              </msup>
            </mrow>
            <mo stretchy="false">→</mo>
            <mrow>
              <mi>x</mi>
              <mo stretchy="false">=</mo>
              <mstyle color="green">
                <mn>0</mn>
              </mstyle>
            </mrow>
          </mrow>
        </mtd>
      </mtr>
      <mtr>
        <mtd>
          <mrow>
            <mrow>
              <mstyle color="green">
                <mrow>
                  <mi>ln</mi>
                  <mrow>
                    <mo fence="true" stretchy="true">|</mo>
                    <mrow>
                      <mn>5</mn>
                    </mrow>
                    <mo fence="true" stretchy="true">|</mo>
                  </mrow>
                </mrow>
              </mstyle>
              <mo stretchy="false">=</mo>
              <mi>x</mi>
            </mrow>
            <mo stretchy="false">→</mo>
            <mrow>
              <msup>
                <mi>e</mi>
                <mi>x</mi>
              </msup>
              <mo stretchy="false">=</mo>
              <mn>5</mn>
            </mrow>
          </mrow>
        </mtd>
      </mtr>
    </mtable>
    <annotation encoding="StarMath 5.0">color red{{{5 %pi} over 4} int from 0 to 2 {{ r partial r } over { 1 + r^2 }}} = {{5 %pi} over 4} int from 0 to 2 left( 1 + r^2 right)^{ -1 }r partial r = {{5 %pi} over 4} int from 0 to 2 u^{-1} overstrike r {{partial u} over {2 overstrike r}} = {{5 %pi} over 4}{1 over 2} int from 0 to 2 u^{ -1 } partial u = {{5 %pi} over 8} int from 0 to 2 u^{ -1 } partial u "=" newline 
left none {{5 %pi} over 8} ln abs{u} right]_0^2 = left none {{5 %pi} over 8} ln abs{ 1 + r^2 } right]_0^2 = left[ {{5 %pi} over 8} ln abs{ 1 + (2)^2 } right] - left[ {{5 %pi} over 8} ln abs{ 1 + (0)^2 } right] = {{5 %pi} over 8} ln abs{5} - {{5 %pi} over 8} ln abs{1} "=" newline 
{{5 %pi} over 8}( ln abs{5} - ln abs{1} ) = {{5 %pi} over 8}( ln abs{5} - 0 ) = color red{{{5 %pi} over 8}ln abs{5}} newline
color green{u} = color green{1 + r^2} , {partial u} over {partial r} = 2r -&gt; color green{partial x} = color green{{partial u} over {2r}} newline
color green{ln abs{ 1 }} = x -&gt; e^x = 1 = e^0 -&gt; x = color green{0} newline
color green{ln abs{ 5 }} = x -&gt; e^x = 5</annotation>
  </semantics>
</math>
</file>

<file path=Object 33/content.xml><?xml version="1.0" encoding="utf-8"?>
<math xmlns="http://www.w3.org/1998/Math/MathML" display="block">
  <semantics>
    <mrow>
      <mstyle color="red">
        <mrow>
          <mn>2</mn>
          <mi mathvariant="normal">π</mi>
          <mrow>
            <munderover>
              <mo stretchy="false">∫</mo>
              <mn>0</mn>
              <mn>2</mn>
            </munderover>
            <msup>
              <mi>r</mi>
              <mn>2</mn>
            </msup>
          </mrow>
          <mo stretchy="false">∂</mo>
          <mi>r</mi>
        </mrow>
      </mstyle>
      <mo stretchy="false">=</mo>
      <msubsup>
        <mrow>
          <mrow>
            <mrow>
              <mn>2</mn>
              <mi mathvariant="normal">π</mi>
              <mfrac>
                <msup>
                  <mi>r</mi>
                  <mn>3</mn>
                </msup>
                <mn>3</mn>
              </mfrac>
            </mrow>
          </mrow>
          <mo fence="true" stretchy="true">]</mo>
        </mrow>
        <mn>0</mn>
        <mn>2</mn>
      </msubsup>
      <mo stretchy="false">=</mo>
      <msubsup>
        <mrow>
          <mrow>
            <mfrac>
              <mrow>
                <mn>2</mn>
                <mi mathvariant="normal">π</mi>
                <msup>
                  <mi>r</mi>
                  <mn>3</mn>
                </msup>
              </mrow>
              <mn>3</mn>
            </mfrac>
          </mrow>
          <mo fence="true" stretchy="true">]</mo>
        </mrow>
        <mn>0</mn>
        <mn>2</mn>
      </msubsup>
      <mo stretchy="false">=</mo>
      <mrow>
        <mrow>
          <mo fence="true" stretchy="true">(</mo>
          <mrow>
            <mfrac>
              <mrow>
                <mn>2</mn>
                <mi mathvariant="normal">π</mi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3</mn>
                </msup>
              </mrow>
              <mn>3</mn>
            </mfrac>
          </mrow>
          <mo fence="true" stretchy="true">)</mo>
        </mrow>
        <mo stretchy="false">−</mo>
        <mrow>
          <mo fence="true" stretchy="true">(</mo>
          <mrow>
            <mfrac>
              <mrow>
                <mn>2</mn>
                <mi mathvariant="normal">π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3</mn>
                </msup>
              </mrow>
              <mn>3</mn>
            </mfrac>
          </mrow>
          <mo fence="true" stretchy="true">)</mo>
        </mrow>
      </mrow>
      <mo stretchy="false">=</mo>
      <mstyle color="red">
        <mfrac>
          <mrow>
            <mn>16</mn>
            <mi mathvariant="normal">π</mi>
          </mrow>
          <mn>3</mn>
        </mfrac>
      </mstyle>
    </mrow>
    <annotation encoding="StarMath 5.0">color red{2 %pi int from 0 to 2 r^2 partial r} = left none 2%pi{r^3 over 3} right ]_0^2 = left none {2 %pi r^3} over 3 right ]_0^2 = left( {2 %pi (2)^3} over 3 right) - left( {2 %pi (0)^3} over 3 right) = color red{{ {16 %pi} over 3 }}</annotation>
  </semantics>
</math>
</file>

<file path=Object 3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n>2</mn>
                  <mi mathvariant="normal">π</mi>
                  <mrow>
                    <munderover>
                      <mo stretchy="false">∫</mo>
                      <mn>0</mn>
                      <msqrt>
                        <mn>2</mn>
                      </msqrt>
                    </munderover>
                    <mrow>
                      <mo fence="true" stretchy="true">(</mo>
                      <mrow>
                        <mrow>
                          <mn>4</mn>
                          <mrow>
                            <mi>r</mi>
                            <mo stretchy="false">−</mo>
                            <mn>2</mn>
                          </mrow>
                          <msup>
                            <mi>r</mi>
                            <mn>3</mn>
                          </msup>
                        </mrow>
                      </mrow>
                      <mo fence="true" stretchy="true">)</mo>
                    </mrow>
                  </mrow>
                  <mo stretchy="false">∂</mo>
                  <mi>r</mi>
                </mrow>
              </mstyle>
              <mo stretchy="false">=</mo>
              <mn>8</mn>
            </mrow>
            <mi mathvariant="normal">π</mi>
            <mrow>
              <munderover>
                <mo stretchy="false">∫</mo>
                <mn>0</mn>
                <msqrt>
                  <mn>2</mn>
                </msqrt>
              </munderover>
              <mi>r</mi>
            </mrow>
            <mo stretchy="false">∂</mo>
            <mrow>
              <mi>r</mi>
              <mo stretchy="false">−</mo>
              <mn>4</mn>
            </mrow>
            <mi mathvariant="normal">π</mi>
            <mrow>
              <munderover>
                <mo stretchy="false">∫</mo>
                <mn>0</mn>
                <msqrt>
                  <mn>2</mn>
                </msqrt>
              </munderover>
              <msup>
                <mi>r</mi>
                <mn>3</mn>
              </msup>
            </mrow>
            <mo stretchy="false">∂</mo>
            <mrow>
              <mi>r</mi>
              <mo stretchy="false">=</mo>
              <msubsup>
                <mrow>
                  <mrow>
                    <mrow>
                      <mn>8</mn>
                      <mi mathvariant="normal">π</mi>
                      <mrow>
                        <mrow>
                          <mfrac>
                            <msup>
                              <mi>r</mi>
                              <mn>2</mn>
                            </msup>
                            <mn>2</mn>
                          </mfrac>
                          <mo stretchy="false">−</mo>
                          <mn>4</mn>
                        </mrow>
                        <mi mathvariant="normal">π</mi>
                        <mfrac>
                          <msup>
                            <mi>r</mi>
                            <mn>4</mn>
                          </msup>
                          <mn>4</mn>
                        </mfrac>
                      </mrow>
                    </mrow>
                  </mrow>
                  <mo fence="true" stretchy="true">]</mo>
                </mrow>
                <mn>0</mn>
                <msqrt>
                  <mn>2</mn>
                </msqrt>
              </msubsup>
              <mo stretchy="false">=</mo>
              <msubsup>
                <mrow>
                  <mrow>
                    <mrow>
                      <mn>4</mn>
                      <mi mathvariant="normal">π</mi>
                      <mrow>
                        <msup>
                          <mi>r</mi>
                          <mn>2</mn>
                        </msup>
                        <mo stretchy="false">−</mo>
                        <mi mathvariant="normal">π</mi>
                      </mrow>
                      <msup>
                        <mi>r</mi>
                        <mn>4</mn>
                      </msup>
                    </mrow>
                  </mrow>
                  <mo fence="true" stretchy="true">]</mo>
                </mrow>
                <mn>0</mn>
                <msqrt>
                  <mn>2</mn>
                </msqrt>
              </msubsup>
            </mrow>
            <mtext>=</mtext>
          </mrow>
        </mtd>
      </mtr>
      <mtr>
        <mtd>
          <mrow>
            <mrow>
              <msubsup>
                <mrow>
                  <mrow>
                    <mrow>
                      <mi mathvariant="normal">π</mi>
                      <msup>
                        <mi>r</mi>
                        <mn>2</mn>
                      </msup>
                      <mrow>
                        <mo fence="true" stretchy="true">(</mo>
                        <mrow>
                          <mrow>
                            <mn>4</mn>
                            <mo stretchy="false">−</mo>
                            <msup>
                              <mi>r</mi>
                              <mn>2</mn>
                            </msup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n>0</mn>
                <msqrt>
                  <mn>2</mn>
                </msqrt>
              </msubsup>
              <mo stretchy="false">=</mo>
              <mrow>
                <mrow>
                  <mo fence="true" stretchy="true">[</mo>
                  <mrow>
                    <mrow>
                      <mi mathvariant="normal">π</mi>
                      <msup>
                        <mrow>
                          <mo fence="true" stretchy="true">(</mo>
                          <mrow>
                            <msqrt>
                              <mn>2</mn>
                            </msqrt>
                          </mrow>
                          <mo fence="true" stretchy="true">)</mo>
                        </mrow>
                        <mn>2</mn>
                      </msup>
                      <mrow>
                        <mo fence="true" stretchy="true">(</mo>
                        <mrow>
                          <mrow>
                            <mn>4</mn>
                            <mo stretchy="false">−</mo>
                            <msup>
                              <mrow>
                                <mo fence="true" stretchy="true">(</mo>
                                <mrow>
                                  <msqrt>
                                    <mn>2</mn>
                                  </msqrt>
                                </mrow>
                                <mo fence="true" stretchy="true">)</mo>
                              </mrow>
                              <mn>2</mn>
                            </msup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row>
                      <mi mathvariant="normal">π</mi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n>2</mn>
                      </msup>
                      <mrow>
                        <mo fence="true" stretchy="true">(</mo>
                        <mrow>
                          <mrow>
                            <mn>4</mn>
                            <mo stretchy="false">−</mo>
                            <msup>
                              <mrow>
                                <mo fence="true" stretchy="false">(</mo>
                                <mrow>
                                  <mn>0</mn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</mrow>
              <mo stretchy="false">=</mo>
              <mn>2</mn>
            </mrow>
            <mi mathvariant="normal">π</mi>
            <mrow>
              <mrow>
                <mo fence="true" stretchy="false">(</mo>
                <mrow>
                  <mrow>
                    <mn>4</mn>
                    <mo stretchy="false">−</mo>
                    <mn>2</mn>
                  </mrow>
                </mrow>
                <mo fence="true" stretchy="false">)</mo>
              </mrow>
              <mo stretchy="false">=</mo>
              <mstyle color="red">
                <mrow>
                  <mn>4</mn>
                  <mi mathvariant="normal">π</mi>
                </mrow>
              </mstyle>
            </mrow>
          </mrow>
        </mtd>
      </mtr>
    </mtable>
    <annotation encoding="StarMath 5.0">color red{2%pi int from 0 to sqrt 2 left( 4r - 2r^3 right) partial r} = 8%pi int from 0 to sqrt 2 r partial r - 4%pi int from 0 to sqrt 2 r^3 partial r = left none 8%pi{r^2 over 2 - 4%pi{r^4 over 4}} right]_0^{ sqrt 2 } = left none 4%pi r^2 - %pi r^4 right]_0^{ sqrt 2 } "=" newline 
left none %pi r^2 left( 4 -r^2 right) right]_0^{ sqrt 2 } = left[ %pi left(sqrt 2right)^2 left( 4 - left(sqrt 2right)^2 right) right] - left[ %pi (0)^2 left( 4 -(0)^2 right) right] = 2%pi( 4 - 2 ) = color red{ 4%pi }</annotation>
  </semantics>
</math>
</file>

<file path=Object 35/content.xml><?xml version="1.0" encoding="utf-8"?>
<math xmlns="http://www.w3.org/1998/Math/MathML" display="block">
  <semantics>
    <mrow>
      <mstyle color="red">
        <mrow>
          <mi mathvariant="normal">π</mi>
          <mrow>
            <munderover>
              <mo stretchy="false">∫</mo>
              <mn>0</mn>
              <mn>2</mn>
            </munderover>
            <msup>
              <mi>x</mi>
              <mn>2</mn>
            </msup>
          </mrow>
          <mo stretchy="false">∂</mo>
          <mi>x</mi>
        </mrow>
      </mstyle>
      <mo stretchy="false">=</mo>
      <msubsup>
        <mrow>
          <mrow>
            <mrow>
              <mi mathvariant="normal">π</mi>
              <mfrac>
                <msup>
                  <mi>x</mi>
                  <mn>3</mn>
                </msup>
                <mn>3</mn>
              </mfrac>
            </mrow>
          </mrow>
          <mo fence="true" stretchy="true">]</mo>
        </mrow>
        <mn>0</mn>
        <mn>2</mn>
      </msubsup>
      <mo stretchy="false">=</mo>
      <msubsup>
        <mrow>
          <mrow>
            <mfrac>
              <mrow>
                <mi mathvariant="normal">π</mi>
                <msup>
                  <mi>x</mi>
                  <mn>3</mn>
                </msup>
              </mrow>
              <mn>3</mn>
            </mfrac>
          </mrow>
          <mo fence="true" stretchy="true">]</mo>
        </mrow>
        <mn>0</mn>
        <mn>2</mn>
      </msubsup>
      <mo stretchy="false">=</mo>
      <mrow>
        <mrow>
          <mo fence="true" stretchy="true">(</mo>
          <mrow>
            <mfrac>
              <mrow>
                <mi mathvariant="normal">π</mi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3</mn>
                </msup>
              </mrow>
              <mn>3</mn>
            </mfrac>
          </mrow>
          <mo fence="true" stretchy="true">)</mo>
        </mrow>
        <mo stretchy="false">−</mo>
        <mrow>
          <mo fence="true" stretchy="true">(</mo>
          <mrow>
            <mfrac>
              <mrow>
                <mi mathvariant="normal">π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3</mn>
                </msup>
              </mrow>
              <mn>3</mn>
            </mfrac>
          </mrow>
          <mo fence="true" stretchy="true">)</mo>
        </mrow>
      </mrow>
      <mo stretchy="false">=</mo>
      <mstyle color="red">
        <mfrac>
          <mrow>
            <mn>8</mn>
            <mi mathvariant="normal">π</mi>
          </mrow>
          <mn>3</mn>
        </mfrac>
      </mstyle>
    </mrow>
    <annotation encoding="StarMath 5.0">color red{%pi int from 0 to 2 x^2 partial x} = left none %pi{x^3 over 3} right ]_0^2 = left none {%pi x^3} over 3 right ]_0^2 = left( {%pi (2)^3} over 3 right) - left( {%pi (0)^3} over 3 right) = color red{{ 8 %pi } over 3}</annotation>
  </semantics>
</math>
</file>

<file path=Object 36/content.xml><?xml version="1.0" encoding="utf-8"?>
<math xmlns="http://www.w3.org/1998/Math/MathML" display="block">
  <semantics>
    <mrow>
      <mstyle color="red">
        <mrow>
          <mfrac>
            <mi mathvariant="normal">π</mi>
            <mn>16</mn>
          </mfrac>
          <mrow>
            <munderover>
              <mo stretchy="false">∫</mo>
              <mn>1</mn>
              <mn>4</mn>
            </munderover>
            <msup>
              <mi>x</mi>
              <mn>4</mn>
            </msup>
          </mrow>
          <mo stretchy="false">∂</mo>
          <mi>x</mi>
        </mrow>
      </mstyle>
      <mo stretchy="false">=</mo>
      <msubsup>
        <mrow>
          <mrow>
            <mrow>
              <mfrac>
                <mi mathvariant="normal">π</mi>
                <mn>16</mn>
              </mfrac>
              <mfrac>
                <msup>
                  <mi>x</mi>
                  <mn>5</mn>
                </msup>
                <mn>5</mn>
              </mfrac>
            </mrow>
          </mrow>
          <mo fence="true" stretchy="true">]</mo>
        </mrow>
        <mn>1</mn>
        <mn>4</mn>
      </msubsup>
      <mo stretchy="false">=</mo>
      <msubsup>
        <mrow>
          <mrow>
            <mfrac>
              <mrow>
                <mi mathvariant="normal">π</mi>
                <msup>
                  <mi>x</mi>
                  <mn>5</mn>
                </msup>
              </mrow>
              <mn>80</mn>
            </mfrac>
          </mrow>
          <mo fence="true" stretchy="true">]</mo>
        </mrow>
        <mn>1</mn>
        <mn>4</mn>
      </msubsup>
      <mo stretchy="false">=</mo>
      <mrow>
        <mrow>
          <mo fence="true" stretchy="true">(</mo>
          <mrow>
            <mfrac>
              <mrow>
                <mi mathvariant="normal">π</mi>
                <msup>
                  <mrow>
                    <mo fence="true" stretchy="false">(</mo>
                    <mrow>
                      <mn>4</mn>
                    </mrow>
                    <mo fence="true" stretchy="false">)</mo>
                  </mrow>
                  <mn>5</mn>
                </msup>
              </mrow>
              <mn>80</mn>
            </mfrac>
          </mrow>
          <mo fence="true" stretchy="true">)</mo>
        </mrow>
        <mo stretchy="false">−</mo>
        <mrow>
          <mo fence="true" stretchy="true">(</mo>
          <mrow>
            <mfrac>
              <mrow>
                <mi mathvariant="normal">π</mi>
                <msup>
                  <mrow>
                    <mo fence="true" stretchy="false">(</mo>
                    <mrow>
                      <mn>1</mn>
                    </mrow>
                    <mo fence="true" stretchy="false">)</mo>
                  </mrow>
                  <mn>5</mn>
                </msup>
              </mrow>
              <mn>80</mn>
            </mfrac>
          </mrow>
          <mo fence="true" stretchy="true">)</mo>
        </mrow>
      </mrow>
      <mo stretchy="false">=</mo>
      <mrow>
        <mfrac>
          <mrow>
            <msup>
              <mn>4</mn>
              <mn>5</mn>
            </msup>
            <mi mathvariant="normal">π</mi>
          </mrow>
          <mn>80</mn>
        </mfrac>
        <mo stretchy="false">−</mo>
        <mfrac>
          <mi mathvariant="normal">π</mi>
          <mn>80</mn>
        </mfrac>
      </mrow>
      <mo stretchy="false">=</mo>
      <mfrac>
        <mrow>
          <mn>1024</mn>
          <mrow>
            <mi mathvariant="normal">π</mi>
            <mo stretchy="false">−</mo>
            <mi mathvariant="normal">π</mi>
          </mrow>
        </mrow>
        <mn>80</mn>
      </mfrac>
      <mo stretchy="false">=</mo>
      <mstyle color="red">
        <mfrac>
          <mrow>
            <mn>1023</mn>
            <mi mathvariant="normal">π</mi>
          </mrow>
          <mn>80</mn>
        </mfrac>
      </mstyle>
    </mrow>
    <annotation encoding="StarMath 5.0">color red{{%pi over 16} int from 1 to 4 x^4 partial x} = left none {%pi over 16}{x^5 over 5} right]_1^4 = left none {%pi x^5} over 80 right]_1^4 = left( {%pi (4)^5} over 80 right) - left( {%pi (1)^5} over 80 right) = { 4^5 %pi } over 80 - %pi over 80 = { 1024 %pi - %pi } over 80 = color red{{ 1023 %pi }  over 80}</annotation>
  </semantics>
</math>
</file>

<file path=Object 37/content.xml><?xml version="1.0" encoding="utf-8"?>
<math xmlns="http://www.w3.org/1998/Math/MathML" display="block">
  <semantics>
    <mrow>
      <mrow>
        <mstyle color="red">
          <mrow>
            <mi mathvariant="normal">π</mi>
            <mrow>
              <munderover>
                <mo stretchy="false">∫</mo>
                <mn>1</mn>
                <mn>2</mn>
              </munderover>
              <msup>
                <mrow>
                  <mo fence="true" stretchy="true">(</mo>
                  <mrow>
                    <msup>
                      <mi>x</mi>
                      <mn>2</mn>
                    </msup>
                  </mrow>
                  <mo fence="true" stretchy="true">)</mo>
                </mrow>
                <mn>2</mn>
              </msup>
            </mrow>
            <mo stretchy="false">∂</mo>
            <mi>x</mi>
          </mrow>
        </mstyle>
        <mo stretchy="false">=</mo>
        <mi mathvariant="normal">π</mi>
      </mrow>
      <mrow>
        <munderover>
          <mo stretchy="false">∫</mo>
          <mn>1</mn>
          <mn>2</mn>
        </munderover>
        <msup>
          <mi>x</mi>
          <mn>4</mn>
        </msup>
      </mrow>
      <mo stretchy="false">∂</mo>
      <mrow>
        <mi>x</mi>
        <mo stretchy="false">=</mo>
        <msubsup>
          <mrow>
            <mrow>
              <mrow>
                <mi mathvariant="normal">π</mi>
                <mfrac>
                  <msup>
                    <mi>x</mi>
                    <mn>5</mn>
                  </msup>
                  <mn>5</mn>
                </mfrac>
              </mrow>
            </mrow>
            <mo fence="true" stretchy="true">]</mo>
          </mrow>
          <mn>1</mn>
          <mn>2</mn>
        </msubsup>
        <mo stretchy="false">=</mo>
        <msubsup>
          <mrow>
            <mrow>
              <mfrac>
                <mrow>
                  <mi mathvariant="normal">π</mi>
                  <msup>
                    <mi>x</mi>
                    <mn>5</mn>
                  </msup>
                </mrow>
                <mn>5</mn>
              </mfrac>
            </mrow>
            <mo fence="true" stretchy="true">]</mo>
          </mrow>
          <mn>1</mn>
          <mn>2</mn>
        </msubsup>
        <mo stretchy="false">=</mo>
        <mrow>
          <mrow>
            <mo fence="true" stretchy="true">(</mo>
            <mrow>
              <mfrac>
                <mrow>
                  <mi mathvariant="normal">π</mi>
                  <msup>
                    <mrow>
                      <mo fence="true" stretchy="false">(</mo>
                      <mrow>
                        <mn>2</mn>
                      </mrow>
                      <mo fence="true" stretchy="false">)</mo>
                    </mrow>
                    <mn>5</mn>
                  </msup>
                </mrow>
                <mn>5</mn>
              </mfrac>
            </mrow>
            <mo fence="true" stretchy="true">)</mo>
          </mrow>
          <mo stretchy="false">−</mo>
          <mrow>
            <mo fence="true" stretchy="true">(</mo>
            <mrow>
              <mfrac>
                <mrow>
                  <mi mathvariant="normal">π</mi>
                  <msup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  <mn>5</mn>
                  </msup>
                </mrow>
                <mn>5</mn>
              </mfrac>
            </mrow>
            <mo fence="true" stretchy="true">)</mo>
          </mrow>
        </mrow>
        <mo stretchy="false">=</mo>
        <mrow>
          <mfrac>
            <mrow>
              <mn>32</mn>
              <mi mathvariant="normal">π</mi>
            </mrow>
            <mn>5</mn>
          </mfrac>
          <mo stretchy="false">−</mo>
          <mfrac>
            <mi mathvariant="normal">π</mi>
            <mn>5</mn>
          </mfrac>
        </mrow>
        <mo stretchy="false">=</mo>
        <mfrac>
          <mrow>
            <mn>32</mn>
            <mrow>
              <mi mathvariant="normal">π</mi>
              <mo stretchy="false">−</mo>
              <mi mathvariant="normal">π</mi>
            </mrow>
          </mrow>
          <mn>5</mn>
        </mfrac>
        <mo stretchy="false">=</mo>
        <mstyle color="red">
          <mfrac>
            <mrow>
              <mn>31</mn>
              <mi mathvariant="normal">π</mi>
            </mrow>
            <mn>5</mn>
          </mfrac>
        </mstyle>
      </mrow>
    </mrow>
    <annotation encoding="StarMath 5.0">color red{%pi int from 1 to 2 left( x^2 right)^2 partial x} = %pi int from 1 to 2 x^4 partial x = left none %pi{x^5 over 5} right ]_1^2 = left none {%pi x^5} over 5 right ]_1^2 = left( {%pi (2)^5} over 5 right) - left( {%pi (1)^5} over 5 right) = {32 %pi} over 5 - %pi over 5 = {32 %pi - %pi} over 5 = color red{{31 %pi} over 5}</annotation>
  </semantics>
</math>
</file>

<file path=Object 3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 mathvariant="normal">π</mi>
                  <mrow>
                    <munderover>
                      <mo stretchy="false">∫</mo>
                      <mrow>
                        <mo stretchy="false">−</mo>
                        <mn>1</mn>
                      </mrow>
                      <mn>2</mn>
                    </munderover>
                    <mrow>
                      <mo fence="true" stretchy="true">(</mo>
                      <mrow>
                        <mrow>
                          <mrow>
                            <mrow>
                              <mo stretchy="false">−</mo>
                              <msup>
                                <mi>x</mi>
                                <mn>4</mn>
                              </msup>
                            </mrow>
                            <mo stretchy="false">−</mo>
                            <msup>
                              <mi>x</mi>
                              <mn>2</mn>
                            </msup>
                            <mo stretchy="false">+</mo>
                            <mn>6</mn>
                          </mrow>
                          <mrow>
                            <mi>x</mi>
                            <mo stretchy="false">+</mo>
                            <mn>8</mn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row>
                <mo stretchy="false">−</mo>
                <mi mathvariant="normal">π</mi>
              </mrow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sup>
                <mi>x</mi>
                <mn>4</mn>
              </msup>
            </mrow>
            <mo stretchy="false">∂</mo>
            <mrow>
              <mi>x</mi>
              <mo stretchy="false">−</mo>
              <mi mathvariant="normal">π</mi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+</mo>
              <mn>6</mn>
            </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i>x</mi>
            </mrow>
            <mo stretchy="false">∂</mo>
            <mrow>
              <mi>x</mi>
              <mo stretchy="false">+</mo>
              <mn>8</mn>
            </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o stretchy="false">∂</mo>
            </mrow>
            <mi>x</mi>
            <mtext>=</mtext>
          </mrow>
        </mtd>
      </mtr>
      <mtr>
        <mtd>
          <mrow>
            <mrow>
              <msubsup>
                <mrow>
                  <mrow>
                    <mrow>
                      <mrow>
                        <mo stretchy="false">−</mo>
                        <mi mathvariant="normal">π</mi>
                      </mrow>
                      <mrow>
                        <mfrac>
                          <msup>
                            <mi>x</mi>
                            <mn>5</mn>
                          </msup>
                          <mn>5</mn>
                        </mfrac>
                        <mo stretchy="false">−</mo>
                        <mi mathvariant="normal">π</mi>
                      </mrow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+</mo>
                        <mn>6</mn>
                      </mrow>
                      <mi mathvariant="normal">π</mi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+</mo>
                        <mn>8</mn>
                      </mrow>
                      <mi mathvariant="normal">π</mi>
                      <mi>x</mi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  <mo stretchy="false">=</mo>
              <msubsup>
                <mrow>
                  <mrow>
                    <mrow>
                      <mrow>
                        <mfrac>
                          <mrow>
                            <mo stretchy="false">−</mo>
                            <mrow>
                              <mi mathvariant="normal">π</mi>
                              <msup>
                                <mi>x</mi>
                                <mn>5</mn>
                              </msup>
                            </mrow>
                          </mrow>
                          <mn>5</mn>
                        </mfrac>
                        <mo stretchy="false">−</mo>
                        <mfrac>
                          <mrow>
                            <mi mathvariant="normal">π</mi>
                            <msup>
                              <mi>x</mi>
                              <mn>3</mn>
                            </msup>
                          </mrow>
                          <mn>3</mn>
                        </mfrac>
                        <mo stretchy="false">+</mo>
                        <mn>3</mn>
                      </mrow>
                      <mi mathvariant="normal">π</mi>
                      <mrow>
                        <msup>
                          <mi>x</mi>
                          <mn>2</mn>
                        </msup>
                        <mo stretchy="false">+</mo>
                        <mn>8</mn>
                      </mrow>
                      <mi mathvariant="normal">π</mi>
                      <mi>x</mi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  <mo stretchy="false">=</mo>
              <msubsup>
                <mrow>
                  <mrow>
                    <mrow>
                      <mrow>
                        <mo stretchy="false">−</mo>
                        <mi mathvariant="normal">π</mi>
                      </mrow>
                      <mi>x</mi>
                      <mrow>
                        <mo fence="true" stretchy="true">(</mo>
                        <mrow>
                          <mrow>
                            <mrow>
                              <mfrac>
                                <msup>
                                  <mi>x</mi>
                                  <mn>4</mn>
                                </msup>
                                <mn>5</mn>
                              </mfrac>
                              <mo stretchy="false">+</mo>
                              <mfrac>
                                <msup>
                                  <mi>x</mi>
                                  <mn>2</mn>
                                </msup>
                                <mn>3</mn>
                              </mfrac>
                              <mo stretchy="false">−</mo>
                              <mn>3</mn>
                            </mrow>
                            <mrow>
                              <mi>x</mi>
                              <mo stretchy="false">−</mo>
                              <mn>8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</mrow>
            <mtext>=</mtext>
          </mrow>
        </mtd>
      </mtr>
      <mtr>
        <mtd>
          <mrow>
            <mrow>
              <mrow>
                <mo fence="true" stretchy="true">[</mo>
                <mrow>
                  <mrow>
                    <mrow>
                      <mo stretchy="false">−</mo>
                      <mi mathvariant="normal">π</mi>
                    </mrow>
                    <mrow>
                      <mo fence="true" stretchy="false">(</mo>
                      <mrow>
                        <mn>2</mn>
                      </mrow>
                      <mo fence="true" stretchy="false">)</mo>
                    </mrow>
                    <mrow>
                      <mo fence="true" stretchy="true">(</mo>
                      <mrow>
                        <mrow>
                          <mrow>
                            <mfrac>
                              <msup>
                                <mrow>
                                  <mo fence="true" stretchy="false">(</mo>
                                  <mrow>
                                    <mn>2</mn>
                                  </mrow>
                                  <mo fence="true" stretchy="false">)</mo>
                                </mrow>
                                <mn>4</mn>
                              </msup>
                              <mn>5</mn>
                            </mfrac>
                            <mo stretchy="false">+</mo>
                            <mfrac>
                              <msup>
                                <mrow>
                                  <mo fence="true" stretchy="false">(</mo>
                                  <mrow>
                                    <mn>2</mn>
                                  </mrow>
                                  <mo fence="true" stretchy="false">)</mo>
                                </mrow>
                                <mn>2</mn>
                              </msup>
                              <mn>3</mn>
                            </mfrac>
                            <mo stretchy="false">−</mo>
                            <mn>3</mn>
                          </mrow>
                          <mrow>
                            <mrow>
                              <mo fence="true" stretchy="false">(</mo>
                              <mrow>
                                <mn>2</mn>
                              </mrow>
                              <mo fence="true" stretchy="false">)</mo>
                            </mrow>
                            <mo stretchy="false">−</mo>
                            <mn>8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−</mo>
              <mrow>
                <mo fence="true" stretchy="true">[</mo>
                <mrow>
                  <mrow>
                    <mrow>
                      <mo stretchy="false">−</mo>
                      <mi mathvariant="normal">π</mi>
                    </mrow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o fence="true" stretchy="true">(</mo>
                      <mrow>
                        <mrow>
                          <mrow>
                            <mfrac>
                              <msup>
                                <mrow>
                                  <mo fence="true" stretchy="false">(</mo>
                                  <mrow>
                                    <mrow>
                                      <mo stretchy="false">−</mo>
                                      <mn>1</mn>
                                    </mrow>
                                  </mrow>
                                  <mo fence="true" stretchy="false">)</mo>
                                </mrow>
                                <mn>4</mn>
                              </msup>
                              <mn>5</mn>
                            </mfrac>
                            <mo stretchy="false">+</mo>
                            <mfrac>
                              <msup>
                                <mrow>
                                  <mo fence="true" stretchy="false">(</mo>
                                  <mrow>
                                    <mrow>
                                      <mo stretchy="false">−</mo>
                                      <mn>1</mn>
                                    </mrow>
                                  </mrow>
                                  <mo fence="true" stretchy="false">)</mo>
                                </mrow>
                                <mn>2</mn>
                              </msup>
                              <mn>3</mn>
                            </mfrac>
                            <mo stretchy="false">−</mo>
                            <mn>3</mn>
                          </mrow>
                          <mrow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  <mo stretchy="false">−</mo>
                            <mn>8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</mrow>
            <mtext>=</mtext>
          </mrow>
        </mtd>
      </mtr>
      <mtr>
        <mtd>
          <mrow>
            <mrow>
              <mo stretchy="false">−</mo>
              <mn>2</mn>
            </mrow>
            <mi mathvariant="normal">π</mi>
            <mrow>
              <mrow>
                <mo fence="true" stretchy="true">(</mo>
                <mrow>
                  <mrow>
                    <mfrac>
                      <mn>16</mn>
                      <mn>5</mn>
                    </mfrac>
                    <mo stretchy="false">+</mo>
                    <mfrac>
                      <mn>4</mn>
                      <mn>3</mn>
                    </mfrac>
                    <mo stretchy="false">−</mo>
                    <mn>6</mn>
                    <mo stretchy="false">−</mo>
                    <mn>8</mn>
                  </mrow>
                </mrow>
                <mo fence="true" stretchy="true">)</mo>
              </mrow>
              <mo stretchy="false">−</mo>
              <mi mathvariant="normal">π</mi>
            </mrow>
            <mrow>
              <mrow>
                <mo fence="true" stretchy="true">(</mo>
                <mrow>
                  <mrow>
                    <mfrac>
                      <mn>1</mn>
                      <mn>5</mn>
                    </mfrac>
                    <mo stretchy="false">+</mo>
                    <mfrac>
                      <mn>1</mn>
                      <mn>3</mn>
                    </mfrac>
                    <mo stretchy="false">+</mo>
                    <mn>3</mn>
                    <mo stretchy="false">−</mo>
                    <mn>8</mn>
                  </mrow>
                </mrow>
                <mo fence="true" stretchy="true">)</mo>
              </mrow>
              <mo stretchy="false">=</mo>
              <mrow>
                <mo stretchy="false">−</mo>
                <mn>2</mn>
              </mrow>
            </mrow>
            <mi mathvariant="normal">π</mi>
            <mrow>
              <mrow>
                <mo fence="true" stretchy="true">(</mo>
                <mrow>
                  <mfrac>
                    <mrow>
                      <mn>48</mn>
                      <mo stretchy="false">+</mo>
                      <mn>20</mn>
                      <mo stretchy="false">−</mo>
                      <mn>210</mn>
                    </mrow>
                    <mn>15</mn>
                  </mfrac>
                </mrow>
                <mo fence="true" stretchy="true">)</mo>
              </mrow>
              <mo stretchy="false">−</mo>
              <mi mathvariant="normal">π</mi>
            </mrow>
            <mrow>
              <mo fence="true" stretchy="true">(</mo>
              <mrow>
                <mfrac>
                  <mrow>
                    <mn>3</mn>
                    <mo stretchy="false">+</mo>
                    <mn>5</mn>
                    <mo stretchy="false">−</mo>
                    <mn>75</mn>
                  </mrow>
                  <mn>15</mn>
                </mfrac>
              </mrow>
              <mo fence="true" stretchy="true">)</mo>
            </mrow>
            <mtext>=</mtext>
          </mrow>
        </mtd>
      </mtr>
      <mtr>
        <mtd>
          <mrow>
            <mn>2</mn>
            <mi mathvariant="normal">π</mi>
            <mrow>
              <mrow>
                <mo fence="true" stretchy="true">(</mo>
                <mrow>
                  <mfrac>
                    <mn>142</mn>
                    <mn>15</mn>
                  </mfrac>
                </mrow>
                <mo fence="true" stretchy="true">)</mo>
              </mrow>
              <mo stretchy="false">+</mo>
              <mi mathvariant="normal">π</mi>
            </mrow>
            <mrow>
              <mrow>
                <mo fence="true" stretchy="true">(</mo>
                <mrow>
                  <mfrac>
                    <mn>67</mn>
                    <mn>15</mn>
                  </mfrac>
                </mrow>
                <mo fence="true" stretchy="true">)</mo>
              </mrow>
              <mo stretchy="false">=</mo>
              <mi mathvariant="normal">π</mi>
            </mrow>
            <mrow>
              <mrow>
                <mo fence="true" stretchy="true">(</mo>
                <mrow>
                  <mrow>
                    <mfrac>
                      <mn>284</mn>
                      <mn>15</mn>
                    </mfrac>
                    <mo stretchy="false">+</mo>
                    <mfrac>
                      <mn>67</mn>
                      <mn>15</mn>
                    </mfrac>
                  </mrow>
                </mrow>
                <mo fence="true" stretchy="true">)</mo>
              </mrow>
              <mo stretchy="false">=</mo>
              <mfrac>
                <mrow>
                  <mn>351</mn>
                  <mi mathvariant="normal">π</mi>
                </mrow>
                <mn>15</mn>
              </mfrac>
              <mo stretchy="false">=</mo>
              <mfrac>
                <mrow>
                  <mrow>
                    <msup>
                      <mn>3</mn>
                      <mn>3</mn>
                    </msup>
                    <mo stretchy="false">⋅</mo>
                    <mn>13</mn>
                  </mrow>
                  <mi mathvariant="normal">π</mi>
                </mrow>
                <mrow>
                  <mn>3</mn>
                  <mo stretchy="false">⋅</mo>
                  <mn>5</mn>
                </mrow>
              </mfrac>
              <mo stretchy="false">=</mo>
              <mfrac>
                <mrow>
                  <mrow>
                    <msup>
                      <mn>3</mn>
                      <mn>2</mn>
                    </msup>
                    <mo stretchy="false">⋅</mo>
                    <mn>13</mn>
                  </mrow>
                  <mi mathvariant="normal">π</mi>
                </mrow>
                <mn>5</mn>
              </mfrac>
              <mo stretchy="false">=</mo>
              <mstyle color="red">
                <mfrac>
                  <mrow>
                    <mn>117</mn>
                    <mi mathvariant="normal">π</mi>
                  </mrow>
                  <mn>5</mn>
                </mfrac>
              </mstyle>
            </mrow>
          </mrow>
        </mtd>
      </mtr>
    </mtable>
    <annotation encoding="StarMath 5.0">color red{%pi int from { -1 } to 2 left( -x^4 - x^2 + 6x +8 right) partial x} = -%pi int from { -1 } to 2 x^4 partial x - %pi int from { -1 } to 2 x^2 partial x + 6%pi int from { -1 } to 2 x partial x + 8%pi int from { -1 } to 2 partial x "=" newline 
left none -%pi{x^5 over 5} - %pi{x^3 over 3} + 6%pi{x^2 over 2} + 8%pi x right]_{ -1 }^2 = left none -{%pi x^5} over 5 - {%pi x^3} over 3 + 3%pi x^2 + 8%pi x right]_{ -1 }^2 = left none -%pi x left( x^4 over 5 + x^2 over 3 - 3x - 8 right) right]_{ -1 }^2 "=" newline
left[ -%pi (2) left( (2)^4 over 5 + (2)^2 over 3 - 3(2) - 8 right) right] - left[ -%pi (-1) left( (-1)^4 over 5 + (-1)^2 over 3 - 3(-1) - 8 right) right] "=" newline 
-2%pi left( 16 over 5 + 4 over 3 - 6 - 8 right) - %pi left( 1 over 5 + 1 over 3 + 3 - 8 right) = -2%pi left( {48 + 20 - 210} over 15 right) - %pi left( {3 + 5 - 75} over 15 right) "=" newline 
2%pi left( 142 over 15 right) + %pi left( 67 over 15 right) = %pi left( 284 over 15 + 67 over 15 right) = { 351 %pi } over 15 = { 3^3 cdot 13 %pi } over {3 cdot 5} = { 3^2 cdot 13 %pi } over 5 = color red{{ {117 %pi} over 5 }}</annotation>
  </semantics>
</math>
</file>

<file path=Object 3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 mathvariant="normal">π</mi>
                  <mrow>
                    <munderover>
                      <mo stretchy="false">∫</mo>
                      <mn>0</mn>
                      <mn>8</mn>
                    </munderover>
                    <msup>
                      <mrow>
                        <mo fence="true" stretchy="true">(</mo>
                        <mrow>
                          <mroot>
                            <mi>y</mi>
                            <mn>3</mn>
                          </mroot>
                        </mrow>
                        <mo fence="true" stretchy="true">)</mo>
                      </mrow>
                      <mn>2</mn>
                    </msup>
                  </mrow>
                  <mo stretchy="false">∂</mo>
                  <mi>y</mi>
                </mrow>
              </mstyle>
              <mo stretchy="false">=</mo>
              <mi mathvariant="normal">π</mi>
            </mrow>
            <mrow>
              <munderover>
                <mo stretchy="false">∫</mo>
                <mn>0</mn>
                <mn>8</mn>
              </munderover>
              <msup>
                <mrow>
                  <mo fence="true" stretchy="true">(</mo>
                  <mrow>
                    <msup>
                      <mi>y</mi>
                      <mfrac>
                        <mn>1</mn>
                        <mn>3</mn>
                      </mfrac>
                    </msup>
                  </mrow>
                  <mo fence="true" stretchy="true">)</mo>
                </mrow>
                <mn>2</mn>
              </msup>
            </mrow>
            <mo stretchy="false">∂</mo>
            <mrow>
              <mi>y</mi>
              <mo stretchy="false">=</mo>
              <mi mathvariant="normal">π</mi>
            </mrow>
            <mrow>
              <munderover>
                <mo stretchy="false">∫</mo>
                <mn>0</mn>
                <mn>8</mn>
              </munderover>
              <msup>
                <mi>y</mi>
                <mfrac>
                  <mn>2</mn>
                  <mn>3</mn>
                </mfrac>
              </msup>
            </mrow>
            <mo stretchy="false">∂</mo>
            <mrow>
              <mi>y</mi>
              <mo stretchy="false">=</mo>
              <msubsup>
                <mrow>
                  <mrow>
                    <mrow>
                      <mi mathvariant="normal">π</mi>
                      <mfrac>
                        <msup>
                          <mi>y</mi>
                          <mfrac>
                            <mn>5</mn>
                            <mn>3</mn>
                          </mfrac>
                        </msup>
                        <mrow>
                          <mo fence="true" stretchy="true">(</mo>
                          <mrow>
                            <mfrac>
                              <mn>5</mn>
                              <mn>3</mn>
                            </mfrac>
                          </mrow>
                          <mo fence="true" stretchy="true">)</mo>
                        </mrow>
                      </mfrac>
                    </mrow>
                  </mrow>
                  <mo fence="true" stretchy="true">]</mo>
                </mrow>
                <mn>0</mn>
                <mn>8</mn>
              </msubsup>
              <mo stretchy="false">=</mo>
              <msubsup>
                <mrow>
                  <mrow>
                    <mfrac>
                      <mrow>
                        <mn>3</mn>
                        <mi mathvariant="normal">π</mi>
                        <mroot>
                          <msup>
                            <mi>y</mi>
                            <mn>5</mn>
                          </msup>
                          <mn>3</mn>
                        </mroot>
                      </mrow>
                      <mn>5</mn>
                    </mfrac>
                  </mrow>
                  <mo fence="true" stretchy="true">]</mo>
                </mrow>
                <mn>0</mn>
                <mn>8</mn>
              </msubsup>
            </mrow>
            <mtext>=</mtext>
          </mrow>
        </mtd>
      </mtr>
      <mtr>
        <mtd>
          <mrow>
            <mrow>
              <mrow>
                <mo fence="true" stretchy="true">(</mo>
                <mrow>
                  <mfrac>
                    <mrow>
                      <mn>3</mn>
                      <mi mathvariant="normal">π</mi>
                      <mroot>
                        <msup>
                          <mrow>
                            <mo fence="true" stretchy="false">(</mo>
                            <mrow>
                              <mn>8</mn>
                            </mrow>
                            <mo fence="true" stretchy="false">)</mo>
                          </mrow>
                          <mn>5</mn>
                        </msup>
                        <mn>3</mn>
                      </mroot>
                    </mrow>
                    <mn>5</mn>
                  </mfrac>
                </mrow>
                <mo fence="true" stretchy="true">)</mo>
              </mrow>
              <mo stretchy="false">−</mo>
              <mrow>
                <mo fence="true" stretchy="true">(</mo>
                <mrow>
                  <mfrac>
                    <mrow>
                      <mn>3</mn>
                      <mi mathvariant="normal">π</mi>
                      <mroot>
                        <msup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  <mn>5</mn>
                        </msup>
                        <mn>3</mn>
                      </mroot>
                    </mrow>
                    <mn>5</mn>
                  </mfrac>
                </mrow>
                <mo fence="true" stretchy="true">)</mo>
              </mrow>
            </mrow>
            <mo stretchy="false">=</mo>
            <mfrac>
              <mrow>
                <mn>3</mn>
                <mi mathvariant="normal">π</mi>
                <mroot>
                  <mrow>
                    <msup>
                      <mn>8</mn>
                      <mn>3</mn>
                    </msup>
                    <mo stretchy="false">⋅</mo>
                    <msup>
                      <mn>8</mn>
                      <mn>2</mn>
                    </msup>
                  </mrow>
                  <mn>3</mn>
                </mroot>
              </mrow>
              <mn>5</mn>
            </mfrac>
            <mo stretchy="false">=</mo>
            <mfrac>
              <mrow>
                <mn>3</mn>
                <mi mathvariant="normal">π</mi>
                <msup>
                  <mn>2</mn>
                  <mn>3</mn>
                </msup>
                <mroot>
                  <msup>
                    <mrow>
                      <mo fence="true" stretchy="false">(</mo>
                      <mrow>
                        <msup>
                          <mn>2</mn>
                          <mn>3</mn>
                        </msup>
                      </mrow>
                      <mo fence="true" stretchy="false">)</mo>
                    </mrow>
                    <mn>2</mn>
                  </msup>
                  <mn>3</mn>
                </mroot>
              </mrow>
              <mn>5</mn>
            </mfrac>
            <mo stretchy="false">=</mo>
            <mfrac>
              <mrow>
                <mn>3</mn>
                <mi mathvariant="normal">π</mi>
                <msup>
                  <mn>2</mn>
                  <mn>3</mn>
                </msup>
                <msup>
                  <mn>2</mn>
                  <mn>2</mn>
                </msup>
              </mrow>
              <mn>5</mn>
            </mfrac>
            <mo stretchy="false">=</mo>
            <mfrac>
              <mrow>
                <mn>3</mn>
                <mi mathvariant="normal">π</mi>
                <msup>
                  <mn>2</mn>
                  <mn>5</mn>
                </msup>
              </mrow>
              <mn>5</mn>
            </mfrac>
            <mo stretchy="false">=</mo>
            <mstyle color="red">
              <mfrac>
                <mrow>
                  <mn>96</mn>
                  <mi mathvariant="normal">π</mi>
                </mrow>
                <mn>5</mn>
              </mfrac>
            </mstyle>
          </mrow>
        </mtd>
      </mtr>
    </mtable>
    <annotation encoding="StarMath 5.0">color red{%pi int from 0 to 8 left( nroot 3 y right)^2 partial y} = %pi int from 0 to 8 left(y^{1 over 3}right)^2 partial y = %pi int from 0 to 8 y^{2 over 3} partial y = left none %pi{y^{5 over 3} over {left( 5 over 3 right)}} right ]_0^8 = left none {3%pi nroot 3 y^5} over 5 right ]_0^8 "=" newline 
left( {3%pi nroot 3 (8)^5} over 5 right) - left( {3%pi nroot 3 (0)^5} over 5 right) = {3%pi nroot 3 {8^3 cdot 8^2}} over 5 = {3%pi 2^3 nroot 3 (2^3)^2} over 5 = {3%pi 2^3 2^2} over 5 = {3%pi 2^5} over 5 = color red{{96%pi} over 5}</annotation>
  </semantics>
</math>
</file>

<file path=Object 4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row>
                <mo fence="true" stretchy="false">(</mo>
                <mrow>
                  <mrow>
                    <mn>4</mn>
                    <mrow>
                      <msup>
                        <mi>x</mi>
                        <mn>5</mn>
                      </msup>
                      <mo stretchy="false">+</mo>
                      <mn>7</mn>
                    </mrow>
                  </mrow>
                </mrow>
                <mo fence="true" stretchy="false">)</mo>
              </mrow>
            </mrow>
            <mo stretchy="false">∂</mo>
            <mi>x</mi>
          </mrow>
        </mstyle>
        <mo stretchy="false">=</mo>
        <mrow>
          <mo stretchy="false">∫</mo>
          <mn>4</mn>
        </mrow>
      </mrow>
      <msup>
        <mi>x</mi>
        <mn>5</mn>
      </msup>
      <mo stretchy="false">∂</mo>
      <mrow>
        <mi>x</mi>
        <mo stretchy="false">+</mo>
        <mrow>
          <mo stretchy="false">∫</mo>
          <mn>7</mn>
        </mrow>
      </mrow>
      <mo stretchy="false">∂</mo>
      <mrow>
        <mi>x</mi>
        <mo stretchy="false">=</mo>
        <mn>4</mn>
      </mrow>
      <mrow>
        <mo stretchy="false">∫</mo>
        <msup>
          <mi>x</mi>
          <mn>5</mn>
        </msup>
      </mrow>
      <mo stretchy="false">∂</mo>
      <mrow>
        <mi>x</mi>
        <mo stretchy="false">+</mo>
        <mn>7</mn>
      </mrow>
      <mrow>
        <mo stretchy="false">∫</mo>
        <mo stretchy="false">∂</mo>
      </mrow>
      <mrow>
        <mi>x</mi>
        <mo stretchy="false">=</mo>
        <mn>4</mn>
      </mrow>
      <mrow>
        <mfrac>
          <msup>
            <mi>x</mi>
            <mn>6</mn>
          </msup>
          <mn>6</mn>
        </mfrac>
        <mo stretchy="false">+</mo>
        <mn>7</mn>
      </mrow>
      <mrow>
        <mrow>
          <mi>x</mi>
          <mo stretchy="false">+</mo>
          <mi>c</mi>
        </mrow>
        <mo stretchy="false">=</mo>
        <mstyle color="red">
          <mrow>
            <mrow>
              <mfrac>
                <mrow>
                  <mn>2</mn>
                  <msup>
                    <mi>x</mi>
                    <mn>6</mn>
                  </msup>
                </mrow>
                <mn>3</mn>
              </mfrac>
              <mo stretchy="false">+</mo>
              <mn>7</mn>
            </mrow>
            <mrow>
              <mi>x</mi>
              <mo stretchy="false">+</mo>
              <mi>c</mi>
            </mrow>
          </mrow>
        </mstyle>
      </mrow>
    </mrow>
    <annotation encoding="StarMath 5.0">color red{int ( 4x^5 + 7 ) partial x} = int 4x^5 partial x + int 7 partial x = 4 int x^5 partial x + 7 int partial x = 4{ x^6 over 6 } + 7x + c = color red{{ 2x^6 } over 3 + 7x + c}</annotation>
  </semantics>
</math>
</file>

<file path=Object 40/content.xml><?xml version="1.0" encoding="utf-8"?>
<math xmlns="http://www.w3.org/1998/Math/MathML" display="block">
  <semantics>
    <mrow>
      <mrow>
        <mstyle color="red">
          <mrow>
            <mrow>
              <munderover>
                <mo stretchy="false">∫</mo>
                <mn>1</mn>
                <mn>2</mn>
              </munderover>
              <mn>2</mn>
            </mrow>
            <mi>x</mi>
            <mo stretchy="false">∂</mo>
            <mi>x</mi>
          </mrow>
        </mstyle>
        <mo stretchy="false">=</mo>
        <mn>2</mn>
      </mrow>
      <mrow>
        <munderover>
          <mo stretchy="false">∫</mo>
          <mn>1</mn>
          <mn>2</mn>
        </munderover>
        <mi>x</mi>
      </mrow>
      <mo stretchy="false">∂</mo>
      <mrow>
        <mi>x</mi>
        <mo stretchy="false">=</mo>
        <msubsup>
          <mrow>
            <mrow>
              <mrow>
                <mn>2</mn>
                <mfrac>
                  <msup>
                    <mi>x</mi>
                    <mn>2</mn>
                  </msup>
                  <mn>2</mn>
                </mfrac>
              </mrow>
            </mrow>
            <mo fence="true" stretchy="true">]</mo>
          </mrow>
          <mn>1</mn>
          <mn>2</mn>
        </msubsup>
        <mo stretchy="false">=</mo>
        <msubsup>
          <mrow>
            <mrow>
              <msup>
                <mi>x</mi>
                <mn>2</mn>
              </msup>
            </mrow>
            <mo fence="true" stretchy="true">]</mo>
          </mrow>
          <mn>1</mn>
          <mn>2</mn>
        </msubsup>
        <mo stretchy="false">=</mo>
        <mrow>
          <mrow>
            <mo fence="true" stretchy="true">(</mo>
            <mrow>
              <msup>
                <mrow>
                  <mo fence="true" stretchy="false">(</mo>
                  <mrow>
                    <mn>2</mn>
                  </mrow>
                  <mo fence="true" stretchy="false">)</mo>
                </mrow>
                <mn>2</mn>
              </msup>
            </mrow>
            <mo fence="true" stretchy="true">)</mo>
          </mrow>
          <mo stretchy="false">−</mo>
          <mrow>
            <mo fence="true" stretchy="true">(</mo>
            <mrow>
              <msup>
                <mrow>
                  <mo fence="true" stretchy="false">(</mo>
                  <mrow>
                    <mn>1</mn>
                  </mrow>
                  <mo fence="true" stretchy="false">)</mo>
                </mrow>
                <mn>2</mn>
              </msup>
            </mrow>
            <mo fence="true" stretchy="true">)</mo>
          </mrow>
        </mrow>
        <mo stretchy="false">=</mo>
        <mrow>
          <mn>4</mn>
          <mo stretchy="false">−</mo>
          <mn>1</mn>
        </mrow>
        <mo stretchy="false">=</mo>
        <mrow>
          <mn>4</mn>
          <mo stretchy="false">−</mo>
          <mn>1</mn>
        </mrow>
        <mo stretchy="false">=</mo>
        <mstyle color="red">
          <mn>3</mn>
        </mstyle>
      </mrow>
    </mrow>
    <annotation encoding="StarMath 5.0">color red{int from 1 to 2 2x partial x} = 2 int from 1 to 2 x partial x = left none 2{x^2 over 2} right ]_1^2 = left none x^2 right ]_1^2 = left( (2)^2 right) - left( (1)^2 right) = 4 - 1 = 4 - 1 = color red{3}</annotation>
  </semantics>
</math>
</file>

<file path=Object 4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1</mn>
                      <mn>4</mn>
                    </munderover>
                    <mn>2</mn>
                  </mrow>
                  <msqrt>
                    <mi>x</mi>
                  </msqrt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1</mn>
                  <mn>4</mn>
                </munderover>
                <mn>2</mn>
              </mrow>
            </mrow>
            <msup>
              <mi>x</mi>
              <mfrac>
                <mn>1</mn>
                <mn>2</mn>
              </mfrac>
            </msup>
            <mo stretchy="false">∂</mo>
            <mrow>
              <mi>x</mi>
              <mo stretchy="false">=</mo>
              <mn>2</mn>
            </mrow>
            <mrow>
              <munderover>
                <mo stretchy="false">∫</mo>
                <mn>1</mn>
                <mn>4</mn>
              </munderover>
              <msup>
                <mi>x</mi>
                <mfrac>
                  <mn>1</mn>
                  <mn>2</mn>
                </mfrac>
              </msup>
            </mrow>
            <mo stretchy="false">∂</mo>
            <mrow>
              <mi>x</mi>
              <mo stretchy="false">=</mo>
              <msubsup>
                <mrow>
                  <mrow>
                    <mrow>
                      <mn>2</mn>
                      <mfrac>
                        <msup>
                          <mi>x</mi>
                          <mfrac>
                            <mn>3</mn>
                            <mn>2</mn>
                          </mfrac>
                        </msup>
                        <mrow>
                          <mo fence="true" stretchy="true">(</mo>
                          <mrow>
                            <mfrac>
                              <mn>3</mn>
                              <mn>2</mn>
                            </mfrac>
                          </mrow>
                          <mo fence="true" stretchy="true">)</mo>
                        </mrow>
                      </mfrac>
                    </mrow>
                  </mrow>
                  <mo fence="true" stretchy="true">]</mo>
                </mrow>
                <mn>1</mn>
                <mn>4</mn>
              </msubsup>
              <mo stretchy="false">=</mo>
              <msubsup>
                <mrow>
                  <mrow>
                    <mfrac>
                      <mrow>
                        <mn>4</mn>
                        <msqrt>
                          <msup>
                            <mi>x</mi>
                            <mn>3</mn>
                          </msup>
                        </msqrt>
                      </mrow>
                      <mn>3</mn>
                    </mfrac>
                  </mrow>
                  <mo fence="true" stretchy="true">]</mo>
                </mrow>
                <mn>1</mn>
                <mn>4</mn>
              </msubsup>
              <mo stretchy="false">=</mo>
              <mrow>
                <mrow>
                  <mo fence="true" stretchy="true">(</mo>
                  <mrow>
                    <mfrac>
                      <mrow>
                        <mn>4</mn>
                        <msqrt>
                          <msup>
                            <mrow>
                              <mo fence="true" stretchy="false">(</mo>
                              <mrow>
                                <mn>4</mn>
                              </mrow>
                              <mo fence="true" stretchy="false">)</mo>
                            </mrow>
                            <mn>3</mn>
                          </msup>
                        </msqrt>
                      </mrow>
                      <mn>3</mn>
                    </mfrac>
                  </mrow>
                  <mo fence="true" stretchy="true">)</mo>
                </mrow>
                <mo stretchy="false">−</mo>
                <mrow>
                  <mo fence="true" stretchy="true">(</mo>
                  <mrow>
                    <mfrac>
                      <mrow>
                        <mn>4</mn>
                        <msqrt>
                          <msup>
                            <mrow>
                              <mo fence="true" stretchy="false">(</mo>
                              <mrow>
                                <mn>1</mn>
                              </mrow>
                              <mo fence="true" stretchy="false">)</mo>
                            </mrow>
                            <mn>3</mn>
                          </msup>
                        </msqrt>
                      </mrow>
                      <mn>3</mn>
                    </mfrac>
                  </mrow>
                  <mo fence="true" stretchy="true">)</mo>
                </mrow>
              </mrow>
            </mrow>
            <mtext>=</mtext>
          </mrow>
        </mtd>
      </mtr>
      <mtr>
        <mtd>
          <mrow>
            <mrow>
              <mfrac>
                <mrow>
                  <mn>4</mn>
                  <msqrt>
                    <mrow>
                      <msup>
                        <mn>4</mn>
                        <mn>2</mn>
                      </msup>
                      <msup>
                        <mn>2</mn>
                        <mn>2</mn>
                      </msup>
                    </mrow>
                  </msqrt>
                </mrow>
                <mn>3</mn>
              </mfrac>
              <mo stretchy="false">−</mo>
              <mfrac>
                <mn>4</mn>
                <mn>3</mn>
              </mfrac>
            </mrow>
            <mo stretchy="false">=</mo>
            <mrow>
              <mfrac>
                <mn>32</mn>
                <mn>3</mn>
              </mfrac>
              <mo stretchy="false">−</mo>
              <mfrac>
                <mn>4</mn>
                <mn>3</mn>
              </mfrac>
            </mrow>
            <mo stretchy="false">=</mo>
            <mfrac>
              <mrow>
                <mn>32</mn>
                <mo stretchy="false">−</mo>
                <mn>4</mn>
              </mrow>
              <mn>3</mn>
            </mfrac>
            <mo stretchy="false">=</mo>
            <mstyle color="red">
              <mfrac>
                <mn>28</mn>
                <mn>3</mn>
              </mfrac>
            </mstyle>
          </mrow>
        </mtd>
      </mtr>
    </mtable>
    <annotation encoding="StarMath 5.0">color red{int from 1 to 4 2 sqrt x partial x} = int from 1 to 4 2 x^{1 over 2} partial x = 2 int from 1 to 4 x^{1 over 2} partial x = left none 2{x^{3 over 2} over {left( 3 over 2 right)}} right ]_1^4 = left none {4 sqrt x^3} over 3 right ]_1^4 = left( {4 sqrt (4)^3} over 3 right) - left( {4 sqrt (1)^3} over 3 right) "=" newline 
{4 sqrt{ 4^{2}2^2 }} over 3 - 4 over 3 = 32 over 3 - 4 over 3 = {32 - 4} over 3 = color red{ 28 over 3 }</annotation>
  </semantics>
</math>
</file>

<file path=Object 42/content.xml><?xml version="1.0" encoding="utf-8"?>
<math xmlns="http://www.w3.org/1998/Math/MathML" display="block">
  <semantics>
    <mrow>
      <mrow>
        <mstyle color="red">
          <mrow>
            <mrow>
              <munderover>
                <mo stretchy="false">∫</mo>
                <mn>1</mn>
                <mn>2</mn>
              </munderover>
              <mn>4</mn>
            </mrow>
            <msup>
              <mi>x</mi>
              <mn>2</mn>
            </msup>
            <mo stretchy="false">∂</mo>
            <mi>x</mi>
          </mrow>
        </mstyle>
        <mo stretchy="false">=</mo>
        <mn>4</mn>
      </mrow>
      <mrow>
        <munderover>
          <mo stretchy="false">∫</mo>
          <mn>1</mn>
          <mn>2</mn>
        </munderover>
        <msup>
          <mi>x</mi>
          <mn>2</mn>
        </msup>
      </mrow>
      <mo stretchy="false">∂</mo>
      <mrow>
        <mi>x</mi>
        <mo stretchy="false">=</mo>
        <msubsup>
          <mrow>
            <mrow>
              <mrow>
                <mn>4</mn>
                <mfrac>
                  <msup>
                    <mi>x</mi>
                    <mn>3</mn>
                  </msup>
                  <mn>3</mn>
                </mfrac>
              </mrow>
            </mrow>
            <mo fence="true" stretchy="true">]</mo>
          </mrow>
          <mn>1</mn>
          <mn>2</mn>
        </msubsup>
        <mo stretchy="false">=</mo>
        <msubsup>
          <mrow>
            <mrow>
              <mrow>
                <mfrac>
                  <mn>4</mn>
                  <mn>3</mn>
                </mfrac>
                <msup>
                  <mi>x</mi>
                  <mn>3</mn>
                </msup>
              </mrow>
            </mrow>
            <mo fence="true" stretchy="true">]</mo>
          </mrow>
          <mn>1</mn>
          <mn>2</mn>
        </msubsup>
        <mo stretchy="false">=</mo>
        <mfrac>
          <mn>4</mn>
          <mn>3</mn>
        </mfrac>
      </mrow>
      <mrow>
        <mrow>
          <mo fence="true" stretchy="true">(</mo>
          <mrow>
            <mrow>
              <msup>
                <mn>2</mn>
                <mn>3</mn>
              </msup>
              <mo stretchy="false">−</mo>
              <msup>
                <mn>1</mn>
                <mn>3</mn>
              </msup>
            </mrow>
          </mrow>
          <mo fence="true" stretchy="true">)</mo>
        </mrow>
        <mo stretchy="false">=</mo>
        <mfrac>
          <mn>4</mn>
          <mn>3</mn>
        </mfrac>
      </mrow>
      <mrow>
        <mn>7</mn>
        <mo stretchy="false">=</mo>
        <mstyle color="red">
          <mfrac>
            <mn>28</mn>
            <mn>3</mn>
          </mfrac>
        </mstyle>
      </mrow>
    </mrow>
    <annotation encoding="StarMath 5.0">color red{int from 1 to 2 4x^2 partial x} = 4 int from 1 to 2 x^2 partial x = left none 4{x^3 over 3} right ]_1^2 = left none {4 over 3}x^3 right ]_1^2 = {4 over 3} left( 2^3 - 1^3 right) = { 4 over 3 }7 = color red{ 28 over 3 }</annotation>
  </semantics>
</math>
</file>

<file path=Object 4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row>
                            <mfrac>
                              <mn>3</mn>
                              <msup>
                                <mi>x</mi>
                                <mn>4</mn>
                              </msup>
                            </mfrac>
                            <mo stretchy="false">+</mo>
                            <mfrac>
                              <mrow>
                                <mn>2</mn>
                                <msup>
                                  <mi>x</mi>
                                  <mn>2</mn>
                                </msup>
                              </mrow>
                              <mn>3</mn>
                            </mfrac>
                            <mo stretchy="false">−</mo>
                            <mn>2</mn>
                          </mrow>
                          <mrow>
                            <mi>x</mi>
                            <mo stretchy="false">+</mo>
                            <mn>7</mn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n>3</mn>
                      <mrow>
                        <msup>
                          <mi>x</mi>
                          <mrow>
                            <mo stretchy="false">−</mo>
                            <mn>4</mn>
                          </mrow>
                        </msup>
                        <mo stretchy="false">+</mo>
                        <mfrac>
                          <mn>2</mn>
                          <mn>3</mn>
                        </mfrac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2</mn>
                      </mrow>
                      <mrow>
                        <mi>x</mi>
                        <mo stretchy="false">+</mo>
                        <mn>7</mn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n>3</mn>
            <mrow>
              <mo stretchy="false">∫</mo>
              <msup>
                <mi>x</mi>
                <mrow>
                  <mo stretchy="false">−</mo>
                  <mn>4</mn>
                </mrow>
              </msup>
            </mrow>
            <mo stretchy="false">∂</mo>
            <mrow>
              <mi>x</mi>
              <mo stretchy="false">+</mo>
              <mfrac>
                <mn>2</mn>
                <mn>3</mn>
              </mfrac>
            </mrow>
            <mrow>
              <mo stretchy="false">∫</mo>
              <msup>
                <mi>x</mi>
                <mn>2</mn>
              </msup>
            </mrow>
            <mo stretchy="false">∂</mo>
            <mrow>
              <mi>x</mi>
              <mo stretchy="false">−</mo>
              <mn>2</mn>
            </mrow>
            <mrow>
              <mo stretchy="false">∫</mo>
              <mi>x</mi>
            </mrow>
            <mo stretchy="false">∂</mo>
            <mrow>
              <mi>x</mi>
              <mo stretchy="false">+</mo>
              <mn>7</mn>
            </mrow>
            <mrow>
              <mo stretchy="false">∫</mo>
              <mo stretchy="false">∂</mo>
            </mrow>
            <mrow>
              <mi>x</mi>
              <mo stretchy="false">=</mo>
              <mn>3</mn>
            </mrow>
            <mrow>
              <mfrac>
                <msup>
                  <mi>x</mi>
                  <mrow>
                    <mo stretchy="false">−</mo>
                    <mn>3</mn>
                  </mrow>
                </msup>
                <mrow>
                  <mo stretchy="false">−</mo>
                  <mn>3</mn>
                </mrow>
              </mfrac>
              <mo stretchy="false">+</mo>
              <mfrac>
                <mn>2</mn>
                <mn>3</mn>
              </mfrac>
            </mrow>
            <mrow>
              <mfrac>
                <msup>
                  <mi>x</mi>
                  <mn>3</mn>
                </msup>
                <mn>3</mn>
              </mfrac>
              <mo stretchy="false">−</mo>
              <mn>2</mn>
            </mrow>
            <mrow>
              <mfrac>
                <msup>
                  <mi>x</mi>
                  <mn>2</mn>
                </msup>
                <mn>2</mn>
              </mfrac>
              <mo stretchy="false">+</mo>
              <mn>7</mn>
            </mrow>
            <mrow>
              <mi>x</mi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o stretchy="false">−</mo>
                    <mn>1</mn>
                  </mrow>
                  <msup>
                    <mi>x</mi>
                    <mn>3</mn>
                  </msup>
                </mfrac>
                <mo stretchy="false">+</mo>
                <mfrac>
                  <mrow>
                    <mn>2</mn>
                    <msup>
                      <mi>x</mi>
                      <mn>3</mn>
                    </msup>
                  </mrow>
                  <mn>9</mn>
                </mfrac>
                <mo stretchy="false">−</mo>
                <msup>
                  <mi>x</mi>
                  <mn>2</mn>
                </msup>
                <mo stretchy="false">+</mo>
                <mn>7</mn>
              </mrow>
              <mrow>
                <mi>x</mi>
                <mo stretchy="false">+</mo>
                <mi>c</mi>
              </mrow>
            </mrow>
          </mstyle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frac>
                              <mrow>
                                <mo stretchy="false">−</mo>
                                <mn>1</mn>
                              </mrow>
                              <msup>
                                <mi>x</mi>
                                <mn>3</mn>
                              </msup>
                            </mfrac>
                            <mo stretchy="false">+</mo>
                            <mfrac>
                              <mrow>
                                <mn>2</mn>
                                <msup>
                                  <mi>x</mi>
                                  <mn>3</mn>
                                </msup>
                              </mrow>
                              <mn>9</mn>
                            </mfrac>
                            <mo stretchy="false">−</mo>
                            <msup>
                              <mi>x</mi>
                              <mn>2</mn>
                            </msup>
                            <mo stretchy="false">+</mo>
                            <mn>7</mn>
                          </mrow>
                          <mrow>
                            <mi>x</mi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row>
                            <mo stretchy="false">−</mo>
                            <msup>
                              <mi>x</mi>
                              <mrow>
                                <mo stretchy="false">−</mo>
                                <mn>3</mn>
                              </mrow>
                            </msup>
                          </mrow>
                          <mo stretchy="false">+</mo>
                          <mfrac>
                            <mn>2</mn>
                            <mn>9</mn>
                          </mfrac>
                        </mrow>
                        <mrow>
                          <msup>
                            <mi>x</mi>
                            <mn>3</mn>
                          </msup>
                          <mo stretchy="false">−</mo>
                          <msup>
                            <mi>x</mi>
                            <mn>2</mn>
                          </msup>
                          <mo stretchy="false">+</mo>
                          <mn>7</mn>
                        </mrow>
                        <mrow>
                          <mi>x</mi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n>3</mn>
            </mrow>
            <mrow>
              <msup>
                <mi>x</mi>
                <mrow>
                  <mo stretchy="false">−</mo>
                  <mn>4</mn>
                </mrow>
              </msup>
              <mo stretchy="false">+</mo>
              <mfrac>
                <mn>2</mn>
                <mn>9</mn>
              </mfrac>
            </mrow>
            <mn>3</mn>
            <mrow>
              <msup>
                <mi>x</mi>
                <mn>2</mn>
              </msup>
              <mo stretchy="false">−</mo>
              <mn>2</mn>
            </mrow>
            <mrow>
              <mi>x</mi>
              <mo stretchy="false">+</mo>
              <mn>7</mn>
              <mo stretchy="false">+</mo>
              <mn>0</mn>
            </mrow>
            <mtext>=</mtext>
          </mrow>
        </mtd>
      </mtr>
      <mtr>
        <mtd>
          <mstyle color="blue">
            <mrow>
              <mrow>
                <mfrac>
                  <mn>3</mn>
                  <msup>
                    <mi>x</mi>
                    <mn>4</mn>
                  </msup>
                </mfrac>
                <mo stretchy="false">+</mo>
                <mfrac>
                  <mrow>
                    <mn>2</mn>
                    <msup>
                      <mi>x</mi>
                      <mn>2</mn>
                    </msup>
                  </mrow>
                  <mn>3</mn>
                </mfrac>
                <mo stretchy="false">−</mo>
                <mn>2</mn>
              </mrow>
              <mrow>
                <mi>x</mi>
                <mo stretchy="false">+</mo>
                <mn>7</mn>
              </mrow>
            </mrow>
          </mstyle>
        </mtd>
      </mtr>
    </mtable>
    <annotation encoding="StarMath 5.0">color red{int left( 3 over x^4 + {2x^2} over 3 -2x + 7 right) partial x} = int left( 3x^{-4} + {2 over 3}x^2 -2x + 7 right) partial x "=" newline 

3 int x^{-4} partial x + {2 over 3} int x^2 partial x -2 int x partial x + 7 int partial x = 3{ x^{-3} over {-3} } + {2 over 3}{ x^3 over 3 } -2{ x^2 over 2 } + 7x + c "=" newline 
color red{-1 over x^3 + { 2x^3 } over 9 - x^2 + 7x + c} newline newline
color blue{ {partial left( -1 over x^3 + { 2x^3 } over 9 - x^2 + 7x + c right)} over {partial x} } = {partial left( -x^{-3} + {2 over 9}x^3 - x^2 + 7x + c right)} over {partial x} = 3x^{ -4 } + {2 over 9}3x^2 - 2x + 7 + 0 "=" newline 
color blue{3 over x^4 + { 2x^2 } over 3 - 2x + 7}</annotation>
  </semantics>
</math>
</file>

<file path=Object 4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n>5</mn>
                  </mrow>
                  <mroot>
                    <msup>
                      <mi>x</mi>
                      <mn>2</mn>
                    </msup>
                    <mn>3</mn>
                  </mroot>
                  <mo stretchy="false">∂</mo>
                  <mi>x</mi>
                </mrow>
              </mstyle>
              <mo stretchy="false">=</mo>
              <mrow>
                <mo stretchy="false">∫</mo>
                <mn>5</mn>
              </mrow>
            </mrow>
            <msup>
              <mi>x</mi>
              <mfrac>
                <mn>2</mn>
                <mn>3</mn>
              </mfrac>
            </msup>
            <mo stretchy="false">∂</mo>
            <mrow>
              <mi>x</mi>
              <mo stretchy="false">=</mo>
              <mn>5</mn>
            </mrow>
            <mrow>
              <mo stretchy="false">∫</mo>
              <msup>
                <mi>x</mi>
                <mfrac>
                  <mn>2</mn>
                  <mn>3</mn>
                </mfrac>
              </msup>
            </mrow>
            <mo stretchy="false">∂</mo>
            <mrow>
              <mi>x</mi>
              <mo stretchy="false">=</mo>
              <mn>5</mn>
            </mrow>
            <mrow>
              <mrow>
                <mfrac>
                  <msup>
                    <mi>x</mi>
                    <mfrac>
                      <mn>5</mn>
                      <mn>3</mn>
                    </mfrac>
                  </msup>
                  <mrow>
                    <mo fence="true" stretchy="true">(</mo>
                    <mrow>
                      <mfrac>
                        <mn>5</mn>
                        <mn>3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style color="red">
                <mrow>
                  <mn>3</mn>
                  <mrow>
                    <mroot>
                      <msup>
                        <mi>x</mi>
                        <mn>5</mn>
                      </msup>
                      <mn>3</mn>
                    </mroot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n>3</mn>
                          <mrow>
                            <mroot>
                              <msup>
                                <mi>x</mi>
                                <mn>5</mn>
                              </msup>
                              <mn>3</mn>
                            </mroot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n>3</mn>
                        <mrow>
                          <msup>
                            <mi>x</mi>
                            <mfrac>
                              <mn>5</mn>
                              <mn>3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n>3</mn>
            </mrow>
            <mfrac>
              <mn>5</mn>
              <mn>3</mn>
            </mfrac>
            <mrow>
              <mrow>
                <msup>
                  <mi>x</mi>
                  <mfrac>
                    <mn>2</mn>
                    <mn>3</mn>
                  </mfrac>
                </msup>
                <mo stretchy="false">+</mo>
                <mn>0</mn>
              </mrow>
              <mo stretchy="false">=</mo>
              <mstyle color="blue">
                <mrow>
                  <mn>5</mn>
                  <mroot>
                    <msup>
                      <mi>x</mi>
                      <mn>2</mn>
                    </msup>
                    <mn>3</mn>
                  </mroot>
                </mrow>
              </mstyle>
            </mrow>
          </mrow>
        </mtd>
      </mtr>
    </mtable>
    <annotation encoding="StarMath 5.0">color red{int 5 nroot 3 x^2 partial x} = int 5 x^{2 over 3} partial x = 5 int x^{2 over 3} partial x = 5{ x^{5 over 3} over {left( 5 over 3 right)} } + c = color red{3 nroot 3 x^5 + c} newline newline
color blue{ {partial left( 3 nroot 3 x^5 + c right)} over {partial x} } = {partial left( 3 x^{5 over 3} + c right)} over {partial x} = 3 {5 over 3} x^{ 2 over 3 } + 0 = color blue{5 nroot 3 x^2}</annotation>
  </semantics>
</math>
</file>

<file path=Object 4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2</mn>
                      <mn>4</mn>
                    </munderover>
                    <mn>2</mn>
                  </mrow>
                  <msup>
                    <mi>x</mi>
                    <mn>3</mn>
                  </msup>
                  <mo stretchy="false">∂</mo>
                  <mi>x</mi>
                </mrow>
              </mstyle>
              <mo stretchy="false">=</mo>
              <mn>2</mn>
            </mrow>
            <mrow>
              <munderover>
                <mo stretchy="false">∫</mo>
                <mn>2</mn>
                <mn>4</mn>
              </munderover>
              <msup>
                <mi>x</mi>
                <mn>3</mn>
              </msup>
            </mrow>
            <mo stretchy="false">∂</mo>
            <mrow>
              <mi>x</mi>
              <mo stretchy="false">=</mo>
              <msubsup>
                <mrow>
                  <mrow>
                    <mrow>
                      <mn>2</mn>
                      <mfrac>
                        <msup>
                          <mi>x</mi>
                          <mn>4</mn>
                        </msup>
                        <mn>4</mn>
                      </mfrac>
                    </mrow>
                  </mrow>
                  <mo fence="true" stretchy="true">]</mo>
                </mrow>
                <mn>2</mn>
                <mn>4</mn>
              </msubsup>
              <mo stretchy="false">=</mo>
              <msubsup>
                <mrow>
                  <mrow>
                    <mrow>
                      <mfrac>
                        <mn>1</mn>
                        <mn>2</mn>
                      </mfrac>
                      <msup>
                        <mi>x</mi>
                        <mn>4</mn>
                      </msup>
                    </mrow>
                  </mrow>
                  <mo fence="true" stretchy="true">]</mo>
                </mrow>
                <mn>2</mn>
                <mn>4</mn>
              </msubsup>
              <mo stretchy="false">=</mo>
              <mfrac>
                <mn>1</mn>
                <mn>2</mn>
              </mfrac>
            </mrow>
            <mrow>
              <mrow>
                <mo fence="true" stretchy="true">(</mo>
                <mrow>
                  <mrow>
                    <msup>
                      <mn>4</mn>
                      <mn>4</mn>
                    </msup>
                    <mo stretchy="false">−</mo>
                    <msup>
                      <mn>2</mn>
                      <mn>4</mn>
                    </msup>
                  </mrow>
                </mrow>
                <mo fence="true" stretchy="true">)</mo>
              </mrow>
              <mo stretchy="false">=</mo>
              <mfrac>
                <mn>1</mn>
                <mn>2</mn>
              </mfrac>
            </mrow>
            <mrow>
              <mrow>
                <mo fence="true" stretchy="true">(</mo>
                <mrow>
                  <mrow>
                    <msup>
                      <mrow>
                        <mo fence="true" stretchy="false">(</mo>
                        <mrow>
                          <mrow>
                            <mn>2</mn>
                            <mo stretchy="false">⋅</mo>
                            <mn>2</mn>
                          </mrow>
                        </mrow>
                        <mo fence="true" stretchy="false">)</mo>
                      </mrow>
                      <mn>4</mn>
                    </msup>
                    <mo stretchy="false">−</mo>
                    <msup>
                      <mn>2</mn>
                      <mn>4</mn>
                    </msup>
                  </mrow>
                </mrow>
                <mo fence="true" stretchy="true">)</mo>
              </mrow>
              <mo stretchy="false">=</mo>
              <mfrac>
                <mn>1</mn>
                <mn>2</mn>
              </mfrac>
            </mrow>
            <mrow>
              <mo fence="true" stretchy="true">(</mo>
              <mrow>
                <mrow>
                  <mrow>
                    <msup>
                      <mn>2</mn>
                      <mn>4</mn>
                    </msup>
                    <mo stretchy="false">⋅</mo>
                    <msup>
                      <mn>2</mn>
                      <mn>4</mn>
                    </msup>
                  </mrow>
                  <mo stretchy="false">−</mo>
                  <msup>
                    <mn>2</mn>
                    <mn>4</mn>
                  </msup>
                </mrow>
              </mrow>
              <mo fence="true" stretchy="true">)</mo>
            </mrow>
            <mtext>=</mtext>
          </mrow>
        </mtd>
      </mtr>
      <mtr>
        <mtd>
          <mrow>
            <mfrac>
              <msup>
                <mn>2</mn>
                <mn>4</mn>
              </msup>
              <mn>2</mn>
            </mfrac>
            <mrow>
              <mrow>
                <mo fence="true" stretchy="true">(</mo>
                <mrow>
                  <mrow>
                    <msup>
                      <mn>2</mn>
                      <mn>4</mn>
                    </msup>
                    <mo stretchy="false">−</mo>
                    <mn>1</mn>
                  </mrow>
                </mrow>
                <mo fence="true" stretchy="true">)</mo>
              </mrow>
              <mo stretchy="false">=</mo>
              <msup>
                <mn>2</mn>
                <mn>3</mn>
              </msup>
            </mrow>
            <mrow>
              <mrow>
                <mo fence="true" stretchy="true">(</mo>
                <mrow>
                  <mrow>
                    <mn>16</mn>
                    <mo stretchy="false">−</mo>
                    <mn>1</mn>
                  </mrow>
                </mrow>
                <mo fence="true" stretchy="true">)</mo>
              </mrow>
              <mo stretchy="false">=</mo>
              <mrow>
                <mn>8</mn>
                <mo stretchy="false">⋅</mo>
                <mn>15</mn>
              </mrow>
              <mo stretchy="false">=</mo>
              <mstyle color="red">
                <mn>120</mn>
              </mstyle>
            </mrow>
          </mrow>
        </mtd>
      </mtr>
    </mtable>
    <annotation encoding="StarMath 5.0">color red{int from 2 to 4 2x^3 partial x} = 2 int from 2 to 4 x^3 partial x = left none 2{x^4 over 4} right]_2^4 = left none {1 over 2}x^4 right]_2^4 = {1 over 2} left( 4^4 - 2^4 right) = {1 over 2} left( (2 cdot 2)^4 - 2^4 right) = {1 over 2} left( 2^4 cdot 2^4 - 2^4 right) "=" newline 
{2^4 over 2} left( 2^4 - 1 right) = 2^3 left( 16 - 1 right) = 8 cdot 15 = color red{120}</annotation>
  </semantics>
</math>
</file>

<file path=Object 4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1</mn>
                      <mn>2</mn>
                    </munderover>
                    <mrow>
                      <mo fence="true" stretchy="true">(</mo>
                      <mrow>
                        <mrow>
                          <mn>3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2</mn>
                          </mrow>
                          <mi>x</mi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3</mn>
            </mrow>
            <mrow>
              <munderover>
                <mo stretchy="false">∫</mo>
                <mn>1</mn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−</mo>
              <mn>2</mn>
            </mrow>
            <mrow>
              <munderover>
                <mo stretchy="false">∫</mo>
                <mn>1</mn>
                <mn>2</mn>
              </munderover>
              <mi>x</mi>
            </mrow>
            <mo stretchy="false">∂</mo>
            <mrow>
              <mi>x</mi>
              <mo stretchy="false">=</mo>
              <msubsup>
                <mrow>
                  <mrow>
                    <mrow>
                      <mn>3</mn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−</mo>
                        <mn>2</mn>
                      </mrow>
                      <mfrac>
                        <msup>
                          <mi>x</mi>
                          <mn>2</mn>
                        </msup>
                        <mn>2</mn>
                      </mfrac>
                    </mrow>
                  </mrow>
                  <mo fence="true" stretchy="true">]</mo>
                </mrow>
                <mn>1</mn>
                <mn>2</mn>
              </msubsup>
              <mo stretchy="false">=</mo>
              <msubsup>
                <mrow>
                  <mrow>
                    <mrow>
                      <msup>
                        <mi>x</mi>
                        <mn>3</mn>
                      </msup>
                      <mo stretchy="false">−</mo>
                      <msup>
                        <mi>x</mi>
                        <mn>2</mn>
                      </msup>
                    </mrow>
                  </mrow>
                  <mo fence="true" stretchy="true">]</mo>
                </mrow>
                <mn>1</mn>
                <mn>2</mn>
              </msubsup>
              <mo stretchy="false">=</mo>
              <msubsup>
                <mrow>
                  <mrow>
                    <mrow>
                      <msup>
                        <mi>x</mi>
                        <mn>2</mn>
                      </msup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n>1</mn>
                <mn>2</mn>
              </msubsup>
            </mrow>
            <mtext>=</mtext>
          </mrow>
        </mtd>
      </mtr>
      <mtr>
        <mtd>
          <mrow>
            <mrow>
              <mrow>
                <mo fence="true" stretchy="true">[</mo>
                <mrow>
                  <mrow>
                    <msup>
                      <mn>2</mn>
                      <mn>2</mn>
                    </msup>
                    <mrow>
                      <mo fence="true" stretchy="false">(</mo>
                      <mrow>
                        <mrow>
                          <mn>2</mn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−</mo>
              <mrow>
                <mo fence="true" stretchy="true">[</mo>
                <mrow>
                  <mrow>
                    <msup>
                      <mn>1</mn>
                      <mn>2</mn>
                    </msup>
                    <mrow>
                      <mo fence="true" stretchy="false">(</mo>
                      <mrow>
                        <mrow>
                          <mn>1</mn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</mrow>
            <mo stretchy="false">=</mo>
            <mstyle color="red">
              <mn>4</mn>
            </mstyle>
          </mrow>
        </mtd>
      </mtr>
    </mtable>
    <annotation encoding="StarMath 5.0">color red{int from 1 to 2 left( 3x^2 - 2x right) partial x} = 3 int from 1 to 2 x^2 partial x - 2 int from 1 to 2 x partial x = left none 3{x^3 over 3} - 2{x^2 over 2} right ]_1^2 = left none x^3 - x^2 right ]_1^2 = left none x^2 (x - 1) right ]_1^2 "=" newline 
left[ 2^2 (2 - 1) right] - left[ 1^2 (1 - 1) right] = color red{4}</annotation>
  </semantics>
</math>
</file>

<file path=Object 4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2</mn>
                    </munderover>
                    <msqrt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</msqrt>
                  </mrow>
                  <mi>x</mi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0</mn>
                  <mn>2</mn>
                </munderover>
                <msqrt>
                  <mi>u</mi>
                </msqrt>
              </mrow>
            </mrow>
            <menclose notation="horizontalstrike">
              <mi>x</mi>
            </menclose>
            <mrow>
              <mfrac>
                <mrow>
                  <mo stretchy="false">∂</mo>
                  <mi>u</mi>
                </mrow>
                <mrow>
                  <mn>4</mn>
                  <menclose notation="horizontalstrike">
                    <mi>x</mi>
                  </menclose>
                </mrow>
              </mfrac>
              <mo stretchy="false">=</mo>
              <mfrac>
                <mn>1</mn>
                <mn>4</mn>
              </mfrac>
            </mrow>
            <mrow>
              <munderover>
                <mo stretchy="false">∫</mo>
                <mn>0</mn>
                <mn>2</mn>
              </munderover>
              <msup>
                <mi>u</mi>
                <mfrac>
                  <mn>1</mn>
                  <mn>2</mn>
                </mfrac>
              </msup>
            </mrow>
            <mo stretchy="false">∂</mo>
            <mrow>
              <mi>u</mi>
              <mo stretchy="false">=</mo>
              <msubsup>
                <mrow>
                  <mrow>
                    <mrow>
                      <mfrac>
                        <mn>1</mn>
                        <mn>4</mn>
                      </mfrac>
                      <mfrac>
                        <msup>
                          <mi>u</mi>
                          <mfrac>
                            <mn>3</mn>
                            <mn>2</mn>
                          </mfrac>
                        </msup>
                        <mrow>
                          <mo fence="true" stretchy="true">(</mo>
                          <mrow>
                            <mfrac>
                              <mn>3</mn>
                              <mn>2</mn>
                            </mfrac>
                          </mrow>
                          <mo fence="true" stretchy="true">)</mo>
                        </mrow>
                      </mfrac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frac>
                        <mn>1</mn>
                        <mn>4</mn>
                      </mfrac>
                      <mfrac>
                        <mn>2</mn>
                        <mn>3</mn>
                      </mfrac>
                      <msqrt>
                        <msup>
                          <mi>u</mi>
                          <mn>3</mn>
                        </msup>
                      </msqrt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frac>
                        <mn>1</mn>
                        <mn>6</mn>
                      </mfrac>
                      <msqrt>
                        <msup>
                          <mi>u</mi>
                          <mn>3</mn>
                        </msup>
                      </msqrt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frac>
                        <mn>1</mn>
                        <mn>6</mn>
                      </mfrac>
                      <msqrt>
                        <msup>
                          <mrow>
                            <mo fence="true" stretchy="true">(</mo>
                            <mrow>
                              <mrow>
                                <mn>2</mn>
                                <mrow>
                                  <msup>
                                    <mi>x</mi>
                                    <mn>2</mn>
                                  </msup>
                                  <mo stretchy="false">+</mo>
                                  <mn>1</mn>
                                </mrow>
                              </mrow>
                            </mrow>
                            <mo fence="true" stretchy="true">)</mo>
                          </mrow>
                          <mn>3</mn>
                        </msup>
                      </msqrt>
                    </mrow>
                  </mrow>
                  <mo fence="true" stretchy="true">]</mo>
                </mrow>
                <mn>0</mn>
                <mn>2</mn>
              </msubsup>
            </mrow>
            <mtext>=</mtext>
          </mrow>
        </mtd>
      </mtr>
      <mtr>
        <mtd>
          <mrow>
            <mfrac>
              <mn>1</mn>
              <mn>6</mn>
            </mfrac>
            <mrow>
              <mrow>
                <mo fence="true" stretchy="true">[</mo>
                <mrow>
                  <mrow>
                    <msqrt>
                      <msup>
                        <mrow>
                          <mo fence="true" stretchy="true">(</mo>
                          <mrow>
                            <mrow>
                              <mrow>
                                <mn>2</mn>
                                <mo stretchy="false">⋅</mo>
                                <msup>
                                  <mn>2</mn>
                                  <mn>2</mn>
                                </msup>
                              </mrow>
                              <mo stretchy="false">+</mo>
                              <mn>1</mn>
                            </mrow>
                          </mrow>
                          <mo fence="true" stretchy="true">)</mo>
                        </mrow>
                        <mn>3</mn>
                      </msup>
                    </msqrt>
                    <mo stretchy="false">−</mo>
                    <msqrt>
                      <msup>
                        <mrow>
                          <mo fence="true" stretchy="true">(</mo>
                          <mrow>
                            <mrow>
                              <mrow>
                                <mn>2</mn>
                                <mo stretchy="false">⋅</mo>
                                <msup>
                                  <mn>0</mn>
                                  <mn>2</mn>
                                </msup>
                              </mrow>
                              <mo stretchy="false">+</mo>
                              <mn>1</mn>
                            </mrow>
                          </mrow>
                          <mo fence="true" stretchy="true">)</mo>
                        </mrow>
                        <mn>3</mn>
                      </msup>
                    </msqrt>
                  </mrow>
                </mrow>
                <mo fence="true" stretchy="true">]</mo>
              </mrow>
              <mo stretchy="false">=</mo>
              <mfrac>
                <mn>1</mn>
                <mn>6</mn>
              </mfrac>
            </mrow>
            <mrow>
              <mrow>
                <mo fence="true" stretchy="true">(</mo>
                <mrow>
                  <mrow>
                    <msqrt>
                      <msup>
                        <mn>9</mn>
                        <mn>3</mn>
                      </msup>
                    </msqrt>
                    <mo stretchy="false">−</mo>
                    <msqrt>
                      <msup>
                        <mn>1</mn>
                        <mn>3</mn>
                      </msup>
                    </msqrt>
                  </mrow>
                </mrow>
                <mo fence="true" stretchy="true">)</mo>
              </mrow>
              <mo stretchy="false">=</mo>
              <mfrac>
                <mn>1</mn>
                <mn>6</mn>
              </mfrac>
            </mrow>
            <mrow>
              <mrow>
                <mo fence="true" stretchy="true">(</mo>
                <mrow>
                  <mrow>
                    <msqrt>
                      <mrow>
                        <msup>
                          <mn>9</mn>
                          <mn>2</mn>
                        </msup>
                        <msup>
                          <mn>3</mn>
                          <mn>2</mn>
                        </msup>
                      </mrow>
                    </msqrt>
                    <mo stretchy="false">−</mo>
                    <mn>1</mn>
                  </mrow>
                </mrow>
                <mo fence="true" stretchy="true">)</mo>
              </mrow>
              <mo stretchy="false">=</mo>
              <mfrac>
                <mn>1</mn>
                <mn>6</mn>
              </mfrac>
            </mrow>
            <mrow>
              <mrow>
                <mo fence="true" stretchy="false">(</mo>
                <mrow>
                  <mrow>
                    <mn>27</mn>
                    <mo stretchy="false">−</mo>
                    <mn>1</mn>
                  </mrow>
                </mrow>
                <mo fence="true" stretchy="false">)</mo>
              </mrow>
              <mo stretchy="false">=</mo>
              <mfrac>
                <mn>1</mn>
                <mn>6</mn>
              </mfrac>
            </mrow>
            <mrow>
              <mn>26</mn>
              <mo stretchy="false">=</mo>
              <mstyle color="red">
                <mfrac>
                  <mn>13</mn>
                  <mn>3</mn>
                </mfrac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</mstyle>
            </mrow>
            <mi>,</mi>
            <mrow>
              <mfrac>
                <mrow>
                  <mo stretchy="false">∂</mo>
                  <mi>u</mi>
                </mrow>
                <mrow>
                  <mo stretchy="false">∂</mo>
                  <mi>x</mi>
                </mrow>
              </mfrac>
              <mo stretchy="false">=</mo>
              <mn>4</mn>
            </mrow>
            <mi>x</mi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frac>
                  <mrow>
                    <mo stretchy="false">∂</mo>
                    <mi>u</mi>
                  </mrow>
                  <mrow>
                    <mn>4</mn>
                    <mi>x</mi>
                  </mrow>
                </mfrac>
              </mstyle>
            </mrow>
          </mrow>
        </mtd>
      </mtr>
    </mtable>
    <annotation encoding="StarMath 5.0">color red{int from 0 to 2 sqrt{ 2x^2 + 1 }x partial x} = int from 0 to 2 sqrt u overstrike x {{partial u} over {4 overstrike x}} =  {1 over 4} int from 0 to 2 u^{1 over 2} partial u = left none {1 over 4}{u^{3 over 2} over {left( 3 over 2 right)}} right ]_0^2 = left none {1 over 4}{2 over 3} sqrt u^3 right ]_0^2 = left none {1 over 6} sqrt u^3 right ]_0^2 = left none {1 over 6} sqrt left( 2x^2 + 1 right)^3 right ]_0^2 "=" newline 
{1 over 6} left[ sqrt left( 2 cdot 2^2 + 1 right)^3 - sqrt left( 2 cdot 0^2 + 1 right)^3 right] = {1 over 6} left( sqrt 9^3 - sqrt 1^3 right) = {1 over 6} left( sqrt {9^{2}3^2} - 1 right) = { 1 over 6 }( 27 - 1 ) = { 1 over 6 }26 = color red{13 over 3} newline
color green{ u } = color green{ 2x^2 + 1 } , { partial u } over { partial x } = 4x -&gt; color green{ partial x } = color green{ {partial u} over {4x} }</annotation>
  </semantics>
</math>
</file>

<file path=Object 4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1</mn>
                          </mrow>
                        </mrow>
                        <mo fence="true" stretchy="true">)</mo>
                      </mrow>
                      <mn>4</mn>
                    </msup>
                  </mrow>
                  <msup>
                    <mi>x</mi>
                    <mn>2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u</mi>
                  <mn>4</mn>
                </msup>
              </mrow>
            </mrow>
            <menclose notation="horizontalstrike">
              <msup>
                <mi>x</mi>
                <mn>2</mn>
              </msup>
            </menclose>
            <mrow>
              <mfrac>
                <mrow>
                  <mo stretchy="false">∂</mo>
                  <mi>u</mi>
                </mrow>
                <mrow>
                  <mn>3</mn>
                  <menclose notation="horizontalstrike">
                    <msup>
                      <mi>x</mi>
                      <mn>2</mn>
                    </msup>
                  </menclose>
                </mrow>
              </mfrac>
              <mo stretchy="false">=</mo>
              <mfrac>
                <mn>1</mn>
                <mn>3</mn>
              </mfrac>
            </mrow>
            <mrow>
              <mo stretchy="false">∫</mo>
              <msup>
                <mi>u</mi>
                <mn>4</mn>
              </msup>
            </mrow>
            <mo stretchy="false">∂</mo>
            <mrow>
              <mi>u</mi>
              <mo stretchy="false">=</mo>
              <mfrac>
                <mn>1</mn>
                <mn>3</mn>
              </mfrac>
            </mrow>
            <mrow>
              <mrow>
                <mfrac>
                  <msup>
                    <mi>u</mi>
                    <mn>5</mn>
                  </msup>
                  <mn>5</mn>
                </mfrac>
                <mo stretchy="false">+</mo>
                <mi>c</mi>
              </mrow>
              <mo stretchy="false">=</mo>
              <mstyle color="red">
                <mrow>
                  <mfrac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1</mn>
                          </mrow>
                        </mrow>
                        <mo fence="true" stretchy="true">)</mo>
                      </mrow>
                      <mn>5</mn>
                    </msup>
                    <mn>15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3</mn>
                  </msup>
                  <mo stretchy="false">−</mo>
                  <mn>1</mn>
                </mrow>
              </mstyle>
            </mrow>
            <mi>,</mi>
            <mrow>
              <mfrac>
                <mrow>
                  <mo stretchy="false">∂</mo>
                  <mi>u</mi>
                </mrow>
                <mrow>
                  <mo stretchy="false">∂</mo>
                  <mi>x</mi>
                </mrow>
              </mfrac>
              <mo stretchy="false">=</mo>
              <mn>3</mn>
            </mrow>
            <msup>
              <mi>x</mi>
              <mn>2</mn>
            </msup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frac>
                  <mrow>
                    <mo stretchy="false">∂</mo>
                    <mi>u</mi>
                  </mrow>
                  <mrow>
                    <mn>3</mn>
                    <msup>
                      <mi>x</mi>
                      <mn>2</mn>
                    </msup>
                  </mrow>
                </mfrac>
              </mstyle>
            </mrow>
          </mrow>
        </mtd>
      </mtr>
    </mtable>
    <annotation encoding="StarMath 5.0">color red{int left( x^3 - 1 right)^{4}x^2 partial x} = int u^4 overstrike x^2{{partial u} over {3 overstrike x^2}} = {1 over 3} int u^4 partial u = {1 over 3}{u^5 over 5} + c = color red{{left( x^3 - 1 right)^5} over 15 + c} newline
color green{ u } = color green{ x^3 - 1 } , { partial u } over { partial x } = 3x^2 -&gt; color green{ partial x } = color green{ {partial u} over {3x^2} } </annotation>
  </semantics>
</math>
</file>

<file path=Object 4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sup>
                        <mrow>
                          <mo fence="true" stretchy="tru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true">)</mo>
                        </mrow>
                        <mn>3</mn>
                      </msup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true">)</mo>
                  </mrow>
                  <mrow>
                    <mo stretchy="false">−</mo>
                    <mn>3</mn>
                  </mrow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3</mn>
                  </mrow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row>
                  <mo stretchy="false">−</mo>
                  <mn>3</mn>
                </mrow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row>
                <mfrac>
                  <msup>
                    <mi>u</mi>
                    <mrow>
                      <mo stretchy="false">−</mo>
                      <mn>2</mn>
                    </mrow>
                  </msup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o stretchy="false">−</mo>
                    <mn>1</mn>
                  </mrow>
                  <mrow>
                    <mn>4</mn>
                    <msup>
                      <mi>u</mi>
                      <mn>2</mn>
                    </msup>
                  </mrow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o stretchy="false">−</mo>
                  <mn>1</mn>
                </mrow>
                <mrow>
                  <mn>4</mn>
                  <msup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true">)</mo>
                    </mrow>
                    <mn>2</mn>
                  </msup>
                </mrow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−</mo>
                  <mn>1</mn>
                </mrow>
              </mstyle>
            </mrow>
            <mi>,</mi>
            <mo stretchy="false">∂</mo>
            <mrow>
              <mi>u</mi>
              <mo stretchy="false">=</mo>
              <mn>2</mn>
            </mrow>
            <mi>x</mi>
            <mo stretchy="false">∂</mo>
            <mi>x</mi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{ x over {left( x^2 - 1 right)^3} } partial x} = int left( x^2 - 1 right)^{-3}x partial x = int u^{-3}{{partial u} over 2} = {1 over 2} int u^{-3} partial u = {1 over 2}{u^{-2} over (-2)} + c = -1 over {4u^2} + c "=" newline 
color red{-1 over {4 left( x^2 - 1 right)^2} + c} newline
color green{ u } = color green{ x^2 - 1 } , partial u = 2x partial x -&gt;  color green{ {partial u} over 2 } = color green{ x partial x }</annotation>
  </semantics>
</math>
</file>

<file path=Object 5/content.xml><?xml version="1.0" encoding="utf-8"?>
<math xmlns="http://www.w3.org/1998/Math/MathML" display="block">
  <semantics>
    <mrow>
      <mrow>
        <mo stretchy="false">∫</mo>
        <mn>3</mn>
      </mrow>
      <mo stretchy="false">∂</mo>
      <mrow>
        <mi>x</mi>
        <mo stretchy="false">=</mo>
        <mn>3</mn>
      </mrow>
      <mrow>
        <mo stretchy="false">∫</mo>
        <mo stretchy="false">∂</mo>
      </mrow>
      <mrow>
        <mi>x</mi>
        <mo stretchy="false">=</mo>
        <mn>3</mn>
      </mrow>
      <mrow>
        <mi>x</mi>
        <mo stretchy="false">+</mo>
        <mi>c</mi>
      </mrow>
    </mrow>
    <annotation encoding="StarMath 5.0">int 3 partial x = 3 int partial x = 3x + c</annotation>
  </semantics>
</math>
</file>

<file path=Object 5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true">)</mo>
                      </mrow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row>
                  <mo stretchy="false">−</mo>
                  <mn>1</mn>
                </mrow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i>ln</mi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true">|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−</mo>
                  <mn>1</mn>
                </mrow>
              </mstyle>
            </mrow>
            <mi>,</mi>
            <mo stretchy="false">∂</mo>
            <mrow>
              <mi>u</mi>
              <mo stretchy="false">=</mo>
              <mn>2</mn>
            </mrow>
            <mi>x</mi>
            <mo stretchy="false">∂</mo>
            <mi>x</mi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{ x over left( x^2 - 1 right) } partial x} = int left( x^2 - 1 right)^{-1}x partial x = int u^{-1}{{partial u} over 2} = {1 over 2} int u^{-1} partial u = {1 over 2}ln abs{u} + c = color red{{ln abs{ x^2 - 1 }} over 2 + c} newline
color green{ u } = color green{ x^2 - 1 } , partial u = 2x partial x -&gt; color green{ {partial u} over 2 } = color green{ x partial x }</annotation>
  </semantics>
</math>
</file>

<file path=Object 5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sup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e</mi>
                  <mi>u</mi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sup>
              <mi>e</mi>
              <mi>u</mi>
            </msup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frac>
                    <msup>
                      <mi>e</mi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sup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−</mo>
                  <mn>1</mn>
                </mrow>
              </mstyle>
            </mrow>
            <mi>,</mi>
            <mo stretchy="false">∂</mo>
            <mrow>
              <mi>u</mi>
              <mo stretchy="false">=</mo>
              <mn>2</mn>
            </mrow>
            <mi>x</mi>
            <mo stretchy="false">∂</mo>
            <mi>x</mi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e^{ x^2 - 1 }x partial x} = int e^u{{partial u} over 2} = {1 over 2}e^u partial u = {1 over 2}e^u + c = color red{e^{x^2 - 1} over 2 + c} newline
color green{ u } = color green{ x^2 - 1 } , partial u = 2x partial x -&gt; color green{ {partial u} over 2 } = color green{ x partial x }</annotation>
  </semantics>
</math>
</file>

<file path=Object 5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sup>
                          <mi>x</mi>
                          <mn>3</mn>
                        </msup>
                        <mo stretchy="false">−</mo>
                        <mn>4</mn>
                      </mrow>
                    </msqrt>
                  </mrow>
                  <msup>
                    <mi>x</mi>
                    <mn>2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u</mi>
                  <mfrac>
                    <mn>1</mn>
                    <mn>2</mn>
                  </mfrac>
                </msup>
              </mrow>
            </mrow>
            <mrow>
              <mfrac>
                <mrow>
                  <mo stretchy="false">∂</mo>
                  <mi>u</mi>
                </mrow>
                <mn>3</mn>
              </mfrac>
              <mo stretchy="false">=</mo>
              <mfrac>
                <mn>1</mn>
                <mn>3</mn>
              </mfrac>
            </mrow>
            <mrow>
              <mo stretchy="false">∫</mo>
              <msup>
                <mi>u</mi>
                <mfrac>
                  <mn>1</mn>
                  <mn>2</mn>
                </mfrac>
              </msup>
            </mrow>
            <mo stretchy="false">∂</mo>
            <mrow>
              <mi>u</mi>
              <mo stretchy="false">=</mo>
              <mfrac>
                <mn>1</mn>
                <mn>3</mn>
              </mfrac>
            </mrow>
            <mrow>
              <mrow>
                <mfrac>
                  <msup>
                    <mi>u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frac>
                <mn>1</mn>
                <mn>3</mn>
              </mfrac>
            </mrow>
            <mfrac>
              <mn>2</mn>
              <mn>3</mn>
            </mfrac>
            <mrow>
              <mrow>
                <msqrt>
                  <msup>
                    <mi>u</mi>
                    <mn>3</mn>
                  </msup>
                </msqrt>
                <mo stretchy="false">+</mo>
                <mi>c</mi>
              </mrow>
              <mo stretchy="false">=</mo>
              <mrow>
                <mfrac>
                  <mrow>
                    <mn>2</mn>
                    <msqrt>
                      <msup>
                        <mi>u</mi>
                        <mn>3</mn>
                      </msup>
                    </msqrt>
                  </mrow>
                  <mn>9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n>2</mn>
                  <msqrt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4</mn>
                          </mrow>
                        </mrow>
                        <mo fence="true" stretchy="true">)</mo>
                      </mrow>
                      <mn>3</mn>
                    </msup>
                  </msqrt>
                </mrow>
                <mn>9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3</mn>
                  </msup>
                  <mo stretchy="false">−</mo>
                  <mn>4</mn>
                </mrow>
              </mstyle>
            </mrow>
            <mi>,</mi>
            <mo stretchy="false">∂</mo>
            <mrow>
              <mi>u</mi>
              <mo stretchy="false">=</mo>
              <mn>3</mn>
            </mrow>
            <msup>
              <mi>x</mi>
              <mn>2</mn>
            </msup>
            <mo stretchy="false">∂</mo>
            <mi>x</mi>
            <mo stretchy="false">→</mo>
            <mrow>
              <mstyle color="green">
                <mfrac>
                  <mrow>
                    <mo stretchy="false">∂</mo>
                    <mi>u</mi>
                  </mrow>
                  <mn>3</mn>
                </mfrac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sqrt{ x^3 - 4 }x^2 partial x} = int u^{1 over 2}{{partial u} over 3} = {1 over 3} int u^{1 over 2} partial u = {1 over 3}{u^{3 over 2} over left( 3 over 2 right)} + c = {1 over 3}{2 over 3} sqrt u^3 + c = {2 sqrt u^3} over 9 + c "=" newline 
color red{{2 sqrt left( x^3 - 4 right)^3} over 9 + c} newline
color green{ u } = color green{ x^3 - 4 } , partial u = 3x^2 partial x -&gt; color green{ {partial u} over 3 } = color green{ x^2 partial x } </annotation>
  </semantics>
</math>
</file>

<file path=Object 5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sqrt>
                        <mi>x</mi>
                      </msqrt>
                    </msup>
                  </mrow>
                  <mfrac>
                    <mrow>
                      <mo stretchy="false">∂</mo>
                      <mi>x</mi>
                    </mrow>
                    <msqrt>
                      <mi>x</mi>
                    </msqrt>
                  </mfrac>
                </mrow>
              </mstyle>
              <mo stretchy="false">=</mo>
              <mrow>
                <mo stretchy="false">∫</mo>
                <msup>
                  <mi>e</mi>
                  <msup>
                    <mi>x</mi>
                    <mfrac>
                      <mn>1</mn>
                      <mn>2</mn>
                    </mfrac>
                  </msup>
                </msup>
              </mrow>
            </mrow>
            <mrow>
              <mfrac>
                <mrow>
                  <mo stretchy="false">∂</mo>
                  <mi>x</mi>
                </mrow>
                <msup>
                  <mi>x</mi>
                  <mfrac>
                    <mn>1</mn>
                    <mn>2</mn>
                  </mfrac>
                </msup>
              </mfrac>
              <mo stretchy="false">=</mo>
              <mrow>
                <mo stretchy="false">∫</mo>
                <msup>
                  <mi>e</mi>
                  <msup>
                    <mi>x</mi>
                    <mfrac>
                      <mn>1</mn>
                      <mn>2</mn>
                    </mfrac>
                  </msup>
                </msup>
              </mrow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row>
              <mi>x</mi>
              <mo stretchy="false">=</mo>
              <mrow>
                <mo stretchy="false">∫</mo>
                <msup>
                  <mi>e</mi>
                  <mi>u</mi>
                </msup>
              </mrow>
            </mrow>
            <mn>2</mn>
            <mo stretchy="false">∂</mo>
            <mrow>
              <mi>u</mi>
              <mo stretchy="false">=</mo>
              <mn>2</mn>
            </mrow>
            <mrow>
              <mo stretchy="false">∫</mo>
              <msup>
                <mi>e</mi>
                <mi>u</mi>
              </msup>
            </mrow>
            <mo stretchy="false">∂</mo>
            <mrow>
              <mi>u</mi>
              <mo stretchy="false">=</mo>
              <mn>2</mn>
            </mrow>
            <mrow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n>2</mn>
                  <mrow>
                    <msup>
                      <mi>e</mi>
                      <msqrt>
                        <mi>x</mi>
                      </msqrt>
                    </msup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qrt>
                <mi>x</mi>
              </msqrt>
              <mo stretchy="false">=</mo>
              <mstyle color="green">
                <msup>
                  <mi>x</mi>
                  <mfrac>
                    <mn>1</mn>
                    <mn>2</mn>
                  </mfrac>
                </msup>
              </mstyle>
            </mrow>
            <mi>,</mi>
            <mo stretchy="false">∂</mo>
            <mrow>
              <mi>u</mi>
              <mo stretchy="false">=</mo>
              <mfrac>
                <mn>1</mn>
                <mn>2</mn>
              </mfrac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row>
              <mi>x</mi>
              <mo stretchy="false">=</mo>
              <mstyle color="green">
                <mrow>
                  <mn>2</mn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frac>
                      <mrow>
                        <mo stretchy="false">−</mo>
                        <mn>1</mn>
                      </mrow>
                      <mn>2</mn>
                    </mfrac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e^sqrt x { {partial x} over sqrt x }} = int e^{x^{1 over 2}} { {partial x} over x^{1 over 2} } = int e^{x^{1 over 2}}x^{-1 over 2} partial x = int e^{u}2 partial u = 2 int e^u partial u = 2 e^u + c = color red{2 e^{sqrt x} + c} newline
color green{u} = sqrt x = color green{ x^{1 over 2}} , partial u = { 1 over 2 }x^{ -1 over 2 } partial x = color green{ 2 partial u } = color green{ x^{ -1 over 2 } partial x }</annotation>
  </semantics>
</math>
</file>

<file path=Object 5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i>x</mi>
                      <mo stretchy="false">∂</mo>
                      <mi>x</mi>
                    </mrow>
                    <mroot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  <mn>5</mn>
                    </mroot>
                  </mfrac>
                </mrow>
              </mstyle>
              <mo stretchy="false">=</mo>
              <mrow>
                <mo stretchy="false">∫</mo>
                <mfrac>
                  <mi>x</mi>
                  <msup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true">)</mo>
                    </mrow>
                    <mfrac>
                      <mn>1</mn>
                      <mn>5</mn>
                    </mfrac>
                  </msup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true">)</mo>
                  </mrow>
                  <mfrac>
                    <mrow>
                      <mo stretchy="false">−</mo>
                      <mn>1</mn>
                    </mrow>
                    <mn>5</mn>
                  </mfrac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frac>
                    <mrow>
                      <mo stretchy="false">−</mo>
                      <mn>1</mn>
                    </mrow>
                    <mn>5</mn>
                  </mfrac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frac>
                  <mrow>
                    <mo stretchy="false">−</mo>
                    <mn>1</mn>
                  </mrow>
                  <mn>5</mn>
                </mfrac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frac>
                <msup>
                  <mi>u</mi>
                  <mfrac>
                    <mn>4</mn>
                    <mn>5</mn>
                  </mfrac>
                </msup>
                <mrow>
                  <mo fence="true" stretchy="true">(</mo>
                  <mrow>
                    <mfrac>
                      <mn>4</mn>
                      <mn>5</mn>
                    </mfrac>
                  </mrow>
                  <mo fence="true" stretchy="true">)</mo>
                </mrow>
              </mfrac>
              <mo stretchy="false">+</mo>
              <mi>c</mi>
            </mrow>
            <mtext>=</mtext>
          </mrow>
        </mtd>
      </mtr>
      <mtr>
        <mtd>
          <mrow>
            <mfrac>
              <mn>1</mn>
              <mn>2</mn>
            </mfrac>
            <mfrac>
              <mn>5</mn>
              <mn>4</mn>
            </mfrac>
            <mrow>
              <mrow>
                <mroot>
                  <msup>
                    <mi>u</mi>
                    <mn>4</mn>
                  </msup>
                  <mn>5</mn>
                </mroot>
                <mo stretchy="false">+</mo>
                <mi>c</mi>
              </mrow>
              <mo stretchy="false">=</mo>
              <mrow>
                <mfrac>
                  <mrow>
                    <mn>5</mn>
                    <mroot>
                      <msup>
                        <mi>u</mi>
                        <mn>4</mn>
                      </msup>
                      <mn>5</mn>
                    </mroot>
                  </mrow>
                  <mn>8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n>5</mn>
                      <mroot>
                        <msup>
                          <mrow>
                            <mo fence="true" stretchy="true">(</mo>
                            <mrow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1</mn>
                              </mrow>
                            </mrow>
                            <mo fence="true" stretchy="true">)</mo>
                          </mrow>
                          <mn>4</mn>
                        </msup>
                        <mn>5</mn>
                      </mroot>
                    </mrow>
                    <mn>8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−</mo>
                  <mn>1</mn>
                </mrow>
              </mstyle>
            </mrow>
            <mi>,</mi>
            <mo stretchy="false">∂</mo>
            <mrow>
              <mi>u</mi>
              <mo stretchy="false">=</mo>
              <mn>2</mn>
            </mrow>
            <mi>x</mi>
            <mo stretchy="false">∂</mo>
            <mi>x</mi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{ {x partial x} over nroot 5 {x^2 - 1}}} = int { x over left(x^2 - 1 right)^{1 over 5} } partial x = int left(x^2 - 1 right)^{-1 over 5}x partial x = int u^{-1 over 5}{{partial u} over 2} = {1 over 2} int u^{-1 over 5} partial u = {1 over 2}{u^{4 over 5} over left( 4 over 5 right)} + c "=" newline 
{1 over 2}{5 over 4} nroot 5 u^4 + c = {5 nroot 5 u^4} over 8 + c = color red{{5 nroot 5 left( x^2 - 1 right)^4} over 8 + c} newline
color green{ u } = color green{ x^2 - 1 } , partial u = 2x partial x -&gt; color green{ {partial u} over 2 } = color green{ x partial x }</annotation>
  </semantics>
</math>
</file>

<file path=Object 5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sup>
                        <mi>e</mi>
                        <mi>t</mi>
                      </msup>
                      <mo stretchy="false">∂</mo>
                      <mi>t</mi>
                    </mrow>
                    <mrow>
                      <msup>
                        <mi>e</mi>
                        <mi>t</mi>
                      </msup>
                      <mo stretchy="false">+</mo>
                      <mn>4</mn>
                    </mrow>
                  </mfrac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e</mi>
                          <mi>t</mi>
                        </msup>
                        <mo stretchy="false">+</mo>
                        <mn>4</mn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sup>
              <mi>e</mi>
              <mi>t</mi>
            </msup>
            <mo stretchy="false">∂</mo>
            <mrow>
              <mi>t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o stretchy="false">∂</mo>
            <mrow>
              <mi>u</mi>
              <mo stretchy="false">=</mo>
              <mi>ln</mi>
            </mrow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sup>
                            <mi>e</mi>
                            <mi>t</mi>
                          </msup>
                          <mo stretchy="false">+</mo>
                          <mn>4</mn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e</mi>
                    <mi>t</mi>
                  </msup>
                  <mo stretchy="false">+</mo>
                  <mn>4</mn>
                </mrow>
              </mstyle>
            </mrow>
            <mi>,</mi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>e</mi>
                    <mi>t</mi>
                  </msup>
                  <mo stretchy="false">∂</mo>
                  <mi>t</mi>
                </mrow>
              </mstyle>
            </mrow>
          </mrow>
        </mtd>
      </mtr>
    </mtable>
    <annotation encoding="StarMath 5.0">color red{int { {e^t partial t} over {e^t + 4} }} = int left(e^t + 4 right)^{-1}e^t partial t = int u^{-1} partial u = ln abs{u} + c = color red{ln abs{e^t + 4} + c} newline
color green{ u } = color green{ e^t + 4 } , color green{partial u} = color green{e^t partial t}</annotation>
  </semantics>
</math>
</file>

<file path=Object 5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sup>
                        <mn>10</mn>
                        <mrow>
                          <mn>3</mn>
                          <mi>x</mi>
                        </mrow>
                      </msup>
                    </msqrt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n>10</mn>
                  <mfrac>
                    <mrow>
                      <mn>3</mn>
                      <mi>x</mi>
                    </mrow>
                    <mn>2</mn>
                  </mfrac>
                </msup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n>10</mn>
                  <mi>u</mi>
                </msup>
              </mrow>
            </mrow>
            <mfrac>
              <mn>2</mn>
              <mn>3</mn>
            </mfrac>
            <mo stretchy="false">∂</mo>
            <mrow>
              <mi>u</mi>
              <mo stretchy="false">=</mo>
              <mfrac>
                <mn>2</mn>
                <mn>3</mn>
              </mfrac>
            </mrow>
            <mrow>
              <mo stretchy="false">∫</mo>
              <msup>
                <mn>10</mn>
                <mi>u</mi>
              </msup>
            </mrow>
            <mo stretchy="false">∂</mo>
            <mrow>
              <mi>u</mi>
              <mo stretchy="false">=</mo>
              <mfrac>
                <mn>2</mn>
                <mn>3</mn>
              </mfrac>
            </mrow>
            <mrow>
              <mrow>
                <mfrac>
                  <msup>
                    <mn>10</mn>
                    <mi>u</mi>
                  </msup>
                  <mrow>
                    <mi>ln</mi>
                    <mrow>
                      <mo fence="true" stretchy="true">|</mo>
                      <mrow>
                        <mn>10</mn>
                      </mrow>
                      <mo fence="true" stretchy="true">|</mo>
                    </mrow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n>2</mn>
                    <mo stretchy="false">⋅</mo>
                    <msup>
                      <mn>10</mn>
                      <mfrac>
                        <mrow>
                          <mn>3</mn>
                          <mi>x</mi>
                        </mrow>
                        <mn>2</mn>
                      </mfrac>
                    </msup>
                  </mrow>
                  <mrow>
                    <mn>3</mn>
                    <mi>ln</mi>
                    <mrow>
                      <mo fence="true" stretchy="true">|</mo>
                      <mrow>
                        <mn>10</mn>
                      </mrow>
                      <mo fence="true" stretchy="true">|</mo>
                    </mrow>
                  </mrow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n>2</mn>
                      <msqrt>
                        <msup>
                          <mn>10</mn>
                          <mrow>
                            <mn>3</mn>
                            <mi>x</mi>
                          </mrow>
                        </msup>
                      </msqrt>
                    </mrow>
                    <mrow>
                      <mn>3</mn>
                      <mi>ln</mi>
                      <mrow>
                        <mo fence="true" stretchy="true">|</mo>
                        <mrow>
                          <mn>10</mn>
                        </mrow>
                        <mo fence="true" stretchy="true">|</mo>
                      </mrow>
                    </mrow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frac>
                  <mrow>
                    <mn>3</mn>
                    <mi>x</mi>
                  </mrow>
                  <mn>2</mn>
                </mfrac>
              </mstyle>
            </mrow>
            <mi>,</mi>
            <mo stretchy="false">∂</mo>
            <mrow>
              <mi>u</mi>
              <mo stretchy="false">=</mo>
              <mfrac>
                <mn>3</mn>
                <mn>2</mn>
              </mfrac>
            </mrow>
            <mo stretchy="false">∂</mo>
            <mrow>
              <mi>x</mi>
              <mo stretchy="false">=</mo>
              <mstyle color="green">
                <mrow>
                  <mfrac>
                    <mn>2</mn>
                    <mn>3</mn>
                  </mfrac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n>2</mn>
                              <msqrt>
                                <msup>
                                  <mn>10</mn>
                                  <mrow>
                                    <mn>3</mn>
                                    <mi>x</mi>
                                  </mrow>
                                </msup>
                              </msqrt>
                            </mrow>
                            <mrow>
                              <mn>3</mn>
                              <mi>ln</mi>
                              <mrow>
                                <mo fence="true" stretchy="true">|</mo>
                                <mrow>
                                  <mn>10</mn>
                                </mrow>
                                <mo fence="true" stretchy="true">|</mo>
                              </mrow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2</mn>
                          <mrow>
                            <mn>3</mn>
                            <mi>ln</mi>
                            <mrow>
                              <mo fence="true" stretchy="true">|</mo>
                              <mrow>
                                <mn>10</mn>
                              </mrow>
                              <mo fence="true" stretchy="true">|</mo>
                            </mrow>
                          </mrow>
                        </mfrac>
                        <mrow>
                          <msup>
                            <mn>10</mn>
                            <mfrac>
                              <mrow>
                                <mn>3</mn>
                                <mi>x</mi>
                              </mrow>
                              <mn>2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enclose notation="horizontalstrike">
                  <mn>2</mn>
                </menclose>
                <menclose notation="horizontalstrike">
                  <mrow>
                    <mn>3</mn>
                    <mi>ln</mi>
                    <mrow>
                      <mo fence="true" stretchy="true">|</mo>
                      <mrow>
                        <mn>10</mn>
                      </mrow>
                      <mo fence="true" stretchy="true">|</mo>
                    </mrow>
                  </mrow>
                </menclose>
              </mfrac>
            </mrow>
            <mrow>
              <mrow>
                <mfrac>
                  <mrow>
                    <menclose notation="horizontalstrike">
                      <mrow>
                        <mn>3</mn>
                        <mi>ln</mi>
                        <mrow>
                          <mo fence="true" stretchy="true">|</mo>
                          <mrow>
                            <mn>10</mn>
                          </mrow>
                          <mo fence="true" stretchy="true">|</mo>
                        </mrow>
                      </mrow>
                    </menclose>
                    <msqrt>
                      <msup>
                        <mn>10</mn>
                        <mrow>
                          <mn>3</mn>
                          <mi>x</mi>
                        </mrow>
                      </msup>
                    </msqrt>
                  </mrow>
                  <menclose notation="horizontalstrike">
                    <mn>2</mn>
                  </menclose>
                </mfrac>
                <mo stretchy="false">+</mo>
                <mn>0</mn>
              </mrow>
              <mo stretchy="false">=</mo>
              <mstyle color="blue">
                <msqrt>
                  <msup>
                    <mn>10</mn>
                    <mrow>
                      <mn>3</mn>
                      <mi>x</mi>
                    </mrow>
                  </msup>
                </msqrt>
              </mstyle>
            </mrow>
          </mrow>
        </mtd>
      </mtr>
      <mtr>
        <mtd>
          <mrow>
            <mrow>
              <mstyle color="green">
                <mi>y</mi>
              </mstyle>
              <mo stretchy="false">=</mo>
              <mstyle color="green">
                <msup>
                  <mn>10</mn>
                  <mfrac>
                    <mrow>
                      <mn>3</mn>
                      <mi>x</mi>
                    </mrow>
                    <mn>2</mn>
                  </mfrac>
                </msup>
              </mstyle>
            </mrow>
            <mo stretchy="false">→</mo>
            <mi>ln</mi>
            <mrow>
              <mrow>
                <mo fence="true" stretchy="true">|</mo>
                <mrow>
                  <mi>y</mi>
                </mrow>
                <mo fence="true" stretchy="true">|</mo>
              </mrow>
              <mo stretchy="false">=</mo>
              <mi>ln</mi>
            </mrow>
            <mrow>
              <mrow>
                <mo fence="true" stretchy="true">|</mo>
                <mrow>
                  <msup>
                    <mn>10</mn>
                    <mfrac>
                      <mrow>
                        <mn>3</mn>
                        <mi>x</mi>
                      </mrow>
                      <mn>2</mn>
                    </mfrac>
                  </msup>
                </mrow>
                <mo fence="true" stretchy="true">|</mo>
              </mrow>
              <mo stretchy="false">=</mo>
              <mfrac>
                <mrow>
                  <mn>3</mn>
                  <mi>x</mi>
                </mrow>
                <mn>2</mn>
              </mfrac>
            </mrow>
            <mi>ln</mi>
            <mrow>
              <mrow>
                <mo fence="true" stretchy="true">|</mo>
                <mrow>
                  <mn>10</mn>
                </mrow>
                <mo fence="true" stretchy="true">|</mo>
              </mrow>
              <mo stretchy="false">=</mo>
              <mfrac>
                <mrow>
                  <mn>3</mn>
                  <mi>ln</mi>
                  <mrow>
                    <mo fence="true" stretchy="true">|</mo>
                    <mrow>
                      <mn>10</mn>
                    </mrow>
                    <mo fence="true" stretchy="true">|</mo>
                  </mrow>
                </mrow>
                <mn>2</mn>
              </mfrac>
            </mrow>
            <mi>x</mi>
          </mrow>
        </mtd>
      </mtr>
      <mtr>
        <mtd>
          <mrow>
            <mrow>
              <mfrac>
                <mrow>
                  <mo stretchy="false">∂</mo>
                  <mrow>
                    <mo fence="true" stretchy="true">(</mo>
                    <mrow>
                      <mrow>
                        <mi>ln</mi>
                        <mrow>
                          <mo fence="true" stretchy="true">|</mo>
                          <mrow>
                            <mi>y</mi>
                          </mrow>
                          <mo fence="true" stretchy="true">|</mo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y</mi>
                </mrow>
              </mfrac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n>3</mn>
                            <mi>ln</mi>
                            <mrow>
                              <mo fence="true" stretchy="true">|</mo>
                              <mrow>
                                <mn>10</mn>
                              </mrow>
                              <mo fence="true" stretchy="true">|</mo>
                            </mrow>
                          </mrow>
                          <mn>2</mn>
                        </mfrac>
                        <mi>x</mi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o stretchy="false">→</mo>
            <mfrac>
              <mn>1</mn>
              <mi>y</mi>
            </mfrac>
            <mo stretchy="false">∂</mo>
            <mrow>
              <mi>y</mi>
              <mo stretchy="false">=</mo>
              <mfrac>
                <mrow>
                  <mn>3</mn>
                  <mi>ln</mi>
                  <mrow>
                    <mo fence="true" stretchy="true">|</mo>
                    <mrow>
                      <mn>10</mn>
                    </mrow>
                    <mo fence="true" stretchy="true">|</mo>
                  </mrow>
                </mrow>
                <mn>2</mn>
              </mfrac>
            </mrow>
            <mo stretchy="false">∂</mo>
            <mi>x</mi>
            <mo stretchy="false">→</mo>
            <mo stretchy="false">∂</mo>
            <mrow>
              <mi>y</mi>
              <mo stretchy="false">=</mo>
              <mi>y</mi>
            </mrow>
            <mfrac>
              <mrow>
                <mn>3</mn>
                <mi>ln</mi>
                <mrow>
                  <mo fence="true" stretchy="true">|</mo>
                  <mrow>
                    <mn>10</mn>
                  </mrow>
                  <mo fence="true" stretchy="true">|</mo>
                </mrow>
              </mrow>
              <mn>2</mn>
            </mfrac>
            <mo stretchy="false">∂</mo>
            <mi>x</mi>
            <mo stretchy="false">→</mo>
            <mstyle color="green"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</mstyle>
            <mtext>=</mtext>
          </mrow>
        </mtd>
      </mtr>
      <mtr>
        <mtd>
          <mrow>
            <msup>
              <mn>10</mn>
              <mfrac>
                <mrow>
                  <mn>3</mn>
                  <mi>x</mi>
                </mrow>
                <mn>2</mn>
              </mfrac>
            </msup>
            <mrow>
              <mfrac>
                <mrow>
                  <mn>3</mn>
                  <mi>ln</mi>
                  <mrow>
                    <mo fence="true" stretchy="true">|</mo>
                    <mrow>
                      <mn>10</mn>
                    </mrow>
                    <mo fence="true" stretchy="true">|</mo>
                  </mrow>
                </mrow>
                <mn>2</mn>
              </mfrac>
              <mo stretchy="false">=</mo>
              <mstyle color="green">
                <mfrac>
                  <mrow>
                    <mn>3</mn>
                    <mi>ln</mi>
                    <mrow>
                      <mo fence="true" stretchy="true">|</mo>
                      <mrow>
                        <mn>10</mn>
                      </mrow>
                      <mo fence="true" stretchy="true">|</mo>
                    </mrow>
                    <msqrt>
                      <msup>
                        <mn>10</mn>
                        <mrow>
                          <mn>3</mn>
                          <mi>x</mi>
                        </mrow>
                      </msup>
                    </msqrt>
                  </mrow>
                  <mn>2</mn>
                </mfrac>
              </mstyle>
            </mrow>
          </mrow>
        </mtd>
      </mtr>
    </mtable>
    <annotation encoding="StarMath 5.0">color red{int sqrt 10^{ 3x } partial x} = int 10^{{ 3x } over 2} partial x = int 10^u {2 over 3}partial u = {2 over 3} int 10^u partial u = {2 over 3}{10^u} over {ln abs{10}} + c = {2 cdot 10^{{ 3x } over 2}} over {3 ln abs{10}} + c = color red{{2 sqrt 10^{3x}} over {3 ln abs{10}} + c} newline
color green{ u } = color green{ {3x} over 2 } , partial u = { 3 over 2 } partial x = color green{ {2 over 3}partial u } = color green{ partial x } newline newline
color blue{ {partial left( {2 sqrt 10^{3x}} over {3 ln abs{10}} + c right)} over {partial x} } = {partial left( {2 over {3 ln abs{10}}} 10^{{3x} over 2} + c right)} over {partial x} = {overstrike 2 over {overstrike {3 ln abs{10}}}}{{overstrike {3 ln abs{10}} sqrt 10^{3x}} over overstrike 2} + 0 = color blue{sqrt 10^{3x}} newline
color green{y} = color green{10^{{3x} over 2}} -&gt; ln abs{ y } = ln abs{ 10^{{3x} over 2} } = {{3x} over 2} ln abs{ 10 } = {{3 ln abs{10}} over 2}x newline
{ partial left( ln abs{ y } right) } over { partial y } = { partial left( {{3 ln abs{10}} over 2}x right) } over { partial x } -&gt; { 1 over y } partial y = {{3 ln abs{10}} over 2} partial x -&gt; partial y = y { {3 ln abs{10}} over 2 } partial x -&gt; color green{{partial y} over {partial x}} "=" newline
10^{ {3x} over 2 }{ {3 ln abs{10}} over 2 } = color green{ {3 ln abs{10} sqrt 10^{3x}} over 2 }</annotation>
  </semantics>
</math>
</file>

<file path=Object 57/content.xml><?xml version="1.0" encoding="utf-8"?>
<math xmlns="http://www.w3.org/1998/Math/MathML" display="block">
  <semantics>
    <mtable>
      <mtr>
        <mtd>
          <mrow>
            <mrow>
              <mstyle color="blue">
                <mfrac>
                  <mrow>
                    <mo stretchy="false">∂</mo>
                    <mi>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style color="blue">
                <mrow>
                  <mn>20</mn>
                  <mo stretchy="false">−</mo>
                  <mfrac>
                    <mrow>
                      <mn>4</mn>
                      <msup>
                        <mi>x</mi>
                        <mn>3</mn>
                      </msup>
                    </mrow>
                    <mn>5</mn>
                  </mfrac>
                </mrow>
              </mstyle>
            </mrow>
            <mo stretchy="false">→</mo>
            <mrow>
              <menclose notation="horizontalstrike">
                <mrow>
                  <mrow>
                    <mo stretchy="false">∫</mo>
                    <mo stretchy="false">∂</mo>
                  </mrow>
                  <mi>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row>
                <mo stretchy="false">∫</mo>
                <mrow>
                  <mo fence="true" stretchy="true">(</mo>
                  <mrow>
                    <mrow>
                      <mn>20</mn>
                      <mo stretchy="false">−</mo>
                      <mfrac>
                        <mrow>
                          <mn>4</mn>
                          <msup>
                            <mi>x</mi>
                            <mn>3</mn>
                          </msup>
                        </mrow>
                        <mn>5</mn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  <mo stretchy="false">→</mo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20</mn>
                          <mo stretchy="false">−</mo>
                          <mfrac>
                            <mrow>
                              <mn>4</mn>
                              <msup>
                                <mi>x</mi>
                                <mn>3</mn>
                              </msup>
                            </mrow>
                            <mn>5</mn>
                          </mfrac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20</mn>
            </mrow>
            <mrow>
              <mo stretchy="false">∫</mo>
              <mo stretchy="false">∂</mo>
            </mrow>
            <mrow>
              <mi>x</mi>
              <mo stretchy="false">−</mo>
              <mfrac>
                <mn>4</mn>
                <mn>5</mn>
              </mfrac>
            </mrow>
            <mrow>
              <mo stretchy="false">∫</mo>
              <msup>
                <mi>x</mi>
                <mn>3</mn>
              </msup>
            </mrow>
            <mo stretchy="false">∂</mo>
            <mi>x</mi>
            <mtext>=</mtext>
          </mrow>
        </mtd>
      </mtr>
      <mtr>
        <mtd>
          <mrow>
            <mn>20</mn>
            <mrow>
              <mi>x</mi>
              <mo stretchy="false">−</mo>
              <mfrac>
                <mn>4</mn>
                <mn>5</mn>
              </mfrac>
            </mrow>
            <mrow>
              <mrow>
                <mfrac>
                  <msup>
                    <mi>x</mi>
                    <mn>4</mn>
                  </msup>
                  <mn>4</mn>
                </mfrac>
                <mo stretchy="false">+</mo>
                <mi>c</mi>
              </mrow>
              <mo stretchy="false">=</mo>
              <mstyle color="red">
                <mrow>
                  <mn>20</mn>
                  <mrow>
                    <mi>x</mi>
                    <mo stretchy="false">+</mo>
                    <mfrac>
                      <msup>
                        <mi>x</mi>
                        <mn>4</mn>
                      </msup>
                      <mn>5</mn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row>
                <mrow>
                  <mn>20</mn>
                  <mo stretchy="false">⋅</mo>
                  <mn>0</mn>
                </mrow>
                <mo stretchy="false">+</mo>
                <mfrac>
                  <msup>
                    <mn>0</mn>
                    <mn>4</mn>
                  </msup>
                  <mn>5</mn>
                </mfrac>
                <mo stretchy="false">+</mo>
                <mi>c</mi>
              </mrow>
              <mo stretchy="false">=</mo>
              <mn>2000</mn>
            </mrow>
            <mo stretchy="false">→</mo>
            <mrow>
              <mstyle color="green">
                <mi>c</mi>
              </mstyle>
              <mo stretchy="false">=</mo>
              <mstyle color="green">
                <mn>2000</mn>
              </mstyle>
            </mrow>
          </mrow>
        </mtd>
      </mtr>
      <mtr>
        <mtd>
          <mrow>
            <mstyle color="red">
              <mrow>
                <mi>c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row>
                <mn>20</mn>
                <mrow>
                  <mi>x</mi>
                  <mo stretchy="false">+</mo>
                  <mfrac>
                    <msup>
                      <mi>x</mi>
                      <mn>4</mn>
                    </msup>
                    <mn>5</mn>
                  </mfrac>
                  <mo stretchy="false">+</mo>
                  <mn>2000</mn>
                </mrow>
              </mrow>
            </mstyle>
          </mrow>
        </mtd>
      </mtr>
    </mtable>
    <annotation encoding="StarMath 5.0">color blue{{ partial c(x) } over { partial x }} = color blue{20 - { 4x^3 } over 5} -&gt; overstrike {int partial c(x)} = int left( 20 - {4x^3} over 5 right) partial x-&gt; color red{int left( 20 - {4x^3} over 5 right) partial x} = 20 int partial x - { 4 over 5 } int x^3 partial x "=" newline 
20x - { 4 over 5 }{ x^4 over 4 } + c = color red{20x + x^4 over 5 + c} newline
20 cdot 0 + 0^4 over 5 + c = 2000 -&gt; color green{c} = color green{2000} newline
color red{ c(x) } = color red{20x + x^4 over 5 + 2000}</annotation>
  </semantics>
</math>
</file>

<file path=Object 58/content.xml><?xml version="1.0" encoding="utf-8"?>
<math xmlns="http://www.w3.org/1998/Math/MathML" display="block">
  <semantics>
    <mrow>
      <mfrac>
        <mrow>
          <mo stretchy="false">∂</mo>
          <mi>c</mi>
          <mrow>
            <mo fence="true" stretchy="false">(</mo>
            <mrow>
              <mi>x</mi>
            </mrow>
            <mo fence="true" stretchy="false">)</mo>
          </mrow>
        </mrow>
        <mrow>
          <mo stretchy="false">∂</mo>
          <mi>x</mi>
        </mrow>
      </mfrac>
      <mo stretchy="false">=</mo>
      <mrow>
        <mn>20</mn>
        <mo stretchy="false">−</mo>
        <mfrac>
          <mrow>
            <mn>4</mn>
            <msup>
              <mi>x</mi>
              <mn>3</mn>
            </msup>
          </mrow>
          <mn>5</mn>
        </mfrac>
      </mrow>
    </mrow>
    <annotation encoding="StarMath 5.0">{ partial c(x) } over { partial x } = 20 - { 4x^3 } over 5</annotation>
  </semantics>
</math>
</file>

<file path=Object 59/content.xml><?xml version="1.0" encoding="utf-8"?>
<math xmlns="http://www.w3.org/1998/Math/MathML" display="block">
  <semantics>
    <mtable>
      <mtr>
        <mtd>
          <mrow>
            <mrow>
              <mstyle color="blue">
                <mfrac>
                  <mrow>
                    <mo stretchy="false">∂</mo>
                    <mi>r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style color="blue">
                <mrow>
                  <mrow>
                    <mn>800</mn>
                    <mo stretchy="false">−</mo>
                    <mn>2</mn>
                  </mrow>
                  <msup>
                    <mi>x</mi>
                    <mn>2</mn>
                  </msup>
                </mrow>
              </mstyle>
            </mrow>
            <mo stretchy="false">→</mo>
            <mrow>
              <menclose notation="horizontalstrike">
                <mrow>
                  <mrow>
                    <mo stretchy="false">∫</mo>
                    <mo stretchy="false">∂</mo>
                  </mrow>
                  <mi>r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row>
                <mo stretchy="false">∫</mo>
                <mrow>
                  <mo fence="true" stretchy="true">(</mo>
                  <mrow>
                    <mrow>
                      <mrow>
                        <mn>800</mn>
                        <mo stretchy="false">−</mo>
                        <mn>2</mn>
                      </mrow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</mrow>
            </mrow>
            <mo stretchy="false">∂</mo>
            <mi>x</mi>
            <mo stretchy="false">→</mo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row>
                            <mn>800</mn>
                            <mo stretchy="false">−</mo>
                            <mn>2</mn>
                          </mrow>
                          <msup>
                            <mi>x</mi>
                            <mn>2</mn>
                          </msup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800</mn>
            </mrow>
            <mrow>
              <mo stretchy="false">∫</mo>
              <mo stretchy="false">∂</mo>
            </mrow>
            <mrow>
              <mi>x</mi>
              <mo stretchy="false">−</mo>
              <mn>2</mn>
            </mrow>
            <mrow>
              <mo stretchy="false">∫</mo>
              <msup>
                <mi>x</mi>
                <mn>2</mn>
              </msup>
            </mrow>
            <mo stretchy="false">∂</mo>
            <mi>x</mi>
            <mtext>=</mtext>
          </mrow>
        </mtd>
      </mtr>
      <mtr>
        <mtd>
          <mrow>
            <mn>800</mn>
            <mrow>
              <mi>x</mi>
              <mo stretchy="false">−</mo>
              <mn>2</mn>
            </mrow>
            <mrow>
              <mrow>
                <mfrac>
                  <msup>
                    <mi>x</mi>
                    <mn>3</mn>
                  </msup>
                  <mn>3</mn>
                </mfrac>
                <mo stretchy="false">+</mo>
                <mi>c</mi>
              </mrow>
              <mo stretchy="false">=</mo>
              <mstyle color="red">
                <mrow>
                  <mn>800</mn>
                  <mrow>
                    <mi>x</mi>
                    <mo stretchy="false">−</mo>
                    <mfrac>
                      <mrow>
                        <mn>2</mn>
                        <msup>
                          <mi>x</mi>
                          <mn>3</mn>
                        </msup>
                      </mrow>
                      <mn>3</mn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row>
                <mrow>
                  <mn>800</mn>
                  <mo stretchy="false">⋅</mo>
                  <mn>0</mn>
                </mrow>
                <mo stretchy="false">−</mo>
                <mfrac>
                  <mrow>
                    <mn>2</mn>
                    <mo stretchy="false">⋅</mo>
                    <msup>
                      <mn>0</mn>
                      <mn>2</mn>
                    </msup>
                  </mrow>
                  <mn>3</mn>
                </mfrac>
                <mo stretchy="false">+</mo>
                <mi>c</mi>
              </mrow>
              <mo stretchy="false">=</mo>
              <mn>0</mn>
            </mrow>
            <mo stretchy="false">→</mo>
            <mrow>
              <mstyle color="green">
                <mi>c</mi>
              </mstyle>
              <mo stretchy="false">=</mo>
              <mstyle color="green">
                <mn>0</mn>
              </mstyle>
            </mrow>
          </mrow>
        </mtd>
      </mtr>
      <mtr>
        <mtd>
          <mrow>
            <mstyle color="red">
              <mrow>
                <mi>r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row>
                <mn>800</mn>
                <mrow>
                  <mi>x</mi>
                  <mo stretchy="false">−</mo>
                  <mfrac>
                    <mrow>
                      <mn>2</mn>
                      <msup>
                        <mi>x</mi>
                        <mn>3</mn>
                      </msup>
                    </mrow>
                    <mn>3</mn>
                  </mfrac>
                </mrow>
              </mrow>
            </mstyle>
          </mrow>
        </mtd>
      </mtr>
      <mtr>
        <mtd>
          <mrow>
            <mstyle color="green">
              <mrow>
                <mi>r</mi>
                <mrow>
                  <mo fence="true" stretchy="false">(</mo>
                  <mrow>
                    <mn>6</mn>
                  </mrow>
                  <mo fence="true" stretchy="false">)</mo>
                </mrow>
              </mrow>
            </mstyle>
            <mo stretchy="false">=</mo>
            <mrow>
              <mrow>
                <mn>800</mn>
                <mo stretchy="false">⋅</mo>
                <mn>6</mn>
              </mrow>
              <mo stretchy="false">−</mo>
              <mfrac>
                <mrow>
                  <mn>2</mn>
                  <mo stretchy="false">⋅</mo>
                  <msup>
                    <mn>6</mn>
                    <mn>3</mn>
                  </msup>
                </mrow>
                <mn>3</mn>
              </mfrac>
            </mrow>
            <mo stretchy="false">=</mo>
            <mrow>
              <mn>4800</mn>
              <mo stretchy="false">−</mo>
              <mfrac>
                <mrow>
                  <mn>2</mn>
                  <mo stretchy="false">⋅</mo>
                  <msup>
                    <mn>2</mn>
                    <mn>3</mn>
                  </msup>
                  <mo stretchy="false">⋅</mo>
                  <msup>
                    <mn>3</mn>
                    <mn>3</mn>
                  </msup>
                </mrow>
                <mn>3</mn>
              </mfrac>
            </mrow>
            <mo stretchy="false">=</mo>
            <mrow>
              <mn>4800</mn>
              <mo stretchy="false">−</mo>
              <mrow>
                <msup>
                  <mn>2</mn>
                  <mn>4</mn>
                </msup>
                <mo stretchy="false">⋅</mo>
                <msup>
                  <mn>3</mn>
                  <mn>2</mn>
                </msup>
              </mrow>
            </mrow>
            <mo stretchy="false">=</mo>
            <mrow>
              <mn>4800</mn>
              <mo stretchy="false">−</mo>
              <mrow>
                <mn>16</mn>
                <mo stretchy="false">⋅</mo>
                <mn>9</mn>
              </mrow>
            </mrow>
            <mo stretchy="false">=</mo>
            <mrow>
              <mn>4800</mn>
              <mo stretchy="false">−</mo>
              <mn>144</mn>
            </mrow>
            <mo stretchy="false">=</mo>
            <mstyle color="green">
              <mn>4656</mn>
            </mstyle>
          </mrow>
        </mtd>
      </mtr>
    </mtable>
    <annotation encoding="StarMath 5.0">color blue{{partial r(x)} over { partial x }} = color blue{800 - 2x^2} -&gt; overstrike { int partial r(x)} = int left( 800 - 2x^2 right) partial x -&gt; color red{ int left( 800 - 2x^2 right) partial x } = 800 int partial x - 2 int x^2 partial x "=" newline
800x - 2{ x^3 over 3 } + c = color red{ 800x - {2x^3} over 3 + c } newline
800 cdot 0 - { 2 cdot 0^2 } over 3 + c = 0 -&gt; color green{ c } = color green{ 0 } newline
color red{ r(x) } = color red{ 800x - {2x^3} over 3 } newline 
color green{r( 6 )} = 800 cdot 6 - { 2 cdot 6^3 } over 3 = 4800 - { 2 cdot 2^3 cdot 3^3 } over 3 = 4800 - 2^4 cdot 3^2 = 4800 - 16 cdot 9 = 4800 - 144 = color green{4656}</annotation>
  </semantics>
</math>
</file>

<file path=Object 6/content.xml><?xml version="1.0" encoding="utf-8"?>
<math xmlns="http://www.w3.org/1998/Math/MathML" display="block">
  <semantics>
    <mrow>
      <mrow>
        <mo stretchy="false">∫</mo>
        <mn>5</mn>
      </mrow>
      <msup>
        <mi>x</mi>
        <mn>7</mn>
      </msup>
      <mo stretchy="false">∂</mo>
      <mrow>
        <mi>x</mi>
        <mo stretchy="false">=</mo>
        <mn>5</mn>
      </mrow>
      <mrow>
        <mo stretchy="false">∫</mo>
        <msup>
          <mi>x</mi>
          <mn>7</mn>
        </msup>
      </mrow>
      <mo stretchy="false">∂</mo>
      <mrow>
        <mi>x</mi>
        <mo stretchy="false">=</mo>
        <mrow>
          <mfrac>
            <mrow>
              <mn>5</mn>
              <msup>
                <mi>x</mi>
                <mn>8</mn>
              </msup>
            </mrow>
            <mn>8</mn>
          </mfrac>
          <mo stretchy="false">+</mo>
          <mi>c</mi>
        </mrow>
      </mrow>
    </mrow>
    <annotation encoding="StarMath 5.0">int 5x^7 partial x = 5 int x^7 partial x = {5x^8} over 8 + c</annotation>
  </semantics>
</math>
</file>

<file path=Object 60/content.xml><?xml version="1.0" encoding="utf-8"?>
<math xmlns="http://www.w3.org/1998/Math/MathML" display="block">
  <semantics>
    <mrow>
      <mrow>
        <mi mathvariant="italic">Rm</mi>
        <mo stretchy="false">=</mo>
        <mrow>
          <mn>800</mn>
          <mo stretchy="false">−</mo>
          <mn>2</mn>
        </mrow>
      </mrow>
      <msup>
        <mi>x</mi>
        <mn>2</mn>
      </msup>
    </mrow>
    <annotation encoding="StarMath 5.0">Rm = 800 -2x^2</annotation>
  </semantics>
</math>
</file>

<file path=Object 61/content.xml><?xml version="1.0" encoding="utf-8"?>
<math xmlns="http://www.w3.org/1998/Math/MathML" display="block">
  <semantics>
    <mtable>
      <mtr>
        <mtd>
          <mtext>01.  </mtext>
        </mtd>
        <mtd columnalign="left">
          <mrow>
            <mrow>
              <mo stretchy="false">∫</mo>
              <mi mathvariant="italic">sen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row>
              <mo stretchy="false">−</mo>
              <mi>cos</mi>
            </mrow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02.  </mtext>
        </mtd>
        <mtd columnalign="left">
          <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 mathvariant="italic">sen</mi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03.  </mtext>
        </mtd>
        <mtd columnalign="left">
          <mrow>
            <mrow>
              <mo stretchy="false">∫</mo>
              <mi mathvariant="italic">tg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row>
                    <mi mathvariant="italic">sec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</mrow>
        </mtd>
      </mtr>
      <mtr>
        <mtd>
          <mtext>04.  </mtext>
        </mtd>
        <mtd columnalign="left">
          <mrow>
            <mrow>
              <mo stretchy="false">∫</mo>
              <mi mathvariant="italic">cotg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row>
                    <mi mathvariant="italic">sen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</mrow>
        </mtd>
      </mtr>
      <mtr>
        <mtd>
          <mtext>05.  </mtext>
        </mtd>
        <mtd columnalign="left">
          <mrow>
            <mrow>
              <mo stretchy="false">∫</mo>
              <mi mathvariant="italic">sec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</mrow>
        </mtd>
      </mtr>
      <mtr>
        <mtd>
          <mtext>06.  </mtext>
        </mtd>
        <mtd columnalign="left">
          <mrow>
            <mrow>
              <mo stretchy="false">∫</mo>
              <mi mathvariant="italic">cossec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row>
                    <mi mathvariant="italic">cossec</mi>
                    <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  <mo stretchy="false">−</mo>
                      <mi mathvariant="italic">cotg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</mrow>
        </mtd>
      </mtr>
      <mtr>
        <mtd>
          <mtext>07.  </mtext>
        </mtd>
        <mtd columnalign="left">
          <mrow>
            <mrow>
              <mo stretchy="false">∫</mo>
              <msup>
                <mi mathvariant="italic">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 mathvariant="italic">tg</mi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08.  </mtext>
        </mtd>
        <mtd columnalign="left">
          <mrow>
            <mrow>
              <mo stretchy="false">∫</mo>
              <msup>
                <mi mathvariant="italic">cos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row>
              <mo stretchy="false">−</mo>
              <mi mathvariant="italic">cotg</mi>
            </mrow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09.  </mtext>
        </mtd>
        <mtd columnalign="left">
          <mrow>
            <mrow>
              <mo stretchy="false">∫</mo>
              <mi mathvariant="italic">sec</mi>
            </mrow>
            <mrow>
              <mo fence="true" stretchy="false">(</mo>
              <mrow>
                <mi>u</mi>
              </mrow>
              <mo fence="true" stretchy="false">)</mo>
            </mrow>
            <mi mathvariant="italic">tg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 mathvariant="italic">sec</mi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10.  </mtext>
        </mtd>
        <mtd columnalign="left">
          <mrow>
            <mrow>
              <mo stretchy="false">∫</mo>
              <mi mathvariant="italic">cossec</mi>
            </mrow>
            <mrow>
              <mo fence="true" stretchy="false">(</mo>
              <mrow>
                <mi>u</mi>
              </mrow>
              <mo fence="true" stretchy="false">)</mo>
            </mrow>
            <mi mathvariant="italic">cotg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row>
              <mo stretchy="false">−</mo>
              <mi mathvariant="italic">cossec</mi>
            </mrow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</mtable>
    <annotation encoding="StarMath 5.0">matrix { 
"01.  " # alignl int sen (u) partial u # "=" # alignl -cos( u ) + c ##
"02.  " # alignl int cos (u) partial u # "=" # alignl sen( u ) + c ##
"03.  " # alignl int tg (u) partial u # "=" # alignl ln abs{sec( u )} + c ##
"04.  " # alignl int cotg (u) partial u # "=" # alignl ln abs{sen( u )} + c ##
"05.  " # alignl int sec(u) partial u # "=" # alignl ln abs{sec(u) + tg( u )} + c ##
"06.  " # alignl int cossec(u) partial u # "=" # alignl ln abs{cossec(u) - cotg( u )} + c ##
"07.  " # alignl int sec^2(u) partial u # "=" # alignl tg(u) + c ##
"08.  " # alignl int cossec^2(u) partial u # "=" # alignl -cotg(u) + c ##
"09.  " # alignl int sec(u)tg(u) partial u # "=" # alignl sec(u) + c ##
"10.  " # alignl int cossec(u)cotg(u) partial u # "=" # alignl -cossec(u) + c
}</annotation>
  </semantics>
</math>
</file>

<file path=Object 6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i mathvariant="italic">sen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i>c</mi>
              </mrow>
              <mo stretchy="false">=</mo>
              <mrow>
                <mfrac>
                  <mrow>
                    <mrow>
                      <mo stretchy="false">−</mo>
                      <mi>cos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4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row>
                    <mo stretchy="false">−</mo>
                    <mi>cos</mi>
                  </mrow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</mrow>
                <mn>4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style>
            </mrow>
            <mi>,</mi>
            <mrow>
              <mrow>
                <mo stretchy="false">∂</mo>
                <mi>u</mi>
              </mrow>
              <mo stretchy="false">=</mo>
              <mn>4</mn>
            </mrow>
            <mi>x</mi>
            <mo stretchy="false">∂</mo>
            <mi>x</mi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row>
                                <mo stretchy="false">−</mo>
                                <mi>cos</mi>
                              </mrow>
                              <mrow>
                                <mo fence="true" stretchy="true">(</mo>
                                <mrow>
                                  <mrow>
                                    <mn>2</mn>
                                    <mrow>
                                      <msup>
                                        <mi>x</mi>
                                        <mn>2</mn>
                                      </msup>
                                      <mo stretchy="false">−</mo>
                                      <mn>1</mn>
                                    </mrow>
                                  </mrow>
                                </mrow>
                                <mo fence="true" stretchy="true">)</mo>
                              </mrow>
                            </mrow>
                            <mn>4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−</mo>
                  <mn>1</mn>
                </mrow>
                <mn>4</mn>
              </mfrac>
            </mrow>
            <mrow>
              <mo fence="true" stretchy="true">[</mo>
              <mrow>
                <mrow>
                  <mrow>
                    <mo stretchy="false">−</mo>
                    <mi mathvariant="italic">sen</mi>
                  </mrow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</mrow>
              </mrow>
              <mo fence="true" stretchy="true">]</mo>
            </mrow>
            <mn>4</mn>
            <mrow>
              <mrow>
                <mi>x</mi>
                <mo stretchy="false">+</mo>
                <mn>0</mn>
              </mrow>
              <mo stretchy="false">=</mo>
              <mstyle color="blue">
                <mrow>
                  <mi mathvariant="italic">sen</mi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i>x</mi>
                </mrow>
              </mstyle>
            </mrow>
          </mrow>
        </mtd>
      </mtr>
    </mtable>
    <annotation encoding="StarMath 5.0">color red{int sen left( 2x^2 - 1 right) x partial x} = int sen(u) {{partial u} over 4} = {1 over 4} sen(u) partial u = {1 over 4}(-cos(u)) + c = {- cos(u)} over 4 + c "=" newline
color red{{- cos left( 2x^2 - 1 right)} over 4 + c} newline
color green{ u } = color green{ 2x^2 - 1 } , { partial u } = 4x partial x -&gt; color green{ {partial u} over 4 } = color green{ x partial x } newline newline
color blue{ {partial left( {- cos left( 2x^2 - 1 right)} over 4 + c right)} over {partial x} } = {-1 over 4} left[ -sen left( 2x^2 - 1 right) right]4x + 0 = color blue{ sen left( 2x^2 - 1 right)x }</annotation>
  </semantics>
</math>
</file>

<file path=Object 6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cos</mi>
                  </mrow>
                  <mrow>
                    <mo fence="true" stretchy="true">(</mo>
                    <mrow>
                      <mrow>
                        <mn>3</mn>
                        <mrow>
                          <msup>
                            <mi>x</mi>
                            <mn>3</mn>
                          </msup>
                          <mo stretchy="false">+</mo>
                          <mn>4</mn>
                        </mrow>
                      </mrow>
                    </mrow>
                    <mo fence="true" stretchy="true">)</mo>
                  </mrow>
                  <msup>
                    <mi>x</mi>
                    <mn>2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i>cos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9</mn>
              </mfrac>
              <mo stretchy="false">=</mo>
              <mfrac>
                <mn>1</mn>
                <mn>9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9</mn>
              </mfrac>
            </mrow>
            <mi mathvariant="italic">sen</mi>
            <mrow>
              <mrow>
                <mrow>
                  <mo fence="true" stretchy="false">(</mo>
                  <mrow>
                    <mi>u</mi>
                  </mrow>
                  <mo fence="true" stretchy="false">)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i mathvariant="italic">sen</mi>
                      <mrow>
                        <mo fence="true" stretchy="true">(</mo>
                        <mrow>
                          <mrow>
                            <mn>3</mn>
                            <mrow>
                              <msup>
                                <mi>x</mi>
                                <mn>3</mn>
                              </msup>
                              <mo stretchy="false">+</mo>
                              <mn>4</mn>
                            </mrow>
                          </mrow>
                        </mrow>
                        <mo fence="true" stretchy="true">)</mo>
                      </mrow>
                    </mrow>
                    <mn>9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3</mn>
                  <mrow>
                    <msup>
                      <mi>x</mi>
                      <mn>3</mn>
                    </msup>
                    <mo stretchy="false">+</mo>
                    <mn>4</mn>
                  </mrow>
                </mrow>
              </mstyle>
            </mrow>
            <mi>,</mi>
            <mo stretchy="false">∂</mo>
            <mrow>
              <mi>u</mi>
              <mo stretchy="false">=</mo>
              <mn>9</mn>
            </mrow>
            <msup>
              <mi>x</mi>
              <mn>2</mn>
            </msup>
            <mo stretchy="false">∂</mo>
            <mi>x</mi>
            <mo stretchy="false">→</mo>
            <mrow>
              <mstyle color="green">
                <mfrac>
                  <mrow>
                    <mo stretchy="false">∂</mo>
                    <mi>u</mi>
                  </mrow>
                  <mn>9</mn>
                </mfrac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i mathvariant="italic">sen</mi>
                              <mrow>
                                <mo fence="true" stretchy="true">(</mo>
                                <mrow>
                                  <mrow>
                                    <mn>3</mn>
                                    <mrow>
                                      <msup>
                                        <mi>x</mi>
                                        <mn>3</mn>
                                      </msup>
                                      <mo stretchy="false">+</mo>
                                      <mn>4</mn>
                                    </mrow>
                                  </mrow>
                                </mrow>
                                <mo fence="true" stretchy="true">)</mo>
                              </mrow>
                            </mrow>
                            <mn>9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9</mn>
              </mfrac>
            </mrow>
            <mi>cos</mi>
            <mrow>
              <mo fence="true" stretchy="true">(</mo>
              <mrow>
                <mrow>
                  <mn>3</mn>
                  <mrow>
                    <msup>
                      <mi>x</mi>
                      <mn>3</mn>
                    </msup>
                    <mo stretchy="false">+</mo>
                    <mn>4</mn>
                  </mrow>
                </mrow>
              </mrow>
              <mo fence="true" stretchy="true">)</mo>
            </mrow>
            <mn>9</mn>
            <mrow>
              <mrow>
                <msup>
                  <mi>x</mi>
                  <mn>2</mn>
                </msup>
                <mo stretchy="false">+</mo>
                <mn>0</mn>
              </mrow>
              <mo stretchy="false">=</mo>
              <mstyle color="blue">
                <mrow>
                  <mi>cos</mi>
                  <mrow>
                    <mo fence="true" stretchy="true">(</mo>
                    <mrow>
                      <mrow>
                        <mn>3</mn>
                        <mrow>
                          <msup>
                            <mi>x</mi>
                            <mn>3</mn>
                          </msup>
                          <mo stretchy="false">+</mo>
                          <mn>4</mn>
                        </mrow>
                      </mrow>
                    </mrow>
                    <mo fence="true" stretchy="true">)</mo>
                  </mrow>
                  <msup>
                    <mi>x</mi>
                    <mn>2</mn>
                  </msup>
                </mrow>
              </mstyle>
            </mrow>
          </mrow>
        </mtd>
      </mtr>
    </mtable>
    <annotation encoding="StarMath 5.0">color red{int cos left( 3x^3 + 4 right) x^2 partial x} = int cos(u){{partial u} over 9} = {1 over 9} int cos(u) partial u = {1 over 9}sen(u) + c = color red{{sen left( 3x^3 + 4 right)} over 9 + c} newline
color green{u} = color green{ 3x^3 + 4 } , partial u = 9x^2 partial x -&gt; color green{ {partial u} over 9 } = color green{ x^2 partial x } newline newline
color blue{{ partial left( {sen left( 3x^3 + 4 right)} over 9 + c right) } over { partial x }} = { 1 over 9 }cos left( 3x^3 + 4 right) 9x^2 + 0 = color blue{ cos left( 3x^3 + 4 right)x^2 }</annotation>
  </semantics>
</math>
</file>

<file path=Object 6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sqrt>
                        <mi>x</mi>
                      </msqrt>
                    </mrow>
                    <mo fence="true" stretchy="false">)</mo>
                  </mrow>
                  <mfrac>
                    <mrow>
                      <mo stretchy="false">∂</mo>
                      <mi>x</mi>
                    </mrow>
                    <msqrt>
                      <mi>x</mi>
                    </msqrt>
                  </mfrac>
                </mrow>
              </mstyle>
              <mo stretchy="false">=</mo>
              <mrow>
                <mo stretchy="false">∫</mo>
                <mi mathvariant="italic">sen</mi>
              </mrow>
            </mrow>
            <mrow>
              <mo fence="true" stretchy="true">(</mo>
              <mrow>
                <msup>
                  <mi>x</mi>
                  <mfrac>
                    <mn>1</mn>
                    <mn>2</mn>
                  </mfrac>
                </msup>
              </mrow>
              <mo fence="true" stretchy="true">)</mo>
            </mrow>
            <mrow>
              <mfrac>
                <mrow>
                  <mo stretchy="false">∂</mo>
                  <mi>x</mi>
                </mrow>
                <msup>
                  <mi>x</mi>
                  <mfrac>
                    <mn>1</mn>
                    <mn>2</mn>
                  </mfrac>
                </msup>
              </mfrac>
              <mo stretchy="false">=</mo>
              <mrow>
                <mo stretchy="false">∫</mo>
                <mi mathvariant="italic">sen</mi>
              </mrow>
            </mrow>
            <mrow>
              <mo fence="true" stretchy="true">(</mo>
              <mrow>
                <msup>
                  <mi>x</mi>
                  <mfrac>
                    <mn>1</mn>
                    <mn>2</mn>
                  </mfrac>
                </msup>
              </mrow>
              <mo fence="true" stretchy="true">)</mo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row>
              <mi>x</mi>
              <mo stretchy="false">=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n>2</mn>
            <mo stretchy="false">∂</mo>
            <mrow>
              <mi>u</mi>
              <mo stretchy="false">=</mo>
              <mn>2</mn>
            </mrow>
            <mrow>
              <mo stretchy="false">∫</mo>
              <mi mathvariant="italic">sen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  <mtext>=</mtext>
          </mrow>
        </mtd>
      </mtr>
      <mtr>
        <mtd>
          <mrow>
            <mn>2</mn>
            <mrow>
              <mrow>
                <mrow>
                  <mo fence="true" stretchy="true">(</mo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o stretchy="false">+</mo>
                <mi>c</mi>
              </mrow>
              <mo stretchy="false">=</mo>
              <mstyle color="red">
                <mrow>
                  <mrow>
                    <mo stretchy="false">−</mo>
                    <mn>2</mn>
                  </mrow>
                  <mi>cos</mi>
                  <mrow>
                    <msqrt>
                      <mi>x</mi>
                    </msqrt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sqrt>
                  <mi>x</mi>
                </msqrt>
              </mstyle>
              <mo stretchy="false">=</mo>
              <msup>
                <mi>x</mi>
                <mfrac>
                  <mn>1</mn>
                  <mn>2</mn>
                </mfrac>
              </msup>
            </mrow>
            <mi>,</mi>
            <mo stretchy="false">∂</mo>
            <mrow>
              <mi>u</mi>
              <mo stretchy="false">=</mo>
              <mfrac>
                <mn>1</mn>
                <mn>2</mn>
              </mfrac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i>x</mi>
            <mo stretchy="false">→</mo>
            <mrow>
              <mstyle color="green">
                <mrow>
                  <mn>2</mn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frac>
                      <mrow>
                        <mo stretchy="false">−</mo>
                        <mn>1</mn>
                      </mrow>
                      <mn>2</mn>
                    </mfrac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sen( sqrt x ){ {partial x} over sqrt x }} = int sen left( x^{1 over 2} right){ {partial x} over x^{1 over 2} } = int sen left( x^{1 over 2} right)x^{-1 over 2} partial x = int sen(u) 2 partial u = 2 int sen(u) partial u "=" newline
2 left( -cos(u) right) + c = color red{-2 cos{sqrt x} + c} newline
color green{ u } = color green{ sqrt x } = x^{1 over 2} , partial u = { 1 over 2 }x^{ -1 over 2 } partial x -&gt; color green{ 2 partial u } = color green{ x^{ -1 over 2 } partial x } </annotation>
  </semantics>
</math>
</file>

<file path=Object 6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>u</mi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sup>
                        <mi mathvariant="italic">sen</mi>
                        <mn>2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i>,</mi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sup>
                                <mi mathvariant="italic">sen</mi>
                                <mn>2</mn>
                              </msup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2</mn>
              </mfrac>
            </mrow>
            <mn>2</mn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0</mn>
              </mrow>
              <mo stretchy="false">=</mo>
              <mstyle color="blue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 int sen(x)cos(x) partial x } = int u partial u = u^2 over 2 + c  = color red{ {sen^2(x)} over 2 + c} newline
color green{ u } = color green{ sen(x) } , color green{ partial u } = color green {cos( x ) partial x} newline newline
color blue{ {partial left( {sen^2(x)} over 2 + c right)} over {partial x} } = { 1 over 2 }2 sen( x )cos( x ) + 0 = color blue{ sen( x )cos( x ) }</annotation>
  </semantics>
</math>
</file>

<file path=Object 6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=</mo>
              <mrow>
                <mo stretchy="false">−</mo>
                <mrow>
                  <mo stretchy="false">∫</mo>
                  <mi mathvariant="italic">sen</mi>
                </mrow>
              </mrow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row>
                <mrow>
                  <mo stretchy="false">−</mo>
                  <mrow>
                    <mo fence="true" stretchy="false">(</mo>
                    <mrow>
                      <mrow>
                        <mrow>
                          <mo stretchy="false">−</mo>
                          <mi>cos</mi>
                        </mrow>
                        <mrow>
                          <mo fence="true" stretchy="false">(</mo>
                          <mrow>
                            <mi>u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i>cos</mi>
              <mrow>
                <mrow>
                  <mo fence="true" stretchy="false">(</mo>
                  <mrow>
                    <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i>,</mi>
            <mo stretchy="false">∂</mo>
            <mrow>
              <mi>u</mi>
              <mo stretchy="false">=</mo>
              <mrow>
                <mo stretchy="false">−</mo>
                <mi mathvariant="italic">sen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false">[</mo>
                      <mrow>
                        <mrow>
                          <mi>cos</mi>
                          <mrow>
                            <mrow>
                              <mo fence="true" stretchy="false">(</mo>
                              <mrow>
                                <mrow>
                                  <mi>cos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false">]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row>
                <mo stretchy="false">−</mo>
                <mi mathvariant="italic">sen</mi>
              </mrow>
            </mrow>
            <mrow>
              <mo fence="true" stretchy="false">(</mo>
              <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 mathvariant="italic">sen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n>0</mn>
              </mrow>
              <mo stretchy="false">=</mo>
              <mstyle color="blue">
                <mrow>
                  <mi mathvariant="italic">sen</mi>
                  <mrow>
                    <mo fence="true" stretchy="false">(</mo>
                    <mrow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sen( cos(x) ) sen( x ) partial x} = int sen(u)(- partial u) = - int sen(u) partial u = -(-cos(u)) + c "=" newline 
color red{cos(cos(x)) + c} newline
color green{ u } = color green{ cos(x) } , partial u = -sen( x ) partial x -&gt; color green{ - partial u } = color green{ sen(x) partial x } newline newline
color blue{ {partial [cos(cos(x)) + c]} over {partial x} } = -sen( cos(x) )(-sen(x)) + 0 = color blue{sen( cos(x) )sen( x )}</annotation>
  </semantics>
</math>
</file>

<file path=Object 6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i mathvariant="italic">sen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sqrt>
                  </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row>
                <mo stretchy="false">∫</mo>
                <msup>
                  <mi>u</mi>
                  <mfrac>
                    <mn>1</mn>
                    <mn>2</mn>
                  </mfrac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n>2</mn>
                    <msqrt>
                      <msup>
                        <mi>u</mi>
                        <mn>3</mn>
                      </msup>
                    </msqrt>
                  </mrow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n>2</mn>
                      <msqrt>
                        <mrow>
                          <msup>
                            <mi mathvariant="italic">sen</mi>
                            <mn>3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sqrt>
                    </mrow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i>,</mi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</mtable>
    <annotation encoding="StarMath 5.0">color red{ int sqrt{	sen(%theta)}cos(%theta) partial %theta } = int u^{1 over 2} partial u = u^{3 over 2} over left( 3 over 2 right) + c = {2 sqrt u^3} over 3 + c = color red{{2 sqrt {sen^3(%theta)}} over 3 + c} newline
color green{ u } = color green{ sen(%theta) } , color green{partial u} = color green{cos( %theta ) partial %theta}</annotation>
  </semantics>
</math>
</file>

<file path=Object 6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ln</mi>
                  </mrow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frac>
                    <mrow>
                      <mo stretchy="false">∂</mo>
                      <mi>x</mi>
                    </mrow>
                    <mi>x</mi>
                  </mfrac>
                </mrow>
              </mstyle>
              <mo stretchy="false">=</mo>
              <mrow>
                <mo stretchy="false">∫</mo>
                <mi>ln</mi>
              </mrow>
            </mrow>
            <mrow>
              <mo fence="true" stretchy="true">|</mo>
              <mrow>
                <mi>x</mi>
              </mrow>
              <mo fence="true" stretchy="true">|</mo>
            </mrow>
            <msup>
              <mi>x</mi>
              <mrow>
                <mo stretchy="false">−</mo>
                <mn>1</mn>
              </mrow>
            </msup>
            <mo stretchy="false">∂</mo>
            <mrow>
              <mi>x</mi>
              <mo stretchy="false">=</mo>
              <mrow>
                <mo stretchy="false">∫</mo>
                <mi>u</mi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sup>
                        <mi>ln</mi>
                        <mn>2</mn>
                      </msup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i>,</mi>
            <mo stretchy="false">∂</mo>
            <mrow>
              <mi>u</mi>
              <mo stretchy="false">=</mo>
              <mfrac>
                <mn>1</mn>
                <mi>x</mi>
              </mfrac>
            </mrow>
            <mo stretchy="false">∂</mo>
            <mi>x</mi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row>
                      <mo stretchy="false">−</mo>
                      <mn>1</mn>
                    </mrow>
                  </msup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sup>
                                <mi>ln</mi>
                                <mn>2</mn>
                              </msup>
                              <mrow>
                                <mo fence="true" stretchy="true">|</mo>
                                <mrow>
                                  <mi>x</mi>
                                </mrow>
                                <mo fence="true" stretchy="true">|</mo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2</mn>
              </mfrac>
            </mrow>
            <mn>2</mn>
            <mi>ln</mi>
            <mrow>
              <mo fence="true" stretchy="true">|</mo>
              <mrow>
                <mi>x</mi>
              </mrow>
              <mo fence="true" stretchy="true">|</mo>
            </mrow>
            <mrow>
              <mrow>
                <mfrac>
                  <mn>1</mn>
                  <mi>x</mi>
                </mfrac>
                <mo stretchy="false">+</mo>
                <mn>0</mn>
              </mrow>
              <mo stretchy="false">=</mo>
              <mstyle color="blue">
                <mfrac>
                  <mrow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  <mi>x</mi>
                </mfrac>
              </mstyle>
            </mrow>
          </mrow>
        </mtd>
      </mtr>
    </mtable>
    <annotation encoding="StarMath 5.0">color red{ int ln abs{x}{{partial x} over x} } = int ln abs{x}x^{-1} partial x = int u partial u = u^2 over 2 + c = color red{{ln^2 abs{x}} over 2 + c} newline
color green{ u } = color green{ ln abs{x} } , partial u = {1 over x} partial x -&gt; color green{ partial u } = color green{ x^{-1} partial x } newline newline
color blue{ {partial left( {ln^2 abs{x}} over 2 + c right)} over {partial x} } = {1 over 2}2 ln abs{x}{1 over x} + 0 = color blue{ {ln abs{x}} over x }</annotation>
  </semantics>
</math>
</file>

<file path=Object 6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o stretchy="false">∂</mo>
                      <mi>x</mi>
                    </mrow>
                    <mrow>
                      <mi>x</mi>
                      <msup>
                        <mi>ln</mi>
                        <mn>2</mn>
                      </msup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</mrow>
                  </mfrac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i>x</mi>
                        <msup>
                          <mi>ln</mi>
                          <mn>2</mn>
                        </msup>
                        <mrow>
                          <mo fence="true" stretchy="true">|</mo>
                          <mrow>
                            <mi>x</mi>
                          </mrow>
                          <mo fence="true" stretchy="true">|</mo>
                        </mrow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i>ln</mi>
                  <mrow>
                    <mo stretchy="false">−</mo>
                    <mn>2</mn>
                  </mrow>
                </msup>
              </mrow>
            </mrow>
            <mrow>
              <mo fence="true" stretchy="true">|</mo>
              <mrow>
                <mi>x</mi>
              </mrow>
              <mo fence="true" stretchy="true">|</mo>
            </mrow>
            <msup>
              <mi>x</mi>
              <mrow>
                <mo stretchy="false">−</mo>
                <mn>1</mn>
              </mrow>
            </msup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2</mn>
                  </mrow>
                </msup>
              </mrow>
            </mrow>
            <mo stretchy="false">∂</mo>
            <mrow>
              <mi>u</mi>
              <mo stretchy="false">=</mo>
              <mfrac>
                <msup>
                  <mi>u</mi>
                  <mrow>
                    <mo stretchy="false">−</mo>
                    <mn>1</mn>
                  </mrow>
                </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frac>
              <mo stretchy="false">=</mo>
              <mrow>
                <mfrac>
                  <mrow>
                    <mo stretchy="false">−</mo>
                    <mn>1</mn>
                  </mrow>
                  <mi>u</mi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o stretchy="false">−</mo>
                      <mn>1</mn>
                    </mrow>
                    <mrow>
                      <mi>ln</mi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</mrow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i>,</mi>
            <mo stretchy="false">∂</mo>
            <mrow>
              <mi>u</mi>
              <mo stretchy="false">=</mo>
              <mfrac>
                <mn>1</mn>
                <mi>x</mi>
              </mfrac>
            </mrow>
            <mo stretchy="false">∂</mo>
            <mi>x</mi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row>
                      <mo stretchy="false">−</mo>
                      <mn>1</mn>
                    </mrow>
                  </msup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o stretchy="false">−</mo>
                              <mn>1</mn>
                            </mrow>
                            <mrow>
                              <mi>ln</mi>
                              <mrow>
                                <mo fence="true" stretchy="true">|</mo>
                                <mrow>
                                  <mi>x</mi>
                                </mrow>
                                <mo fence="true" stretchy="true">|</mo>
                              </mrow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o stretchy="false">−</mo>
                          <msup>
                            <mi>ln</mi>
                            <mrow>
                              <mo stretchy="false">−</mo>
                              <mn>1</mn>
                            </mrow>
                          </msup>
                        </mrow>
                        <mrow>
                          <mrow>
                            <mo fence="true" stretchy="true">|</mo>
                            <mrow>
                              <mi>x</mi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sup>
                <mi>ln</mi>
                <mrow>
                  <mo stretchy="false">−</mo>
                  <mn>2</mn>
                </mrow>
              </msup>
            </mrow>
            <mrow>
              <mrow>
                <mfrac>
                  <mn>1</mn>
                  <mi>x</mi>
                </mfrac>
                <mo stretchy="false">+</mo>
                <mn>0</mn>
              </mrow>
              <mo stretchy="false">=</mo>
              <mstyle color="blue">
                <mfrac>
                  <mn>1</mn>
                  <mrow>
                    <mi>x</mi>
                    <msup>
                      <mi>ln</mi>
                      <mn>2</mn>
                    </msup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</mfrac>
              </mstyle>
            </mrow>
          </mrow>
        </mtd>
      </mtr>
    </mtable>
    <annotation encoding="StarMath 5.0">color red{ int {{partial x} over {x ln^2 abs{x}}} } = int left(x ln^2 abs{x} right)^{-1} partial x = int ln^{-2} abs{x} x^{-1} partial x = int u^{-2} partial u = u^{-1} over (-1) = -1 over u +c = color red{-1 over {ln abs{x}} + c} newline
color green{ u } = color green{ ln abs{x} } , partial u = {1 over x} partial x -&gt; color green{ partial u } = color green{ x^{-1} partial x } newline newline
color blue{ {partial left( -1 over {ln abs{x}} + c right)} over {partial x} } = {partial left( -ln^{-1} abs{x} + c right)} over {partial x} = ln^{ -2 }{ 1 over x } + 0 = color blue{ 1 over {x ln^2 abs x} }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row>
                            <mn>5</mn>
                            <mo stretchy="false">+</mo>
                            <mn>3</mn>
                          </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7</mn>
                          </mrow>
                          <msup>
                            <mi>x</mi>
                            <mn>3</mn>
                          </msup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5</mn>
            </mrow>
            <mrow>
              <mo stretchy="false">∫</mo>
              <mo stretchy="false">∂</mo>
            </mrow>
            <mrow>
              <mi>x</mi>
              <mo stretchy="false">+</mo>
              <mn>3</mn>
            </mrow>
            <mrow>
              <mo stretchy="false">∫</mo>
              <msup>
                <mi>x</mi>
                <mn>2</mn>
              </msup>
            </mrow>
            <mo stretchy="false">∂</mo>
            <mrow>
              <mi>x</mi>
              <mo stretchy="false">−</mo>
              <mn>7</mn>
            </mrow>
            <mrow>
              <mo stretchy="false">∫</mo>
              <msup>
                <mi>x</mi>
                <mn>3</mn>
              </msup>
            </mrow>
            <mo stretchy="false">∂</mo>
            <mrow>
              <mi>x</mi>
              <mo stretchy="false">=</mo>
              <mn>5</mn>
            </mrow>
            <mrow>
              <mi>x</mi>
              <mo stretchy="false">+</mo>
              <mfrac>
                <mrow>
                  <mn>3</mn>
                  <msup>
                    <mi>x</mi>
                    <mn>3</mn>
                  </msup>
                </mrow>
                <mn>3</mn>
              </mfrac>
              <mo stretchy="false">−</mo>
              <mfrac>
                <mrow>
                  <mn>7</mn>
                  <msup>
                    <mi>x</mi>
                    <mn>4</mn>
                  </msup>
                </mrow>
                <mn>4</mn>
              </mfrac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row>
                      <mo stretchy="false">−</mo>
                      <mn>7</mn>
                    </mrow>
                    <msup>
                      <mi>x</mi>
                      <mn>4</mn>
                    </msup>
                  </mrow>
                  <mn>4</mn>
                </mfrac>
                <mo stretchy="false">+</mo>
                <msup>
                  <mi>x</mi>
                  <mn>3</mn>
                </msup>
                <mo stretchy="false">+</mo>
                <mn>5</mn>
              </mrow>
              <mrow>
                <mi>x</mi>
                <mo stretchy="false">+</mo>
                <mi>c</mi>
              </mrow>
            </mrow>
          </mstyle>
        </mtd>
      </mtr>
    </mtable>
    <annotation encoding="StarMath 5.0">color red{int left( 5 + 3x^2 - 7x^3 right) partial x} = 5 int partial x + 3 int x^2 partial x - 7 int x^3 partial x = 5x + { 3x^3 } over 3 - { 7x^4 } over 4 + c "=" newline 
color red{{ -7x^4 } over 4 + x^3 + 5x + c}</annotation>
  </semantics>
</math>
</file>

<file path=Object 7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i mathvariant="italic">sen</mi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  <mo stretchy="false">∂</mo>
                      <mi mathvariant="normal">θ</mi>
                    </mrow>
                    <msup>
                      <mrow>
                        <mo fence="true" stretchy="false">(</mo>
                        <mrow>
                          <mrow>
                            <mrow>
                              <mn>5</mn>
                              <mo stretchy="false">−</mo>
                              <mi>cos</mi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3</mn>
                    </msup>
                  </mfrac>
                </mrow>
              </mstyle>
              <mo stretchy="false">=</mo>
              <mrow>
                <mo stretchy="false">∫</mo>
                <msup>
                  <mrow>
                    <mo fence="true" stretchy="false">(</mo>
                    <mrow>
                      <mrow>
                        <mrow>
                          <mn>5</mn>
                          <mo stretchy="false">−</mo>
                          <mi>cos</mi>
                        </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row>
                    <mo stretchy="false">−</mo>
                    <mn>3</mn>
                  </mrow>
                </msup>
              </mrow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=</mo>
              <mrow>
                <mo stretchy="false">∫</mo>
                <msup>
                  <mi>u</mi>
                  <mrow>
                    <mo stretchy="false">−</mo>
                    <mn>3</mn>
                  </mrow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row>
                      <mo stretchy="false">−</mo>
                      <mn>2</mn>
                    </mrow>
                  </msup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o stretchy="false">−</mo>
                    <mn>1</mn>
                  </mrow>
                  <mrow>
                    <mn>2</mn>
                    <msup>
                      <mi>u</mi>
                      <mn>2</mn>
                    </msup>
                  </mrow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o stretchy="false">−</mo>
                  <mn>1</mn>
                </mrow>
                <mrow>
                  <mn>2</mn>
                  <msup>
                    <mrow>
                      <mo fence="true" stretchy="false">(</mo>
                      <mrow>
                        <mrow>
                          <mrow>
                            <mn>5</mn>
                            <mo stretchy="false">−</mo>
                            <mi>cos</mi>
                          </mrow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n>2</mn>
                  </msup>
                </mrow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row>
                    <mn>5</mn>
                    <mo stretchy="false">−</mo>
                    <mi>cos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i>,</mi>
            <mo stretchy="false">∂</mo>
            <mrow>
              <mi>u</mi>
              <mo stretchy="false">=</mo>
              <mrow>
                <mo stretchy="false">−</mo>
                <mrow>
                  <mo fence="true" stretchy="false">(</mo>
                  <mrow>
                    <mrow>
                      <mrow>
                        <mo stretchy="false">−</mo>
                        <mi mathvariant="italic">sen</mi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stretchy="false">∂</mo>
            <mi>x</mi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o stretchy="false">−</mo>
                              <mn>1</mn>
                            </mrow>
                            <mrow>
                              <mn>2</mn>
                              <msup>
                                <mrow>
                                  <mo fence="true" stretchy="false">(</mo>
                                  <mrow>
                                    <mrow>
                                      <mrow>
                                        <mn>5</mn>
                                        <mo stretchy="false">−</mo>
                                        <mi>cos</mi>
                                      </mrow>
                                      <mrow>
                                        <mo fence="true" stretchy="false">(</mo>
                                        <mrow>
                                          <mi mathvariant="normal">θ</mi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  <mo fence="true" stretchy="false">)</mo>
                                </mrow>
                                <mn>2</mn>
                              </msup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 mathvariant="normal">θ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o stretchy="false">−</mo>
                            <mn>1</mn>
                          </mrow>
                          <mn>2</mn>
                        </mfrac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row>
                                    <mn>5</mn>
                                    <mo stretchy="false">−</mo>
                                    <mi>cos</mi>
                                  </mrow>
                                  <mrow>
                                    <mo fence="true" stretchy="false">(</mo>
                                    <mrow>
                                      <mi mathvariant="normal">θ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  <mrow>
                              <mo stretchy="false">−</mo>
                              <mn>2</mn>
                            </mrow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 mathvariant="normal">θ</mi>
                </mrow>
              </mfrac>
              <mo stretchy="false">=</mo>
              <mfrac>
                <mrow>
                  <mo stretchy="false">−</mo>
                  <mn>1</mn>
                </mrow>
                <mn>2</mn>
              </mfrac>
            </mrow>
            <mrow>
              <mo fence="true" stretchy="false">(</mo>
              <mrow>
                <mrow>
                  <mo stretchy="false">−</mo>
                  <mn>2</mn>
                </mrow>
              </mrow>
              <mo fence="true" stretchy="false">)</mo>
            </mrow>
            <msup>
              <mrow>
                <mo fence="true" stretchy="false">(</mo>
                <mrow>
                  <mrow>
                    <mrow>
                      <mn>5</mn>
                      <mo stretchy="false">−</mo>
                      <mi>cos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o stretchy="false">−</mo>
                <mn>3</mn>
              </mrow>
            </msup>
            <mrow>
              <mo fence="true" stretchy="false">(</mo>
              <mrow>
                <mrow>
                  <mo stretchy="false">−</mo>
                  <mrow>
                    <mo fence="true" stretchy="false">(</mo>
                    <mrow>
                      <mrow>
                        <mrow>
                          <mo stretchy="false">−</mo>
                          <mi mathvariant="italic">sen</mi>
                        </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text>=</mtext>
          </mrow>
        </mtd>
      </mtr>
      <mtr>
        <mtd>
          <mrow>
            <msup>
              <mrow>
                <mo fence="true" stretchy="false">(</mo>
                <mrow>
                  <mrow>
                    <mrow>
                      <mn>5</mn>
                      <mo stretchy="false">−</mo>
                      <mi>cos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o stretchy="false">−</mo>
                <mn>3</mn>
              </mrow>
            </msup>
            <mi mathvariant="italic">sen</mi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=</mo>
              <mstyle color="blue">
                <mfrac>
                  <mrow>
                    <mi mathvariant="italic">se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  <msup>
                    <mrow>
                      <mo fence="true" stretchy="false">(</mo>
                      <mrow>
                        <mrow>
                          <mrow>
                            <mn>5</mn>
                            <mo stretchy="false">−</mo>
                            <mi>cos</mi>
                          </mrow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n>3</mn>
                  </msup>
                </mfrac>
              </mstyle>
            </mrow>
          </mrow>
        </mtd>
      </mtr>
    </mtable>
    <annotation encoding="StarMath 5.0">color red{ int {{sen(%theta) partial %theta} over (5 - cos(%theta))^3} } = int (5 - cos(%theta))^{-3} sen(%theta) partial %theta = int u^{-3} partial u = u^{-2} over (-2) + c = -1 over {2u^2} + c "=" newline 
color red{-1 over {2(5 - cos(%theta))^2} + c} newline
color green{ u } = color green{ 5 - cos(%theta) } , partial u = -( -sen(%theta) ) partial x -&gt; color green{ partial u } = color green{ sen(%theta) partial %theta } newline newline
color blue { {partial left( -1 over {2(5 - cos(%theta))^2} + c right)} over {partial %theta} } = {partial left( {-1 over 2}(5 - cos(%theta))^{-2} + c right)} over {partial %theta} = {-1 over 2}( -2 )(5 - cos(%theta))^{-3}( -(- sen(%theta)) ) "=" newline
(5 - cos(%theta))^{-3}sen(%theta) = color blue{{sen(%theta)} over { (5 - cos(%theta))^3 }}</annotation>
  </semantics>
</math>
</file>

<file path=Object 7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i>cos</mi>
                  <mrow>
                    <mo stretchy="false">−</mo>
                    <mn>1</mn>
                  </mrow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=</mo>
              <mrow>
                <mo stretchy="false">−</mo>
                <mrow>
                  <mo stretchy="false">∫</mo>
                  <msup>
                    <mi>u</mi>
                    <mrow>
                      <mo stretchy="false">−</mo>
                      <mn>1</mn>
                    </mrow>
                  </msup>
                </mrow>
              </mrow>
            </mrow>
            <mo stretchy="false">∂</mo>
            <mi>u</mi>
            <mtext>=</mtext>
          </mrow>
        </mtd>
      </mtr>
      <mtr>
        <mtd>
          <mrow>
            <mrow>
              <mo stretchy="false">−</mo>
              <mi>ln</mi>
            </mrow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i>ln</mi>
            </mrow>
            <mrow>
              <mrow>
                <mrow>
                  <mo fence="true" stretchy="true">|</mo>
                  <mrow>
                    <msup>
                      <mi>u</mi>
                      <mrow>
                        <mo stretchy="false">−</mo>
                        <mn>1</mn>
                      </mrow>
                    </msup>
                  </mrow>
                  <mo fence="true" stretchy="true">|</mo>
                </mrow>
                <mo stretchy="false">+</mo>
                <mi>c</mi>
              </mrow>
              <mo stretchy="false">=</mo>
              <mi>ln</mi>
            </mrow>
            <mrow>
              <mrow>
                <mrow>
                  <mo fence="true" stretchy="true">|</mo>
                  <mrow>
                    <mfrac>
                      <mn>1</mn>
                      <mi>u</mi>
                    </mfrac>
                  </mrow>
                  <mo fence="true" stretchy="true">|</mo>
                </mrow>
                <mo stretchy="false">+</mo>
                <mi>c</mi>
              </mrow>
              <mo stretchy="false">=</mo>
              <mi>ln</mi>
            </mrow>
            <mrow>
              <mrow>
                <mrow>
                  <mo fence="true" stretchy="true">|</mo>
                  <mrow>
                    <mfrac>
                      <mn>1</mn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frac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i>,</mi>
            <mo stretchy="false">∂</mo>
            <mrow>
              <mi>u</mi>
              <mo stretchy="false">=</mo>
              <mrow>
                <mo stretchy="false">−</mo>
                <mi mathvariant="italic">sen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 mathvariant="italic">sec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>ln</mi>
                        <mrow>
                          <mrow>
                            <mo fence="true" stretchy="true">|</mo>
                            <mrow>
                              <mfrac>
                                <mn>1</mn>
                                <mrow>
                                  <mi>cos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frac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>ln</mi>
                        <mrow>
                          <mrow>
                            <mo fence="true" stretchy="true">|</mo>
                            <mrow>
                              <mrow>
                                <msup>
                                  <mi>cos</mi>
                                  <mrow>
                                    <mo stretchy="false">−</mo>
                                    <mn>1</mn>
                                  </mrow>
                                </msup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o stretchy="false">−</mo>
                          <mi>ln</mi>
                        </mrow>
                        <mrow>
                          <mrow>
                            <mo fence="true" stretchy="true">|</mo>
                            <mrow>
                              <mrow>
                                <mi>cos</mi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frac>
              <mrow>
                <mo stretchy="false">−</mo>
                <mn>1</mn>
              </mrow>
              <mrow>
                <mi>cos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 mathvariant="italic">sen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n>0</mn>
              </mrow>
              <mo stretchy="false">=</mo>
              <mfrac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  <mo stretchy="false">=</mo>
              <mstyle color="blue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tg( x ) partial x} = int {{sen( x )} over {cos(x)}} partial x = int cos^{-1}( x )sen(x) partial x = int u^{-1}(- partial u) = -int u^{-1} partial u "=" newline
-ln abs{u} + c = ln abs{u^{-1}} + c = ln abs{1 over u} + c = ln abs{1 over {cos(x)}} + c = color red{ln abs{sec(x)} + c} newline
color green{ u } = color green{ cos(x) } , partial u = -sen( x ) partial x -&gt; color green{ -partial u } = color green{ sen(x) partial x } newline newline
color blue{ {partial left( ln abs{sec(x)} + c right)} over {partial x} } = {partial left( ln abs{1 over {cos(x)}} + c right)} over {partial x} = {partial left( ln abs{cos^{-1}(x)} + c right)} over {partial x} = {partial left( -ln abs{cos(x)} + c right)} over {partial x} "=" newline
{-1 over { cos(x) }}( -sen(x) ) + 0 = { sen(x) } over { cos(x) } = color blue{tg( x )}</annotation>
  </semantics>
</math>
</file>

<file path=Object 7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co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i mathvariant="italic">sen</mi>
                  <mrow>
                    <mo stretchy="false">−</mo>
                    <mn>1</mn>
                  </mrow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o stretchy="false">∂</mo>
            <mrow>
              <mi>u</mi>
              <mo stretchy="false">=</mo>
              <mi>ln</mi>
            </mrow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sen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i>,</mi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 mathvariant="italic">sen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i>cos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0</mn>
              </mrow>
              <mo stretchy="false">=</mo>
              <mfrac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  <mo stretchy="false">=</mo>
              <mstyle color="blue">
                <mrow>
                  <mi mathvariant="italic">co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cotg( x ) partial x} = int { {cos(x)} over {sen(x)} } partial x = int sen^{ -1 }( x )cos( x ) partial x = int u^{-1} partial u = ln abs{u} + c = color red{ln abs{sen(x)} + c} newline
color green{ u } = color green{ sen(x) } , color green{ partial u } = color green{ cos( x ) partial x } newline newline
color blue{ {partial left( ln abs{sen(x)} + c right)} over {partial x} } = {1 over { sen(x) }}cos( x ) + 0 = { cos(x) } over { sen(x) } = color blue{cotg( x )}</annotation>
  </semantics>
</math>
</file>

<file path=Object 7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c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(</mo>
              <mrow>
                <mfrac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  <mo fence="true" stretchy="true">)</mo>
            </mrow>
            <mo stretchy="false">∂</mo>
            <mrow>
              <mi>x</mi>
              <mo stretchy="false">=</mo>
              <mrow>
                <mo stretchy="false">∫</mo>
                <mfrac>
                  <mrow>
                    <msup>
                      <mi mathvariant="italic">sec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sec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t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true">[</mo>
                  <mrow>
                    <mrow>
                      <mi mathvariant="italic">sec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i mathvariant="italic">tg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</msup>
            </mrow>
            <mrow>
              <mo fence="true" stretchy="true">[</mo>
              <mrow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 mathvariant="italic">sec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o stretchy="false">∂</mo>
            <mrow>
              <mi>u</mi>
              <mo stretchy="false">=</mo>
              <mi>ln</mi>
            </mrow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 mathvariant="italic">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i>,</mi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row>
                    <mo fence="true" stretchy="true">[</mo>
                    <mrow>
                      <mrow>
                        <mi mathvariant="italic">sec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i mathvariant="italic">tg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sup>
                            <mi mathvariant="italic">sec</mi>
                            <mn>2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 mathvariant="italic">sec</mi>
                                  <mrow>
                                    <mrow>
                                      <mo fence="true" stretchy="false">(</mo>
                                      <mrow>
                                        <mi>x</mi>
                                      </mrow>
                                      <mo fence="true" stretchy="false">)</mo>
                                    </mrow>
                                    <mo stretchy="false">+</mo>
                                    <mi mathvariant="italic">tg</mi>
                                  </mrow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row>
                  <mi mathvariant="italic">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row>
              <mrow>
                <mo fence="true" stretchy="true">[</mo>
                <mrow>
                  <mrow>
                    <mi mathvariant="italic">se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tg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 mathvariant="italic">sec</mi>
                        <mn>2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+</mo>
              <mn>0</mn>
            </mrow>
            <mtext>=</mtext>
          </mrow>
        </mtd>
      </mtr>
      <mtr>
        <mtd>
          <mrow>
            <mfrac>
              <mrow>
                <msup>
                  <mi mathvariant="italic">sec</mi>
                  <mn>2</mn>
                </msup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i mathvariant="italic">sec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i mathvariant="italic">tg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row>
                <mi mathvariant="italic">sec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i mathvariant="italic">tg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  <mo stretchy="false">=</mo>
            <mfrac>
              <mrow>
                <mi mathvariant="italic">sec</mi>
                <mrow>
                  <mo fence="true" stretchy="false">(</mo>
                  <mrow>
                    <mi>x</mi>
                  </mrow>
                  <mo fence="true" stretchy="false">)</mo>
                </mrow>
                <menclose notation="horizontalstrike">
                  <mrow>
                    <mo fence="true" stretchy="false">[</mo>
                    <mrow>
                      <mrow>
                        <mi mathvariant="italic">sec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 mathvariant="italic">t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</menclose>
              </mrow>
              <menclose notation="horizontalstrike">
                <mrow>
                  <mi mathvariant="italic">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</mfrac>
            <mo stretchy="false">=</mo>
            <mstyle color="blue">
              <mrow>
                <mi mathvariant="italic">sec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</mrow>
        </mtd>
      </mtr>
    </mtable>
    <annotation encoding="StarMath 5.0">color red{int sec( x ) partial x} = int sec( x ) left( {sec(x) + tg(x)} over {sec(x) + tg(x)} right) partial x = int {{sec^2(x) + sec(x)tg(x)} over {sec(x) + tg(x)}} partial x "=" newline 
int left[ sec(x) + tg(x) right]^{-1} left[ sec(x)tg(x) + sec^2(x) right] partial x = int u^{-1} partial u = ln abs{u} + c = color red{ln abs{sec(x) + tg(x)} + c} newline
color green{ u } = color green{ sec(x) + tg(x) } , color green{partial u} = color green{left[ sec(x)tg(x) + sec^2(x) right] partial x} newline newline
color blue{ {partial left( ln abs{sec(x) + tg(x)} + c right)} over {partial x} } = {1 over { sec(x) + tg(x) }} left[ sec(x)tg(x) + sec^2(x) right] + 0 "=" newline 
{ sec^2(x) + sec(x)tg(x) } over {  sec(x) + tg(x) } = { sec(x)overstrike[sec(x) + tg(x)] } over overstrike{ sec(x) + tg(x) }  = color blue{ sec(x) }</annotation>
  </semantics>
</math>
</file>

<file path=Object 74/content.xml><?xml version="1.0" encoding="utf-8"?>
<math xmlns="http://www.w3.org/1998/Math/MathML" display="block">
  <semantics>
    <mtable>
      <mtr>
        <mtd>
          <mrow>
            <mstyle color="red">
              <mrow>
                <mrow>
                  <mo stretchy="false">∫</mo>
                  <mi mathvariant="italic">cossec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∂</mo>
                <mi>x</mi>
              </mrow>
            </mstyle>
            <mrow>
              <mo stretchy="false">∫</mo>
              <mi mathvariant="italic">cossec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(</mo>
              <mrow>
                <mfrac>
                  <mrow>
                    <mi mathvariant="italic">cos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i mathvariant="italic">co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 mathvariant="italic">cos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i mathvariant="italic">co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  <mo fence="true" stretchy="tru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frac>
                <mrow>
                  <msup>
                    <mi mathvariant="italic">cossec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 mathvariant="italic">cossec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co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 mathvariant="italic">cos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 mathvariant="italic">co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true">[</mo>
                  <mrow>
                    <mrow>
                      <mi mathvariant="italic">cossec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i mathvariant="italic">cotg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</msup>
            </mrow>
            <mrow>
              <mo fence="true" stretchy="true">[</mo>
              <mrow>
                <mrow>
                  <mrow>
                    <mo stretchy="false">−</mo>
                    <mi mathvariant="italic">cossec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co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 mathvariant="italic">cossec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o stretchy="false">∂</mo>
            <mi>u</mi>
            <mtext>=</mtext>
          </mrow>
        </mtd>
      </mtr>
      <mtr>
        <mtd>
          <mrow>
            <mi>ln</mi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cossec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 mathvariant="italic">co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cos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 mathvariant="italic">co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o stretchy="false">∂</mo>
            </mrow>
            <mrow>
              <mi>u</mi>
              <mo stretchy="false">=</mo>
              <mrow>
                <mo fence="true" stretchy="true">[</mo>
                <mrow>
                  <mrow>
                    <mrow>
                      <mo stretchy="false">−</mo>
                      <mi mathvariant="italic">cossec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cotg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 stretchy="false">−</mo>
                              <msup>
                                <mi mathvariant="italic">cossec</mi>
                                <mn>2</mn>
                              </msup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true">]</mo>
              </mrow>
            </mrow>
            <mo stretchy="false">∂</mo>
            <mi>x</mi>
            <mo stretchy="false">→</mo>
          </mrow>
        </mtd>
      </mtr>
      <mtr>
        <mtd>
          <mrow>
            <mstyle color="green">
              <mrow>
                <mo stretchy="false">∂</mo>
                <mi>u</mi>
              </mrow>
            </mstyle>
            <mo stretchy="false">=</mo>
            <mstyle color="green">
              <mrow>
                <mrow>
                  <mo fence="true" stretchy="true">[</mo>
                  <mrow>
                    <mrow>
                      <mrow>
                        <mo stretchy="false">−</mo>
                        <mi mathvariant="italic">cossec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i mathvariant="italic">cotg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sup>
                          <mi mathvariant="italic">cossec</mi>
                          <mn>2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o stretchy="false">∂</mo>
                <mi>x</mi>
              </mrow>
            </mstyle>
          </mrow>
        </mtd>
      </mtr>
      <mtr>
        <mtd>
          <mrow/>
        </mtd>
      </mtr>
      <mtr>
        <mtd>
          <mrow>
            <mstyle color="blue">
              <mfrac>
                <mrow>
                  <mo stretchy="false">∂</mo>
                  <mrow>
                    <mo fence="true" stretchy="true">(</mo>
                    <mrow>
                      <mrow>
                        <mi>ln</mi>
                        <mrow>
                          <mrow>
                            <mo fence="true" stretchy="true">|</mo>
                            <mrow>
                              <mrow>
                                <mi mathvariant="italic">cossec</mi>
                                <mrow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  <mo stretchy="false">−</mo>
                                  <mi mathvariant="italic">cotg</mi>
                                </mrow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style>
            <mtext>=</mtext>
          </mrow>
        </mtd>
      </mtr>
      <mtr>
        <mtd>
          <mrow>
            <mfrac>
              <mn>1</mn>
              <mrow>
                <mi mathvariant="italic">cossec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 mathvariant="italic">cotg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  <mrow>
              <mrow>
                <mo fence="true" stretchy="true">[</mo>
                <mrow>
                  <mrow>
                    <mrow>
                      <mo stretchy="false">−</mo>
                      <mi mathvariant="italic">cossec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cotg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 stretchy="false">−</mo>
                              <msup>
                                <mi mathvariant="italic">cossec</mi>
                                <mn>2</mn>
                              </msup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true">]</mo>
              </mrow>
              <mo stretchy="false">+</mo>
              <mn>0</mn>
            </mrow>
            <mtext>=</mtext>
          </mrow>
        </mtd>
      </mtr>
      <mtr>
        <mtd>
          <mrow>
            <mfrac>
              <mrow>
                <msup>
                  <mi mathvariant="italic">cossec</mi>
                  <mn>2</mn>
                </msup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 mathvariant="italic">cossec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i mathvariant="italic">cotg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row>
                <mi mathvariant="italic">cossec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 mathvariant="italic">cotg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  <mo stretchy="false">=</mo>
            <mfrac>
              <mrow>
                <mi mathvariant="italic">cossec</mi>
                <mrow>
                  <mo fence="true" stretchy="false">(</mo>
                  <mrow>
                    <mi>x</mi>
                  </mrow>
                  <mo fence="true" stretchy="false">)</mo>
                </mrow>
                <menclose notation="horizontalstrike">
                  <mrow>
                    <mo fence="true" stretchy="false">[</mo>
                    <mrow>
                      <mrow>
                        <mi mathvariant="italic">cossec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i mathvariant="italic">cot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</menclose>
              </mrow>
              <menclose notation="horizontalstrike">
                <mrow>
                  <mi mathvariant="italic">cos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 mathvariant="italic">co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</mfrac>
            <mo stretchy="false">=</mo>
            <mstyle color="blue">
              <mrow>
                <mi mathvariant="italic">cossec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</mrow>
        </mtd>
      </mtr>
    </mtable>
    <annotation encoding="StarMath 5.0">color red{ int cossec(x) partial x } int cossec(x) left( {cossec(x) - cotg(x)} over {cossec(x) - cotg(x)} right) partial x "=" newline 
int { {cossec^2(x) - cossec(x)cotg(x)} over {cossec(x) - cotg(x)} } partial x "=" newline 
int left[ cossec(x) - cotg(x) right]^{ -1 } left[ -cossec(x)cotg(x) + cossec^2(x) right] partial x = int u^{-1} partial u "=" newline 
ln abs{u} + c = color red{ln abs{cossec(x) - cotg(x)} + c} newline
color green{ u } = color green{ cossec(x) - cotg(x) } = partial u = left[ -cossec(x)cotg(x) -(-cossec^2(x)) right] partial x -&gt; newline
color green{partial u} = color green{left[ -cossec(x)cotg(x) + cossec^2(x) right] partial x} newline newline
color blue{ {partial left( ln abs{cossec(x) - cotg(x)} + c right)} over {partial x} } "=" newline 
{1 over { cossec(x) - cotg(x) }}left[ -cossec(x)cotg(x) - (-cossec^2(x)) right] + 0 "=" newline 
{ cossec^2(x) - cossec(x)cotg(x) } over { cossec(x) - cotg(x) } = { cossec(x)overstrike[cossec(x) - cotg(x)] } over overstrike{ cossec(x) - cotg(x) } = color blue{ cossec(x) }
</annotation>
  </semantics>
</math>
</file>

<file path=Object 7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tg</mi>
                  </mrow>
                  <mrow>
                    <mo fence="true" stretchy="false">(</mo>
                    <mrow>
                      <mrow>
                        <mn>3</mn>
                        <mi>x</mi>
                      </mrow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tg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3</mn>
              </mfrac>
              <mo stretchy="false">=</mo>
              <mfrac>
                <mn>1</mn>
                <mn>3</mn>
              </mfrac>
            </mrow>
            <mi mathvariant="italic">tg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3</mn>
              </mfrac>
            </mrow>
            <mi>ln</mi>
            <mrow>
              <mrow>
                <mrow>
                  <mo fence="true" stretchy="true">|</mo>
                  <mrow>
                    <mrow>
                      <mi mathvariant="italic">sec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row>
                <mfrac>
                  <mrow>
                    <mi>ln</mi>
                    <mrow>
                      <mo fence="true" stretchy="true">|</mo>
                      <mrow>
                        <mrow>
                          <mi mathvariant="italic">sec</mi>
                          <mrow>
                            <mo fence="true" stretchy="false">(</mo>
                            <mrow>
                              <mi>u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</mrow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i mathvariant="italic">sec</mi>
                            <mrow>
                              <mo fence="true" stretchy="false">(</mo>
                              <mrow>
                                <mrow>
                                  <mn>3</mn>
                                  <mi>x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3</mn>
                  <mi>x</mi>
                </mrow>
              </mstyle>
            </mrow>
            <mi>,</mi>
            <mo stretchy="false">∂</mo>
            <mrow>
              <mi>u</mi>
              <mo stretchy="false">=</mo>
              <mn>3</mn>
            </mrow>
            <mo stretchy="false">∂</mo>
            <mi>x</mi>
            <mo stretchy="false">→</mo>
            <mrow>
              <mstyle color="green">
                <mfrac>
                  <mrow>
                    <mo stretchy="false">∂</mo>
                    <mi>u</mi>
                  </mrow>
                  <mn>3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</mtable>
    <annotation encoding="StarMath 5.0">color red{int tg( 3x ) partial x} = int tg(u) {{partial u} over 3} = {1 over 3}tg(u) partial u = {1 over 3}ln abs{sec(u)} + c = {ln abs{sec(u)}} over 3 + c = color red{{ln abs{sec(3x)}} over 3 + c} newline
color green{ u } = color green{ 3x } , partial u = 3 partial x -&gt; color green{ {partial u} over 3 } = color green{ partial x }</annotation>
  </semantics>
</math>
</file>

<file path=Object 7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o stretchy="false">∂</mo>
                      <mi>x</mi>
                    </mrow>
                    <mrow>
                      <mi mathvariant="italic">sen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frac>
                </mrow>
              </mstyle>
              <mo stretchy="false">=</mo>
              <mrow>
                <mo stretchy="false">∫</mo>
                <msup>
                  <mi mathvariant="italic">sen</mi>
                  <mrow>
                    <mo stretchy="false">−</mo>
                    <mn>1</mn>
                  </mrow>
                </msup>
              </mrow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i mathvariant="italic">cossec</mi>
              </mrow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i mathvariant="italic">cossec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i mathvariant="italic">cossec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  <mtext>=</mtext>
          </mrow>
        </mtd>
      </mtr>
      <mtr>
        <mtd>
          <mrow>
            <mfrac>
              <mn>1</mn>
              <mn>2</mn>
            </mfrac>
            <mi>ln</mi>
            <mrow>
              <mrow>
                <mrow>
                  <mo fence="true" stretchy="true">|</mo>
                  <mrow>
                    <mrow>
                      <mi mathvariant="italic">cossec</mi>
                      <mrow>
                        <mrow>
                          <mo fence="true" stretchy="false">(</mo>
                          <mrow>
                            <mi>u</mi>
                          </mrow>
                          <mo fence="true" stretchy="false">)</mo>
                        </mrow>
                        <mo stretchy="false">−</mo>
                        <mi mathvariant="italic">cotg</mi>
                      </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row>
                <mfrac>
                  <mrow>
                    <mi>ln</mi>
                    <mrow>
                      <mo fence="true" stretchy="true">|</mo>
                      <mrow>
                        <mrow>
                          <mi mathvariant="italic">cossec</mi>
                          <mrow>
                            <mrow>
                              <mo fence="true" stretchy="false">(</mo>
                              <mrow>
                                <mi>u</mi>
                              </mrow>
                              <mo fence="true" stretchy="false">)</mo>
                            </mrow>
                            <mo stretchy="false">−</mo>
                            <mi mathvariant="italic">cotg</mi>
                          </mrow>
                          <mrow>
                            <mo fence="true" stretchy="false">(</mo>
                            <mrow>
                              <mi>u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</mrow>
                  <mn>2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i mathvariant="italic">cossec</mi>
                            <mrow>
                              <mrow>
                                <mo fence="true" stretchy="false">(</mo>
                                <mrow>
                                  <mrow>
                                    <mn>2</mn>
                                    <mi>x</mi>
                                  </mrow>
                                </mrow>
                                <mo fence="true" stretchy="false">)</mo>
                              </mrow>
                              <mo stretchy="false">−</mo>
                              <mi mathvariant="italic">cotg</mi>
                            </mrow>
                            <mrow>
                              <mo fence="true" stretchy="false">(</mo>
                              <mrow>
                                <mrow>
                                  <mn>2</mn>
                                  <mi>x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i>x</mi>
                </mrow>
              </mstyle>
            </mrow>
            <mi>,</mi>
            <mo stretchy="false">∂</mo>
            <mrow>
              <mi>u</mi>
              <mo stretchy="false">=</mo>
              <mn>2</mn>
            </mrow>
            <mo stretchy="false">∂</mo>
            <mi>x</mi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</mtable>
    <annotation encoding="StarMath 5.0">color red{ int {{partial x} over {sen(2x)}} } = int sen^{-1}(2x) partial x = int cossec(2x) partial x = int cossec(u) {{partial u} over 2} = {1 over 2}int cossec(u) partial u "="newline
{1 over 2}ln abs{cossec(u) - cotg(u)} + c = {ln abs{cossec(u) - cotg(u)}} over 2 + c = color red{{ln abs{cossec(2x) - cotg(2x)}} over 2 + c} newline
color green{ u } = color green{ 2x } , partial u = 2 partial x -&gt; color green{ {partial u} over 2 } = color green{ partial x }</annotation>
  </semantics>
</math>
</file>

<file path=Object 7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i mathvariant="italic">tg</mi>
                      <mrow>
                        <mo fence="true" stretchy="true">(</mo>
                        <mrow>
                          <msqrt>
                            <mi>x</mi>
                          </msqrt>
                        </mrow>
                        <mo fence="true" stretchy="true">)</mo>
                      </mrow>
                      <mo stretchy="false">∂</mo>
                      <mi>x</mi>
                    </mrow>
                    <msqrt>
                      <mi>x</mi>
                    </msqrt>
                  </mfrac>
                </mrow>
              </mstyle>
              <mo stretchy="false">=</mo>
              <mrow>
                <mo stretchy="false">∫</mo>
                <mfrac>
                  <mrow>
                    <mi mathvariant="italic">tg</mi>
                    <mrow>
                      <mo fence="true" stretchy="true">(</mo>
                      <mrow>
                        <msup>
                          <mi>x</mi>
                          <mfrac>
                            <mn>1</mn>
                            <mn>2</mn>
                          </mfrac>
                        </msup>
                      </mrow>
                      <mo fence="true" stretchy="true">)</mo>
                    </mrow>
                    <mo stretchy="false">∂</mo>
                    <mi>x</mi>
                  </mrow>
                  <msup>
                    <mi>x</mi>
                    <mfrac>
                      <mn>1</mn>
                      <mn>2</mn>
                    </mfrac>
                  </msup>
                </mfrac>
              </mrow>
              <mo stretchy="false">=</mo>
              <mrow>
                <mo stretchy="false">∫</mo>
                <mi mathvariant="italic">tg</mi>
              </mrow>
            </mrow>
            <mrow>
              <mo fence="true" stretchy="true">(</mo>
              <mrow>
                <msup>
                  <mi>x</mi>
                  <mfrac>
                    <mn>1</mn>
                    <mn>2</mn>
                  </mfrac>
                </msup>
              </mrow>
              <mo fence="true" stretchy="true">)</mo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row>
              <mi>x</mi>
              <mo stretchy="false">=</mo>
              <mrow>
                <mo stretchy="false">∫</mo>
                <mi mathvariant="italic">tg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n>2</mn>
            <mo stretchy="false">∂</mo>
            <mrow>
              <mi>u</mi>
              <mo stretchy="false">=</mo>
              <mn>2</mn>
            </mrow>
            <mrow>
              <mo stretchy="false">∫</mo>
              <mi mathvariant="italic">tg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  <mtext>=</mtext>
          </mrow>
        </mtd>
      </mtr>
      <mtr>
        <mtd>
          <mrow>
            <mn>2</mn>
            <mi>ln</mi>
            <mrow>
              <mrow>
                <mrow>
                  <mo fence="true" stretchy="true">|</mo>
                  <mrow>
                    <mrow>
                      <mi mathvariant="italic">sec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n>2</mn>
                  <mi>ln</mi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o fence="true" stretchy="false">(</mo>
                            <mrow>
                              <msqrt>
                                <mi>x</mi>
                              </msqrt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sqrt>
                  <mi>x</mi>
                </msqrt>
              </mstyle>
              <mo stretchy="false">=</mo>
              <msup>
                <mi>x</mi>
                <mfrac>
                  <mn>1</mn>
                  <mn>2</mn>
                </mfrac>
              </msup>
            </mrow>
            <mi>,</mi>
            <mo stretchy="false">∂</mo>
            <mrow>
              <mi>u</mi>
              <mo stretchy="false">=</mo>
              <mfrac>
                <mn>1</mn>
                <mn>2</mn>
              </mfrac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i>x</mi>
            <mo stretchy="false">→</mo>
            <mrow>
              <mstyle color="green">
                <mrow>
                  <mn>2</mn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frac>
                      <mrow>
                        <mo stretchy="false">−</mo>
                        <mn>1</mn>
                      </mrow>
                      <mn>2</mn>
                    </mfrac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{ {tg left( sqrt x right) partial x} over sqrt x }} = int { {tg left( x^{1 over 2} right) partial x} over x^{1 over 2} } = int tg left( x^{1 over 2} right)x^{-1 over 2} partial x = int tg(u)2 partial u = 2 int tg(u) partial u "=" newline 
2 ln abs{sec(u)} + c = color red{2 ln abs{sec(sqrt x)} + c} newline
color green{ u } = color green{ sqrt x } = x^{1 over 2} , partial u = { 1 over 2 }x^{ -1 over 2 } partial x -&gt; color green{ 2 partial u } = color green{ x^{ -1 over 2 } partial x }</annotation>
  </semantics>
</math>
</file>

<file path=Object 7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i mathvariant="italic">cotg</mi>
                      <mrow>
                        <mo fence="true" stretchy="true">(</mo>
                        <mrow>
                          <mrow>
                            <mi>ln</mi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</mrow>
                        </mrow>
                        <mo fence="true" stretchy="true">)</mo>
                      </mrow>
                      <mo stretchy="false">∂</mo>
                      <mi>x</mi>
                    </mrow>
                    <mi>x</mi>
                  </mfrac>
                </mrow>
              </mstyle>
              <mo stretchy="false">=</mo>
              <mrow>
                <mo stretchy="false">∫</mo>
                <mi mathvariant="italic">cotg</mi>
              </mrow>
            </mrow>
            <mrow>
              <mo fence="true" stretchy="true">(</mo>
              <mrow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row>
              <mo fence="true" stretchy="true">)</mo>
            </mrow>
            <msup>
              <mi>x</mi>
              <mrow>
                <mo stretchy="false">−</mo>
                <mn>1</mn>
              </mrow>
            </msup>
            <mo stretchy="false">∂</mo>
            <mrow>
              <mi>x</mi>
              <mo stretchy="false">=</mo>
              <mrow>
                <mo stretchy="false">∫</mo>
                <mi mathvariant="italic">cotg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i>ln</mi>
            </mrow>
            <mrow>
              <mrow>
                <mrow>
                  <mo fence="true" stretchy="true">|</mo>
                  <mrow>
                    <mrow>
                      <mi mathvariant="italic">sen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sen</mi>
                          <mrow>
                            <mo fence="true" stretchy="false">(</mo>
                            <mrow>
                              <mrow>
                                <mi>ln</mi>
                                <mrow>
                                  <mo fence="true" stretchy="true">|</mo>
                                  <mrow>
                                    <mi>x</mi>
                                  </mrow>
                                  <mo fence="true" stretchy="true">|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i>,</mi>
            <mo stretchy="false">∂</mo>
            <mrow>
              <mi>u</mi>
              <mo stretchy="false">=</mo>
              <mfrac>
                <mn>1</mn>
                <mi>x</mi>
              </mfrac>
            </mrow>
            <mo stretchy="false">∂</mo>
            <mi>x</mi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row>
                      <mo stretchy="false">−</mo>
                      <mn>1</mn>
                    </mrow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 int {{cotg left( ln abs{x} right) partial x} over x} } = int cotg left( ln abs{x} right)x^{-1} partial x = int cotg(u) partial u = ln abs{sen(u)} + c = color red{ln abs{sen(ln abs{x})} + c} newline
color green{ u } = color green{ ln abs{x} } , partial u = {1 over x}partial x -&gt; color green{ partial u } = color green{ x^{-1}partial x }</annotation>
  </semantics>
</math>
</file>

<file path=Object 7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c</mi>
                  </mrow>
                  <mrow>
                    <mo fence="true" stretchy="false">(</mo>
                    <mrow>
                      <mrow>
                        <mn>5</mn>
                        <mrow>
                          <mi>x</mi>
                          <mo stretchy="false">−</mo>
                          <mi mathvariant="normal">π</mi>
                        </mrow>
                      </mrow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5</mn>
              </mfrac>
              <mo stretchy="false">=</mo>
              <mfrac>
                <mn>1</mn>
                <mn>5</mn>
              </mfrac>
            </mrow>
            <mrow>
              <mo stretchy="false">∫</mo>
              <mi mathvariant="italic">sec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5</mn>
              </mfrac>
            </mrow>
            <mi>ln</mi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  <mtext>=</mtext>
          </mrow>
        </mtd>
      </mtr>
      <mtr>
        <mtd>
          <mstyle color="red">
            <mrow>
              <mfrac>
                <mrow>
                  <mi>ln</mi>
                  <mrow>
                    <mo fence="true" stretchy="true">|</mo>
                    <mrow>
                      <mrow>
                        <mi mathvariant="italic">sec</mi>
                        <mrow>
                          <mrow>
                            <mo fence="true" stretchy="false">(</mo>
                            <mrow>
                              <mrow>
                                <mn>5</mn>
                                <mrow>
                                  <mi>x</mi>
                                  <mo stretchy="false">−</mo>
                                  <mi mathvariant="normal">π</mi>
                                </mrow>
                              </mrow>
                            </mrow>
                            <mo fence="true" stretchy="false">)</mo>
                          </mrow>
                          <mo stretchy="false">+</mo>
                          <mi mathvariant="italic">tg</mi>
                        </mrow>
                        <mrow>
                          <mo fence="true" stretchy="false">(</mo>
                          <mrow>
                            <mrow>
                              <mn>5</mn>
                              <mrow>
                                <mi>x</mi>
                                <mo stretchy="false">−</mo>
                                <mi mathvariant="normal">π</mi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  <mn>5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5</mn>
                  <mrow>
                    <mi>x</mi>
                    <mo stretchy="false">−</mo>
                    <mi mathvariant="normal">π</mi>
                  </mrow>
                </mrow>
              </mstyle>
            </mrow>
            <mi>,</mi>
            <mo stretchy="false">∂</mo>
            <mrow>
              <mi>u</mi>
              <mo stretchy="false">=</mo>
              <mn>5</mn>
            </mrow>
            <mo stretchy="false">∂</mo>
            <mi>x</mi>
            <mo stretchy="false">→</mo>
            <mrow>
              <mstyle color="green">
                <mfrac>
                  <mrow>
                    <mo stretchy="false">∂</mo>
                    <mi>u</mi>
                  </mrow>
                  <mn>5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</mtable>
    <annotation encoding="StarMath 5.0">color red{ int sec(5x - %pi) partial x } = int sec(u) {{partial u} over 5} = {1 over 5}int sec(u) partial u = {1 over 5}ln abs{sec(u) + tg(u)} + c "=" newline 
color red{{ln abs{sec(5x - %pi) + tg(5x - %pi)}} over 5 + c} newline
color green{ u } = color green{ 5x - %pi } , partial u = 5 partial x -&gt; color green{{partial u} over 5} = color green{partial x}</annotation>
  </semantics>
</math>
</file>

<file path=Object 8/content.xml><?xml version="1.0" encoding="utf-8"?>
<math xmlns="http://www.w3.org/1998/Math/MathML" display="block">
  <semantics>
    <mrow>
      <mrow>
        <mrow>
          <mo stretchy="false">∫</mo>
          <mfrac>
            <mrow>
              <mo stretchy="false">∂</mo>
              <mi>x</mi>
            </mrow>
            <msup>
              <mi>x</mi>
              <mn>4</mn>
            </msup>
          </mfrac>
        </mrow>
        <mo stretchy="false">=</mo>
        <mrow>
          <mo stretchy="false">∫</mo>
          <msup>
            <mi>x</mi>
            <mrow>
              <mo stretchy="false">−</mo>
              <mn>4</mn>
            </mrow>
          </msup>
        </mrow>
      </mrow>
      <mo stretchy="false">∂</mo>
      <mrow>
        <mi>x</mi>
        <mo stretchy="false">=</mo>
        <mrow>
          <mfrac>
            <msup>
              <mi>x</mi>
              <mrow>
                <mo stretchy="false">−</mo>
                <mn>3</mn>
              </mrow>
            </msup>
            <mrow>
              <mo stretchy="false">−</mo>
              <mn>3</mn>
            </mrow>
          </mfrac>
          <mo stretchy="false">+</mo>
          <mi>c</mi>
        </mrow>
        <mo stretchy="false">=</mo>
        <mrow>
          <mfrac>
            <mrow>
              <mo stretchy="false">−</mo>
              <mn>1</mn>
            </mrow>
            <mrow>
              <mn>3</mn>
              <msup>
                <mi>x</mi>
                <mn>3</mn>
              </msup>
            </mrow>
          </mfrac>
          <mo stretchy="false">+</mo>
          <mi>c</mi>
        </mrow>
      </mrow>
    </mrow>
    <annotation encoding="StarMath 5.0">int {{ partial x } over x^4} = int x^{ -4 } partial x = x^{ -3 } over { -3 } + c = -1 over {3x^3} + c</annotation>
  </semantics>
</math>
</file>

<file path=Object 8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cos</mi>
                      <mn>5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cos</mi>
                  <mn>4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cos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row>
                          <mn>1</mn>
                          <mo stretchy="false">−</mo>
                          <msup>
                            <mi mathvariant="italic">sen</mi>
                            <mn>2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[</mo>
                <mrow>
                  <mrow>
                    <mrow>
                      <mn>1</mn>
                      <mo stretchy="false">−</mo>
                      <mn>2</mn>
                    </mrow>
                    <msup>
                      <mi mathvariant="italic">sen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 mathvariant="italic">sen</mi>
                        <mn>4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[</mo>
                  <mrow>
                    <mrow>
                      <mi>cos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2</mn>
                      </mrow>
                      <msup>
                        <mi mathvariant="italic">sen</mi>
                        <mn>2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i>cos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sup>
                          <mi mathvariant="italic">sen</mi>
                          <mn>4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n>2</mn>
            </mrow>
            <mrow>
              <mo stretchy="false">∫</mo>
              <msup>
                <mi mathvariant="italic">sen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sen</mi>
                  <mn>4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o stretchy="false">∂</mo>
              </mrow>
            </mrow>
            <mrow>
              <mi>u</mi>
              <mo stretchy="false">−</mo>
              <mn>2</mn>
            </mrow>
            <mrow>
              <mo stretchy="false">∫</mo>
              <msup>
                <mi>u</mi>
                <mn>2</mn>
              </msup>
            </mrow>
            <mo stretchy="false">∂</mo>
            <mrow>
              <mi>u</mi>
              <mo stretchy="false">+</mo>
              <mrow>
                <mo stretchy="false">∫</mo>
                <msup>
                  <mi>u</mi>
                  <mn>4</mn>
                </msup>
              </mrow>
            </mrow>
            <mo stretchy="false">∂</mo>
            <mi>u</mi>
            <mtext>=</mtext>
          </mrow>
        </mtd>
      </mtr>
      <mtr>
        <mtd>
          <mrow>
            <mrow>
              <mi>u</mi>
              <mo stretchy="false">−</mo>
              <mn>2</mn>
            </mrow>
            <mrow>
              <mrow>
                <mfrac>
                  <msup>
                    <mi>u</mi>
                    <mn>3</mn>
                  </msup>
                  <mn>3</mn>
                </mfrac>
                <mo stretchy="false">+</mo>
                <mfrac>
                  <msup>
                    <mi>u</mi>
                    <mn>5</mn>
                  </msup>
                  <mn>5</mn>
                </mfrac>
                <mo stretchy="false">+</mo>
                <mi>c</mi>
              </mrow>
              <mo stretchy="false">=</mo>
              <mstyle color="red">
                <mrow>
                  <mi mathvariant="italic">sen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frac>
                      <mrow>
                        <mn>2</mn>
                        <msup>
                          <mi mathvariant="italic">sen</mi>
                          <mn>3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3</mn>
                    </mfrac>
                    <mo stretchy="false">+</mo>
                    <mfrac>
                      <mrow>
                        <msup>
                          <mi mathvariant="italic">sen</mi>
                          <mn>5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5</mn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i>,</mi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 mathvariant="italic">sen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frac>
                              <mrow>
                                <mn>2</mn>
                                <msup>
                                  <mi mathvariant="italic">sen</mi>
                                  <mn>3</mn>
                                </msup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  <mn>3</mn>
                            </mfrac>
                            <mo stretchy="false">+</mo>
                            <mfrac>
                              <mrow>
                                <msup>
                                  <mi mathvariant="italic">sen</mi>
                                  <mn>5</mn>
                                </msup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  <mn>5</mn>
                            </mfrac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frac>
                            <mn>2</mn>
                            <mn>3</mn>
                          </mfrac>
                        </mrow>
                        <msup>
                          <mi mathvariant="italic">sen</mi>
                          <mn>3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frac>
                            <mn>1</mn>
                            <mn>5</mn>
                          </mfrac>
                        </mrow>
                        <msup>
                          <mi mathvariant="italic">sen</mi>
                          <mn>5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frac>
                <mn>2</mn>
                <menclose notation="horizontalstrike">
                  <mn>3</mn>
                </menclose>
              </mfrac>
            </mrow>
            <menclose notation="horizontalstrike">
              <mn>3</mn>
            </menclose>
            <msup>
              <mi mathvariant="italic">sen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frac>
                <mn>1</mn>
                <menclose notation="horizontalstrike">
                  <mn>5</mn>
                </menclose>
              </mfrac>
            </mrow>
            <menclose notation="horizontalstrike">
              <mn>5</mn>
            </menclose>
            <msup>
              <mi mathvariant="italic">sen</mi>
              <mn>4</mn>
            </msup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0</mn>
              </mrow>
              <mo stretchy="false">=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row>
                    <mn>1</mn>
                    <mo stretchy="false">−</mo>
                    <mn>2</mn>
                  </mrow>
                  <msup>
                    <mi mathvariant="italic">sen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 mathvariant="italic">sen</mi>
                      <mn>4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n>1</mn>
                  <mo stretchy="false">−</mo>
                  <mrow>
                    <mo fence="true" stretchy="true">(</mo>
                    <mrow>
                      <mrow>
                        <msup>
                          <mi mathvariant="italic">sen</mi>
                          <mn>2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sup>
                            <mi mathvariant="italic">sen</mi>
                            <mn>2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o stretchy="false">+</mo>
                  <msup>
                    <mrow>
                      <mo fence="true" stretchy="true">(</mo>
                      <mrow>
                        <mrow>
                          <msup>
                            <mi mathvariant="italic">sen</mi>
                            <mn>2</mn>
                          </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n>2</mn>
                  </msup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row>
                    <mrow>
                      <mo fence="true" stretchy="true">(</mo>
                      <mrow>
                        <mrow>
                          <mrow>
                            <mn>1</mn>
                            <mo stretchy="false">−</mo>
                            <msup>
                              <mi mathvariant="italic">sen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o stretchy="false">−</mo>
                    <msup>
                      <mi mathvariant="italic">sen</mi>
                      <mn>2</mn>
                    </msup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row>
                        <mo fence="true" stretchy="true">(</mo>
                        <mrow>
                          <mrow>
                            <mrow>
                              <mn>1</mn>
                              <mo stretchy="false">−</mo>
                              <msup>
                                <mi>cos</mi>
                                <mn>2</mn>
                              </msup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  <mn>2</mn>
                    </msup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sup>
                    <mi>cos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sup>
                      <mi mathvariant="italic">sen</mi>
                      <mn>2</mn>
                    </msup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row>
                      <mo fence="true" stretchy="true">(</mo>
                      <mrow>
                        <mrow>
                          <mrow>
                            <mn>1</mn>
                            <mo stretchy="false">−</mo>
                            <mn>2</mn>
                          </mrow>
                          <msup>
                            <mi>cos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sup>
                              <mi>cos</mi>
                              <mn>4</mn>
                            </msup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sup>
                    <mi>cos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sup>
                      <mi mathvariant="italic">sen</mi>
                      <mn>2</mn>
                    </msup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n>1</mn>
                    <mo stretchy="false">−</mo>
                    <mrow>
                      <mo fence="true" stretchy="true">(</mo>
                      <mrow>
                        <mrow>
                          <msup>
                            <mi>cos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sup>
                              <mi>cos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o stretchy="false">+</mo>
                    <msup>
                      <mi>cos</mi>
                      <mn>4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row>
                    <menclose notation="horizontalstrike">
                      <mrow>
                        <msup>
                          <mi>cos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enclose>
                    <mo stretchy="false">+</mo>
                    <mrow>
                      <mo fence="true" stretchy="true">(</mo>
                      <mrow>
                        <mrow>
                          <mrow>
                            <mn>1</mn>
                            <mo stretchy="false">−</mo>
                            <msup>
                              <mi mathvariant="italic">sen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o stretchy="false">−</mo>
                    <menclose notation="horizontalstrike">
                      <mrow>
                        <msup>
                          <mi>cos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enclose>
                    <mo stretchy="false">−</mo>
                    <msup>
                      <mi>cos</mi>
                      <mn>2</mn>
                    </msup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>cos</mi>
                      <mn>4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true">[</mo>
                <mrow>
                  <mrow>
                    <mrow>
                      <menclose notation="horizontalstrike">
                        <mrow>
                          <msup>
                            <mi>cos</mi>
                            <mn>2</mn>
                          </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enclose>
                      <mo stretchy="false">−</mo>
                      <menclose notation="horizontalstrike">
                        <mrow>
                          <msup>
                            <mi>cos</mi>
                            <mn>2</mn>
                          </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enclose>
                      <mo stretchy="false">+</mo>
                      <msup>
                        <mi>cos</mi>
                        <mn>4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=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n>4</mn>
            </msup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tyle color="blue">
                <mrow>
                  <msup>
                    <mi>cos</mi>
                    <mn>5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cos^5( x ) partial x} = int cos^4( x )cos( x ) partial x = int left( cos^2( x ) right)^2 cos( x ) partial x = int left( 1 - sen^2( x ) right)^2 cos( x ) partial x "=" newline
int left[ 1 - 2sen^2(x) + sen^4(x) right] cos( x ) partial x = int left[ cos( x ) - 2sen^2(x)cos( x ) + sen^4(x)cos( x ) right] partial x "=" newline 
int  cos( x ) partial x - 2 int sen^2(x)cos( x ) partial x + int sen^4(x)cos( x ) partial x = int  partial u - 2 int u^2 partial u + int u^4 partial u "=" newline 
u - 2{ u^3 over 3 } + u^5 over 5 + c = color red{ sen( x ) - {2 sen^3(x)} over 3 + { sen^5(x) } over 5 + c } newline
color green{u} = color green{sen( x )} , color green{partial u} = color green{cos(x) partial x} newline newline
color blue{ {partial left( sen( x ) - {2 sen^3(x)} over 3 + { sen^5(x) } over 5 + c right)} over {partial x} } = {partial left( sen( x ) - {2 over 3} sen^3(x) + {1 over 5} sen^5(x) + c right)} over {partial x} "=" newline
cos(x) - {2 over overstrike 3}overstrike 3 sen^2(x)cos(x) + {1 over overstrike 5} overstrike 5sen^4(x)cos(x) + 0 = cos(x) left[ 1 - 2 sen^2(x) + sen^4(x)  right] "=" newline 
cos(x) left[ 1 - left(sen^2(x) + sen^2(x) right) + left( sen^2(x) right)^2  right] "=" newline 
cos(x) left[ left( 1 - sen^2(x) right) - sen^2(x) + left( 1 - cos^2(x) right)^2  right] "=" newline 
cos(x) left[ cos^2(x) - sen^2(x) + left( 1 - 2cos^2(x) + cos^4(x) right)  right] "=" newline 
cos(x) left[ cos^2(x) - sen^2(x) + 1 - left(cos^2(x) + cos^2(x)right) + cos^4(x)  right] "=" newline 
cos(x) left[ overstrike{cos^2(x)} + left( 1 - sen^2(x) right) - overstrike{cos^2(x)} - cos^2(x) + cos^4(x)  right] "=" newline 
 
cos(x) left[ overstrike{cos^2(x)} - overstrike{cos^2(x)} + cos^4(x)  right] = cos(x)cos^4(x) = color blue{ cos^5(x) }
</annotation>
  </semantics>
</math>
</file>

<file path=Object 81/content.xml><?xml version="1.0" encoding="utf-8"?>
<math xmlns="http://www.w3.org/1998/Math/MathML" display="block">
  <semantics>
    <mtable>
      <mtr>
        <mtd columnalign="left">
          <mrow>
            <mrow>
              <mo stretchy="false">∫</mo>
              <msup>
                <mi>cos</mi>
                <mi>n</mi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 columnalign="left">
          <mrow>
            <mrow>
              <mo stretchy="false">∫</mo>
              <msup>
                <mi mathvariant="italic">sen</mi>
                <mi>n</mi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 columnalign="left">
          <mtable>
            <mtr>
              <mtd>
                <mi>n</mi>
              </mtd>
              <mtd>
                <mo stretchy="false">→</mo>
              </mtd>
              <mtd>
                <mstyle color="red">
                  <mtext>ímpar</mtext>
                </mstyle>
              </mtd>
              <mtd>
                <mstyle color="red">
                  <mrow>
                    <msup>
                      <mi mathvariant="italic">sen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>cos</mi>
                        <mn>2</mn>
                      </msup>
                    </mrow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=</mo>
                      <mn>1</mn>
                    </mrow>
                  </mrow>
                </mstyle>
              </mtd>
            </mtr>
            <mtr>
              <mtd>
                <mi>n</mi>
              </mtd>
              <mtd>
                <mo stretchy="false">→</mo>
              </mtd>
              <mtd>
                <mstyle color="blue">
                  <mtext>par</mtext>
                </mstyle>
              </mtd>
              <mtd>
                <mstyle color="blue">
                  <mtable>
                    <mtr>
                      <mtd>
                        <mrow>
                          <msup>
                            <mi mathvariant="italic">sen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frac>
                              <mrow>
                                <mrow>
                                  <mn>1</mn>
                                  <mo stretchy="false">−</mo>
                                  <mi>cos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i>x</mi>
                                    </mrow>
                                  </mrow>
                                  <mo fence="true" stretchy="false">)</mo>
                                </mrow>
                              </mrow>
                              <mn>2</mn>
                            </mfrac>
                          </mrow>
                        </mrow>
                      </mtd>
                    </mtr>
                    <mtr>
                      <mtd>
                        <mrow>
                          <msup>
                            <mi>cos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frac>
                              <mrow>
                                <mrow>
                                  <mn>1</mn>
                                  <mo stretchy="false">+</mo>
                                  <mi>cos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i>x</mi>
                                    </mrow>
                                  </mrow>
                                  <mo fence="true" stretchy="false">)</mo>
                                </mrow>
                              </mrow>
                              <mn>2</mn>
                            </mfrac>
                          </mrow>
                        </mrow>
                      </mtd>
                    </mtr>
                  </mtable>
                </mstyle>
              </mtd>
            </mtr>
          </mtable>
        </mtd>
      </mtr>
      <mtr>
        <mtd>
          <mrow/>
        </mtd>
      </mtr>
      <mtr>
        <mtd columnalign="left">
          <mrow>
            <mrow>
              <mo stretchy="false">∫</mo>
              <msup>
                <mi mathvariant="italic">sen</mi>
                <mi>m</mi>
              </msup>
            </mrow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i>n</mi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 columnalign="left">
          <mtable>
            <mtr>
              <mtd>
                <mrow>
                  <mi>n</mi>
                  <mo stretchy="false">∨</mo>
                  <mi>m</mi>
                </mrow>
              </mtd>
              <mtd>
                <mo stretchy="false">→</mo>
              </mtd>
              <mtd>
                <mstyle color="red">
                  <mtext>ímpar</mtext>
                </mstyle>
              </mtd>
              <mtd>
                <mstyle color="red">
                  <mtable>
                    <mtr>
                      <mtd>
                        <mrow>
                          <mtext>Separa o </mtext>
                          <mo stretchy="false">∂</mo>
                          <mi>u</mi>
                          <mrow>
                            <mo fence="true" stretchy="true">{</mo>
                            <mrow>
                              <mtable>
                                <mtr>
                                  <mtd>
                                    <mrow>
                                      <mi mathvariant="italic">sen</mi>
                                      <mrow>
                                        <mo fence="true" stretchy="false">(</mo>
                                        <mrow>
                                          <mi>x</mi>
                                        </mrow>
                                        <mo fence="true" stretchy="false">)</mo>
                                      </mrow>
                                      <mo stretchy="false">∂</mo>
                                      <mi>x</mi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i>cos</mi>
                                      <mrow>
                                        <mo fence="true" stretchy="false">(</mo>
                                        <mrow>
                                          <mi>x</mi>
                                        </mrow>
                                        <mo fence="true" stretchy="false">)</mo>
                                      </mrow>
                                      <mo stretchy="false">∂</mo>
                                      <mi>x</mi>
                                    </mrow>
                                  </mtd>
                                </mtr>
                              </mtable>
                            </mrow>
                          </mrow>
                        </mrow>
                      </mtd>
                    </mtr>
                    <mtr>
                      <mtd>
                        <mrow>
                          <mtext>Transfoma em </mtext>
                          <msup>
                            <mi mathvariant="italic">sen</mi>
                            <mi>p</mi>
                          </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text> ou </mtext>
                          <msup>
                            <mi>cos</mi>
                            <mi>p</mi>
                          </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text> através de </mtext>
                          <msup>
                            <mi mathvariant="italic">sen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sup>
                              <mi>cos</mi>
                              <mn>2</mn>
                            </msup>
                          </mrow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n>1</mn>
                          </mrow>
                        </mrow>
                      </mtd>
                    </mtr>
                  </mtable>
                </mstyle>
              </mtd>
            </mtr>
            <mtr>
              <mtd>
                <mrow>
                  <mi>n</mi>
                  <mo stretchy="false">∧</mo>
                  <mi>m</mi>
                </mrow>
              </mtd>
              <mtd>
                <mo stretchy="false">→</mo>
              </mtd>
              <mtd>
                <mstyle color="blue">
                  <mtext>par</mtext>
                </mstyle>
              </mtd>
              <mtd>
                <mstyle color="blue">
                  <mtable>
                    <mtr>
                      <mtd>
                        <mrow>
                          <msup>
                            <mi mathvariant="italic">sen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frac>
                              <mrow>
                                <mrow>
                                  <mn>1</mn>
                                  <mo stretchy="false">−</mo>
                                  <mi>cos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i>x</mi>
                                    </mrow>
                                  </mrow>
                                  <mo fence="true" stretchy="false">)</mo>
                                </mrow>
                              </mrow>
                              <mn>2</mn>
                            </mfrac>
                          </mrow>
                        </mrow>
                      </mtd>
                    </mtr>
                    <mtr>
                      <mtd>
                        <mrow>
                          <msup>
                            <mi>cos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frac>
                              <mrow>
                                <mrow>
                                  <mn>1</mn>
                                  <mo stretchy="false">+</mo>
                                  <mi>cos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i>x</mi>
                                    </mrow>
                                  </mrow>
                                  <mo fence="true" stretchy="false">)</mo>
                                </mrow>
                              </mrow>
                              <mn>2</mn>
                            </mfrac>
                          </mrow>
                        </mrow>
                      </mtd>
                    </mtr>
                  </mtable>
                </mstyle>
              </mtd>
            </mtr>
          </mtable>
        </mtd>
      </mtr>
    </mtable>
    <annotation encoding="StarMath 5.0">alignl int cos^n( x ) partial x newline
alignl int sen^n( x ) partial x newline

alignl matrix{ 
n # -&gt; # color red "ímpar" # color red {sen^2(x) + cos^2(x) = 1} ##
n # -&gt; # color blue "par" # alignc color blue matrix{ sen^2(x) = {1 - cos(2x)} over 2 ## cos^2(x) = {1 + cos(2x)} over 2 }
} newline newline
alignl int sen^m( x )cos^n( x ) partial x newline
alignl matrix{ 
n | m # -&gt; # color red "ímpar" # color red matrix{"Separa o " partial u left lbrace matrix{sen(x) partial x ## cos(x) partial x} right none## "Transfoma em " sen^p(x) " ou " cos^p(x) " através de " sen^2(x) + cos^2(x) = 1} ##
n &amp; m # -&gt; # color blue "par" # color blue matrix{alignc  sen^2(x) = {1 - cos(2x)} over 2 ## alignc  cos^2(x) = {1 + cos(2x)} over 2 }
} </annotation>
  </semantics>
</math>
</file>

<file path=Object 8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n</mi>
                      <mn>4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 mathvariant="italic">sen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frac>
                        <mrow>
                          <mrow>
                            <mn>1</mn>
                            <mo stretchy="false">−</mo>
                            <mi>cos</mi>
                          </mrow>
                          <mrow>
                            <mo fence="true" stretchy="false">(</mo>
                            <mrow>
                              <mrow>
                                <mn>2</mn>
                                <mi>x</mi>
                              </mrow>
                            </mrow>
                            <mo fence="true" stretchy="false">)</mo>
                          </mrow>
                        </mrow>
                        <mn>2</mn>
                      </mfrac>
                    </mrow>
                    <mo fence="true" stretchy="true">)</mo>
                  </mrow>
                  <mn>2</mn>
                </msup>
              </mrow>
            </mrow>
            <mo stretchy="false">∂</mo>
            <mrow>
              <mi>x</mi>
              <mo stretchy="false">=</mo>
              <mrow>
                <mo stretchy="false">∫</mo>
                <mfrac>
                  <mrow>
                    <mrow>
                      <mn>1</mn>
                      <mo stretchy="false">−</mo>
                      <mn>2</mn>
                    </mrow>
                    <mi>cos</mi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sup>
                        <mi>cos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4</mn>
                </mfrac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4</mn>
            </mfrac>
            <mrow>
              <mo stretchy="false">∫</mo>
              <mrow>
                <mo fence="true" stretchy="true">[</mo>
                <mrow>
                  <mrow>
                    <mrow>
                      <mn>1</mn>
                      <mo stretchy="false">−</mo>
                      <mn>2</mn>
                    </mrow>
                    <mi>cos</mi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frac>
                        <mrow>
                          <mrow>
                            <mn>1</mn>
                            <mo stretchy="false">+</mo>
                            <mi>cos</mi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n>2</mn>
                                  <mo stretchy="false">⋅</mo>
                                  <mn>2</mn>
                                </mrow>
                                <mi>x</mi>
                              </mrow>
                            </mrow>
                            <mo fence="true" stretchy="false">)</mo>
                          </mrow>
                        </mrow>
                        <mn>2</mn>
                      </mfrac>
                    </mrow>
                  </mrow>
                </mrow>
                <mo fence="true" stretchy="true">]</mo>
              </mrow>
            </mrow>
            <mo stretchy="false">∂</mo>
            <mrow>
              <mi>x</mi>
              <mo stretchy="false">=</mo>
              <mfrac>
                <mn>1</mn>
                <mn>4</mn>
              </mfrac>
            </mrow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2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row>
                <mo fence="true" stretchy="false">[</mo>
                <mrow>
                  <mrow>
                    <mrow>
                      <mn>1</mn>
                      <mo stretchy="false">+</mo>
                      <mi>cos</mi>
                    </mrow>
                    <mrow>
                      <mo fence="true" stretchy="false">(</mo>
                      <mrow>
                        <mrow>
                          <mn>4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4</mn>
            </mfrac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2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o stretchy="false">∂</mo>
            </mrow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4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frac>
              <mn>1</mn>
              <mn>4</mn>
            </mfrac>
            <mrow>
              <mrow>
                <mo stretchy="false">∫</mo>
                <mfrac>
                  <mrow>
                    <mo stretchy="false">∂</mo>
                    <mi>u</mi>
                  </mrow>
                  <mn>2</mn>
                </mfrac>
              </mrow>
              <mo stretchy="false">−</mo>
              <mfrac>
                <mn>1</mn>
                <mn>2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2</mn>
              </mfrac>
              <mo stretchy="false">+</mo>
              <mfrac>
                <mn>1</mn>
                <mn>8</mn>
              </mfrac>
            </mrow>
            <mrow>
              <mrow>
                <mo stretchy="false">∫</mo>
                <mfrac>
                  <mrow>
                    <mo stretchy="false">∂</mo>
                    <mi>u</mi>
                  </mrow>
                  <mn>2</mn>
                </mfrac>
              </mrow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u</mi>
                </mrow>
              </mrow>
              <mo fence="true" stretchy="false">)</mo>
            </mrow>
            <mfrac>
              <mrow>
                <mo stretchy="false">∂</mo>
                <mi>u</mi>
              </mrow>
              <mn>2</mn>
            </mfrac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o stretchy="false">∂</mo>
            </mrow>
            <mrow>
              <mi>u</mi>
              <mo stretchy="false">−</mo>
              <mfrac>
                <mn>1</mn>
                <mn>4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o stretchy="false">∂</mo>
            </mrow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u</mi>
                </mrow>
              </mrow>
              <mo fence="true" stretchy="false">)</mo>
            </mrow>
            <mo stretchy="false">∂</mo>
            <mi>u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o stretchy="false">∂</mo>
            </mrow>
            <mrow>
              <mi>u</mi>
              <mo stretchy="false">−</mo>
              <mfrac>
                <mn>1</mn>
                <mn>4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o stretchy="false">∂</mo>
            </mrow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i>cos</mi>
            </mrow>
            <mrow>
              <mo fence="true" stretchy="false">(</mo>
              <mrow>
                <mi>v</mi>
              </mrow>
              <mo fence="true" stretchy="false">)</mo>
            </mrow>
            <mfrac>
              <mrow>
                <mo stretchy="false">∂</mo>
                <mi>v</mi>
              </mrow>
              <mn>2</mn>
            </mfrac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o stretchy="false">∂</mo>
            </mrow>
            <mrow>
              <mi>u</mi>
              <mo stretchy="false">−</mo>
              <mfrac>
                <mn>1</mn>
                <mn>4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o stretchy="false">∂</mo>
            </mrow>
            <mrow>
              <mi>u</mi>
              <mo stretchy="false">+</mo>
              <mfrac>
                <mn>1</mn>
                <mn>32</mn>
              </mfrac>
            </mrow>
            <mrow>
              <mo stretchy="false">∫</mo>
              <mi>cos</mi>
            </mrow>
            <mrow>
              <mo fence="true" stretchy="false">(</mo>
              <mrow>
                <mi>v</mi>
              </mrow>
              <mo fence="true" stretchy="false">)</mo>
            </mrow>
            <mo stretchy="false">∂</mo>
            <mi>v</mi>
            <mtext>=</mtext>
          </mrow>
        </mtd>
      </mtr>
      <mtr>
        <mtd>
          <mrow>
            <mfrac>
              <mn>1</mn>
              <mn>8</mn>
            </mfrac>
            <mrow>
              <mi>u</mi>
              <mo stretchy="false">−</mo>
              <mfrac>
                <mn>1</mn>
                <mn>4</mn>
              </mfrac>
            </mrow>
            <mi mathvariant="italic">sen</mi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frac>
                <mn>1</mn>
                <mn>16</mn>
              </mfrac>
            </mrow>
            <mrow>
              <mi>u</mi>
              <mo stretchy="false">+</mo>
              <mfrac>
                <mn>1</mn>
                <mn>32</mn>
              </mfrac>
            </mrow>
            <mi mathvariant="italic">sen</mi>
            <mrow>
              <mrow>
                <mrow>
                  <mo fence="true" stretchy="false">(</mo>
                  <mrow>
                    <mi>v</mi>
                  </mrow>
                  <mo fence="true" stretchy="false">)</mo>
                </mrow>
                <mo stretchy="false">+</mo>
                <mi>c</mi>
              </mrow>
              <mo stretchy="false">=</mo>
              <mrow>
                <mfrac>
                  <mrow>
                    <mn>2</mn>
                    <mrow>
                      <mi>u</mi>
                      <mo stretchy="false">+</mo>
                      <mi>u</mi>
                    </mrow>
                  </mrow>
                  <mn>16</mn>
                </mfrac>
                <mo stretchy="false">−</mo>
                <mfrac>
                  <mrow>
                    <mi mathvariant="italic">sen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4</mn>
                </mfrac>
                <mo stretchy="false">+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n>2</mn>
                          <mi>u</mi>
                        </mrow>
                      </mrow>
                      <mo fence="true" stretchy="false">)</mo>
                    </mrow>
                  </mrow>
                  <mn>32</mn>
                </mfrac>
                <mo stretchy="false">+</mo>
                <mi>c</mi>
              </mrow>
            </mrow>
            <mtext>=</mtext>
          </mrow>
        </mtd>
      </mtr>
      <mtr>
        <mtd>
          <mrow>
            <mrow>
              <mrow>
                <mfrac>
                  <mrow>
                    <mn>3</mn>
                    <mi>u</mi>
                  </mrow>
                  <mn>16</mn>
                </mfrac>
                <mo stretchy="false">−</mo>
                <mfrac>
                  <mrow>
                    <mi mathvariant="italic">sen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4</mn>
                </mfrac>
                <mo stretchy="false">+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n>2</mn>
                          <mi>u</mi>
                        </mrow>
                      </mrow>
                      <mo fence="true" stretchy="false">)</mo>
                    </mrow>
                  </mrow>
                  <mn>32</mn>
                </mfrac>
                <mo stretchy="false">+</mo>
                <mi>c</mi>
              </mrow>
              <mo stretchy="false">=</mo>
              <mrow>
                <mfrac>
                  <mrow>
                    <mrow>
                      <mn>3</mn>
                      <mo stretchy="false">⋅</mo>
                      <mn>2</mn>
                    </mrow>
                    <mi>x</mi>
                  </mrow>
                  <mn>16</mn>
                </mfrac>
                <mo stretchy="false">−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4</mn>
                </mfrac>
                <mo stretchy="false">+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row>
                            <mn>2</mn>
                            <mo stretchy="false">⋅</mo>
                            <mn>2</mn>
                          </mrow>
                          <mi>x</mi>
                        </mrow>
                      </mrow>
                      <mo fence="true" stretchy="false">)</mo>
                    </mrow>
                  </mrow>
                  <mn>32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n>3</mn>
                  <mi>x</mi>
                </mrow>
                <mn>8</mn>
              </mfrac>
              <mo stretchy="false">−</mo>
              <mfrac>
                <mrow>
                  <mi mathvariant="italic">sen</mi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  <mn>4</mn>
              </mfrac>
              <mo stretchy="false">+</mo>
              <mfrac>
                <mrow>
                  <mi mathvariant="italic">sen</mi>
                  <mrow>
                    <mo fence="true" stretchy="false">(</mo>
                    <mrow>
                      <mrow>
                        <mn>4</mn>
                        <mi>x</mi>
                      </mrow>
                    </mrow>
                    <mo fence="true" stretchy="false">)</mo>
                  </mrow>
                </mrow>
                <mn>32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i>x</mi>
                </mrow>
              </mstyle>
            </mrow>
            <mi>,</mi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n>2</mn>
                  <mi>u</mi>
                </mrow>
              </mstyle>
            </mrow>
            <mi>,</mi>
            <mrow>
              <mstyle color="green">
                <mfrac>
                  <mrow>
                    <mo stretchy="false">∂</mo>
                    <mi>v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u</mi>
                </mrow>
              </mstyle>
            </mrow>
          </mrow>
        </mtd>
      </mtr>
    </mtable>
    <annotation encoding="StarMath 5.0">color red{ int sen^4(x) partial x } = int left( sen^2(x) right)^2 partial x = int left( {1 - cos(2x)} over 2 right)^2 partial x = int {{1 - 2cos(2x) + cos^2(2x)} over 4} partial x "=" newline 
{1 over 4}int left[ 1 - 2cos(2x) + {1 + cos(2 cdot 2x)} over 2 right] partial x = {1 over 4}int partial x - { 1 over 2 } int cos(2x) partial x + {1 over 8} int [1 + cos(4x)] partial x "=" newline 
{1 over 4}int partial x - { 1 over 2 } int cos(2x) partial x + {1 over 8} int partial x + {1 over 8} int cos(4x) partial x "=" newline 
{1 over 4}int {{partial u} over 2} - { 1 over 2 } int cos(u) {{partial u} over 2} + {1 over 8} int {{partial u} over 2} + {1 over 8} int cos(2u) {{partial u} over 2} "=" newline 
{1 over 8}int partial u - { 1 over 4 } int cos(u) partial u + {1 over 16} int partial u + {1 over 16} int cos(2u) partial u "=" newline
{1 over 8}int partial u - { 1 over 4 } int cos(u) partial u + {1 over 16} int partial u + {1 over 16} int cos(v) {{partial v} over 2} "=" newline
{1 over 8}int partial u - { 1 over 4 } int cos(u) partial u + {1 over 16} int partial u + {1 over 32} int cos(v) partial v "=" newline
{1 over 8}u - {1 over 4}sen(u) + {1 over 16}u + {1 over 32}sen(v) + c = {2u + u} over 16 - {sen(u)} over 4 + {sen(2u)} over 32 + c "=" newline 
{3u} over 16 - {sen(u)} over 4 + {sen(2u)} over 32 + c = {3 cdot 2x} over 16 - {sen(2x)} over 4 + {sen(2 cdot 2x)} over 32 + c "=" newline 
color red{{3x} over 8 - {sen(2x)} over 4 + {sen(4x)} over 32 + c} newline
color green{ u } = color green{ 2x } , color green{ {partial u} over 2 } = color green{ partial x } newline
color green{ v } = color green{ 2u }, color green{ {partial v} over 2 } = color green{ partial u }</annotation>
  </semantics>
</math>
</file>

<file path=Object 8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n</mi>
                      <mn>5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>cos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sen</mi>
                  <mn>4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 mathvariant="italic">sen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true">(</mo>
                  <mrow>
                    <mrow>
                      <mrow>
                        <mn>1</mn>
                        <mo stretchy="false">−</mo>
                        <msup>
                          <mi>cos</mi>
                          <mn>2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n>2</mn>
              </msup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[</mo>
                  <mrow>
                    <mrow>
                      <mrow>
                        <mn>1</mn>
                        <mo stretchy="false">−</mo>
                        <mn>2</mn>
                      </mrow>
                      <msup>
                        <mi>cos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sup>
                          <mi>cos</mi>
                          <mn>4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</mrow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[</mo>
                <mrow>
                  <mrow>
                    <msup>
                      <mi>cos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n>2</mn>
                    </mrow>
                    <msup>
                      <mi>cos</mi>
                      <mn>4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>cos</mi>
                        <mn>6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>cos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n>2</mn>
            </mrow>
            <mrow>
              <mo stretchy="false">∫</mo>
              <msup>
                <mi>cos</mi>
                <mn>4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>cos</mi>
                  <mn>6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>u</mi>
                <mn>2</mn>
              </msup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−</mo>
              <mn>2</mn>
            </mrow>
            <mrow>
              <mo stretchy="false">∫</mo>
              <msup>
                <mi>u</mi>
                <mn>4</mn>
              </msup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+</mo>
              <mrow>
                <mo stretchy="false">∫</mo>
                <msup>
                  <mi>u</mi>
                  <mn>6</mn>
                </msup>
              </mrow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=</mo>
              <mrow>
                <mo stretchy="false">−</mo>
                <mrow>
                  <mo stretchy="false">∫</mo>
                  <msup>
                    <mi>u</mi>
                    <mn>2</mn>
                  </msup>
                </mrow>
              </mrow>
            </mrow>
            <mo stretchy="false">∂</mo>
            <mrow>
              <mi>u</mi>
              <mo stretchy="false">+</mo>
              <mn>2</mn>
            </mrow>
            <mrow>
              <mo stretchy="false">∫</mo>
              <msup>
                <mi>u</mi>
                <mn>4</mn>
              </msup>
            </mrow>
            <mo stretchy="false">∂</mo>
            <mrow>
              <mi>u</mi>
              <mo stretchy="false">−</mo>
              <mrow>
                <mo stretchy="false">∫</mo>
                <msup>
                  <mi>u</mi>
                  <mn>6</mn>
                </msup>
              </mrow>
            </mrow>
            <mo stretchy="false">∂</mo>
            <mi>u</mi>
            <mtext>=</mtext>
          </mrow>
        </mtd>
      </mtr>
      <mtr>
        <mtd>
          <mrow>
            <mrow>
              <mfrac>
                <mrow>
                  <mo stretchy="false">−</mo>
                  <msup>
                    <mi>u</mi>
                    <mn>3</mn>
                  </msup>
                </mrow>
                <mn>3</mn>
              </mfrac>
              <mo stretchy="false">+</mo>
              <mn>2</mn>
            </mrow>
            <mrow>
              <mrow>
                <mfrac>
                  <msup>
                    <mi>u</mi>
                    <mn>5</mn>
                  </msup>
                  <mn>5</mn>
                </mfrac>
                <mo stretchy="false">−</mo>
                <mfrac>
                  <msup>
                    <mi>u</mi>
                    <mn>7</mn>
                  </msup>
                  <mn>7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o stretchy="false">−</mo>
                      <mrow>
                        <msup>
                          <mi>cos</mi>
                          <mn>3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n>3</mn>
                  </mfrac>
                  <mo stretchy="false">+</mo>
                  <mfrac>
                    <mrow>
                      <mn>2</mn>
                      <msup>
                        <mi>cos</mi>
                        <mn>5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5</mn>
                  </mfrac>
                  <mo stretchy="false">−</mo>
                  <mfrac>
                    <mrow>
                      <msup>
                        <mi>cos</mi>
                        <mn>7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7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i>,</mi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o stretchy="false">−</mo>
                              <mrow>
                                <msup>
                                  <mi>cos</mi>
                                  <mn>3</mn>
                                </msup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n>3</mn>
                          </mfrac>
                          <mo stretchy="false">+</mo>
                          <mfrac>
                            <mrow>
                              <mn>2</mn>
                              <msup>
                                <mi>cos</mi>
                                <mn>5</mn>
                              </msup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  <mn>5</mn>
                          </mfrac>
                          <mo stretchy="false">−</mo>
                          <mfrac>
                            <mrow>
                              <msup>
                                <mi>cos</mi>
                                <mn>7</mn>
                              </msup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  <mn>7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o stretchy="false">−</mo>
                          <mfrac>
                            <mn>1</mn>
                            <mn>3</mn>
                          </mfrac>
                        </mrow>
                        <msup>
                          <mi>cos</mi>
                          <mn>3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frac>
                            <mn>2</mn>
                            <mn>5</mn>
                          </mfrac>
                        </mrow>
                        <msup>
                          <mi>cos</mi>
                          <mn>5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frac>
                            <mn>1</mn>
                            <mn>7</mn>
                          </mfrac>
                        </mrow>
                        <msup>
                          <mi>cos</mi>
                          <mn>7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row>
              <mo stretchy="false">−</mo>
              <mfrac>
                <mn>1</mn>
                <mn>3</mn>
              </mfrac>
            </mrow>
            <mn>3</mn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frac>
                <mn>2</mn>
                <mn>5</mn>
              </mfrac>
            </mrow>
            <mn>5</mn>
            <msup>
              <mi>cos</mi>
              <mn>4</mn>
            </msup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−</mo>
              <mfrac>
                <mn>1</mn>
                <mn>7</mn>
              </mfrac>
            </mrow>
            <mn>7</mn>
            <msup>
              <mi>cos</mi>
              <mn>6</mn>
            </msup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n>0</mn>
            </mrow>
            <mtext>=</mtext>
          </mrow>
        </mtd>
      </mtr>
      <mtr>
        <mtd>
          <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n>2</mn>
            </mrow>
            <msup>
              <mi>cos</mi>
              <mn>4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sup>
                <mi>cos</mi>
                <mn>6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sup>
                    <mi>cos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n>2</mn>
                  </mrow>
                  <msup>
                    <mi>cos</mi>
                    <mn>4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>cos</mi>
                      <mn>6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true">[</mo>
                <mrow>
                  <mrow>
                    <mrow>
                      <mn>1</mn>
                      <mo stretchy="false">−</mo>
                      <mn>2</mn>
                    </mrow>
                    <msup>
                      <mi>cos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>cos</mi>
                        <mn>4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=</mo>
              <msup>
                <mrow>
                  <mo fence="true" stretchy="true">(</mo>
                  <mrow>
                    <mrow>
                      <mrow>
                        <mn>1</mn>
                        <mo stretchy="false">−</mo>
                        <msup>
                          <mi>cos</mi>
                          <mn>2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n>2</mn>
              </msup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text>=</mtext>
          </mrow>
        </mtd>
      </mtr>
      <mtr>
        <mtd>
          <mrow>
            <msup>
              <mrow>
                <mo fence="true" stretchy="true">(</mo>
                <mrow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)</mo>
              </mrow>
              <mn>2</mn>
            </msup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i mathvariant="italic">sen</mi>
                <mn>4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tyle color="blue">
                <mrow>
                  <msup>
                    <mi mathvariant="italic">sen</mi>
                    <mn>5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>cos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sen^5( x )cos^2( x ) partial x} = int sen^4( x )cos^2( x )sen( x ) partial x = int left( sen^2( x ) right)^2 cos^2( x )sen( x ) partial x "=" newline 
int left( 1 - cos^2( x ) right)^2 cos^2( x )sen( x ) partial x = int left[ 1 - 2cos^2( x ) + cos^4( x ) right] cos^2( x )sen( x ) partial x "=" newline
int left[ cos^2( x ) - 2cos^4( x ) + cos^6( x ) right] sen( x ) partial x "=" newline 
int cos^2( x )sen( x ) partial x - 2 int cos^4( x )sen( x ) partial x + int cos^6( x )sen( x ) partial x "=" newline 
int u^2(- partial u) - 2 int u^4(- partial u) + int u^6(- partial u) =  -int u^2 partial u + 2 int u^4 partial u - int u^6 partial u "=" newline
-u^3 over 3 + 2{u^5 over 5} - u^7 over 7 + c = color red{-{cos^3(x)} over 3 + {2 cos^5(x)} over 5 - {cos^7(x)} over 7 + c} newline
color green{ u } = color green{ cos(x) } , color green{ - partial u } = color green{ sen(x) partial x } newline newline
color blue{ {partial left( -{cos^3(x)} over 3 + {2 cos^5(x)} over 5 - {cos^7(x)} over 7 + c right)} over {partial x} } = {partial left( -{1 over 3}cos^3(x) + {2 over 5}cos^5(x) - {1 over 7}cos^7(x) + c right)} over {partial x} "=" newline 
-{1 over 3}3 cos^2(x)( -sen(x) ) + {2 over 5}5 cos^4(x)( -sen(x) ) - {1 over 7} 7 cos^6(x)( -sen(x) ) + 0 "=" newline
cos^2(x)sen(x) - 2 cos^4(x)sen(x) + cos^6(x)sen(x) = sen(x) left[ cos^2(x) - 2 cos^4(x) + cos^6(x) right] "=" newline
sen(x)cos^2(x) left[ 1 - 2 cos^2(x) + cos^4(x) right] = left( 1 - cos^2( x ) right)^2 cos^2( x )sen( x ) "=" newline left( sen^2( x ) right)^2 cos^2( x )sen( x ) = sen^4( x )cos^2( x )sen( x ) = color blue{ sen^5( x )cos^2( x ) }</annotation>
  </semantics>
</math>
</file>

<file path=Object 8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n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>cos</mi>
                    <mn>4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2</mn>
                </mfrac>
              </mrow>
            </mrow>
            <msup>
              <mrow>
                <mo fence="true" stretchy="true">(</mo>
                <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)</mo>
              </mrow>
              <mn>2</mn>
            </msup>
            <mo stretchy="false">∂</mo>
            <mrow>
              <mi>x</mi>
              <mo stretchy="false">=</mo>
              <mfrac>
                <mn>1</mn>
                <mn>2</mn>
              </mfrac>
            </mrow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sup>
              <mrow>
                <mo fence="true" stretchy="true">(</mo>
                <mrow>
                  <mfrac>
                    <mrow>
                      <mrow>
                        <mn>1</mn>
                        <mo stretchy="false">+</mo>
                        <mi>cos</mi>
                      </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  <mn>2</mn>
                  </mfrac>
                </mrow>
                <mo fence="true" stretchy="true">)</mo>
              </mrow>
              <mn>2</mn>
            </msup>
            <mo stretchy="false">∂</mo>
            <mi>x</mi>
            <mtext>=</mtext>
          </mrow>
        </mtd>
      </mtr>
      <mtr>
        <mtd>
          <mrow>
            <mfrac>
              <mn>1</mn>
              <mn>2</mn>
            </mfrac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row>
              <mo fence="true" stretchy="true">(</mo>
              <mrow>
                <mfrac>
                  <mrow>
                    <mrow>
                      <mn>1</mn>
                      <mo stretchy="false">+</mo>
                      <mn>2</mn>
                    </mrow>
                    <mi>cos</mi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sup>
                        <mi>cos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4</mn>
                </mfrac>
              </mrow>
              <mo fence="true" stretchy="true">)</mo>
            </mrow>
            <mo stretchy="false">∂</mo>
            <mi>x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row>
              <mo fence="true" stretchy="true">(</mo>
              <mrow>
                <mrow>
                  <mrow>
                    <mn>1</mn>
                    <mo stretchy="false">+</mo>
                    <mn>2</mn>
                  </mrow>
                  <mi>cos</mi>
                  <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  <mo stretchy="false">+</mo>
                    <msup>
                      <mi>cos</mi>
                      <mn>2</mn>
                    </msup>
                  </mrow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  <mo stretchy="false">∂</mo>
            <mi>x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+</mo>
                      <menclose notation="horizontalstrike">
                        <mn>2</mn>
                      </menclose>
                    </mrow>
                    <mi>cos</mi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enclose notation="horizontalstrike">
                        <mrow>
                          <msup>
                            <mi>cos</mi>
                            <mn>2</mn>
                          </msup>
                          <mrow>
                            <mo fence="true" stretchy="false">(</mo>
                            <mrow>
                              <mrow>
                                <mn>2</mn>
                                <mi>x</mi>
                              </mrow>
                            </mrow>
                            <mo fence="true" stretchy="false">)</mo>
                          </mrow>
                        </mrow>
                      </menclose>
                      <mo stretchy="false">−</mo>
                      <menclose notation="horizontalstrike">
                        <mrow>
                          <mi>cos</mi>
                          <mrow>
                            <mo fence="true" stretchy="false">(</mo>
                            <mrow>
                              <mrow>
                                <mn>2</mn>
                                <mi>x</mi>
                              </mrow>
                            </mrow>
                            <mo fence="true" stretchy="false">)</mo>
                          </mrow>
                        </mrow>
                      </menclose>
                      <mo stretchy="false">−</mo>
                      <menclose notation="horizontalstrike">
                        <mn>2</mn>
                      </menclose>
                    </mrow>
                    <msup>
                      <mi>cos</mi>
                      <mn>2</mn>
                    </msup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−</mo>
                      <msup>
                        <mi>cos</mi>
                        <mn>3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row>
                <mo fence="true" stretchy="true">(</mo>
                <mrow>
                  <mrow>
                    <msup>
                      <mi mathvariant="italic">sen</mi>
                      <mn>2</mn>
                    </msup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i>cos</mi>
                    </mrow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−</mo>
                      <msup>
                        <mi>cos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  <mi>cos</mi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sup>
                <mi mathvariant="italic">sen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frac>
                <mn>1</mn>
                <mn>8</mn>
              </mfrac>
            </mrow>
            <mrow>
              <mo stretchy="false">∫</mo>
              <msup>
                <mi>cos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i>cos</mi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frac>
                <mrow>
                  <mrow>
                    <mn>1</mn>
                    <mo stretchy="false">−</mo>
                    <mi>cos</mi>
                  </mrow>
                  <mrow>
                    <mo fence="true" stretchy="false">(</mo>
                    <mrow>
                      <mrow>
                        <mn>4</mn>
                        <mi>x</mi>
                      </mrow>
                    </mrow>
                    <mo fence="true" stretchy="false">)</mo>
                  </mrow>
                </mrow>
                <mn>2</mn>
              </mfrac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frac>
                <mn>1</mn>
                <mn>8</mn>
              </mfrac>
            </mrow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−</mo>
                      <msup>
                        <mi mathvariant="italic">sen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i>cos</mi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frac>
              <mn>1</mn>
              <mn>16</mn>
            </mfrac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row>
                          <mn>4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frac>
                <mn>1</mn>
                <mn>8</mn>
              </mfrac>
            </mrow>
            <mrow>
              <mo stretchy="false">∫</mo>
              <mrow>
                <mo fence="true" stretchy="true">(</mo>
                <mrow>
                  <mrow>
                    <mi>cos</mi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−</mo>
                      <msup>
                        <mi mathvariant="italic">sen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  <mi>cos</mi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16</mn>
            </mfrac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16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4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enclose notation="horizontalstrike">
                <mrow>
                  <mfrac>
                    <mn>1</mn>
                    <mn>8</mn>
                  </mfrac>
                  <mrow>
                    <mo stretchy="false">∫</mo>
                    <mi>cos</mi>
                  </mrow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  <mo stretchy="false">∂</mo>
                  <mi>x</mi>
                </mrow>
              </menclose>
              <mo stretchy="false">−</mo>
              <menclose notation="horizontalstrike">
                <mrow>
                  <mfrac>
                    <mn>1</mn>
                    <mn>8</mn>
                  </mfrac>
                  <mrow>
                    <mo stretchy="false">∫</mo>
                    <mi>cos</mi>
                  </mrow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  <mo stretchy="false">∂</mo>
                  <mi>x</mi>
                </mrow>
              </menclose>
              <mo stretchy="false">+</mo>
              <mfrac>
                <mn>1</mn>
                <mn>8</mn>
              </mfrac>
            </mrow>
            <mrow>
              <mo stretchy="false">∫</mo>
              <msup>
                <mi mathvariant="italic">sen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i>cos</mi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frac>
              <mn>1</mn>
              <mn>16</mn>
            </mfrac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32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y</mi>
                </mrow>
              </mrow>
              <mo fence="true" stretchy="false">)</mo>
            </mrow>
            <mo stretchy="false">∂</mo>
            <mrow>
              <mi>y</mi>
              <mo stretchy="false">+</mo>
              <mfrac>
                <mn>1</mn>
                <mn>16</mn>
              </mfrac>
            </mrow>
            <mrow>
              <mo stretchy="false">∫</mo>
              <msup>
                <mi mathvariant="italic">sen</mi>
                <mn>2</mn>
              </msup>
            </mrow>
            <mrow>
              <mo fence="true" stretchy="false">(</mo>
              <mrow>
                <mi>y</mi>
              </mrow>
              <mo fence="true" stretchy="false">)</mo>
            </mrow>
            <mi>cos</mi>
            <mrow>
              <mo fence="true" stretchy="false">(</mo>
              <mrow>
                <mi>y</mi>
              </mrow>
              <mo fence="true" stretchy="false">)</mo>
            </mrow>
            <mo stretchy="false">∂</mo>
            <mi>y</mi>
            <mtext>=</mtext>
          </mrow>
        </mtd>
      </mtr>
      <mtr>
        <mtd>
          <mrow>
            <mfrac>
              <mn>1</mn>
              <mn>16</mn>
            </mfrac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64</mn>
              </mfrac>
            </mrow>
            <mrow>
              <mo stretchy="false">∫</mo>
              <mi>cos</mi>
            </mrow>
            <mrow>
              <mo fence="true" stretchy="false">(</mo>
              <mrow>
                <mi>z</mi>
              </mrow>
              <mo fence="true" stretchy="false">)</mo>
            </mrow>
            <mo stretchy="false">∂</mo>
            <mrow>
              <mi>z</mi>
              <mo stretchy="false">+</mo>
              <mfrac>
                <mn>1</mn>
                <mn>16</mn>
              </mfrac>
            </mrow>
            <mrow>
              <mo stretchy="false">∫</mo>
              <msup>
                <mi>u</mi>
                <mn>2</mn>
              </msup>
            </mrow>
            <mo stretchy="false">∂</mo>
            <mrow>
              <mi>u</mi>
              <mo stretchy="false">=</mo>
              <mfrac>
                <mn>1</mn>
                <mn>16</mn>
              </mfrac>
            </mrow>
            <mrow>
              <mi>x</mi>
              <mo stretchy="false">−</mo>
              <mfrac>
                <mn>1</mn>
                <mn>64</mn>
              </mfrac>
            </mrow>
            <mi mathvariant="italic">sen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+</mo>
              <mfrac>
                <mn>1</mn>
                <mn>16</mn>
              </mfrac>
            </mrow>
            <mrow>
              <mfrac>
                <msup>
                  <mi>u</mi>
                  <mn>3</mn>
                </msup>
                <mn>3</mn>
              </mfrac>
              <mo stretchy="false">+</mo>
              <mi>c</mi>
            </mrow>
            <mtext>=</mtext>
          </mrow>
        </mtd>
      </mtr>
      <mtr>
        <mtd>
          <mrow>
            <mrow>
              <mfrac>
                <mi>x</mi>
                <mn>16</mn>
              </mfrac>
              <mo stretchy="false">−</mo>
              <mfrac>
                <mrow>
                  <mi mathvariant="italic">sen</mi>
                  <mrow>
                    <mo fence="true" stretchy="false">(</mo>
                    <mrow>
                      <mrow>
                        <mn>2</mn>
                        <mi>y</mi>
                      </mrow>
                    </mrow>
                    <mo fence="true" stretchy="false">)</mo>
                  </mrow>
                </mrow>
                <mn>64</mn>
              </mfrac>
              <mo stretchy="false">+</mo>
              <mfrac>
                <mrow>
                  <msup>
                    <mi mathvariant="italic">sen</mi>
                    <mn>3</mn>
                  </msup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  <mn>48</mn>
              </mfrac>
              <mo stretchy="false">+</mo>
              <mi>c</mi>
            </mrow>
            <mo stretchy="false">=</mo>
            <mstyle color="red">
              <mrow>
                <mfrac>
                  <mi>x</mi>
                  <mn>16</mn>
                </mfrac>
                <mo stretchy="false">−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n>4</mn>
                          <mi>x</mi>
                        </mrow>
                      </mrow>
                      <mo fence="true" stretchy="false">)</mo>
                    </mrow>
                  </mrow>
                  <mn>64</mn>
                </mfrac>
                <mo stretchy="false">+</mo>
                <mfrac>
                  <mrow>
                    <msup>
                      <mi mathvariant="italic">sen</mi>
                      <mn>3</mn>
                    </msup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48</mn>
                </mfrac>
                <mo stretchy="false">+</mo>
                <mi>c</mi>
              </mrow>
            </mstyle>
          </mrow>
        </mtd>
      </mtr>
      <mtr>
        <mtd>
          <mrow>
            <mrow>
              <mstyle color="green">
                <mi>y</mi>
              </mstyle>
              <mo stretchy="false">=</mo>
              <mstyle color="green">
                <mrow>
                  <mn>2</mn>
                  <mi>x</mi>
                </mrow>
              </mstyle>
            </mrow>
            <mi>,</mi>
            <mrow>
              <mstyle color="green">
                <mfrac>
                  <mrow>
                    <mo stretchy="false">∂</mo>
                    <mi>y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  <mi>;</mi>
            <mrow>
              <mstyle color="green">
                <mi>z</mi>
              </mstyle>
              <mo stretchy="false">=</mo>
              <mstyle color="green">
                <mrow>
                  <mn>2</mn>
                  <mi>y</mi>
                </mrow>
              </mstyle>
            </mrow>
            <mi>,</mi>
            <mrow>
              <mstyle color="green">
                <mfrac>
                  <mrow>
                    <mo stretchy="false">∂</mo>
                    <mi>z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y</mi>
                </mrow>
              </mstyle>
            </mrow>
            <mi>;</mi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</mstyle>
            </mrow>
            <mi>,</mi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  <mo stretchy="false">∂</mo>
                  <mi>y</mi>
                </mrow>
              </mstyle>
            </mrow>
          </mrow>
        </mtd>
      </mtr>
    </mtable>
    <annotation encoding="StarMath 5.0">color red{ int sen^2(x)cos^4(x) partial x } = int {{1 - cos(2x)} over 2} left( cos^2(x) right)^2 partial x = {1 over 2}int left( 1 - cos(2x) right) left( {1 + cos(2x)} over 2 right)^2 partial x "=" newline
{1 over 2}int left( 1 - cos(2x) right) left( {1 + 2cos(2x) + cos^2(2x)} over 4 right) partial x "=" newline 
{1 over 8}int left( 1 - cos(2x) right) left( 1 + 2cos(2x) + cos^2(2x) right) partial x "=" newline 
{1 over 8}int left( 1 + overstrike{2}cos(2x) + overstrike{cos^2(2x)} - overstrike{cos(2x)} - overstrike{2}cos^2(2x) - cos^3(2x) right) partial x "=" newline
{1 over 8}int left(sen^2(2x) + cos(2x) - cos^2(2x)cos(2x) right) partial x "=" newline 
{1 over 8}int sen^2(2x) partial x + {1 over 8}int cos(2x) partial x - {1 over 8}int cos^2(2x)cos(2x) partial x "=" newline 
{1 over 8}int {{1 - cos(4x)} over 2} partial x + {1 over 8}int cos(2x) partial x - {1 over 8}int left( 1 - sen^2(2x) right)cos(2x) partial x "=" newline 
{1 over 16}int left( 1 - cos(4x) right) partial x + {1 over 8}int cos(2x) partial x - {1 over 8}int left( cos(2x) - sen^2(2x)cos(2x) right) partial x "=" newline 
{1 over 16}int partial x - {1 over 16}int cos(4x) partial x + overstrike{{1 over 8}int cos(2x) partial x} - overstrike{{1 over 8}int cos(2x) partial x} + {1 over 8}int sen^2(2x)cos(2x) partial x "=" newline
{1 over 16}int partial x - {1 over 32}int cos(2y) partial y + {1 over 16}int sen^2(y)cos(y) partial y "=" newline
{1 over 16}int partial x - {1 over 64}int cos(z) partial z + {1 over 16}int u^2 partial u = {1 over 16}x - {1 over 64}sen(z) + {1 over 16}{u^3 over 3} + c "=" newline 
x over 16 - {{sen(2y)} over 64} + {sen^3(y)} over 48 +c = color red{x over 16 - {{sen(4x)} over 64} + {sen^3(2x)} over 48 + c} newline
color green{ y } = color green{ 2x } , color green{ {partial y} over 2 } = color green{ partial x } ; color green{ z } = color green{ 2y } , color green{ {partial z} over 2 } = color green{ partial y } ; color green{ u } = color green{ sen(y) } , color green{ partial u } = color green{ cos(y) partial y }</annotation>
  </semantics>
</math>
</file>

<file path=Object 8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[</mo>
                        <mrow>
                          <mrow>
                            <mi mathvariant="italic">tg</mi>
                            <mrow>
                              <mrow>
                                <mo fence="true" stretchy="false">(</mo>
                                <mrow>
                                  <mrow>
                                    <mn>2</mn>
                                    <mi>x</mi>
                                  </mrow>
                                </mrow>
                                <mo fence="true" stretchy="false">)</mo>
                              </mrow>
                              <mo stretchy="false">+</mo>
                              <mi mathvariant="italic">cotg</mi>
                            </mrow>
                            <mrow>
                              <mo fence="true" stretchy="false">(</mo>
                              <mrow>
                                <mrow>
                                  <mn>2</mn>
                                  <mi>x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true">]</mo>
                      </mrow>
                      <mn>2</mn>
                    </msup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[</mo>
                  <mrow>
                    <mrow>
                      <msup>
                        <mi mathvariant="italic">tg</mi>
                        <mn>2</mn>
                      </msup>
                      <mrow>
                        <mrow>
                          <mo fence="true" stretchy="false">(</mo>
                          <mrow>
                            <mrow>
                              <mn>2</mn>
                              <mi>x</mi>
                            </mrow>
                          </mrow>
                          <mo fence="true" stretchy="false">)</mo>
                        </mrow>
                        <mo stretchy="false">+</mo>
                        <mn>2</mn>
                      </mrow>
                      <mi mathvariant="italic">tg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i mathvariant="italic">cotg</mi>
                      <mrow>
                        <mrow>
                          <mo fence="true" stretchy="false">(</mo>
                          <mrow>
                            <mrow>
                              <mn>2</mn>
                              <mi>x</mi>
                            </mrow>
                          </mrow>
                          <mo fence="true" stretchy="false">)</mo>
                        </mrow>
                        <mo stretchy="false">+</mo>
                        <msup>
                          <mi mathvariant="italic">cotg</mi>
                          <mn>2</mn>
                        </msup>
                      </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row>
                  <mo fence="true" stretchy="true">]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tg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n>2</mn>
            </mrow>
            <mrow>
              <mo stretchy="false">∫</mo>
              <mi mathvariant="italic">tg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i mathvariant="italic">cotg</mi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cotg</mi>
                  <mn>2</mn>
                </msup>
              </mrow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(</mo>
                <mrow>
                  <mrow>
                    <msup>
                      <mi mathvariant="italic">sec</mi>
                      <mn>2</mn>
                    </msup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true">)</mo>
              </mrow>
            </mrow>
            <mo stretchy="false">∂</mo>
            <mrow>
              <mi>x</mi>
              <mo stretchy="false">+</mo>
              <mn>2</mn>
            </mrow>
            <mrow>
              <mo stretchy="false">∫</mo>
              <mrow>
                <mfrac>
                  <menclose notation="horizontalstrike">
                    <mrow>
                      <mi mathvariant="italic">sen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enclose>
                  <menclose notation="horizontalstrike">
                    <mrow>
                      <mi>cos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enclose>
                </mfrac>
                <mfrac>
                  <menclose notation="horizontalstrike">
                    <mrow>
                      <mi>cos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enclose>
                  <menclose notation="horizontalstrike">
                    <mrow>
                      <mi mathvariant="italic">sen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enclose>
                </mfrac>
              </mrow>
            </mrow>
            <mo stretchy="false">∂</mo>
            <mrow>
              <mi>x</mi>
              <mo stretchy="false">+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cossec</mi>
                        <mn>2</mn>
                      </msup>
                      <mrow>
                        <mrow>
                          <mo fence="true" stretchy="false">(</mo>
                          <mrow>
                            <mrow>
                              <mn>2</mn>
                              <mi>x</mi>
                            </mrow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sec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o stretchy="false">∂</mo>
              </mrow>
            </mrow>
            <mrow>
              <mi>x</mi>
              <mo stretchy="false">+</mo>
              <mn>2</mn>
            </mrow>
            <mrow>
              <mo stretchy="false">∫</mo>
              <mo stretchy="false">∂</mo>
            </mrow>
            <mrow>
              <mi>x</mi>
              <mo stretchy="false">+</mo>
              <mrow>
                <mo stretchy="false">∫</mo>
                <msup>
                  <mi mathvariant="italic">cossec</mi>
                  <mn>2</mn>
                </msup>
              </mrow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o stretchy="false">∂</mo>
              </mrow>
            </mrow>
            <mi>x</mi>
            <mtext>=</mtext>
          </mrow>
        </mtd>
      </mtr>
      <mtr>
        <mtd>
          <mrow>
            <mfrac>
              <mn>1</mn>
              <mn>2</mn>
            </mfrac>
            <mrow>
              <mo stretchy="false">∫</mo>
              <msup>
                <mi mathvariant="italic">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−</mo>
              <mrow>
                <mo stretchy="false">∫</mo>
                <mo stretchy="false">∂</mo>
              </mrow>
            </mrow>
            <mrow>
              <mi>x</mi>
              <mo stretchy="false">+</mo>
              <mn>2</mn>
            </mrow>
            <mrow>
              <mo stretchy="false">∫</mo>
              <mo stretchy="false">∂</mo>
            </mrow>
            <mrow>
              <mi>x</mi>
              <mo stretchy="false">+</mo>
              <mfrac>
                <mn>1</mn>
                <mn>2</mn>
              </mfrac>
            </mrow>
            <mrow>
              <mo stretchy="false">∫</mo>
              <msup>
                <mi mathvariant="italic">cos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−</mo>
              <mrow>
                <mo stretchy="false">∫</mo>
                <mo stretchy="false">∂</mo>
              </mrow>
            </mrow>
            <mi>x</mi>
            <mtext>=</mtext>
          </mrow>
        </mtd>
      </mtr>
      <mtr>
        <mtd>
          <mrow>
            <mfrac>
              <mn>1</mn>
              <mn>2</mn>
            </mfrac>
            <mi mathvariant="italic">tg</mi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−</mo>
              <menclose notation="horizontalstrike">
                <mi>x</mi>
              </menclose>
              <mo stretchy="false">+</mo>
              <menclose notation="horizontalstrike">
                <mrow>
                  <mn>2</mn>
                  <mi>x</mi>
                </mrow>
              </menclose>
              <mo stretchy="false">+</mo>
              <mfrac>
                <mn>1</mn>
                <mn>2</mn>
              </mfrac>
            </mrow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 mathvariant="italic">cotg</mi>
                      </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−</mo>
                <menclose notation="horizontalstrike">
                  <mi>x</mi>
                </menclose>
                <mo stretchy="false">+</mo>
                <mi>c</mi>
              </mrow>
              <mo stretchy="false">=</mo>
              <mstyle color="red">
                <mrow>
                  <mfrac>
                    <mrow>
                      <mi mathvariant="italic">tg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  <mn>2</mn>
                  </mfrac>
                  <mo stretchy="false">−</mo>
                  <mfrac>
                    <mrow>
                      <mi mathvariant="italic">cotg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i>x</mi>
                </mrow>
              </mstyle>
            </mrow>
            <mi>;</mi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</mtable>
    <annotation encoding="StarMath 5.0">color red{int left[ tg(2x) + cotg(2x) right]^2 partial x} = int left[ tg^2(2x) + 2 tg(2x)cotg(2x) + cotg^2(2x) right] partial x "=" newline
int tg^2(2x) partial x + 2 int tg(2x)cotg(2x) partial x + int cotg^2(2x) partial x "=" newline
int left( sec^2(2x) - 1 right) partial x + 2 int {{overstrike{sen(2x)} over overstrike{cos(2x)}}{overstrike{cos(2x)} over overstrike{sen(2x)}}} partial x + int left( cossec^2(2x) - 1 right) partial x "=" newline
int sec^2(2x) partial x - int partial x + 2 int partial x + int  cossec^2(2x) partial x - int partial x "=" newline
{1 over 2}int sec^2(u) partial u - int partial x + 2 int partial x + {1 over 2}int  cossec^2(u) partial u - int partial x "=" newline
{1 over 2}tg(u) - overstrike x + overstrike {2x} + {1 over 2}(-cotg(u)) - overstrike x + c = color red{{tg(2x)} over 2 - {cotg(2x)} over 2 + c} newline
color green{ u } = color green{ 2x } ; color green{ {partial u} over 2 } = color green{ partial x }</annotation>
  </semantics>
</math>
</file>

<file path=Object 8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style>
            </mrow>
            <mi>,</mi>
            <mrow>
              <mstyle color="red">
                <mrow>
                  <mi mathvariant="italic">co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row>
                    <mi>cos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style>
            </mrow>
          </mrow>
        </mtd>
      </mtr>
      <mtr>
        <mtd>
          <mrow>
            <mrow>
              <mstyle color="red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n>1</mn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style>
            </mrow>
            <mi>,</mi>
            <mrow>
              <mstyle color="red">
                <mrow>
                  <mi mathvariant="italic">cos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n>1</mn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style>
            </mrow>
          </mrow>
        </mtd>
      </mtr>
      <mtr>
        <mtd>
          <mrow>
            <mstyle color="red">
              <mrow>
                <msup>
                  <mi mathvariant="italic">sen</mi>
                  <mn>2</mn>
                </msup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sup>
                    <mi>cos</mi>
                    <mn>2</mn>
                  </msup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n>1</mn>
            </mstyle>
          </mrow>
        </mtd>
      </mtr>
      <mtr>
        <mtd>
          <mrow>
            <mrow>
              <mrow>
                <mfrac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  <mo stretchy="false">+</mo>
                <mfrac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  <mo stretchy="false">=</mo>
              <mfrac>
                <mn>1</mn>
                <mrow>
                  <msup>
                    <mi mathvariant="italic">sen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→</mo>
            <mrow>
              <mn>1</mn>
              <mo stretchy="false">+</mo>
              <msup>
                <mi mathvariant="italic">cotg</mi>
                <mn>2</mn>
              </msup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i mathvariant="italic">cossec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tyle color="red">
                <mrow>
                  <msup>
                    <mi mathvariant="italic">cossec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sup>
                      <mi mathvariant="italic">cotg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1</mn>
              </mstyle>
            </mrow>
          </mrow>
        </mtd>
      </mtr>
      <mtr>
        <mtd>
          <mrow>
            <mrow>
              <mrow>
                <mfrac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  <mo stretchy="false">+</mo>
                <mfrac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  <mo stretchy="false">=</mo>
              <mfrac>
                <mn>1</mn>
                <mrow>
                  <msup>
                    <mi>cos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→</mo>
            <msup>
              <mi mathvariant="italic">tg</mi>
              <mn>2</mn>
            </msup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1</mn>
              </mrow>
              <mo stretchy="false">=</mo>
              <msup>
                <mi mathvariant="italic">sec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tyle color="red">
                <mrow>
                  <msup>
                    <mi mathvariant="italic">sec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sup>
                      <mi mathvariant="italic">tg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1</mn>
              </mstyle>
            </mrow>
          </mrow>
        </mtd>
      </mtr>
    </mtable>
    <annotation encoding="StarMath 5.0">color red{tg( x )} = color red{{sen( x )} over { cos(x) }} , color red{cotg( x )} = color red{{ cos(s) } over { sen(x) }} newline
color red{sec( x )} = color red{1 over { cos(x) }} , color red{cossec(x)} = color red{1 over {sen(x)}} newline
color red{sen^2( x ) + cos^2( x )} = color red{1} newline 
{sen^2( x )} over {sen^2( x )} + {cos^2( x )} over {sen^2( x )} = 1 over {sen^2( x )} -&gt; 1 + cotg^2( x ) = cossec^2( x ) -&gt; color red{cossec^2( x ) - cotg^2( x )} = color red{1} newline
{sen^2( x )} over {cos^2(x)} + {cos^2( x )} over {cos^2(x)} = 1 over {cos^2(x)} -&gt; tg^2( x ) + 1 = sec^2( x ) -&gt; color red{sec^2( x ) - tg^2( x )} = color red{1}
</annotation>
  </semantics>
</math>
</file>

<file path=Object 9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sqrt>
                <msup>
                  <mi>x</mi>
                  <mn>3</mn>
                </msup>
              </msqrt>
            </mrow>
            <mo stretchy="false">∂</mo>
            <mi>x</mi>
          </mrow>
        </mstyle>
        <mo stretchy="false">=</mo>
        <mrow>
          <mo stretchy="false">∫</mo>
          <msup>
            <mi>x</mi>
            <mfrac>
              <mn>3</mn>
              <mn>2</mn>
            </mfrac>
          </msup>
        </mrow>
      </mrow>
      <mo stretchy="false">∂</mo>
      <mrow>
        <mi>x</mi>
        <mo stretchy="false">=</mo>
        <mrow>
          <mfrac>
            <msup>
              <mi>x</mi>
              <mfrac>
                <mn>5</mn>
                <mn>2</mn>
              </mfrac>
            </msup>
            <mrow>
              <mo fence="true" stretchy="true">(</mo>
              <mrow>
                <mfrac>
                  <mn>5</mn>
                  <mn>2</mn>
                </mfrac>
              </mrow>
              <mo fence="true" stretchy="true">)</mo>
            </mrow>
          </mfrac>
          <mo stretchy="false">+</mo>
          <mi>c</mi>
        </mrow>
        <mo stretchy="false">=</mo>
        <mrow>
          <msqrt>
            <msup>
              <mi>x</mi>
              <mn>5</mn>
            </msup>
          </msqrt>
          <mo stretchy="false">⋅</mo>
          <mfrac>
            <mn>2</mn>
            <mn>5</mn>
          </mfrac>
        </mrow>
        <mo stretchy="false">=</mo>
        <mstyle color="red">
          <mrow>
            <mfrac>
              <mrow>
                <mn>2</mn>
                <msqrt>
                  <msup>
                    <mi>x</mi>
                    <mn>5</mn>
                  </msup>
                </msqrt>
              </mrow>
              <mn>5</mn>
            </mfrac>
            <mo stretchy="false">+</mo>
            <mi>c</mi>
          </mrow>
        </mstyle>
      </mrow>
    </mrow>
    <annotation encoding="StarMath 5.0">color red{int sqrt x^3 partial x} = int x^{ 3 over 2 } partial x = x^{ 5 over 2 } over {left( 5 over 2 right)} + c = sqrt x^5 cdot {2 over 5} = color red{{2 sqrt x^5} over 5 + c}</annotation>
  </semantics>
</math>
</file>